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联准会可望暂停升息 亚股走扬</text:span>
</text:h>
      <text:p text:style-name="P4">
Publisher: 法新社</text:p>
      <text:p text:style-name="P4">
Published Time: 2023-06-02T-10:02:09+00:00</text:p>
      <text:p text:style-name="P4">
Modified Time: 2023-06-02T12:05:02+00:00</text:p>
      <text:p text:style-name="P4">
Description: （法新社香港2日电） 投资人看好美国联邦准备理事会（Fed）本月会议不调升利率、好让央行官员评估一年多来货币紧缩政策带来的冲击，亚洲股市今天收盘应声劲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02T-10-02-09-00-00/000000.png" xlink:type="simple" xlink:show="embed" xlink:actuate="onLoad" draw:mime-type="image/png"/>
</draw:frame>
</text:p>
      <text:p text:style-name="P4">
美国朝野经过数月争执后，联邦参议院终于通过一份暂停联邦债务上限的法案，准备交由总统拜登签署。在美债违约的疑虑解除下，市场注意力再度回到联准会打击通货膨胀率居数十年高点的努力。</text:p>
      <text:p text:style-name="P4">
昨天公布的数据显示，5月美国民间新雇用人数下降，但仍优于分析师预期；薪资成长则连续第2个月放缓。消息受到股市交易商欢迎。</text:p>
      <text:p text:style-name="P4">
这些数据也为今天稍晚将发布且较受关注的美国5月非农业就业报告带来好兆头。后者是联准会做利率决定时的重大参考指标之一。</text:p>
      <text:p text:style-name="P4">
美国货币决策官员曾经表示，若要让他们能够停止调高借贷成本，关键因素包括美国劳动市场走软及通膨降温许多。</text:p>
      <text:p text:style-name="P4">
联准会本月稍晚会议可能创一年多来首度暂停升息的希望本已浓厚，如今又有2位央行官员的发言增添市场乐观情绪。</text:p>
      <text:p text:style-name="P4">
费城联邦准备银行（Philadelphia Fed）总裁哈克（Patrick Harker）主张，央行官员应该「至少这次会议跳过升息」。</text:p>
      <text:p text:style-name="P4">
获提名出任联准会副主席的理事杰佛森（PhilipJefferson）也说，停手可供官员评估过往升息带来的冲击，但不代表紧缩循环停止。他的意见往往与联准会主席鲍尔（Jerome Powell）一致。</text:p>
      <text:p text:style-name="P4">
香港股市今天在科技股带动下收盘劲扬4.0%，在亚洲股市当中领涨。东京股市收高1.2%，上海股市收涨0.8%，雪梨、首尔、台北、曼谷和马尼拉股市也全数收红。</text:p>
      <text:p text:style-name="P4">
Source: <text:a xlink:type="simple" xlink:href="https://www.rfi.fr/cn/%E8%B4%A2%E7%BB%8F%E5%BF%AB%E8%AE%AF/20230602-%E8%81%94%E5%87%86%E4%BC%9A%E5%8F%AF%E6%9C%9B%E6%9A%82%E5%81%9C%E5%8D%87%E6%81%AF-%E4%BA%9A%E8%82%A1%E8%B5%B0%E6%89%AC" text:style-name="Internet_20_link" text:visited-style-name="Visited_20_Internet_20_Link">
https://www.rfi.fr/cn/%E8%B4%A2%E7%BB%8F%E5%BF%AB%E8%AE%AF/20230602-%E8%81%94%E5%87%86%E4%BC%9A%E5%8F%AF%E6%9C%9B%E6%9A%82%E5%81%9C%E5%8D%87%E6%81%AF-%E4%BA%9A%E8%82%A1%E8%B5%B0%E6%89%AC</text:a>
</text:p>
      <!--NEWS-->
      <text:h text:style-name="P10" text:outline-level="1">
<text:span text:style-name="T4">
美中防长短暂对话握手致意 但无实质互动</text:span>
</text:h>
      <text:p text:style-name="P4">
Publisher: 法新社</text:p>
      <text:p text:style-name="P4">
Published Time: 2023-06-02T-7:32:08+00:00</text:p>
      <text:p text:style-name="P4">
Modified Time: 2023-06-02T15:05:02+00:00</text:p>
      <text:p text:style-name="P4">
Description: （法新社新加坡2日电) 在美中关系恶化之际，两国防长奥斯汀与李尚福今天在新加坡曾短暂对话，并且握手致意。澳洲总理艾班尼斯（Anthon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02T-7-32-08-00-00/000000.png" xlink:type="simple" xlink:show="embed" xlink:actuate="onLoad" draw:mime-type="image/png"/>
</draw:frame>
</text:p>
      <text:p text:style-name="P4">
「香格里拉对话」（Shangri-La Dialogue）亚洲安全会议今天在新加坡登场，美国国防部长奥斯汀（Shangri-LaDialogue）与中国防长李尚福等人在晚宴同坐主桌。</text:p>
      <text:p text:style-name="P4">
五角大厦发表声明指出，奥斯汀与李尚福在今天晚宴上有过短暂交谈，并且握手致意，但没有实际互动。</text:p>
      <text:p text:style-name="P4">
Source: <text:a xlink:type="simple" xlink:href="https://www.rfi.fr/cn/%E5%9B%BD%E9%99%85%E6%8A%A5%E9%81%93/20230602-%E7%BE%8E%E4%B8%AD%E9%98%B2%E9%95%BF%E7%9F%AD%E6%9A%82%E5%AF%B9%E8%AF%9D%E6%8F%A1%E6%89%8B%E8%87%B4%E6%84%8F-%E4%BD%86%E6%97%A0%E5%AE%9E%E8%B4%A8%E4%BA%92%E5%8A%A8" text:style-name="Internet_20_link" text:visited-style-name="Visited_20_Internet_20_Link">
https://www.rfi.fr/cn/%E5%9B%BD%E9%99%85%E6%8A%A5%E9%81%93/20230602-%E7%BE%8E%E4%B8%AD%E9%98%B2%E9%95%BF%E7%9F%AD%E6%9A%82%E5%AF%B9%E8%AF%9D%E6%8F%A1%E6%89%8B%E8%87%B4%E6%84%8F-%E4%BD%86%E6%97%A0%E5%AE%9E%E8%B4%A8%E4%BA%92%E5%8A%A8</text:a>
</text:p>
      <!--NEWS-->
      <text:h text:style-name="P10" text:outline-level="1">
<text:span text:style-name="T4">
现代汽车何以变得这么“酷”？ (Free Version)</text:span>
</text:h>
      <text:p text:style-name="P4">
Author: Sean McLain</text:p>
      <text:p text:style-name="P4">
Publisher: 华尔街日报中文网</text:p>
      <text:p text:style-name="P4">
Published Time: 2023-06-02T-7:55:00.000Z</text:p>
      <text:p text:style-name="P4">
Modified Time: 2023-06-02T05:55:00.000Z</text:p>
      <text:p text:style-name="P4">
Created Time: 2023-06-02T01:17:00.000Z</text:p>
      <text:p text:style-name="P4">
Description: 这家主打经济型品牌的韩国车企已经成为电动车领域的革新者。新掌门人不想再模仿对手，而是要走在对手前面。“一旦做出决策，执行速度非常快。”</text:p>
      <text:p text:style-name="P4">
Images: []</text:p>
      <text:p text:style-name="P4">
Categories: ['商业']</text:p>
      <text:p text:style-name="P4">
Keywords: SYND,LINK:EN|WP-WSJ-0000890177</text:p>
      <text:p text:style-name="P4">
Type: Article</text:p>
      <!--METADATA-->
      <text:p text:style-name="P4">
当现代汽车(HyundaiMotor)的一位高管给公司首席设计师发去一张外形怪异的汽车照片时——这款汽车最近一次驶下生产线还是70多年前——该公司正构想着如何应战特斯拉(Tesla)。</text:p>
      <text:p text:style-name="P4">
Source: <text:a xlink:type="simple" xlink:href="https://cn.wsj.com/articles/%E7%8E%B0%E4%BB%A3%E6%B1%BD%E8%BD%A6%E4%BD%95%E4%BB%A5%E5%8F%98%E5%BE%97%E8%BF%99%E4%B9%88-%E9%85%B7-4edf430d" text:style-name="Internet_20_link" text:visited-style-name="Visited_20_Internet_20_Link">
https://cn.wsj.com/articles/%E7%8E%B0%E4%BB%A3%E6%B1%BD%E8%BD%A6%E4%BD%95%E4%BB%A5%E5%8F%98%E5%BE%97%E8%BF%99%E4%B9%88-%E9%85%B7-4edf430d</text:a>
</text:p>
      <!--NEWS-->
      <text:h text:style-name="P10" text:outline-level="1">
<text:span text:style-name="T4">
以服务业数字化促进消费 (Free Version)</text:span>
</text:h>
      <text:p text:style-name="P4">
Authors: ['翁一']</text:p>
      <text:p text:style-name="P4">
Publisher: 英国《金融时报》</text:p>
      <text:p text:style-name="P4">
Time: 2023-06-02T04:15:32+00:00</text:p>
      <text:p text:style-name="P4">
Published Time: 2023-06-01T12:00:99+08:00</text:p>
      <text:p text:style-name="P4">
Modified Time: 2023-06-01T23:53:99+08:00</text:p>
      <text:p text:style-name="P4">
Description: 翁一：平台能够助推服务业数字化的实现，尤其在国内需求持续扩大、消费场景有序恢复的背景下，能够更好地发挥规模经济和范围经济的优势。</text:p>
      <text:p text:style-name="P4">
Images: ["<text:a xlink:type="simple" xlink:href="https://thumbor.ftacademy.cn/unsafe/picture/2/000170652_piclink.jpg" text:style-name="Internet_20_link" text:visited-style-name="Visited_20_Internet_20_Link">
000170652_pic...</text:a>
"]</text:p>
      <text:p text:style-name="P4">
Themes: ['中国经济', '关注']</text:p>
      <text:p text:style-name="P4">
Keywords: ['消费', '服务业', '数字经济', '中国经济']</text:p>
      <text:p text:style-name="P4">
Type: Article</text:p>
      <!--METADATA-->
      <text:p text:style-name="P4">
<draw:frame draw:style-name="fr1" draw:name="Image4" text:anchor-type="as-char" svg:width="6.9236in" svg:height="3.894525in" draw:z-index="0">
<draw:image xlink:href="../Images/FT Chinese Free Version/2023-06-02T04-15-32-00-00/000170652_piclink.jpg" xlink:type="simple" xlink:show="embed" xlink:actuate="onLoad" draw:mime-type="image/jpeg"/>
</draw:frame>
</text:p>
      <text:p text:style-name="P4">
近日，中国国务院新闻办公布2023年4月份国民经济运行情况。消费方面，1-4月份，社会消费品零售总额149833亿元，同比增长8.5%。全国网上零售额44108亿元，同比增长12.3%。其中，实物商品网上零售额37164亿元，增长10.4%，占社会消费品零售总额的比重为24.8%。从上述数据来看，社会消费正在快速回暖，而互联网平台成为促消费大趋势之下的一股增长动力。</text:p>
      <text:p text:style-name="P4">
近期，中国社会科学院财经战略研究院对外发布《平台社会经济价值研究报告》，分析了互联网平台在助力服务业数字化中对挖掘内需市场、拉动消费的带动作用。报告认为，互联网平台已经成为服务消费的基础设施和内需增长的重要支撑，平台可以促成商家与消费者供需双方之间的高效循环，以杠杆效应持续带动消费。</text:p>
      <text:p text:style-name="P4">
Source: <text:a xlink:type="simple" xlink:href="http://www.ftchinese.com/story/001099838" text:style-name="Internet_20_link" text:visited-style-name="Visited_20_Internet_20_Link">
http://www.ftchinese.com/story/001099838</text:a>
</text:p>
      <!--NEWS-->
      <text:h text:style-name="P10" text:outline-level="1">
<text:span text:style-name="T4">
中国是不是发展中国家？ (Free Version)</text:span>
</text:h>
      <text:p text:style-name="P4">
Authors: ['王军']</text:p>
      <text:p text:style-name="P4">
Publisher: 英国《金融时报》</text:p>
      <text:p text:style-name="P4">
Time: 2023-06-02T04:20:48+00:00</text:p>
      <text:p text:style-name="P4">
Published Time: 2023-06-01T12:00:99+08:00</text:p>
      <text:p text:style-name="P4">
Modified Time: 2023-06-02T00:20:99+08:00</text:p>
      <text:p text:style-name="P4">
Description: 王军：今天的中国是发展中国家还是发达国家，更像一个仁者见仁、智者见智的问题，因为收入方面的简单数字并不能衡量一个国家的发达程度。</text:p>
      <text:p text:style-name="P4">
Images: ["<text:a xlink:type="simple" xlink:href="https://thumbor.ftacademy.cn/unsafe/picture/8/000183168_piclink.jpg" text:style-name="Internet_20_link" text:visited-style-name="Visited_20_Internet_20_Link">
000183168_pic...</text:a>
"]</text:p>
      <text:p text:style-name="P4">
Themes: ['发展中国家', '关注']</text:p>
      <text:p text:style-name="P4">
Keywords: ['发展中国家', '发达国家', 'WTO', '中美关系']</text:p>
      <text:p text:style-name="P4">
Type: Article</text:p>
      <!--METADATA-->
      <text:p text:style-name="P4">
<draw:frame draw:style-name="fr1" draw:name="Image5" text:anchor-type="as-char" svg:width="6.9236in" svg:height="4.658555in" draw:z-index="0">
<draw:image xlink:href="../Images/FT Chinese Free Version/2023-06-02T04-20-48-00-00/000183168_piclink.jpg" xlink:type="simple" xlink:show="embed" xlink:actuate="onLoad" draw:mime-type="image/jpeg"/>
</draw:frame>
</text:p>
      <text:p text:style-name="P4">
近期，围绕中国是不是发展中国家的争论登上了中文社交媒体的热搜，起因是美国国会通过的一项法案。</text:p>
      <text:p text:style-name="P4">
2023年3月27日，美国众议院以415票赞成，0票反对的表决结果，一致通过《中华人民共和国不是发展中国家》（PRC Is Not A DevelopingCountryAct）的法案。美国会预算办公室在一份日期标注为2023年3月7日的文件中指出，此项法案旨在“要求国务院影响国际组织，将中国重新归类为高收入、中上收入或发达国家，而不是发展中国家。法案还要求国务院劝阻这些组织给予中国作为发展中国家的任何优惠待遇”。</text:p>
      <text:p text:style-name="P4">
Source: <text:a xlink:type="simple" xlink:href="http://www.ftchinese.com/story/001099839" text:style-name="Internet_20_link" text:visited-style-name="Visited_20_Internet_20_Link">
http://www.ftchinese.com/story/001099839</text:a>
</text:p>
      <!--NEWS-->
      <text:h text:style-name="P10" text:outline-level="1">
<text:span text:style-name="T4">
从“文学孔乙己”到“孔乙己文学”——近代小说与当代现实中的孔乙己 (Free Version)</text:span>
</text:h>
      <text:p text:style-name="P4">
Authors: ['林原']</text:p>
      <text:p text:style-name="P4">
Publisher: 英国《金融时报》</text:p>
      <text:p text:style-name="P4">
Time: 2023-06-02T05:11:13+00:00</text:p>
      <text:p text:style-name="P4">
Published Time: 2023-06-01T12:00:99+08:00</text:p>
      <text:p text:style-name="P4">
Modified Time: 2023-06-02T01:10:99+08:00</text:p>
      <text:p text:style-name="P4">
Description: 林原：“长衫”不能使孔乙己维持生计，“学历的长衫”也不能使部分高校毕业生维持生计。即便有些人穿着“长衫”找到工作，但还是“韭菜”。</text:p>
      <text:p text:style-name="P4">
Images: ["<text:a xlink:type="simple" xlink:href="https://thumbor.ftacademy.cn/unsafe/picture/5/000183175_piclink.jpg" text:style-name="Internet_20_link" text:visited-style-name="Visited_20_Internet_20_Link">
000183175_pic...</text:a>
"]</text:p>
      <text:p text:style-name="P4">
Themes: ['大学生', '关注']</text:p>
      <text:p text:style-name="P4">
Keywords: ['大学生', '教育', '就业', '中国社会']</text:p>
      <text:p text:style-name="P4">
Type: Article</text:p>
      <!--METADATA-->
      <text:p text:style-name="P4">
<draw:frame draw:style-name="fr1" draw:name="Image6" text:anchor-type="as-char" svg:width="6.9236in" svg:height="4.570658in" draw:z-index="0">
<draw:image xlink:href="../Images/FT Chinese Free Version/2023-06-02T05-11-13-00-00/000183175_piclink.jpg" xlink:type="simple" xlink:show="embed" xlink:actuate="onLoad" draw:mime-type="image/jpeg"/>
</draw:frame>
</text:p>
      <text:p text:style-name="P4">
《孔乙己》是鲁迅写于1919年的小说。小说中的孔乙己（可称“文学孔乙己”）属于读书人，但受到穿长衫的以及短衣帮双重排斥，完全边缘化。至于当代现实中的孔乙己，近期通过创作“孔乙己文学”揭示其面临的困境，由此受到中国官方与民间的关注。</text:p>
      <text:p text:style-name="P4">
<text:span text:style-name="T4">
一、读书人</text:span>
</text:p>
      <text:p text:style-name="P4">
Source: <text:a xlink:type="simple" xlink:href="http://www.ftchinese.com/story/001099840" text:style-name="Internet_20_link" text:visited-style-name="Visited_20_Internet_20_Link">
http://www.ftchinese.com/story/001099840</text:a>
</text:p>
      <!--NEWS-->
      <text:h text:style-name="P10" text:outline-level="1">
<text:span text:style-name="T4">
为何19世纪的伦敦能给马克思自由？ (Free Version)</text:span>
</text:h>
      <text:p text:style-name="P4">
Authors: ['何越']</text:p>
      <text:p text:style-name="P4">
Publisher: 英国《金融时报》</text:p>
      <text:p text:style-name="P4">
Time: 2023-06-02T06:50:07+00:00</text:p>
      <text:p text:style-name="P4">
Published Time: 2023-06-01T12:00:99+08:00</text:p>
      <text:p text:style-name="P4">
Modified Time: 2023-06-02T02:45:99+08:00</text:p>
      <text:p text:style-name="P4">
Description: 何越：马克思在德国无法得到、而在伦敦享有的言论自由与个人自由，来自于当时欧洲风行的自由主义；当时领自由主义风气之先的，非伦敦莫属。</text:p>
      <text:p text:style-name="P4">
Images: ["<text:a xlink:type="simple" xlink:href="https://thumbor.ftacademy.cn/unsafe/picture/8/000183188_piclink.jpg" text:style-name="Internet_20_link" text:visited-style-name="Visited_20_Internet_20_Link">
000183188_pic...</text:a>
"]</text:p>
      <text:p text:style-name="P4">
Themes: ['专栏', '自由主义', '关注']</text:p>
      <text:p text:style-name="P4">
Keywords: ['自由主义', '马克思', '伦敦', '越陌度阡']</text:p>
      <text:p text:style-name="P4">
Type: Article</text:p>
      <!--METADATA-->
      <text:p text:style-name="P4">
<draw:frame draw:style-name="fr1" draw:name="Image7" text:anchor-type="as-char" svg:width="6.9236in" svg:height="4.617987in" draw:z-index="0">
<draw:image xlink:href="../Images/FT Chinese Free Version/2023-06-02T06-50-07-00-00/000183188_piclink.jpg" xlink:type="simple" xlink:show="embed" xlink:actuate="onLoad" draw:mime-type="image/jpeg"/>
</draw:frame>
</text:p>
      <text:p text:style-name="P4">
正如俄乌开战后，不少俄罗斯作家逃亡纽约；19世纪的马克思逃亡到了伦敦——当时全世界最自由的城市。为何伦敦能给马克思自由？</text:p>
      <text:p text:style-name="P4">
找到此问题的答案有点偶然。近来我一直在备考。我在申请成为明年英国大选的自民党候选人，有一个网上60分钟的测试。四个英国内部民生问题，需要我阐述观点。</text:p>
      <text:p text:style-name="P4">
Source: <text:a xlink:type="simple" xlink:href="http://www.ftchinese.com/story/001099844" text:style-name="Internet_20_link" text:visited-style-name="Visited_20_Internet_20_Link">
http://www.ftchinese.com/story/001099844</text:a>
</text:p>
      <!--NEWS-->
      <text:h text:style-name="P10" text:outline-level="1">
<text:span text:style-name="T4">
从基尼系数看德国财富分配状况 (Free Version)</text:span>
</text:h>
      <text:p text:style-name="P4">
Authors: ['袁杰']</text:p>
      <text:p text:style-name="P4">
Publisher: 英国《金融时报》</text:p>
      <text:p text:style-name="P4">
Time: 2023-06-02T09:54:27+00:00</text:p>
      <text:p text:style-name="P4">
Published Time: 2023-06-01T12:00:99+08:00</text:p>
      <text:p text:style-name="P4">
Modified Time: 2023-06-02T01:59:99+08:00</text:p>
      <text:p text:style-name="P4">
Description: 袁杰：最新研究报告显示，2021年德国基尼系数与十年前相比略有下降。富裕家庭往往拥有房地产，而较贫穷者则在有余款时储蓄。</text:p>
      <text:p text:style-name="P4">
Images: ["<text:a xlink:type="simple" xlink:href="https://thumbor.ftacademy.cn/unsafe/picture/6/000183186_piclink.jpg" text:style-name="Internet_20_link" text:visited-style-name="Visited_20_Internet_20_Link">
000183186_pic...</text:a>
"]</text:p>
      <text:p text:style-name="P4">
Themes: ['德国', '关注']</text:p>
      <text:p text:style-name="P4">
Keywords: ['德国', '德国经济', '分配', '贫富差距']</text:p>
      <text:p text:style-name="P4">
Type: Article</text:p>
      <!--METADATA-->
      <text:p text:style-name="P4">
<draw:frame draw:style-name="fr1" draw:name="Image8" text:anchor-type="as-char" svg:width="6.9236in" svg:height="4.604464in" draw:z-index="0">
<draw:image xlink:href="../Images/FT Chinese Free Version/2023-06-02T09-54-27-00-00/000183186_piclink.jpg" xlink:type="simple" xlink:show="embed" xlink:actuate="onLoad" draw:mime-type="image/jpeg"/>
</draw:frame>
</text:p>
      <text:p text:style-name="P4">
德国联邦银行最新研究报告显示，2021年德国基尼系数与十年前相比略有下降。但未来贫富差距是继续缩小，还是扩大，尚难预料。</text:p>
      <text:p text:style-name="P4">
<text:span text:style-name="T4">
1.联邦银行报告</text:span>
</text:p>
      <text:p text:style-name="P4">
Source: <text:a xlink:type="simple" xlink:href="http://www.ftchinese.com/story/001099842" text:style-name="Internet_20_link" text:visited-style-name="Visited_20_Internet_20_Link">
http://www.ftchinese.com/story/001099842</text:a>
</text:p>
      <!--NEWS-->
      <text:h text:style-name="P10" text:outline-level="1">
<text:span text:style-name="T4">
联合国：缅甸走私冰毒改走海路 增产K他命拓展生意</text:span>
</text:h>
      <text:p text:style-name="P4">
Publisher: 法新社</text:p>
      <text:p text:style-name="P4">
Published Time: 2023-06-02T10:02:08+00:00</text:p>
      <text:p text:style-name="P4">
Modified Time: 2023-06-02T09:50:01+00:00</text:p>
      <text:p text:style-name="P4">
Description: （法新社曼谷2日电） 联合国（UN）今天表示，亚洲的毒贩愈来愈常利用海路将俗称「冰毒」的甲基安非他命从缅甸走私出去，并为拓展生意，增加了K他命的产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 text:anchor-type="as-char" svg:width="6.9236in" svg:height="3.617581in" draw:z-index="0">
<draw:image xlink:href="../Images/rficn/2023-06-02T10-02-08-00-00/000000.png" xlink:type="simple" xlink:show="embed" xlink:actuate="onLoad" draw:mime-type="image/png"/>
</draw:frame>
</text:p>
      <text:p text:style-name="P4">
联合国毒品暨犯罪办公室（UNODC）在年度报告中指出，为了躲过中国、泰国陆路上愈来愈严密的查缉，缅甸毒品生产中心、位于东北部的掸邦（ShanState）正改用船只走私冰毒。</text:p>
      <text:p text:style-name="P4">
缅甸、寮国和泰国的边境地带，长期以来一直是非法毒品，尤其是俗称「冰毒」的甲基安非他命（methamphetamine）和鸦片生产、贩运的温床。</text:p>
      <text:p text:style-name="P4">
由于中国西南部的云南省，以及泰国与缅甸边境的缉毒巡逻增加，毒品走私改走海路，中国和泰国当局2022年查获冰毒的数量减少。</text:p>
      <text:p text:style-name="P4">
报告指出，大量由缅甸制造的冰毒，被送往孟加拉和印度。</text:p>
      <text:p text:style-name="P4">
健康方面的专家表示，使用这种毒品，会让人变得偏激、产生幻觉，并出现暴力行为，戒断期间可能出现精神疾病症状。</text:p>
      <text:p text:style-name="P4">
东亚及东南亚一带警方在2022年查获近151公吨冰毒，少于2021年创纪录的172公吨。冰毒2022年在整个地区的批发价，以及在街头贩售的价格都有所下滑，或是维持平盘。</text:p>
      <text:p text:style-name="P4">
联合国的报告中提到说：「当地最有力的走私网络仍能运作，并且很自信他们无法被阻止。」</text:p>
      <text:p text:style-name="P4">
研究人员指出，有证据显示，毒贩正试图将产品多元化。当局2022年查获27.4公吨K他命（Ketamine），比2021年增加了167%。</text:p>
      <text:p text:style-name="P4">
Source: <text:a xlink:type="simple" xlink:href="https://www.rfi.fr/cn/%E5%9B%BD%E9%99%85%E6%8A%A5%E9%81%93/20230602-%E8%81%94%E5%90%88%E5%9B%BD-%E7%BC%85%E7%94%B8%E8%B5%B0%E7%A7%81%E5%86%B0%E6%AF%92%E6%94%B9%E8%B5%B0%E6%B5%B7%E8%B7%AF-%E5%A2%9E%E4%BA%A7k%E4%BB%96%E5%91%BD%E6%8B%93%E5%B1%95%E7%94%9F%E6%84%8F" text:style-name="Internet_20_link" text:visited-style-name="Visited_20_Internet_20_Link">
https://www.rfi.fr/cn/%E5%9B%BD%E9%99%85%E6%8A%A5%E9%81%93/20230602-%E8%81%94%E5%90%88%E5%9B%BD-%E7%BC%85%E7%94%B8%E8%B5%B0%E7%A7%81%E5%86%B0%E6%AF%92%E6%94%B9%E8%B5%B0%E6%B5%B7%E8%B7%AF-%E5%A2%9E%E4%BA%A7k%E4%BB%96%E5%91%BD%E6%8B%93%E5%B1%95%E7%94%9F%E6%84%8F</text:a>
</text:p>
      <!--NEWS-->
      <text:h text:style-name="P10" text:outline-level="1">
<text:span text:style-name="T4">
中国产大飞机C919：能否复制高铁的成功？</text:span>
</text:h>
      <text:p text:style-name="P4">
Author: https://www.facebook.com/bbcworldservice/</text:p>
      <text:p text:style-name="P4">
Publisher: BBC News 中文</text:p>
      <text:p text:style-name="P4">
Published Time: 2023-06-02T10:07:31.000Z</text:p>
      <text:p text:style-name="P4">
Modified Time: 2023-06-02T10:07:31.000Z</text:p>
      <text:p text:style-name="P4">
Description: 大飞机的发动机等关键部件，还在依赖欧美，有观点认为，在日益紧张的地缘政治格局下，随时面临技术“卡脖子”的危险。</text:p>
      <text:p text:style-name="P4">
Images: []</text:p>
      <text:p text:style-name="P4">
Videos: ["<text:a xlink:type="simple" xlink:href="https://www.bbc.com/ws/av-embeds/cps/zhongwen/simp/business-65787318/p0fr1k02/zh-hans" text:style-name="Internet_20_link" text:visited-style-name="Visited_20_Internet_20_Link">
zh-hans</text:a>
"]</text:p>
      <text:p text:style-name="P4">
Tags: ['金融财经', '技术新知', '创新', '中國', '美国', '航空旅行', '欧洲联盟', '航空事故和事件']</text:p>
      <text:p text:style-name="P4">
Type: Article</text:p>
      <!--METADATA-->
      <text:h text:style-name="P12" text:outline-level="3">
<text:span text:style-name="T4">
中国产大飞机C919：能否复制高铁的成功？</text:span>
</text:h>
      <text:p text:style-name="P4">
2023年6月2日  <text:a xlink:type="simple" xlink:href="https://www.bbc.com/ws/av-embeds/cps/zhongwen/simp/business-65787318/p0fr1k02/zh-hans" text:style-name="Internet_20_link" text:visited-style-name="Visited_20_Internet_20_Link">
 Video-1-Link：/ws/av-embeds/cps/zhongwen/simp/business-65787318/p0fr1k02/zh-hans</text:a>
 <text:span text:style-name="T4">
你的器材不支持播放多媒体材料</text:span>
视频加注文字，</text:p>
      <text:p text:style-name="P4">
中国第一架国产客机C919于5月28日首航，近130名旅客搭乘由C919执飞中国东方航空的MU9191航班从上海虹桥机场飞往北京首都机场。</text:p>
      <text:p text:style-name="P4">
<text:span text:style-name="T4">
5月28日，中国第一架国产大飞机C919成功实现商业首航，由上海飞往北京。这家飞机由国资背景的中国商飞（COMAC）制造，从2007年立项到2023年商业首航，历时15年。</text:span>
</text:p>
      <text:p text:style-name="P4">
中国寄希望由这架飞机打破美国波音（Boeing）和欧洲空客（Airbus）的垄断，在万亿级的航空市场中分一杯羹。甚至复制中国高速铁路的成功——2004年高铁立项到2018年，14年间开通里程3.8万公里，占全球高铁里程的七成，并成为中国高端制造的“名片”，开始对外输出。</text:p>
      <text:p text:style-name="P4">
但大飞机与高铁不同的是，后者中国通过短短三四年的时间就通过技术转让、消化和升级，形成自有技术；而大飞机的发动机等关键部件，还在依赖欧美，有观点认为，在日益紧张的地缘政治格局下，随时面临技术“卡脖子”的危险。</text:p>
      <text:p text:style-name="P4">
BBC中文梳理信息，采访专家，分析中国大飞机独特的优势和劣势，试图回答一个问题——中国产飞机能否复制高铁的成功？</text:p>
      <text:h text:style-name="P12" text:outline-level="3">
<text:span text:style-name="T4">
什么是C919？</text:span>
</text:h>
      <text:p text:style-name="P4">
2007年中国政府立项生产大飞机，并组建“中国商飞”（COMAC）公司。这家国资背景的新公司在三年后（2010年10月），向中国民航局递交C919的型号合格证申请，这架飞机正式第一次进入公众视线。</text:p>
      <text:p text:style-name="P4">
之后仅历时五年的研发和制造，2015年11月，C919首架飞机总装下线，但此时距离真正的研制成功还早——原定于2016年交付的飞机，由于各种问题被延后，直到2017年5月C919才成功首飞。</text:p>
      <text:p text:style-name="P4">
首飞成功后，C919又进入试飞和验证阶段，同样历时五年，到2022年9月29日获得型号合格证，证明C919的设计满足要求——这五年间，中国商飞制造了八架飞机，其中六架参与动力、性能、操控等试飞科目，两架参与静力试验、疲劳试验等试验。</text:p>
      <text:p text:style-name="P4">
2022年底，中国商飞正式交付首架C919给中国东方航空。五个月后，C919从上海飞向北京，开启首航。5月29日起，这架C919将以MU9197为航班号，每日往返于上海虹桥机场和成都天府机场之间。</text:p>
      <text:p text:style-name="P4">
C919并不是中国商飞旗下飞机的首秀，按照官方说法，中国民航工业的发展路线是三步走——支线飞机、单通道干线飞机、双通道大型干线飞机。</text:p>
      <text:p text:style-name="P4">
其中，第一步是较小的ARJ21支线客机，在2015年就已投入运营，在中国国内部署了200多条航线。</text:p>
      <text:p text:style-name="P4">
<text:a xlink:type="simple" xlink:href="https://www.bbc.com/zhongwen/simp/chinese-news-64248228" text:style-name="Internet_20_link" text:visited-style-name="Visited_20_Internet_20_Link">
 波音售华客机近乎清零 中国国产C919离航空霸主之路有多远？ </text:a>
</text:p>
      <text:p text:style-name="P4">
</text:p>
      <text:p text:style-name="P4">
图像来源，  Getty Image</text:p>
      <text:p text:style-name="P4">
图像加注文字，</text:p>
      <text:p text:style-name="P4">
中国的C919。</text:p>
      <text:p text:style-name="P4">
C919是中间的一步，即单通道干线飞机，也是从设计之初就按照国际适航标准研制的大型客机，最长航程大约5500公里，机舱内有158至168座，一排6个座位，被一条单通道分成两边，每边3个。</text:p>
      <text:h text:style-name="P12" text:outline-level="3">
<text:span text:style-name="T4">
优势——“大一统市场”</text:span>
</text:h>
      <text:p text:style-name="P4">
C919的特殊之处在于，它的设计对标空客A320和波音737，而该类机型最为畅销，占两家公司全部交付量的接近八成。在这个最畅销机型中，中国又是最大买主——中国的航空公司订单约占市场需求的四分之一。</text:p>
      <text:p text:style-name="P4">
值得注意的是，在中国，航空公司完全是国资的天下。中国目前在运营的客运航空公司有60多家，民营资本所有或控股的有春秋、吉祥、华夏等9家，如果看机队规模，民营的占比就更小了，事实上，国航、东航、南航就占据了中国市场的半壁江山。</text:p>
      <text:p text:style-name="P4">
此外，航空公司在引进飞机时，有大概一半并不是直接购买，而是通过飞机租赁，中国最大的几家飞机租赁公司，比如工银租赁、交银金融租赁、国银航空、中航国际租赁、招银金融租赁，以及位于香港的中国飞机租赁，全都有国资或国有商业银行的背景。</text:p>
      <text:p text:style-name="P4">
相似的局面也出现在高铁发展过程中，国资主导之下，“政策之手”的力量强于“市场之手”。</text:p>
      <text:p text:style-name="P4">
《中国铁路经济方略》作者解筱文在该书中表示，中国“大一统”的管理模式，对更优更快建设发展高速铁路，具有天然的体制优势。</text:p>
      <text:p text:style-name="P4">
解筱文认为，“大一统”的管理模式，一方面是“大一统”的国家管理模式，另一方面是“大一统”的铁路管理模式。对于中国，两者皆有。这种模式下，可以最大限度、最大能力集中人财物优势资源，巨量化、高效化发展国家基础建设。</text:p>
      <text:p text:style-name="P4">
他还举出反例表示，英国全长109公里的HS1铁路，修建过程涉及一系列征地、公共协商、环境保护等问题，耗时16年；美国从2008年通过加利福尼亚州高铁建设经费计划后10年，仍停留在研究预算阶段。</text:p>
      <text:p text:style-name="P4">
一位曾在中国航空工业相关公司任职，现从事独立研究的业内人士向BBC中文总结称，C919最大的优势，不是价格便宜，更不是技术先进，而是它是由中国生产，因为中国是全球需求最大的市场，C919又是需求最大的机型，而且这个市场主体都是“国字头”。</text:p>
      <text:p text:style-name="P4">
事实上，C919含着金汤匙出生。根据中国商飞官网消息，还未商业首航时，中国商飞就已接到超过1000架的订单，而订单大户都是国资头，比如工银租赁的100架订单、农银租赁75架订单，以及建信租赁和平安金融租赁各50架订单。</text:p>
      <text:p text:style-name="P4">
考虑到中国每年新增飞机在一百到两百架之间，商飞仅满足这些订单，就需要开足马力生产十年，总额达到1000亿美金的规模。</text:p>
      <text:h text:style-name="P12" text:outline-level="3">
<text:span text:style-name="T4">
需求——“中美脱钩”的催化</text:span>
</text:h>
      <text:p text:style-name="P4">
从2018年中美贸易战开始，中国和西方国家的对立愈发严重，这种对立集中体现在芯片行业——美国不仅自身禁止向中国销售高端芯片和制造设备，还联合日本和荷兰，共同完成对中国的芯片及制造设备的联合禁运。</text:p>
      <text:p text:style-name="P4">
对于完全依赖波音和空客两个欧美巨头的大飞机市场，这种类似的“脱钩”已然发生。</text:p>
      <text:p text:style-name="P4">
</text:p>
      <text:p text:style-name="P4">
图像来源，  REUTERS/Lindsey Wasson</text:p>
      <text:p text:style-name="P4">
图像加注文字，</text:p>
      <text:p text:style-name="P4">
2019年9月，波音737Max 被美国航空管理局FAA禁飞后，华盛顿州格兰特县国际机场停机坪上泊停着各国航空公司的737 Max。（资料图片）</text:p>
      <text:p text:style-name="P4">
去年美国波音公司公布2022年共交付480架飞机，相比之下其最大竞争对手空客共交付661架飞机。两者的差距主要体现在中国市场。去年，波音向中国交付了8架飞机，而空客交付超过100架。</text:p>
      <text:p text:style-name="P4">
去年10月波音公司表示，目前还有另外138架为中国航空公司制造的飞机在美国等待交付，不过鉴于没有迹象表明中国航空公司会在短期内接受这些飞机，波音已经开始将这些飞机转售给其他航空公司。波音公司首席执行官戴夫·卡尔霍恩（DaveCalhoun）表示，希望最终能够在中国交付更多飞机，但“真的很难找到信号，表明中国的情况将发生变化，并朝着（有利于）我们的方向发展”。</text:p>
      <text:p text:style-name="P4">
不过，与芯片上“脱钩”的逻辑相反，大飞机作为工业体系“皇冠上的明珠”，附加值高，对经济的撬动力明显，中国选择少买波音，而多生产自己的大飞机，更多考量是国内经济转型升级的需要。</text:p>
      <text:p text:style-name="P4">
2005年5月，时任中国商务部长薄熙来在法国巴黎的一个洽谈会上表示，“中国只有卖出八亿件衬衫才能进口一架空客A380”。当时的两个背景是：中国纺织品大量进入欧盟，造成后者恐慌；仅仅一周前，空客的A380首航成功。</text:p>
      <text:p text:style-name="P4">
虽然薄熙来于七年之后在政治斗争中落马，但他的话此后多年广为流传，引以为“中国制造”的耻辱。无论是2017年C919首飞，还是2022年交付，中文媒体经常在报道中称“‘八亿件衬衫换一架飞机’将成历史”，其中不乏中国的官方媒体。</text:p>
      <text:p text:style-name="P4">
按照商飞公司自己的展望，未来20年，C919这种单通道的喷气客机光是在中国国内就有10万亿元的市场空间，而全球市场又是中国市场规模的4.4倍。</text:p>
      <text:p text:style-name="P4">
上述业内人士表示，现在中国在飞机采购上搞“弃美亲欧”，其实订单最终还是归欧美，但搞出来C919，十年内可以抢占10万亿规模国内市场，二十年内有机会抢四五十万亿的国际市场，而且“谈判桌上也多了个筹码”。</text:p>
      <text:p text:style-name="P4">
</text:p>
      <text:p text:style-name="P4">
图像来源，  Getty Image</text:p>
      <text:p text:style-name="P4">
图像加注文字，</text:p>
      <text:p text:style-name="P4">
5月28日，中国的C919从上海起飞，开启商业首航。</text:p>
      <text:h text:style-name="P12" text:outline-level="3">
<text:span text:style-name="T4">
缺失——发动机还是欧美造</text:span>
</text:h>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C919首航的欢庆声中，最大的质疑声是，中国不过“造了个飞机壳子，没有核心技术”。</text:p>
      <text:p text:style-name="P4">
这针对的是C919使用的发动机依然是欧美制造，具体而言，是美国通用电气航空（GE Aviation）与法国赛峰飞机引擎公司（Safran AircraftEngines）联合研制的LEAP-X1C型涡扇发动机，与737和A320属于同系列。</text:p>
      <text:p text:style-name="P4">
上述业内人士表示，这么说不完全对，因为即便发动机来自欧美，但其中难度大、科技含量高的部分还是有很多，比如整机外形设计，需要通过大量的风洞试验，兼顾安全性和经济性；再比如控制系统中大量的控制、航电等子系统，难度都很大，需要逐项攻关；甚至在材料上，中国也搞出了陶铝新材料，性能优于欧美现在用的材料。</text:p>
      <text:p text:style-name="P4">
“虽然国产化率在60%，但C919的整机突破性依然很强，否则以日本的工业能力、科技水平，以及与欧美国家的关系，不会几次试水大飞机都失败。”上述人士表示。</text:p>
      <text:p text:style-name="P4">
但始终C919在技术含量最高、难度最大的发动机上，需要依赖欧美。这使过去几年中国频繁面对的科技“卡脖子”的问题再度被提及。</text:p>
      <text:p text:style-name="P4">
实际上，这种担忧在一定程度上已成现实。特朗普任美国总统时，曾在2020年考虑禁止向中国出口LEAP发动机，虽然禁令最终未能生效，但目前通用公司的出口准证也仅到2025年，之后能否继续出口还是问题。</text:p>
      <text:p text:style-name="P4">
安邦智库创始人陈功则表示，大型商用客机很难独自生产所有零部件，这个行业也未出现过这种情况，即使今天的空客、波音以及过去的麦道，其飞机中很大一部分都通过外包制造。密切合作是航空制造业的基本形态，这不会因为C919上天而发生任何改变，中国客机在很长一段时间内仍然需要依赖外国制造商的产品，这是一个正常现象，也是正常生产方式。</text:p>
      <text:p text:style-name="P4">
而美国在2021年1月将中国商飞列入限制出口的“实体清单”后，在五个月后又将其从名单中删除，一定程度上印证了陈功的观点。</text:p>
      <text:p text:style-name="P4">
新加坡国立大学商学院助理教授凯珀（MarkusKeiper）撰文认为，中国商飞还将面临其他挑战，比如通用和赛峰这两家公司，在很大程度上控制着整个航空产业链，100多年来，他们一直在小心翼翼地保护自身知识产权和关键技术。与其他行业不同，航空业不是一个简单的创业乐土，因为它需要复杂规模的高度工业化制造水平。中国商飞还将需要一个高效的全球供应链和服务生态系统，将不得不依赖于外国的知识产权、零部件和供应商。</text:p>
      <text:p text:style-name="P4">
潜台词是即便美国政府不找茬，如果在C919国产化的过程中，侵犯了现有大公司的知识产权，也很难收场。</text:p>
      <text:p text:style-name="P4">
类似的情况也发生在中国高铁的建设过程中。比如，日本川崎重工曾表示，如果中国高铁在海外申请专利的内容与中国和川崎重工关于新干线技术出口的契约相抵触，将考虑对中国高铁侵权提起诉讼。</text:p>
      <text:p text:style-name="P4">
“这也能体现出高铁和大飞机最大的不同，高铁是国内主要交通方式，而大飞机是国际主要交通方式，在国内你想怎么造怎么造，但飞机飞出国门就不得不顾忌国际通行的标准、规则和体系。”上述业内人士称。</text:p>
      <text:p text:style-name="P4">
</text:p>
      <text:p text:style-name="P4">
图像来源，  Getty Image</text:p>
      <text:p text:style-name="P4">
图像加注文字，</text:p>
      <text:p text:style-name="P4">
C919成功降落北京，并享受了航空业的最高礼遇“水门”。</text:p>
      <text:h text:style-name="P12" text:outline-level="3">
<text:span text:style-name="T4">
关键——品牌树立起的信心</text:span>
</text:h>
      <text:p text:style-name="P4">
专家们认为，当前C919想要直接挑战波音和空客还差得远。C919对比波音737和空客A320系列客机，在气动性、能源消耗和维保等方面都没有优势，最长飞行里程也仅有5500多公里，短于A320neo和737MAX的6900多公里。</text:p>
      <text:p text:style-name="P4">
C919只有价格优势。东航披露C919价格为9900万美元，空客和波音类似飞机的价格为1.1亿美元和1.2亿美元左右。</text:p>
      <text:p text:style-name="P4">
然而10%-20%的价差，远不足以弥补C919欠缺的部分。凯珀（MarkusKeiper）表示，中国商飞最大的挑战可能是其品牌。如果说空客和波音有一个终极优势的话，那就是它们分别经过50年和100年的发展而形成的一眼就能认出的品牌。</text:p>
      <text:p text:style-name="P4">
而这个品牌带来的信心是其背后运行维护12000架飞机的庞大的全球维保体系。凯珀认为，中国商飞在中国以外没有品牌形象，而这需要几十年才能建立起积极的品牌认知和忠诚度。如果中国商飞战略性地选择价格竞争，它将被认为是廉价的，这在航空业是不可取的。而要通过设计、安全、服务、定制和创新来获得高级感，则将需要大量投资和成本。</text:p>
      <text:p text:style-name="P4">
那么，中国国产大飞机的未来在哪里？</text:p>
      <text:p text:style-name="P4">
回顾历史，在商用大飞机领域唯一的“百年老店”就是波音，这家1916年成立的公司，在半个世纪独揽近90%的市场份额。</text:p>
      <text:p text:style-name="P4">
直到1970年，欧洲多国组建空中客车公司，任务只有一个：打败波音。彼时，波音的市场份额是惊人的87%。</text:p>
      <text:p text:style-name="P4">
又过了将近半个世纪的时间，47年后，空客最终在2017年历史性地首次超过了50%的市场份额，并在随后四年连续领先波音的交付量。</text:p>
      <text:p text:style-name="P4">
</text:p>
      <text:p text:style-name="P4">
图像来源，  CNS</text:p>
      <text:p text:style-name="P4">
图像加注文字，</text:p>
      <text:p text:style-name="P4">
C919客机首架机在上海浦东基地厂房下线的资料照片。</text:p>
      <text:p text:style-name="P4">
中国商飞出现后，多久能够把这个“双头垄断”的市场，变为“三分天下”呢？</text:p>
      <text:p text:style-name="P4">
路透社援引行业分析师称，面对波音和空客的垄断地位，中国想要切实地挑战他们，还需要十年时间。期间还需要从无到有的建设稳定的维保体系，提高维保人员培训、管理体系、航材保障体系等。</text:p>
      <text:p text:style-name="P4">
上述业内人士进一步表示，中国想达到中、美、欧在大飞机领域“三分天下”，也需要将近半个世纪，从商飞建立到现在已经过去十几年，未来还需要三十年：</text:p>
      <text:p text:style-name="P4">
第一个十年，C919需要保持安全航行的记录，成功交付国内的订单，只要做到在中国市场与波音、空客三分天下，就是成功。</text:p>
      <text:p text:style-name="P4">
第二个十年，在下一代或再下一代大飞机上，提高国产化率，安装国产的“长江—1000A发动机”，显著降低售价，在中国国内市场取得主导地位，并逐步建立起完整的全球运维体系。</text:p>
      <text:p text:style-name="P4">
第三个十年，才是全球交付量逐步攀升的过程，最终达到与空客和波音“三分天下”的局面。</text:p>
      <text:p text:style-name="P4">
不得不提的是，任何一次安全事故将打乱这一过程。陈功提出了自己的担忧，他认为，C919中看到了一些“放卫星”“大跃进”的不安信号，比如今年初因为发动机故障而终止飞行，几个月后就恢复飞行，是否足够解决安全隐患？C919安全系数究竟有多高？这是令人深感困惑的一件事情。</text:p>
      <text:p text:style-name="P4">
在高铁建设狂飙突进的过程中，也出现过类似问题。2011年发生的甬台温铁路列车追尾事故，让全国高铁降速、停建多年。上述业内人士表示，“这也是我说的为什么要三十年，信心建立的过程只能靠时间，其他都不行。”</text:p>
      <text:p text:style-name="P4">
Source: <text:a xlink:type="simple" xlink:href="https://www.bbc.com/zhongwen/simp/business-65787318" text:style-name="Internet_20_link" text:visited-style-name="Visited_20_Internet_20_Link">
https://www.bbc.com/zhongwen/simp/business-65787318</text:a>
</text:p>
      <!--NEWS-->
      <text:h text:style-name="P10" text:outline-level="1">
<text:span text:style-name="T4">
台美签署21世纪贸易倡议 北京称美对台“敲骨吸髓”</text:span>
</text:h>
      <text:p text:style-name="P4">
Author: https://www.facebook.com/bbcworldservice/</text:p>
      <text:p text:style-name="P4">
Publisher: BBC News 中文</text:p>
      <text:p text:style-name="P4">
Published Time: 2023-06-02T11:08:19.000Z</text:p>
      <text:p text:style-name="P4">
Modified Time: 2023-06-02T11:08:19.000Z</text:p>
      <text:p text:style-name="P4">
Description: 台湾方面称，这是自1979年以来台美间最具规模、最全面性的贸易谈判所达成的阶段性成果。</text:p>
      <text:p text:style-name="P4">
Images: ["<text:a xlink:type="simple" xlink:href="https://ichef.bbci.co.uk/news/640/cpsprodpb/42B4/production/_129967071_350857199_805843410964198_6163248670180991121_n.jpg" text:style-name="Internet_20_link" text:visited-style-name="Visited_20_Internet_20_Link">
_129967071_35...</text:a>
", "<text:a xlink:type="simple" xlink:href="https://ichef.bbci.co.uk/news/640/cpsprodpb/141BE/production/_129966328_351103131_798887881762793_5582211598430148576_n.jpg" text:style-name="Internet_20_link" text:visited-style-name="Visited_20_Internet_20_Link">
_129966328_35...</text:a>
"]</text:p>
      <text:p text:style-name="P4">
Videos: []</text:p>
      <text:p text:style-name="P4">
Tags: ['中國', '台湾']</text:p>
      <text:p text:style-name="P4">
Type: Article</text:p>
      <!--METADATA-->
      <text:h text:style-name="P12" text:outline-level="3">
<text:span text:style-name="T4">
台美签署21世纪贸易倡议 北京称美对台“敲骨吸髓”</text:span>
</text:h>
      <text:p text:style-name="P4">
2023年6月2日<draw:frame draw:style-name="fr1" draw:name="Image17" text:anchor-type="as-char" svg:width="6.9236in" svg:height="3.894525in" draw:z-index="0">
<draw:image xlink:href="../Images/BBC Chinese/2023-06-02T11-08-19.000Z/_129967071_350857199_805843410964198_6163248670180991121_n.jpg" xlink:type="simple" xlink:show="embed" xlink:actuate="onLoad" draw:mime-type="image/jpeg"/>
</draw:frame>
</text:p>
      <text:p text:style-name="P4">
图像来源，  Bi-khim Hsiao</text:p>
      <text:p text:style-name="P4">
图像加注文字，</text:p>
      <text:p text:style-name="P4">
台湾驻美代表萧美琴与美国在台协会（AIT）执行理事蓝莺（Ingrid Larson）在AIT总部签署首批协定。</text:p>
      <text:p text:style-name="P4">
<text:span text:style-name="T4">
台湾行政院周四（6月1日）公布，与美国签订《台美21世纪贸易倡议》首批协定。台湾方面称，这是自1979年以来台美间最具规模、最全面性的贸易谈判所达成的阶段性成果。</text:span>
</text:p>
      <text:p text:style-name="P4">
北京方面则立即表示，一贯坚决反对建交国与中国台湾地区进行任何形式的官方往来，希望美国停止向“台独”分裂势力发出任何错误信号。</text:p>
      <text:h text:style-name="P12" text:outline-level="3">
<text:span text:style-name="T4">
倡议到底有什么成果</text:span>
</text:h>
      <text:p text:style-name="P4">
<draw:frame draw:style-name="fr1" draw:name="Image18" text:anchor-type="as-char" svg:width="6.9236in" svg:height="3.894525in" draw:z-index="0">
<draw:image xlink:href="../Images/BBC Chinese/2023-06-02T11-08-19.000Z/_129966328_351103131_798887881762793_5582211598430148576_n.jpg" xlink:type="simple" xlink:show="embed" xlink:actuate="onLoad" draw:mime-type="image/jpeg"/>
</draw:frame>
</text:p>
      <text:p text:style-name="P4">
图像来源，  Bi-khim Hsiao</text:p>
      <text:p text:style-name="P4">
台湾行政院 <text:a xlink:type="simple" xlink:href="https://www.ey.gov.tw/Page/9277F759E41CCD91/070b69ff-9f30-4076-b5c7-5af3a58e108d" text:style-name="Internet_20_link" text:visited-style-name="Visited_20_Internet_20_Link">
 透露</text:a>
，签署的首批协定包括关务行政及贸易便捷化、良好法制作业、服务业国内规章、反贪腐、中小企业等5项议题，加上后续即将展开谈判的7项议题，包括劳动、环境、农业、数位贸易、标准、国营事业、非市场政策与做法。</text:p>
      <text:p text:style-name="P4">
行政院经贸谈判办公室则透露了预期双方未来的谈判的 <text:a xlink:type="simple" xlink:href="https://www.ey.gov.tw/otn/8E7CF7585049FAB6/328b5c43-efc6-45c3-926b-e3a0cb5e3dcb" text:style-name="Internet_20_link" text:visited-style-name="Visited_20_Internet_20_Link">
 11项议题</text:a>
的更多细节。比如，在贸易便捷化方面，双方将商议加速海关通关程序、电子支付等议题。</text:p>
      <text:p text:style-name="P4">
台湾总统蔡英文称，在未来陆续完成谈判后，将有助于促进市场公平竞争、资讯透明化、降低企业交易成本，并为中小企业带来更多的发展机会，也有助于台湾的经济与产业更顺利进军国际市场。</text:p>
      <text:p text:style-name="P4">
台湾国家发展委员会称，签署协定能促进台美协调合作、打造公平环境，有助吸引外商投资和增进贸易机会。</text:p>
      <text:p text:style-name="P4">
美国贸易代表办公室发言人山姆·米歇尔（Sam Michel）表示：“我们感谢台湾伙伴帮助我们达成这一重要里程碑，并期待即将展开的有关更多贸易领域的谈判。”</text:p>
      <text:p text:style-name="P4">
<text:a xlink:type="simple" xlink:href="https://www.bbc.com/zhongwen/simp/business-64342845" text:style-name="Internet_20_link" text:visited-style-name="Visited_20_Internet_20_Link">
 台美“21世纪贸易倡议”第二轮谈判落幕：台湾加入国际经贸组织为何如此曲折 </text:a>
  * <text:a xlink:type="simple" xlink:href="https://www.bbc.com/zhongwen/simp/chinese-news-55107824" text:style-name="Internet_20_link" text:visited-style-name="Visited_20_Internet_20_Link">
 放宽美国“莱猪”台湾立法院爆冲突猪内脏与拳头齐飞 </text:a>
  * <text:a xlink:type="simple" xlink:href="https://www.bbc.com/zhongwen/simp/business-53973239" text:style-name="Internet_20_link" text:visited-style-name="Visited_20_Internet_20_Link">
 台湾松绑美国猪牛肉后能否走向全面台美自贸协议 </text:a>
  * <text:a xlink:type="simple" xlink:href="https://www.bbc.com/zhongwen/simp/chinese-news-65745337" text:style-name="Internet_20_link" text:visited-style-name="Visited_20_Internet_20_Link">
 谁更支持“武统”台湾？一份针对中国大陆受访者的民调说了些什么？ </text:a>
  * <text:a xlink:type="simple" xlink:href="https://www.bbc.com/zhongwen/simp/chinese-news-55675464" text:style-name="Internet_20_link" text:visited-style-name="Visited_20_Internet_20_Link">
 中国再提“一国两制”台湾方案 陆学者提“智统” </text:a>
</text:p>
      <text:p text:style-name="P4">
从目前公布的内容看，该倡议并未改变台美之间的商品关税，未来谈判重点也没有贸易协定通常会涉及的市场准入商品类别等项目。大多已完成和将要展开的谈判内容主要涉及贸易便利化措施、法律对接和劳工、环境保护事项。但也有支持者对媒体指出，它有助于强化台湾与美国之间的经济纽带，并开放更多美国的产品出口至台湾，还能减少美国企业向台湾出口产品的繁文缛节。</text:p>
      <text:p text:style-name="P4">
</text:p>
      <text:p text:style-name="P4">
图像来源，  Getty Images</text:p>
      <text:h text:style-name="P12" text:outline-level="3">
<text:span text:style-name="T4">
中国激烈回应</text:span>
</text:h>
      <text:p text:style-name="P4">
对于这份协定，中国外交部发言人毛宁周四就曾警告台湾和美国。</text:p>
      <text:p text:style-name="P4">
毛宁称，中方一贯坚决反对建交国与中国台湾地区进行任何形式的官方往来，包括商签任何具有主权意涵和官方性质的协定。她称，美方有关行径严重违反一个中国原则和中美三个联合公报规定，也违背美方自己做出的仅同台湾保持非官方关系承诺，中方已经多次就此向美方提出严正交涉。</text:p>
      <text:p text:style-name="P4">
“美方应当停止任何形式的美台官方往来，不得与中国台湾地区商签具有主权意涵和官方性质的协定，不得借经贸名义向"台独"分裂势力发出任何错误信号。”毛宁说。</text:p>
      <text:p text:style-name="P4">
周五（2日），毛宁进一步表示：“所谓"倡议"不过是美方打着经贸合作的幌子，对台予取予夺、敲骨吸髓的‘指挥棒’，是台民进党当局为谋‘独’私利，不惜出卖台湾同胞和企业切身利益、‘害台’‘卖台’的‘投名状’，是美虚化掏空一个中国原则的最新例证。”</text:p>
      <text:p text:style-name="P4">
Source: <text:a xlink:type="simple" xlink:href="https://www.bbc.com/zhongwen/simp/business-65788057" text:style-name="Internet_20_link" text:visited-style-name="Visited_20_Internet_20_Link">
https://www.bbc.com/zhongwen/simp/business-65788057</text:a>
</text:p>
      <!--NEWS-->
      <text:h text:style-name="P10" text:outline-level="1">
<text:span text:style-name="T4">
RCEP对15个签署国全面生效</text:span>
</text:h>
      <text:p text:style-name="P4">
Author: None (Language: zh)</text:p>
      <text:p text:style-name="P4">
Publisher: None</text:p>
      <text:p text:style-name="P4">
Time: 2023-06-02T11:31:00Z</text:p>
      <text:p text:style-name="P4">
Description: 据中国商务部官网消息，6月2日，《区域全面经济伙伴关系协定》（RCEP）对菲律宾正式生效，标志着RCEP对15个成员国全面生效。</text:p>
      <text:p text:style-name="P4">
Videos: []</text:p>
      <text:p text:style-name="P4">
Images: []</text:p>
      <text:p text:style-name="P4">
Subject: 经济纵横</text:p>
      <text:p text:style-name="P4">
Subjects: ['岛屿主权争端', '专题报道：全景观看“习马会”', '中国', '菲律宾', '中共十九大', '德中关系']</text:p>
      <text:p text:style-name="P4">
Keywords: ['RCEP', '区域全面经济伙伴关系协定', '东南亚国家联盟', '中国', '企业', '菲律宾', '外资', '多边贸易']</text:p>
      <text:p text:style-name="P4">
ID: 65804548</text:p>
      <!--METADATA-->
      <text:p text:style-name="P4">
<text:a xlink:type="simple" xlink:href="https://www.dw.com/zh/overlay/image/article/65804548/62271795" text:style-name="Internet_20_link" text:visited-style-name="Visited_20_Internet_20_Link">
 </text:a>
</text:p>
      <text:p text:style-name="P4">
菲律宾2022年人口约1.1亿</text:p>
      <text:p text:style-name="P4">
（德国之声中文网）《区域全面经济伙伴关系协定》（RCEP）（Regional Comprehensive EconomicPartnership，缩写为RCEP）是由东南亚国家联盟十国发起，由中华人民共和国、日本、韩国、澳大利亚、新西兰等与东盟有自由贸易协定的五方共同参加，共计15个缔约方所构成的自由贸易协定。</text:p>
      <text:p text:style-name="P4">
RCEP区域总人口、GDP总值、货物贸易金额均占全球比重约30％。RCEP生效后，各成员之间关税减让包括立即降至零关税、10年内降至零关税等不同承诺。区域内90%以上的货物贸易将最终实现零关税，最终形成全球人口最多、经贸规模最大的自贸区。</text:p>
      <text:p text:style-name="P4">
<text:a xlink:type="simple" xlink:href="https://www.dw.com/zh/zh/rcep正式生效-中国与亚太多国调低关税/a-60307337" text:style-name="Internet_20_link" text:visited-style-name="Visited_20_Internet_20_Link">
 RCEP于2022年1月1日正式生效 </text:a>
，首批生效的国家包括文莱、柬埔寨、老挝、新加坡、泰国、越南等东盟6国和中国、日本、新西兰、澳大利亚等非东盟4国。2022年，该协定先后对韩国、马来西亚、缅甸生效，2023年1月2日起，对印度尼西亚生效。随着RCEP6月2日对菲律宾正式生效，全部15个成员国均完成了生效程序。</text:p>
      <text:h text:style-name="P12" text:outline-level="3">
<text:span text:style-name="T4">
为中国企业带来红利</text:span>
</text:h>
      <text:p text:style-name="P4">
中国商务部称，RCEP的全面生效充分体现了15方支持开放、自由、公平、包容和以规则为基础的多边贸易体制的决心和行动，将为区域经济一体化注入强劲动力，全面提升东亚贸易投资自由化便利化水平，其实施为中国稳外贸稳外资发挥了重要作用，为中国广大企业带来了红利和实惠。</text:p>
      <text:p text:style-name="P4">
</text:p>
      <text:p text:style-name="P4">
菲律宾总统马科斯2023年4月22日会见来访的中国外长秦刚</text:p>
      <text:p text:style-name="P4">
中国商务部发表数据称，2022年，中国与RCEP其他成员进出口总额12.95万亿元人民币，同比增长7.5%，占中国外贸进出口总额的30.8%。2023年头四个月，中国与RCEP其他成员进出口总额为4.12万亿元，同比增长7.3%，占中国外贸进出口总额30.9%。此外，2022年，中国实际利用RCEP其他成员投资额235.3亿美元，同比增长23.1%。2023年头四个月，中国实际利用RCEP其他成员投资额近89亿美元，同比增长超过13.7%。</text:p>
      <text:p text:style-name="P4">
中国是菲律宾最大贸易伙伴、第一大进口来源地和第三大出口市场。RCEP对菲律宾正式生效后，菲律宾将在一定的过渡期后，将对中国汽车及零部件、部分塑料制品、纺织服装、空调洗衣机的关税从3%至30%逐步将为零。在服务和投资领域，菲律宾承诺对超过100个服务部门开放市场。中国海关数据显示，2022年，中国与菲律宾进出口贸易总额877.3亿美元，同比增长7.1%。2023年头4个月，中国对菲律宾进出口总额为264.6亿美元，同比增长3.6%。</text:p>
      <text:p text:style-name="P4">
(综合报道）</text:p>
      <text:p text:style-name="P4">
Source: <text:a xlink:type="simple" xlink:href="https://www.dw.com/zh/rcep对15个签署国全面生效/a-65804548" text:style-name="Internet_20_link" text:visited-style-name="Visited_20_Internet_20_Link">
https://www.dw.com/zh/rcep对15个签署国全面生效/a-65804548?maca=chi-rss-chi-all-1127-rdf</text:a>
</text:p>
      <!--NEWS-->
      <text:h text:style-name="P10" text:outline-level="1">
<text:span text:style-name="T4">
香格里拉对话会2023：世界待看中美防长“擦身而过”，台海朝鲜又添阴霾</text:span>
</text:h>
      <text:p text:style-name="P4">
Author: https://www.facebook.com/bbcworldservice/</text:p>
      <text:p text:style-name="P4">
Publisher: BBC News 中文</text:p>
      <text:p text:style-name="P4">
Published Time: 2023-06-02T11:38:33.000Z</text:p>
      <text:p text:style-name="P4">
Modified Time: 2023-06-02T11:38:33.000Z</text:p>
      <text:p text:style-name="P4">
Description: 在中国国防部长李尚福拒绝会晤美国国防部长奥斯汀的背景下，世界安全首脑齐集新加坡观察两个大国如何唇枪舌剑。</text:p>
      <text:p text:style-name="P4">
Images: ["<text:a xlink:type="simple" xlink:href="https://ichef.bbci.co.uk/news/640/cpsprodpb/D5EE/production/_129966745_072135-shutterstock_editorial_chinese_state_councilor_and_mini_13942362h.jpg" text:style-name="Internet_20_link" text:visited-style-name="Visited_20_Internet_20_Link">
_129966745_07...</text:a>
"]</text:p>
      <text:p text:style-name="P4">
Videos: []</text:p>
      <text:p text:style-name="P4">
Tags: ['新加坡', '中美关系', '朝鲜', '中國', '韩国', '美国', '东南亚', '军事']</text:p>
      <text:p text:style-name="P4">
Type: Article</text:p>
      <!--METADATA-->
      <text:h text:style-name="P12" text:outline-level="3">
<text:span text:style-name="T4">
香格里拉对话会2023：世界待看中美防长“擦身而过”，台海朝鲜又添阴霾</text:span>
</text:h>
      <text:p text:style-name="P4">
2023年6月2日<draw:frame draw:style-name="fr1" draw:name="Image22" text:anchor-type="as-char" svg:width="6.9236in" svg:height="3.894525in" draw:z-index="0">
<draw:image xlink:href="../Images/BBC Chinese/2023-06-02T11-38-33.000Z/_129966745_072135-shutterstock_editorial_chinese_state_councilor_and_mini_13942362h.jpg" xlink:type="simple" xlink:show="embed" xlink:actuate="onLoad" draw:mime-type="image/jpeg"/>
</draw:frame>
</text:p>
      <text:p text:style-name="P4">
图像来源，  EPA</text:p>
      <text:p text:style-name="P4">
图像加注文字，</text:p>
      <text:p text:style-name="P4">
新加坡国防部长黄永宏（右）国防部迎接中国国防部长李尚福（左）。北京称李尚福不与奥斯汀会晤，“责任完全在美方”。</text:p>
      <text:p text:style-name="P4">
<text:span text:style-name="T4">
新加坡香格里拉对话会（IISS Shangri-LaDialogue）在中美交恶持续的背景下召开第20届会议，世界国防安全要员、军火商与外交官等齐集新加坡，观察两个大国如何唇枪舌剑。</text:span>
</text:p>
      <text:p text:style-name="P4">
根据主办方公布，澳大利亚总理阿尔巴尼斯（Anthony Albanese）星期五（6月2日）晚间将发表开幕主旨演讲，美国国防部长奥斯汀（LloydAustin）星期六（3日）将以“美国在印太地区的领导”为题作演讲，中国国防部长李尚福陆军上将则于星期天（4日）将宣讲“中国的新安全倡议”。</text:p>
      <text:p text:style-name="P4">
会议召开前，美国五角大楼称，遭美国制裁的李尚福上将回绝了与奥斯汀会晤的邀请，预示双方将在会议期间“擦身而过”。</text:p>
      <text:p text:style-name="P4">
除中美关系外，来自40多个国家近600多名代表预计还将讨论俄罗斯入侵乌克兰所导致的国际紧张、北大西洋公约组织（NATO）与亚洲关系、朝鲜核武计划再次浮上水面等议题。然而，俄国与朝鲜均未派员出席。</text:p>
      <text:p text:style-name="P4">
<text:a xlink:type="simple" xlink:href="https://www.bbc.com/zhongwen/simp/world-65774317" text:style-name="Internet_20_link" text:visited-style-name="Visited_20_Internet_20_Link">
 北约“东进”设立东京联络处 乌克兰战争催生亚洲“小北约”？ </text:a>
  * <text:a xlink:type="simple" xlink:href="https://www.bbc.com/zhongwen/simp/world-65705268" text:style-name="Internet_20_link" text:visited-style-name="Visited_20_Internet_20_Link">
 拜登政府出“乌龙”，美中关系“回暖”再蒙阴影 </text:a>
  * <text:a xlink:type="simple" xlink:href="https://www.bbc.com/zhongwen/simp/world-65662960" text:style-name="Internet_20_link" text:visited-style-name="Visited_20_Internet_20_Link">
 G7峰会：联合声明剑指中国“经济胁迫” 泽连斯基成最后一日焦点 </text:a>
  * <text:a xlink:type="simple" xlink:href="https://www.bbc.com/zhongwen/simp/world-65632968" text:style-name="Internet_20_link" text:visited-style-name="Visited_20_Internet_20_Link">
 中美博弈与南太平洋之爭：拜登取消访问巴新 美国是否能抗衡中国影响力 </text:a>
  * <text:a xlink:type="simple" xlink:href="https://www.bbc.com/zhongwen/simp/world-65529713" text:style-name="Internet_20_link" text:visited-style-name="Visited_20_Internet_20_Link">
 第一岛链：拜登重新串连亚洲盟友与中国的突围 </text:a>
</text:p>
      <text:p text:style-name="P4">
香格里拉对话会主办方英国国际战略研究所（IISS）东南亚政治与外交高级研究员阿伦·康纳利（Aaron Connelly）对BBC国际台（BBC WorldService）说：“东南亚以至于更广泛的太平洋地区均对中国在南中国海与台湾海峡的作为感到忧虑，但相对地也有人在忧虑美国及其盟友透过建立这些我们常称为小多边（minilateral）的机制又想做些什么，例如是Quad——也就是日本、印度、澳大利亚和美国——还有美国、澳大利亚和英国之间的<text:a xlink:type="simple" xlink:href="https://www.bbc.com/zhongwen/simp/world-64961015" text:style-name="Internet_20_link" text:visited-style-name="Visited_20_Internet_20_Link">
 AUKUS协约 </text:a>
，他们还会在此协约下建造核动力潜艇。”</text:p>
      <text:p text:style-name="P4">
“我相信这也将是对话会的话题之一。”</text:p>
      <text:h text:style-name="P12" text:outline-level="3">
<text:span text:style-name="T4">
中美防长见面难符合预期</text:span>
</text:h>
      <text:p text:style-name="P4">
</text:p>
      <text:p text:style-name="P4">
图像来源，  Reuters</text:p>
      <text:p text:style-name="P4">
图像加注文字，</text:p>
      <text:p text:style-name="P4">
奥斯汀认为中方拦截美方军机具挑衅性，令人担忧。中国解放军南部战区反指美方“恶人先告状”。</text:p>
      <text:p text:style-name="P4">
今年以来，中美关系因气球风波再起波澜，而在此之前本已因台湾和贸易问题而紧张多时。</text:p>
      <text:p text:style-name="P4">
而就在香格里拉对话会开幕前夕，台北与华盛顿星期四（1日）签署“ <text:a xlink:type="simple" xlink:href="https://www.bbc.com/zhongwen/simp/business-65788057" text:style-name="Internet_20_link" text:visited-style-name="Visited_20_Internet_20_Link">
 21世纪贸易倡议</text:a>
”首批协定。中国星期五称“强烈不满，已向美方提出严正交涉”。</text:p>
      <text:p text:style-name="P4">
中国外交部发言人毛宁说，签署此协议“是美虚化掏空一个中国原则的最新例证”，要求美方“停止推进并立即撤销所谓‘倡议’和协议，停止向‘台独’分裂势力发出任何错误信号，否则由此造成的后果必须完全由美方承担”。</text:p>
      <text:p text:style-name="P4">
加上华盛顿与北京本周 <text:a xlink:type="simple" xlink:href="https://www.youtube.com/shorts/IJfxs2efqBs" text:style-name="Internet_20_link" text:visited-style-name="Visited_20_Internet_20_Link">
 就美方指控中方战斗机在南海“挑衅”美方侦察机</text:a>
 ，这次对话会前夕的美中关系可谓寒风阵阵。</text:p>
      <text:p text:style-name="P4">
美国外交关系协会（Council on Foreign Relations）国家安全事务客座高级研究员理查德·贝茨（RichardBetts）对BBC电视新闻台说：“（中美）两国都关心如何避免直接冲突——毫无疑问因为诸多显而易见的原因，他们都希望避免战争——但目前并无明确或显而易见的办法去解决台湾问题。”</text:p>
      <text:p text:style-name="P4">
贝茨说，中国本来也希望把台湾问题按下不表，但最近有了变化。台湾并非独立国家，但受到美国某种程度的保护，华府必须面对应对台海问题策略并不容易的现实。</text:p>
      <text:p text:style-name="P4">
五角大楼星期一（5月29日）公布李尚福拒绝会晤奥斯汀后，中国国防部发言人谭克非大校星期二（31日）便说：“对话不能没有原则，沟通不能没有底线。当前两军交流面临的困难，责任完全在美方。”</text:p>
      <text:p text:style-name="P4">
奥斯汀星期四从日本东京转往新加坡出席香格里拉对话会前说，中方拒绝会晤是“不幸”。“我想国防部之间应该恒常地互相对话，或该建立通信渠道。”</text:p>
      <text:p text:style-name="P4">
</text:p>
      <text:p text:style-name="P4">
图像来源，  EPA</text:p>
      <text:p text:style-name="P4">
图像加注文字，</text:p>
      <text:p text:style-name="P4">
香格里拉对话会迎来第20届会议。</text:p>
      <text:p text:style-name="P4">
中共《人民日报》旗下小报《环球时报》星期五引述“一名中国学者”称：“正如美国在俄乌冲突中所扮演的角色一样，美国在亚太不断搞事，企图搞乱这一地区，以从中渔利。”</text:p>
      <text:p text:style-name="P4">
“不过，美国绝不想与一个大国发生直接冲突，它害怕擦枪走火，所以美方一边不停挑事，一边口头上声称要与中国‘沟通’。”</text:p>
      <text:p text:style-name="P4">
英国国际战略研究所高级研究员阿伦·康纳利对认为，中美关系紧张不至于会给整场论坛蒙上阴影。</text:p>
      <text:p text:style-name="P4">
康纳利对BBC说：“透过把美国和中国都带到东南亚来发表其立场，这能迫使他们稍稍思考一下这个地区希望这个地区发展成什么模样，它们又能做些什么来缓和紧张。”</text:p>
      <text:p text:style-name="P4">
在5月举行的日本七国集团（G7）峰会上，美国总统拜登（Joe Biden）曾预测中美关系有望解冻，华府内部也“正在磋商”解除对李尚福的制裁。</text:p>
      <text:p text:style-name="P4">
G7领袖们也在一份共同声明中说，各国希望寻求在对华关系中降低风险（de-risk）而非与中国脱钩（de-couple）。</text:p>
      <text:p text:style-name="P4">
</text:p>
      <text:p text:style-name="P4">
图像来源，  Reuters</text:p>
      <text:p text:style-name="P4">
图像加注文字，</text:p>
      <text:p text:style-name="P4">
台湾安全问题持续成为中美关系磨心。</text:p>
      <text:p text:style-name="P4">
但同样来自英国国际战略研究所的亚太安全事务高级研究员郭晨熹博士（Dr Lynn Kuok）对路透社说，她对美中关系改善不感到乐观。</text:p>
      <text:p text:style-name="P4">
“我们在这里该聚焦的是布置护栏，防止较劲陷入漩涡，演变成公开的全面冲突。但我想中国也（对护栏）抱有怀疑。”</text:p>
      <text:p text:style-name="P4">
与会的台湾前国防部长杨念祖向台湾中央社指出，他预期李尚福会在演讲中表明中方在台湾议题的立场并阐述中国的安全战略蓝图，相信奥斯汀也会重申中国是改变世界秩序的麻烦制造者；双方会有比较针锋相对的言语。</text:p>
      <text:h text:style-name="P12" text:outline-level="3">
<text:span text:style-name="T4">
朝鲜导弹威胁</text:span>
</text:h>
      <text:p text:style-name="P4">
新加坡《海峡时报》引述新加坡国立大学政治学系副教授庄嘉颖博士说，持续支援乌克兰抗战努力、管控朝鲜与伊朗武器与导弹计划，以及如何应对缅甸内战的外溢效应，都将是本届香格里拉对话会的关注焦点。</text:p>
      <text:p text:style-name="P4">
相比于中美“擦肩而过”，韩国国防部长官李钟燮将于对话会期间会晤李尚福。据韩联社报道，韩方将在会上明确指出朝鲜核导挑衅严重破坏地区和平稳定，呼吁中方为促使朝鲜克制挑衅发挥建设性作用。</text:p>
      <text:p text:style-name="P4">
<text:a xlink:type="simple" xlink:href="https://www.bbc.com/news/world-asia-65761995" text:style-name="Internet_20_link" text:visited-style-name="Visited_20_Internet_20_Link">
 朝鲜星期三（31日）发射间谍卫星失败 </text:a>
，对话会召开前夕，官方朝中社发文，警告要对北大西洋公约组织（NATO）在亚太地区活动“提高警惕”。北约秘书长斯托尔滕贝格（JensStoltenberg）谴责朝鲜卫星发射，是这篇文章的由来。</text:p>
      <text:p text:style-name="P4">
文章说：“如果，我国的军事侦察卫星发射令北约忧心，这明确表明北约以莫须有的‘北朝鲜威胁’为由，企图伺机插手亚太地区事务的阴险用心。”</text:p>
      <text:p text:style-name="P4">
“近期日趋活跃的北约、日本和南朝鲜代表处设立和网络联合训练等作为代表性证据，是表明大西洋和太平洋侵略势力军事勾结活动已进入全面实施阶段的危险信号。”</text:p>
      <text:p text:style-name="P4">
“若北约继续企图侵害朝鲜民主主义人民共和国的主权和安全利益，我们会把北约看成与美国一样的对手来应付。”</text:p>
      <text:p text:style-name="P4">
今年5月，日本证实北约将于7月在东京设立联络处，但同时澄清日本目前无意申请加入北约。除朝鲜外，中国也就设立办事处提出不满。</text:p>
      <text:p text:style-name="P4">
日本国际教养大学（Akita International University ）中国研究助理教授陈宥桦 <text:a xlink:type="simple" xlink:href="https://www.bbc.com/zhongwen/simp/world-65774317" text:style-name="Internet_20_link" text:visited-style-name="Visited_20_Internet_20_Link">
 稍早前对BBC中文称</text:a>
，日本与北约的互动至少就短期而言象征意义大于实质意义。</text:p>
      <text:p text:style-name="P4">
美国外交关系协会客座高级研究员理查德·贝茨对BBC评论说，朝鲜因拥有核武和其本身的“疯狂”特质，使美国难以应对。但美国需要再次保证盟国对韩国的长期承诺，增派驻韩美军士兵，调拨防卫资源到当地，是说明此等保证的方法。</text:p>
      <text:p text:style-name="P4">
Source: <text:a xlink:type="simple" xlink:href="https://www.bbc.com/zhongwen/simp/world-65788097" text:style-name="Internet_20_link" text:visited-style-name="Visited_20_Internet_20_Link">
https://www.bbc.com/zhongwen/simp/world-65788097</text:a>
</text:p>
      <!--NEWS-->
      <text:h text:style-name="P10" text:outline-level="1">
<text:span text:style-name="T4">
日本部分地区遭暴雨袭击 当局促数万人撤离</text:span>
</text:h>
      <text:p text:style-name="P4">
Author: 联合早报 (Person)</text:p>
      <text:p text:style-name="P4">
Publisher: 联合早报 (Organization)</text:p>
      <text:p text:style-name="P4">
Published Time: 2023-06-02T12:45</text:p>
      <text:p text:style-name="P4">
Modified Time: 2023-06-03T18:01</text:p>
      <text:p text:style-name="P4">
Description: 台风“玛娃”（Mawar）逼近日本，日本部分地区星期五（6月2日）遭狂风暴雨袭击，当局敦促数万人离家避难。路透社报道，本周早些时候对关岛造成严重破坏的“玛娃”（Mawar）已减弱为...</text:p>
      <text:p text:style-name="P4">
Videos: []</text:p>
      <text:p text:style-name="P4">
Audios: []</text:p>
      <text:p text:style-name="P4">
Images: []</text:p>
      <text:p text:style-name="P4">
Type: NewsArticle</text:p>
      <text:p text:style-name="P4">
Breadcrumbs: ['即时', '国际']</text:p>
      <text:p text:style-name="P4">
Keywords: ['日本', '热带风暴', '暴雨', '冲绳']</text:p>
      <!--METADATA-->
      <text:p text:style-name="P4">
台风“玛娃”（Mawar）逼近日本，日本部分地区星期五（6月2日）遭狂风暴雨袭击，当局敦促数万人离家避难。</text:p>
      <text:p text:style-name="P4">
路透社报道，本周早些时候对关岛造成严重破坏的“玛娃”（Mawar）已减弱为热带风暴，预计风暴将在进入太平洋时经过本州岛以南。</text:p>
      <text:p text:style-name="P4">
但气象预报员警告，风暴带来的潮湿空气可能因季节性移动引起锋面雨，局部地区可能出现暴雨。</text:p>
      <text:p text:style-name="P4">
日本放送协会（NHK）说，截至星期五早上9时（新加坡时间早上8时）的三小时内，四国部分地区的降雨量达162.5毫米，引发山体滑坡警告。</text:p>
      <text:p text:style-name="P4">
本州中部城市丰桥市约2万7000人接获撤离建议，四国部分地区也发布了撤离警告。</text:p>
      <text:p text:style-name="P4">
冲绳岛链部分地区的航班被取消，但截至周五上午，还没有其他关于重大交通混乱的报告。</text:p>
      <text:p text:style-name="P4">
Source: <text:a xlink:type="simple" xlink:href="https://www.zaobao.com.sg/realtime/world/story20230602-1400476" text:style-name="Internet_20_link" text:visited-style-name="Visited_20_Internet_20_Link">
https://www.zaobao.com.sg/realtime/world/story20230602-1400476</text:a>
</text:p>
      <!--NEWS-->
      <text:h text:style-name="P10" text:outline-level="1">
<text:span text:style-name="T4">
美5月非农就业优于预期 美国股市早盘走高</text:span>
</text:h>
      <text:p text:style-name="P4">
Publisher: 法新社</text:p>
      <text:p text:style-name="P4">
Published Time: 2023-06-02T15:02:09+00:00</text:p>
      <text:p text:style-name="P4">
Modified Time: 2023-06-02T14:35:02+00:00</text:p>
      <text:p text:style-name="P4">
Description: （法新社纽约2日电) 美国联邦参议院通过债务上限法案，加上美国5月非农就业人数增幅优于预期，显示美国经济持续强劲，美股主要指数今天早盘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6-02T15-02-09-00-00/000000.png" xlink:type="simple" xlink:show="embed" xlink:actuate="onLoad" draw:mime-type="image/png"/>
</draw:frame>
</text:p>
      <text:p text:style-name="P4">
道琼工业指数上扬395.45点，或1.20%，来到33457.02点。</text:p>
      <text:p text:style-name="P4">
标准普尔500指数上涨32.38点，或0.77%，来到4253.40点。</text:p>
      <text:p text:style-name="P4">
那斯达克综合指数扬升60.78点，或0.46%，来到13161.76点。</text:p>
      <text:p text:style-name="P4">
Source: <text:a xlink:type="simple" xlink:href="https://www.rfi.fr/cn/%E8%B4%A2%E7%BB%8F%E5%BF%AB%E8%AE%AF/20230602-%E7%BE%8E5%E6%9C%88%E9%9D%9E%E5%86%9C%E5%B0%B1%E4%B8%9A%E4%BC%98%E4%BA%8E%E9%A2%84%E6%9C%9F-%E7%BE%8E%E5%9B%BD%E8%82%A1%E5%B8%82%E6%97%A9%E7%9B%98%E8%B5%B0%E9%AB%98" text:style-name="Internet_20_link" text:visited-style-name="Visited_20_Internet_20_Link">
https://www.rfi.fr/cn/%E8%B4%A2%E7%BB%8F%E5%BF%AB%E8%AE%AF/20230602-%E7%BE%8E5%E6%9C%88%E9%9D%9E%E5%86%9C%E5%B0%B1%E4%B8%9A%E4%BC%98%E4%BA%8E%E9%A2%84%E6%9C%9F-%E7%BE%8E%E5%9B%BD%E8%82%A1%E5%B8%82%E6%97%A9%E7%9B%98%E8%B5%B0%E9%AB%98</text:a>
</text:p>
      <!--NEWS-->
      <text:h text:style-name="P10" text:outline-level="1">
<text:span text:style-name="T4">
美国5月新增就业人口意外强劲 但薪资成长放缓</text:span>
</text:h>
      <text:p text:style-name="P4">
Publisher: 法新社</text:p>
      <text:p text:style-name="P4">
Published Time: 2023-06-02T15:32:08+00:00</text:p>
      <text:p text:style-name="P4">
Modified Time: 2023-06-02T15:20:06+00:00</text:p>
      <text:p text:style-name="P4">
Description: （法新社华盛顿2日电） 美国劳工部今天公布，5月新增33万9000名就业人口，较4月更多且远高于分析师预期；但失业率也上升，薪资涨幅则微降，使得美国联邦准备理事会（Fed）本月仍有机会暂停升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617581in" draw:z-index="0">
<draw:image xlink:href="../Images/rficn/2023-06-02T15-32-08-00-00/000000.png" xlink:type="simple" xlink:show="embed" xlink:actuate="onLoad" draw:mime-type="image/png"/>
</draw:frame>
</text:p>
      <text:p text:style-name="P4">
5月美国新增就业人口远高于4月修正后的29万4000人，失业率则由史上最低点3.4%反弹回3.7%。</text:p>
      <text:p text:style-name="P4">
美国5月就业报告还显示，平均时薪仅成长0.3%，增幅略低于4月的0.4%。</text:p>
      <text:p text:style-name="P4">
高频经济公司（High Frequency Economics）首席美国经济学家法鲁奇（RubeelaFarooqi）表示：「数据展现美国就业持续以快速步伐成长，但薪资上涨压力并未不断增加。」</text:p>
      <text:p text:style-name="P4">
尽管联准会为了降低美国经济热度、打击通货膨胀，自从去年初以来已经10度调高利率；但美国就业市场依旧维持意外强度。最新数据可能使央行官员思考是否暂停升息时别具挑战。</text:p>
      <text:p text:style-name="P4">
法鲁奇指出，美国5月新增就业人口虽然远远超越分析师预估，但薪资数据仍可能让联准会有空间维持货币政策不变。</text:p>
      <text:p text:style-name="P4">
美国央行决策官员将在本月中旬召开会议。一些高阶官员本周已释出讯息，表示这次可能支持暂停升息一次。</text:p>
      <text:p text:style-name="P4">
他们的关键主张，是联准会官员在决定是否有必要采取更多行动时，应把注意力放在至今升息扩散到美国经济的延迟效应。</text:p>
      <text:p text:style-name="P4">
决策官员格外担忧的部分，是美国劳工需求旺盛若搭配薪资不断成长，可能使得通膨热度不坠；但若薪资成长并未攀升，可能缓和央行升息压力。</text:p>
      <text:p text:style-name="P4">
Source: <text:a xlink:type="simple" xlink:href="https://www.rfi.fr/cn/%E5%9B%BD%E9%99%85%E6%8A%A5%E9%81%93/20230602-%E7%BE%8E%E5%9B%BD5%E6%9C%88%E6%96%B0%E5%A2%9E%E5%B0%B1%E4%B8%9A%E4%BA%BA%E5%8F%A3%E6%84%8F%E5%A4%96%E5%BC%BA%E5%8A%B2-%E4%BD%86%E8%96%AA%E8%B5%84%E6%88%90%E9%95%BF%E6%94%BE%E7%BC%93" text:style-name="Internet_20_link" text:visited-style-name="Visited_20_Internet_20_Link">
https://www.rfi.fr/cn/%E5%9B%BD%E9%99%85%E6%8A%A5%E9%81%93/20230602-%E7%BE%8E%E5%9B%BD5%E6%9C%88%E6%96%B0%E5%A2%9E%E5%B0%B1%E4%B8%9A%E4%BA%BA%E5%8F%A3%E6%84%8F%E5%A4%96%E5%BC%BA%E5%8A%B2-%E4%BD%86%E8%96%AA%E8%B5%84%E6%88%90%E9%95%BF%E6%94%BE%E7%BC%93</text:a>
</text:p>
      <!--NEWS-->
      <text:h text:style-name="P10" text:outline-level="1">
<text:span text:style-name="T4">
六四34周年特别报导：接过广场上话筒的女青年</text:span>
</text:h>
      <text:p text:style-name="P4">
Author: None</text:p>
      <text:p text:style-name="P4">
Publisher: Radio Free Asia (Organization)</text:p>
      <text:p text:style-name="P4">
Published Time: 2023-06-02T16:18:00-04:00</text:p>
      <text:p text:style-name="P4">
Modified Time: 2023-06-03T09:16:34-04:00</text:p>
      <text:p text:style-name="P4">
Description: None</text:p>
      <text:p text:style-name="P4">
Videos: []</text:p>
      <text:p text:style-name="P4">
Audios: ["<text:a xlink:type="simple" xlink:href="https://www.rfa.org/mandarin/yataibaodao/zhengzhi/al-060220230955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5.1927in" draw:z-index="0">
<draw:image xlink:href="../Images/rfamandarin/2023-06-02T16-18-00-04-00/000000.png" xlink:type="simple" xlink:show="embed" xlink:actuate="onLoad" draw:mime-type="image/png"/>
</draw:frame>
在两个男生中间，穿着粉色外套的雀氏格外显眼，拿起话筒大声呼喊。 <text:a xlink:type="simple" xlink:href="https://www.rfa.org/mandarin/yataibaodao/zhengzhi/al-06022023095528.html/@@images/image" text:style-name="Internet_20_link" text:visited-style-name="Visited_20_Internet_20_Link">
</text:a>
（吕熙摄）  <text:a xlink:type="simple" xlink:href="https://www.rfa.org/mandarin/yataibaodao/zhengzhi/al-06022023095528.html/@@stream" text:style-name="Internet_20_link" text:visited-style-name="Visited_20_Internet_20_Link">
Audio-1-Link：https://www.rfa.org/mandarin/yataibaodao/zhengzhi/al-06022023095528.html/@@stream</text:a>
</text:p>
      <text:p text:style-name="P4">
六四34周年之际，“白纸运动”后站出来的海外中国留学生，将首次以他们的方式纪念“六四”。其实在“白纸运动”期间，海内外大批中国女性勇敢发出反抗极权的声音。她们对“六四”有什么看法？她们又如何连结当年八九学运的女性领袖？</text:p>
      <text:p text:style-name="P4">
<text:a xlink:type="simple" xlink:href="https://www.rfa.org/mandarin/duomeiti/special/tiananmen/index.html" text:style-name="Internet_20_link" text:visited-style-name="Visited_20_Internet_20_Link">
 <text:span text:style-name="T4">
没有不透风的墙，即便是防火墙</text:span>
 </text:a>
  * <text:a xlink:type="simple" xlink:href="https://www.rfa.org/mandarin/pinglun/duzheguangchang/dz-05302023170923.html" text:style-name="Internet_20_link" text:visited-style-name="Visited_20_Internet_20_Link">
 <text:span text:style-name="T4">
【我是怎么知道六四的】来信节选</text:span>
 </text:a>
  * <text:span text:style-name="T4">
<text:a xlink:type="simple" xlink:href="https://www.rfa.org/mandarin/Xinwen/cmh1-04192023230423.html" text:style-name="Internet_20_link" text:visited-style-name="Visited_20_Internet_20_Link">
 华尔街日报:白纸运动参与者曹芷馨入狱四个月后获释 </text:a>
 </text:span>
  * <text:span text:style-name="T4">
<text:a xlink:type="simple" xlink:href="https://www.rfa.org/mandarin/yataibaodao/renquanfazhi/cm-04092023103016.html" text:style-name="Internet_20_link" text:visited-style-name="Visited_20_Internet_20_Link">
 对话郑楚然：女权的成功是一个过程 </text:a>
 </text:span>
  * <text:span text:style-name="T4">
<text:a xlink:type="simple" xlink:href="https://www.rfa.org/mandarin/yataibaodao/renquanfazhi/al-03082023103241.html" text:style-name="Internet_20_link" text:visited-style-name="Visited_20_Internet_20_Link">
 习近平发妇女节祝福 人权组织促释放女性政治犯 </text:a>
 </text:span>
</text:p>
      <text:p text:style-name="P4">
“自由中国！这仍是我们的责任！共产党下台！习近平下台！六四不是历史！而是我们的政治现实！”刚在英国完成大学本科最后一年课程的雀氏，这天站在伦敦特拉法加广场的一角。在两个男生中间，穿着粉色外套的她格外显眼。她拿起话筒大声呼喊，向途人介绍何谓“六四”，并宣传一周后由她参与举办的“六四”纪念活动。</text:p>
      <text:p text:style-name="P4">
</text:p>
      <text:p text:style-name="P4">
<text:span text:style-name="T4">
“白纸运动”女青年：我不是一个乖乖的小女孩了</text:span>
</text:p>
      <text:p text:style-name="P4">
即使喊到嗓子嘶哑，她仍努力保持声浪。“上街你要做什么？就是要喊大声啊，你就是要抢话语权啊！一直以来都是男性比较容易抢话语权，为什么？因为女性被规顺，让你不要说话，然后男性的声音一直会没过女性。那么我就是意识到这一点，所以从那以后我一直大声说话，我不是一个乖乖的小女孩了。”</text:p>
      <text:p text:style-name="P4">
去年年底，受“四通桥勇士”彭载舟（本名彭立发）启发，雀氏开始在伦敦参与“海报运动”，在校园张贴反封控、支持自由民主的海报，从而认识一群志同道合的在英中国留学生，并成立了非营利组织“ChinaDeviants” （暂译“中国反贼”）。</text:p>
      <text:p text:style-name="P4">
 由在英中国留学生成立的非营利组织“ChinaDeviants” （暂译“中国反贼”），将举办“六四”纪念活动。 （“China Deviants”提供）  <text:a xlink:type="simple" xlink:href="https://www.rfa.org/mandarin/yataibaodao/zhengzhi/al-06022023095528.html/img_8252.jpg" text:style-name="Internet_20_link" text:visited-style-name="Visited_20_Internet_20_Link">
</text:a>
</text:p>
      <text:p text:style-name="P4">
作为骨干成员的雀氏，积极主办各种活动，并在英国声援“白纸运动”。“我觉得现在女权主义者会做的一个事情就是，首先是做一些主导的行动。第二个就是说话要大声，大声的把自己的诉求喊出来。”</text:p>
      <text:p text:style-name="P4">
<text:span text:style-name="T4">
从女权主义反思极权</text:span>
</text:p>
      <text:p text:style-name="P4">
在中国成长、接受教育，雀氏说，她过去对“六四”的认识很模糊，只知道天安门发生了“很糟糕的事情”，直到去到英国留学，被当地同学问起后，她在网上搜索，才真正了解“六四”是怎么一回事。不过对她而言，真正的政治启蒙，是在英国读到的女性主义理论，从而对充满父权色彩的中国国家体系产生怀疑。</text:p>
      <text:p text:style-name="P4">
“我意识到女权是没法跟政治脱离关系的，因为我们要达到我们的权利时，我们必然需要造成一定的政治影响，然后得到一些政治的权利。”雀氏说：“如果要批判共产党，我觉得它不止是一个极权政府，它也是一个非常父权、父系的体系。比如说习近平所做的一些外交手段，就像一个‘强人意识形态’，就是他要做一个强壮的男人似的。在党内的话，女性和少数民族群体也是当花瓶一样。”</text:p>
      <text:p text:style-name="P4">
雀氏除了举办纪念“六四”的活动以外，也持续举办和女性议题相关的活动。 （“China Deviants”提供）  <text:a xlink:type="simple" xlink:href="https://www.rfa.org/mandarin/yataibaodao/zhengzhi/al-06022023095528.html/img_8255.jpg" text:style-name="Internet_20_link" text:visited-style-name="Visited_20_Internet_20_Link">
</text:a>
</text:p>
      <text:p text:style-name="P4">
雀氏除了举办纪念“六四”的活动以外，也持续举办和女性议题相关的活动。 （“China Deviants”提供）  <text:a xlink:type="simple" xlink:href="https://www.rfa.org/mandarin/yataibaodao/zhengzhi/al-06022023095528.html/img_8253.jpg" text:style-name="Internet_20_link" text:visited-style-name="Visited_20_Internet_20_Link">
</text:a>
</text:p>
      <text:p text:style-name="P4">
<text:span text:style-name="T4">
被男性主导的八九学运？</text:span>
</text:p>
      <text:p text:style-name="P4">
而另一方面，她也重新反思作为中国反抗运动先河的八九学运。她认为这场运动，更大程度上被男性主导，女性更多担任后勤角色。然而她们的贡献，在过去30多年一直被忽略。“当我学过一些女性主义者比较熟悉的理论，比如说权力等级、力量不平等，以及女性怎样被隐形的方式剥削，以及为何历史上女性总是被抹去。这个其实跟六四也有一定关联，六四期间有很多女性在努力，但是你会看到拍出来的照片，以及留下来的文档之类，实际上是以男性为主。”</text:p>
      <text:p text:style-name="P4">
雀氏除了举办纪念“六四”的活动以外，也持续举办和女性议题相关的活动。 （“China Deviants”提供）  <text:a xlink:type="simple" xlink:href="https://www.rfa.org/mandarin/yataibaodao/zhengzhi/al-06022023095528.html/img_8254.jpg" text:style-name="Internet_20_link" text:visited-style-name="Visited_20_Internet_20_Link">
</text:a>
</text:p>
      <text:p text:style-name="P4">
“我觉得她的观察很尖锐。”八九学运期间，代表研究生参加北京高校学生自治联合会（高自联）的王超华，是当年少数的女性学生领袖。北京市公安局在“六四”后发布的21人通缉名单中，就只有王超华和柴玲两名女性。王超华忆述在1989年4月底、胡耀邦追悼会后几天，她第一次到北大和学生领袖开会时，就是柴玲把她带到男生宿舍，引见给封从德。</text:p>
      <text:p text:style-name="P4">
代表研究生参加北京高校学生自治联合会（高自联）的王超华，是当年少数女性学生领袖之一。 （王超华提供）  <text:a xlink:type="simple" xlink:href="https://www.rfa.org/mandarin/yataibaodao/zhengzhi/al-06022023095528.html/m0602al-2.jpeg" text:style-name="Internet_20_link" text:visited-style-name="Visited_20_Internet_20_Link">
</text:a>
</text:p>
      <text:p text:style-name="P4">
她说，当年的普遍现象，就是所有学生领袖的会议，都是在男生宿舍进行，房间里头全是男生，女生更多是从旁协助，使她感受到当中的性别差异：“比如我从我们学校到北大和其他学校，去看运动进行的状况、去了解和交流时，到每一个学校去的一定都是男生宿舍。这些学运的积极份子正在某一个宿舍开会，女生在那边一般都是，积极的女生基本上成了积极男生的秘书，女生基本上是辅助和支援的角色。”</text:p>
      <text:p text:style-name="P4">
王超华在学运期间已经37岁，是学生领袖中年龄较大的研究生，因而获得其他学生领袖的尊重，比较可以不受女性身份束缚、自由发声。回望当年，王超华认为她和柴玲在学运中担当了不同角色，却都无法脱离性别色彩：“我是作为一个年龄比大家大很多，然后可以起到平衡的一个角色。柴玲是作为一个比较弱小，但是充满激情的、纯洁的、理想型的形象。从绝食开始到最后，都有一个很强号召力的形象。”</text:p>
      <text:p text:style-name="P4">
代表研究生参加北京高校学生自治联合会（高自联）的王超华，是当年少数女性学生领袖之一。 （王超华提供）  <text:a xlink:type="simple" xlink:href="https://www.rfa.org/mandarin/yataibaodao/zhengzhi/al-06022023095528.html/m0602al-3.jpeg" text:style-name="Internet_20_link" text:visited-style-name="Visited_20_Internet_20_Link">
</text:a>
</text:p>
      <text:p text:style-name="P4">
和雀氏一样，王超华同样认为，女性在八九学运中的角色，在过去30多年一直被边缘化。“当然我一直在那儿，我本身就是一个女性的存在，但是我这个性别的身份，基本上是被边缘化，或者是被抹去的，没有被看作代表了性别的意义。这么长时间，30几年了，您是第一位找到我，从性别的角度来讲六四。30多年啊，虽然身为女性，虽然每年都在讲纪念，但是这个性别角色是在历史上被抹去，或被边缘化。”</text:p>
      <text:p text:style-name="P4">
<text:span text:style-name="T4">
在八九学运中缺席的女权声音</text:span>
</text:p>
      <text:p text:style-name="P4">
在当年的北京市民吕京花看来，学运中的女性领袖虽然不多，却有很多女性参与了杂务和支援工作。当年在北京开了一家服装店的她，受学生运动感染，干脆关门不做生意，推着自行车为学生募捐、送物资：“我是看着一帮学生端着捐款箱，还有一帮学生在天安门广场绝食呢。然后很多学生是外地的，没吃没喝的，我们老百姓能支持一点就支持吧，因为毕竟是外地孩子嘛。我们能给一点帮助就给吧。”她说，“反正那时候呼哩哗啦，市民都来支持，特别积极地给一些物资。家里买的汽水，一箱一箱给大家端出来，家里包的馒头、包子也都端出来。”</text:p>
      <text:p text:style-name="P4">
吕京花更加入北京工人自治联合会（工自联），组织工人运动。她担任播报员，在天安门广场上播报运动的最新消息，以及各种群众来稿，传播工人及不同群体的声音。回看当时，她说学生和群众有反贪腐、争取工人权益及政治改革的诉求，却几乎没有听到争取女性权利的呼声。</text:p>
      <text:p text:style-name="P4">
吕京花当年更加入北京工人自治联合会（工自联），组织工人运动。她担任播报员，在天安门广场上播报运动的最新消息。 （吕京花提供）  <text:a xlink:type="simple" xlink:href="https://www.rfa.org/mandarin/yataibaodao/zhengzhi/al-06022023095528.html/m0602al-1.jpg" text:style-name="Internet_20_link" text:visited-style-name="Visited_20_Internet_20_Link">
</text:a>
</text:p>
      <text:p text:style-name="P4">
“我们受的教育毕竟是传统教育，来束缚我们比较前卫的想法。包括人权啊，在我们眼里都是新单词，都是来到海外才知道。当时对妇女的权利意识有没有？可能有，但是在这场运动当中，它的声音非常弱，似乎没有特意地带出话题，说我们要提高女性的权益。”作为女性，吕京花也承认，30多年前的她完全没有意识要为女权发声。</text:p>
      <text:p text:style-name="P4">
<text:span text:style-name="T4">
“六四”后政治改革告终 女性成政治花瓶</text:span>
</text:p>
      <text:p text:style-name="P4">
王超华也表示，当年她参与北京高校学生对话代表团，当学生准备和政府对话的议题时，女权诉求从未被列入议程当中。然而实际上，她认为八九学运期间的女性社会地位，反而比文革时期倒退，原因是当中共走出文革、走进经济改革以后，包括男女平等等很多社会议题，都被放弃。</text:p>
      <text:p text:style-name="P4">
毛泽东曾提倡“妇女能顶半边天”，鼓励女性走出家庭、投身公共领域。然而王超华认为，随着“六四”后政治改革告终，中国女性的社会地位也愈来愈低─社会传统愈来愈要求女性要规顺乖巧；在政治体制内，女性沦为花瓶，更成为权贵斗争中的牺牲品：“近二、三十年的经济改革，官僚基本上就是权贵，同时有权和钱。打黑打贪的时候，常常就会揪出来，谁谁谁有多少情妇，女性变为政治斗争当中，提供性服务的角色。不光是官场，包括大公司里，都变成一个理所当然、被公开接受的情况。所以这是一个对女性非常不友好的社会现实。”</text:p>
      <text:p text:style-name="P4">
王超华认为，不少受过高等教育的职业女性，都站出来参与“白纸运动”，对她们非常敬佩。 （王超华提供）  <text:a xlink:type="simple" xlink:href="https://www.rfa.org/mandarin/yataibaodao/zhengzhi/al-06022023095528.html/m0602al-5.jpeg" text:style-name="Internet_20_link" text:visited-style-name="Visited_20_Internet_20_Link">
</text:a>
</text:p>
      <text:p text:style-name="P4">
联合国消除对妇女歧视委员会日前发布的最新报告，指出中共二十大7名政治局常委中没有女性，而24名政治局委员中，也20年来首次没有女性。而十四届中国全国人大中，女性比例不到27%。委员会对中国最高领导层缺少女性感到担忧，敦促中国政府增加决策层以及政府部门的女性人数。委员会也对中国女性人权捍卫者被恐吓和骚扰的报道表达关切。</text:p>
      <text:p text:style-name="P4">
吕京花认为，正是中国目前的体制，才会出现像“铁链女”这样的悲剧。然而习近平的太太彭丽媛，虽然顶着联合国教科文组织“妇女、儿童特使”的头衔，却对“铁链女”的情况不发一言：“彭丽媛对中国妇女作出过什么贡献啊？她不就是一个歌唱演员吗？她有走到基层吗？她了解中国妇女的痛苦吗？如果你要真了解，你真的代表中国女性的话，去年三月就曝光了一个‘铁链女’。彭丽媛还代表中国妇女，在国际妇女代表大会发言，我觉得简直是违背妇女代表的职衔，是不能接受的。”</text:p>
      <text:p text:style-name="P4">
<text:span text:style-name="T4">
从沉默到爆发 从“白纸运动”走出来的中国女性</text:span>
</text:p>
      <text:p text:style-name="P4">
吕京花表示，她在海外中国人权机构任职时，不少中国基层妇女不堪重压，相继冒险致电给她，越洋曝光地方拆迁、劳动教养等社会不公问题，可见中国女性当中，已积累了一定程度对体制的不满。</text:p>
      <text:p text:style-name="P4">
王超华认为，中国社会长久的压迫，使得不少受过高等教育的职业女性，都站出来参与“白纸运动”，对她们表示非常敬佩：“白纸运动，我们看到站在前边的，绝大部分都是女生。包括被拘捕的，基本也都是女生，真是非常引人注目的一个社会变迁。可以看到女权主义的意识正在进入新一代，受过教育的女性产生了自觉意识。”</text:p>
      <text:p text:style-name="P4">
王超华认为，不少受过高等教育的职业女性，都站出来参与“白纸运动”，对她们非常敬佩。 （王超华提供）  <text:a xlink:type="simple" xlink:href="https://www.rfa.org/mandarin/yataibaodao/zhengzhi/al-06022023095528.html/m0602al-4.jpeg" text:style-name="Internet_20_link" text:visited-style-name="Visited_20_Internet_20_Link">
</text:a>
</text:p>
      <text:p text:style-name="P4">
曹芷馨、李元婧、翟登蕊、李思琪，四位在北京亮马桥参与“白纸运动”后被捕的年轻女生，成为了中国新一代女权运动的代表。而愈来愈多中国女性，也在海内外以不同形式发出反抗声音。</text:p>
      <text:p text:style-name="P4">
像雀氏一样，除了纪念“六四”的活动以外，她也努力举办和女性议题相关的活动：“通过让大家认识女性主义，说不定她们会慢慢觉醒一些公民意识，然后就会慢慢去批判整个政治体系。所以反而通过女性主义的一些理论去切入的话，其实对大陆内的影响可能会更大一点。包括你看到在大陆内，其实女权运动就一直没停过。”</text:p>
      <text:p text:style-name="P4">
新一代的中国女性，正接过天安门广场上的话筒，在全球各地大声为她们的女性同胞发声。</text:p>
      <text:p text:style-name="P4">
（由于安全原则，本文中的雀氏为化名。她的声音经过技术处理）</text:p>
      <text:p text:style-name="P4">
记者：吕熙（伦敦） 责编：嘉远 网编：何足</text:p>
      <text:p text:style-name="Horizontal_20_Line"/>
      <text:p text:style-name="P4">
Source: <text:a xlink:type="simple" xlink:href="https://www.rfa.org/mandarin/yataibaodao/zhengzhi/al-06022023095528.html" text:style-name="Internet_20_link" text:visited-style-name="Visited_20_Internet_20_Link">
https://www.rfa.org/mandarin/yataibaodao/zhengzhi/al-06022023095528.html</text:a>
</text:p>
      <!--NEWS-->
      <text:h text:style-name="P10" text:outline-level="1">
<text:span text:style-name="T4">
王丹身陷性骚扰指控  "李元钧"首次接受采访</text:span>
</text:h>
      <text:p text:style-name="P4">
Author: None</text:p>
      <text:p text:style-name="P4">
Publisher: Radio Free Asia (Organization)</text:p>
      <text:p text:style-name="P4">
Published Time: 2023-06-02T16:28:00-04:00</text:p>
      <text:p text:style-name="P4">
Modified Time: 2023-06-02T18:27:52-04:00</text:p>
      <text:p text:style-name="P4">
Description: None</text:p>
      <text:p text:style-name="P4">
Videos: []</text:p>
      <text:p text:style-name="P4">
Audios: ["<text:a xlink:type="simple" xlink:href="https://www.rfa.org/mandarin/yataibaodao/zhengzhi/wy-060220231238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4.969358in" draw:z-index="0">
<draw:image xlink:href="../Images/rfamandarin/2023-06-02T16-28-00-04-00/000000.png" xlink:type="simple" xlink:show="embed" xlink:actuate="onLoad" draw:mime-type="image/png"/>
</draw:frame>
八九民运领袖王丹（左）2023年6月2日在纽约主持六四纪念馆开幕式 <text:a xlink:type="simple" xlink:href="https://www.rfa.org/mandarin/yataibaodao/zhengzhi/wy-06022023123844.html/@@images/image" text:style-name="Internet_20_link" text:visited-style-name="Visited_20_Internet_20_Link">
</text:a>
记者唐缘媛摄影  <text:a xlink:type="simple" xlink:href="https://www.rfa.org/mandarin/yataibaodao/zhengzhi/wy-06022023123844.html/@@stream" text:style-name="Internet_20_link" text:visited-style-name="Visited_20_Internet_20_Link">
Audio-1-Link：https://www.rfa.org/mandarin/yataibaodao/zhengzhi/wy-06022023123844.html/@@stream</text:a>
</text:p>
      <text:p text:style-name="P4">
6月2日是纽约六四纪念馆正式开幕的日子。正在纽约主持开幕式的八九民运领袖王丹却忽然被台湾男子"李元钧"在社交媒体脸书上指控遭到了对方的性骚扰。本台在第一时间采访到了王丹和"李元钧"双方的说法。</text:p>
      <text:p text:style-name="P4">
<text:a xlink:type="simple" xlink:href="https://www.rfa.org/mandarin/yataibaodao/renquanfazhi/tj-06022023141911.html" text:style-name="Internet_20_link" text:visited-style-name="Visited_20_Internet_20_Link">
 <text:span text:style-name="T4">
纽约六四纪念馆开幕 六四领袖重申追求自由中国决心</text:span>
 </text:a>
</text:p>
      <text:p text:style-name="P4">
6月2日早上纽约时间9点40分，离纽约六四纪念馆正式开幕的时间还有20分钟。本台记者在纪念馆现场问到王丹对性骚扰指控的回应，他说，“一句话，完全没有的事情，既然是完全没有的事情，我也没办法做任何回应，对不对？”</text:p>
      <text:p text:style-name="P4">
王丹的声音背景里是纪念馆现场人群嘈杂的声音。</text:p>
      <text:p text:style-name="P4">
<text:span text:style-name="T4">
突然而至的指控</text:span>
</text:p>
      <text:p text:style-name="P4">
这一指控是北京时间6月2日下午4点左右出现在脸书上的。账号名为“李元钧”的男子在脸书上贴出一张配图，背景上是悼念1989年六四大屠杀的烛光晚会的模糊景象，中间是四个醒目的白色中文大字“请你道歉”。</text:p>
      <text:p text:style-name="P4">
在贴文中，“李元钧”详述了9年前的2014年6月6日，王丹在纽约法拉盛一家饭店的房间里强吻他，并强暴未遂的过程。</text:p>
      <text:p text:style-name="P4">
接着，“李元钧”又讲述了其它一些细节。</text:p>
      <text:p text:style-name="P4">
“李元钧”在贴文中还说，王丹此后几天一直在语言上骚扰他，“接下来的一周，我却持续面临他时不时的言语挑逗、性骚扰笑话，以及持续明示暗示我，希望我跟他一起睡。”</text:p>
      <text:p text:style-name="P4">
“李元钧”还告诉本台那次美国之行的一些背景，“2014年6月的时候，我刚认识王丹没多久，他便邀请我到美国去，那个时候我才不到20岁。对我来说，王丹是一个名人，我当时对他非常憧憬，能被他邀请到美国，当然是我的荣幸。”但“李元钧”并没有解释当时王丹邀请他的原因。</text:p>
      <text:p text:style-name="P4">
<text:span text:style-name="T4">
谢姓助理是谁？</text:span>
</text:p>
      <text:p text:style-name="P4">
“李元钧”说，当时王丹身边还有一个谢姓助理，对他的性骚扰是在谢姓助理离开的情况下发生的。事发后，“李元钧”把情况告诉这位助理，但助理并没有提供任何帮助，只是说，王丹是在跟他开玩笑，是在闹他。</text:p>
      <text:p text:style-name="P4">
“李元钧”在稍后的一个脸书贴文中公布了当时他和谢姓助理短信的截图。但这位谢姓助理是谁，“李元钧”并没有公布，本台尚无法查证。</text:p>
      <text:p text:style-name="P4">
“李元钧”在这次旅行后回到台湾。他在贴文中说，他在美国时人生地不熟，也不知道报警，不知道该怎么办，所以一直忍耐。但这件事是他此生最害怕的时光之一，他曾经把自己关在出租屋内好几天，哭泣并恐惧，试图忘记这次美国之行。</text:p>
      <text:p text:style-name="P4">
“李元钧”坦诚自己是同性恋的身份，并表示他曾将美国之行发生的事情，告诉共事过的台北市议员林亮君和当时还在任的台北市议员邱威杰（呱吉）。</text:p>
      <text:p text:style-name="P4">
<text:span text:style-name="T4">
一个"不惊讶" 一个"不意外"</text:span>
</text:p>
      <text:p text:style-name="P4">
“李元钧”在贴文里强调，此后每到6月4日前后，王丹出面发言的日子，他就感到恶心和不安，“我害怕这个人、我害怕听到他的声音、我害怕看到他的样子。”</text:p>
      <text:p text:style-name="P4">
对于在今年六四前公开此事，“李元钧”告诉本台，他并不是趁这个日子，而是因为最近在台湾有不少政治工作者提出了他们在职场上遭到的性骚扰指控，“这些事情对我影响很大，对我来说，也给了我很多鼓励；我觉得刚好在这个时间点，如果我现在不说的话，我不知道还有什么时候能有勇气把这段话说出来。”</text:p>
      <text:p text:style-name="P4">
据台湾中央社报道，影集《人选之人－造浪者》编剧之一的简莉颖也在6月2日当天在脸书发表长文，指控大学时期曾遭中国流亡诗人贝岭性骚扰。但贝岭对外界回应称，这完全是一个杜撰。</text:p>
      <text:p text:style-name="P4">
对于“李元钧”在六四前公开此事，王丹告诉本台，“我就让外界去判断，我也不想说什么。我想大家都很清楚，我也没必要说什么。”</text:p>
      <text:p text:style-name="P4">
王丹在美国东部时间6月2日早上听闻这一指控后，很快在脸书发帖回应说，他对此有点无奈，但也并不惊讶，这位作者所提的性骚扰一事完全不存在。他同时也表示自己很忙，而他的政治活动不会受到任何影响。他在推特上回应他人询问时也做出了类似的表述。</text:p>
      <text:p text:style-name="P4">
“李元钧”随即在脸书上发帖说，他对王丹这样的回应不意外，但令人失望。他质问说，“就事论事、坦诚错误，一句对不起就这么困难吗？”</text:p>
      <text:p text:style-name="P4">
“李元钧”告诉本台，除了已经公布的与谢助理的短信记录外，他手里还有一些证据，“我还有其他一些在美国留下来的照片和录音，但我还是希望老师可以，希望王丹可以好好面对自己的过错，不要等到我把这些资讯公开出来后，再来说更多的谎，来圆更多的这个其实不该说的谎。”</text:p>
      <text:p text:style-name="P4">
本台记者注意到，到截稿时为止，王丹已经删除了他在推特上有关此事的回应。</text:p>
      <text:p text:style-name="P4">
记者：王允（记者唐缘媛、黄春梅、夏小华对报道有贡献） 责编：梒青 网编：洪伟</text:p>
      <text:p text:style-name="P4">
Source: <text:a xlink:type="simple" xlink:href="https://www.rfa.org/mandarin/yataibaodao/zhengzhi/wy-06022023123844.html" text:style-name="Internet_20_link" text:visited-style-name="Visited_20_Internet_20_Link">
https://www.rfa.org/mandarin/yataibaodao/zhengzhi/wy-06022023123844.html</text:a>
</text:p>
      <!--NEWS-->
      <text:h text:style-name="P10" text:outline-level="1">
<text:span text:style-name="T4">
香格里拉对话会：中方拒绝对话 奥斯汀称之“不幸”</text:span>
</text:h>
      <text:p text:style-name="P4">
Author: None</text:p>
      <text:p text:style-name="P4">
Publisher: Radio Free Asia (Organization)</text:p>
      <text:p text:style-name="P4">
Published Time: 2023-06-02T16:56:00-04:00</text:p>
      <text:p text:style-name="P4">
Modified Time: 2023-06-02T18:1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4.612011in" draw:z-index="0">
<draw:image xlink:href="../Images/rfamandarin/2023-06-02T16-56-00-04-00/000000.png" xlink:type="simple" xlink:show="embed" xlink:actuate="onLoad" draw:mime-type="image/png"/>
</draw:frame>
美国防长奥斯汀与中国防长李尚福等人在周五新加坡晚宴上同坐主桌。 <text:a xlink:type="simple" xlink:href="https://www.rfa.org/mandarin/Xinwen/9-06022023165555.html/@@images/image" text:style-name="Internet_20_link" text:visited-style-name="Visited_20_Internet_20_Link">
</text:a>
路透社图片</text:p>
      <text:p text:style-name="P4">
据本台英语部发自新加坡的报道，在南海和东亚紧张局势升级之际，新加坡举办的重要地区安全论坛“香格里拉对话会”格外引人注目。但会议期间，美中两国防长面对面交流的大门却依然关闭。</text:p>
      <text:p text:style-name="P4">
美国国防部长奥斯汀此前邀请中国国防部长李尚福在新加坡香格里拉对话期间举行双边会谈，但被中国防长拒绝。奥斯汀在抵达新加坡前，以“不幸”形容中方的决定。他表示，拥有强大能力的国家相互对话很重要，以此可管理危机并防止事态失控。</text:p>
      <text:p text:style-name="P4">
据悉，本届为期三天的“香格里拉对话”有来自49个国家的约600位代表与会，美中防长将分别发表演说。</text:p>
      <text:p text:style-name="P4">
另据台湾中央社报道，美国防长奥斯汀与中国防长李尚福等人在周五新加坡晚宴上同坐主桌。先抵达会场的奥斯汀在李尚福到场后主动向前握手致意，但未有太多互动。</text:p>
      <text:p text:style-name="P4">
责编：何平</text:p>
      <text:p text:style-name="P4">
Source: <text:a xlink:type="simple" xlink:href="https://www.rfa.org/mandarin/Xinwen/9-06022023165555.html" text:style-name="Internet_20_link" text:visited-style-name="Visited_20_Internet_20_Link">
https://www.rfa.org/mandarin/Xinwen/9-06022023165555.html</text:a>
</text:p>
      <!--NEWS-->
      <text:h text:style-name="P10" text:outline-level="1">
<text:span text:style-name="T4">
事实查核 | 中国官媒民调：全球七成民众反对北约染指亚太 ？</text:span>
</text:h>
      <text:p text:style-name="P4">
Author: 作者:郑崇生、庄敬 发自华盛顿、台北</text:p>
      <text:p text:style-name="P4">
Publisher: Radio Free Asia (Organization)</text:p>
      <text:p text:style-name="P4">
Published Time: 2023-06-02T18:45:29-04:00</text:p>
      <text:p text:style-name="P4">
Modified Time: 2023-06-02T18:45:29-04:00</text:p>
      <text:p text:style-name="P4">
Description: 作者:郑崇生、庄敬 发自华盛顿、台北</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29306in" draw:z-index="0">
<draw:image xlink:href="../Images/rfamandarin/2023-06-02T18-45-29-04-00/000000.png" xlink:type="simple" xlink:show="embed" xlink:actuate="onLoad" draw:mime-type="image/png"/>
</draw:frame>
 <text:a xlink:type="simple" xlink:href="https://www.rfa.org/mandarin/shishi-hecha/hc-06022023183139.html/@@images/image" text:style-name="Internet_20_link" text:visited-style-name="Visited_20_Internet_20_Link">
</text:a>
 自由亚洲电台制图</text:p>
      <text:p text:style-name="P4">
<text:span text:style-name="T4">
标签：欠缺证据、误导</text:span>
</text:p>
      <text:p text:style-name="P4">
<text:span text:style-name="T4">
一分钟完读：</text:span>
</text:p>
      <text:p text:style-name="P4">
“全球多数受访者反对北约插手亚太”。中国国有媒体中央广播电视总台的外语频道中国环球电视网（CGTN）5月29日引述自己的民调报道称：日本首相岸田文雄24日证实北大西洋公约组织（NATO）计划明年在东京设联络处后，有高达七成的受访者表达“强烈反对”的立场。</text:p>
      <text:p text:style-name="P4">
但亚洲事实查核实验室发现，这则报道只交代了调查在“CGTN多个语种官网平台上进行”，但完全没有提供民调的基础资料。除官网外，CGTN也曾在自己的官方推特账号上发起“是否同意北约在日本设联络处”民调，结果是赞成者远多于反对者。然而，CGTN删除了推特民调页面，在后来的报道中也没有交代删除的原因。综上，CGTN民调给出的“七成民众反对北约染指亚太”结论不可信，涉嫌误导民众。</text:p>
      <text:p text:style-name="P4">
CGTN发布的关于70%民众反对北约染指亚太的报道截图 图截取自CGTN官网  <text:a xlink:type="simple" xlink:href="https://www.rfa.org/mandarin/shishi-hecha/hc-06022023183139.html/pic-1-screenshot.png" text:style-name="Internet_20_link" text:visited-style-name="Visited_20_Internet_20_Link">
</text:a>
</text:p>
      <text:p text:style-name="P4">
<text:span text:style-name="T4">
深度分析：</text:span>
</text:p>
      <text:p text:style-name="P4">
北约将在日本设立联络处的消息引起国际关注，CGTN于5月29日以 <text:a xlink:type="simple" xlink:href="https://news.cgtn.com/news/2023-05-29/CGTN-Poll-NATO-involvement-in-Asia-Pacific-opposed-by-70-globally-1kcu7oTVVQs/index.html" text:style-name="Internet_20_link" text:visited-style-name="Visited_20_Internet_20_Link">
 英文</text:a>
 、 <text:a xlink:type="simple" xlink:href="https://espanol.cgtn.com/news/2023-05-29/1663092793195958273/index.html" text:style-name="Internet_20_link" text:visited-style-name="Visited_20_Internet_20_Link">
 西班牙文</text:a>
 及 <text:a xlink:type="simple" xlink:href="https://content-static.cctvnews.cctv.com/snow-book/index.html" text:style-name="Internet_20_link" text:visited-style-name="Visited_20_Internet_20_Link">
中文 </text:a>
发表了相关报道。在英文报道中，CGTN提到，日前曾在“多语种网络平台”发起一次网络民调，结果高达71.1%受访者“强烈反对”北约的做法。    报道指出，在不同的语种中，以西班牙语、法语、阿拉伯语和俄语的平台上，都有超过8成的受访者反对这一可能举措。如果以国家为单位统计，俄语受访者反对的比例最高，达到92%。在英语平台网站上反对比例最低，为54%。</text:p>
      <text:p text:style-name="P4">
 CGTN用西语发布的民调结果图截取自CGTN西语推特帐号  <text:a xlink:type="simple" xlink:href="https://www.rfa.org/mandarin/shishi-hecha/hc-06022023183139.html/pic-2-screenshot.png" text:style-name="Internet_20_link" text:visited-style-name="Visited_20_Internet_20_Link">
 </text:a>
</text:p>
      <text:p text:style-name="P4">
<text:span text:style-name="T4">
"全球"民调报道欠缺调查方法</text:span>
</text:p>
      <text:p text:style-name="P4">
民调机构“皮尤研究中心”（Pew Research Center）的高级调查顾问基特（ScottKeeter）曾撰文解释民调如何运作，其中列出民调应该提供给受众的重要资讯应包括“访问了谁”、“访问多少人”、“执行方式”、“结果有无加权”和“问卷题目”等。</text:p>
      <text:p text:style-name="P4">
基特认为，现在很多民调甚至不采随机抽样，而是通过各种技术让人民在网络上自愿、或选择参与调查，这些民调怎能准确代表人们？虽然有些执行单位会通过加权调整，但这种调查的代表性较差，也容易受到虚假受访者的影响——也就是没有资格参加调查或提供不真诚的答复。</text:p>
      <text:p text:style-name="P4">
台湾民调专家戴立安6月1告诉亚洲事实查核实验室，CGTN并没有提供受访者的性别、年龄、教育程度、国别等详细资料。同时，在网络平台上执行调查本身就欠严谨，因为推特等社媒上有许多假账号，即使有几十万人提交问卷，不一定有样本代表性和真实性。</text:p>
      <text:p text:style-name="P4">
<text:span text:style-name="T4">
CGTN在推特上做了什么？</text:span>
</text:p>
      <text:p text:style-name="P4">
在这次民调过程中，CGTN在推特平台上的一次“删文”操作也引发了质疑。</text:p>
      <text:p text:style-name="P4">
5月26日，CGTN在推特上发起投票，询问网民“是否支持北约到日本设立联络处”。美国联邦参议员克鲁兹（Ted Cruz）的前法案助理苏柏力克（MichaelSobolik） <text:a xlink:type="simple" xlink:href="https://twitter.com/michaelsobolik/status/1662431259165970432" text:style-name="Internet_20_link" text:visited-style-name="Visited_20_Internet_20_Link">
 发现</text:a>
，CGTN又很快将推文删除了。苏柏力克的截图显示，至少到26日凌晨3时，投票推文仍是存在的，截至当时，有86.5%的参与者支持北约到日本设立联络处。亚洲事实查核实验室无法独立证实与查核CGTN删除推特投票的确切时间点。</text:p>
      <text:p text:style-name="P4">
然而，上述推特上的即时投票情况，并不在CGTN后来发出的英文报道内容中，报道也没有提到CGTN自己在推特上删除了这一投票。</text:p>
      <text:p text:style-name="P4">
戴立安认为，如果真的有删文情况，很可能是预期结果不如执行单位所想。若是一般专业单位，发生这种情况“必须要交代”，但CGTN此次调查恐怕并不是要反映民意，而是为倡议自己国家的立场。</text:p>
      <text:p text:style-name="P4">
就”删除推特平台民调结果”一事，亚洲事实查核实验室致信CGTN询问原因，并希望了解究竟有多少人，在哪些平台参与了投票。至截稿时，CGTN都没有回复。</text:p>
      <text:p text:style-name="P4">
CGTN刪除了推特平台的调查结果，但沒有交代原因。苏柏力克推文截图  <text:a xlink:type="simple" xlink:href="https://www.rfa.org/mandarin/shishi-hecha/hc-06022023183139.html/pic-3.jpg" text:style-name="Internet_20_link" text:visited-style-name="Visited_20_Internet_20_Link">
</text:a>
</text:p>
      <text:p text:style-name="P4">
<text:span text:style-name="T4">
"民调"的诱导性问题</text:span>
</text:p>
      <text:p text:style-name="P4">
亚洲事实查核实验室同时发现，CGTN设计的 <text:a xlink:type="simple" xlink:href="https://news.cgtn.com/vote/dAA/index.html" text:style-name="Internet_20_link" text:visited-style-name="Visited_20_Internet_20_Link">
 提问 </text:a>
存在预设的前提，例如：</text:p>
      <text:p text:style-name="P4">
提问一：日本作为一个有侵略别国历史的国家，近年来却寻求扩大自身军事实力。 你担心吗？</text:p>
      <text:p text:style-name="P4">
提问五：北约在美国的支持下，不断扩大军事势力范围，插手地区事务。 你认为北约是否已成为美国维护霸权和追求政治利益的工具？</text:p>
      <text:p text:style-name="P4">
戴立安对此批评，问卷虽然题目不多，“但每一题都充满诱导性”，问卷目的是为凸显执行单位的立场。他说：“CGTN的调查是‘pushpoll’（导向性民意调查），把立场塞给民众，所以是宣传，不是民调。”</text:p>
      <text:p text:style-name="P4">
<text:span text:style-name="T4">
结论：</text:span>
</text:p>
      <text:p text:style-name="P4">
一般来说，规范的民调结果报告都会交代其样本量、有效样本数、置信率、民调进行时间及抽样正负误差值等。而CGTN的民调结果发布只引述了自己官网上的调查结果，上述基础信息都没有给出说明。问题设计也具有导向性，还没有给出任何解释地删除了推特平台上的投票结果。</text:p>
      <text:p text:style-name="P4">
基于以上情况，亚洲事实查核实验室认为，CGTN的这一民调本身欠缺科学性和可信度，CGTN基于这次民调发布的“全球逾7成受访者强烈反对北约染指亚太”的报道也是在误导舆论。</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6022023183139.html" text:style-name="Internet_20_link" text:visited-style-name="Visited_20_Internet_20_Link">
https://www.rfa.org/mandarin/shishi-hecha/hc-06022023183139.html</text:a>
</text:p>
      <!--NEWS-->
      <text:h text:style-name="P10" text:outline-level="1">
<text:span text:style-name="T4">
【香会】美中防长在香会握手 未开展“实质性交流”</text:span>
</text:h>
      <text:p text:style-name="P4">
Author: 联合早报 (Person)</text:p>
      <text:p text:style-name="P4">
Publisher: 联合早报 (Organization)</text:p>
      <text:p text:style-name="P4">
Published Time: 2023-06-02T21:41</text:p>
      <text:p text:style-name="P4">
Modified Time: 2023-06-03T10:00</text:p>
      <text:p text:style-name="P4">
Description: 美国国防部长奥斯汀和中国国防部长李尚福在新加坡出席香格里拉对话会期间相互握手，但未开展“实质性交流”。路透社报道，美国五角大楼星期五（6月2日）发声明说，两国防长只进行了简短的交谈...</text:p>
      <text:p text:style-name="P4">
Videos: []</text:p>
      <text:p text:style-name="P4">
Audios: []</text:p>
      <text:p text:style-name="P4">
Images: []</text:p>
      <text:p text:style-name="P4">
Type: NewsArticle</text:p>
      <text:p text:style-name="P4">
Breadcrumbs: ['即时', '国际']</text:p>
      <text:p text:style-name="P4">
Keywords: ['美中关系', '香格里拉对话', '美国', '中国', '奥斯汀']</text:p>
      <!--METADATA-->
      <text:p text:style-name="P4">
美国国防部长奥斯汀和中国国防部长李尚福在新加坡出席 <text:a xlink:type="simple" xlink:href="https://www.zaobao.com/keywords/xiang-ge-li-la-dui-hua" text:style-name="Internet_20_link" text:visited-style-name="Visited_20_Internet_20_Link">
 香格里拉对话会 </text:a>
 期间相互握手，但未开展“实质性交流”。</text:p>
      <text:p text:style-name="P4">
路透社报道，美国五角大楼星期五（6月2日）发声明说，两国防长只进行了简短的交谈。</text:p>
      <text:p text:style-name="P4">
五角大楼发言人赖德（Pat Ryder）说：“美国防部相信与中国保持开放的军事沟通渠道，并将继续在多个层面寻求有意义的军事讨论，以负责任地管理美中关系。”</text:p>
      <text:p text:style-name="P4">
北京早些时候 <text:a xlink:type="simple" xlink:href="https://www.zaobao.com.sg/news/world/story20230530-1399778" text:style-name="Internet_20_link" text:visited-style-name="Visited_20_Internet_20_Link">
 拒绝与奥斯汀在香格里拉安全峰会期间开展正式会晤</text:a>
。中方要求美国取消2018年颁布的对李尚福的制裁措施，并表明若不取消制裁，李尚福与奥斯汀的会晤是不对等的。</text:p>
      <text:p text:style-name="P4">
Source: <text:a xlink:type="simple" xlink:href="https://www.zaobao.com.sg/realtime/world/story20230602-1400687" text:style-name="Internet_20_link" text:visited-style-name="Visited_20_Internet_20_Link">
https://www.zaobao.com.sg/realtime/world/story20230602-1400687</text:a>
</text:p>
      <!--NEWS-->
      <text:h text:style-name="P10" text:outline-level="1">
<text:span text:style-name="T4">
印度火车事故死者人数增至120人 850多人受伤</text:span>
</text:h>
      <text:p text:style-name="P4">
Publisher: 法新社</text:p>
      <text:p text:style-name="P4">
Published Time: 2023-06-02T23:02:07+00:00</text:p>
      <text:p text:style-name="P4">
Modified Time: 2023-06-02T22:35:02+00:00</text:p>
      <text:p text:style-name="P4">
Description: （法新社新德里2日电） 印度东部奥里萨省（Odisha）今天发生3列火车相撞的重大交通意外，至少造成120人丧生、850多人受伤，另有多人受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6-02T23-02-07-00-00/000000.png" xlink:type="simple" xlink:show="embed" xlink:actuate="onLoad" draw:mime-type="image/png"/>
</draw:frame>
</text:p>
      <text:p text:style-name="P4">
法新社报导，地方电视台影片显示，破碎的火车车厢被扭曲的金属扯裂，上面布满血迹斑斑的孔洞，众多乘客倒卧铁轨旁。</text:p>
      <text:p text:style-name="P4">
奥里萨省消防部门官员萨兰基（Sudhanshu Sarangi）在现场告诉记者：「已逾120人死亡，且死者人数还在持续增加，多人伤势严重。」</text:p>
      <text:p text:style-name="P4">
奥里萨省高阶官员耶拿（Pradeep Jena）表示：「约850人受伤，已送往医院救治。」</text:p>
      <text:p text:style-name="P4">
他说：「我们目前最重要的工作是救援（乘客），并提供伤者医疗照护。」</text:p>
      <text:p text:style-name="P4">
印度总理莫迪（Narendra Modi）表示，他为这次交通事故深感悲痛。（译者：徐睿承）</text:p>
      <text:p text:style-name="P4">
Source: <text:a xlink:type="simple" xlink:href="https://www.rfi.fr/cn/%E5%9B%BD%E9%99%85%E6%8A%A5%E9%81%93/20230602-%E5%8D%B0%E5%BA%A6%E7%81%AB%E8%BD%A6%E4%BA%8B%E6%95%85%E6%AD%BB%E8%80%85%E4%BA%BA%E6%95%B0%E5%A2%9E%E8%87%B3120%E4%BA%BA-850%E5%A4%9A%E4%BA%BA%E5%8F%97%E4%BC%A4" text:style-name="Internet_20_link" text:visited-style-name="Visited_20_Internet_20_Link">
https://www.rfi.fr/cn/%E5%9B%BD%E9%99%85%E6%8A%A5%E9%81%93/20230602-%E5%8D%B0%E5%BA%A6%E7%81%AB%E8%BD%A6%E4%BA%8B%E6%95%85%E6%AD%BB%E8%80%85%E4%BA%BA%E6%95%B0%E5%A2%9E%E8%87%B3120%E4%BA%BA-850%E5%A4%9A%E4%BA%BA%E5%8F%97%E4%BC%A4</text:a>
</text:p>
      <!--NEWS-->
      <text:h text:style-name="P10" text:outline-level="1">
<text:span text:style-name="T4">
马斯克置顶反跨性别者影片 安全主管辞职</text:span>
</text:h>
      <text:p text:style-name="P4">
Publisher: 法新社</text:p>
      <text:p text:style-name="P4">
Published Time: 2023-06-03T-1:02:07+00:00</text:p>
      <text:p text:style-name="P4">
Modified Time: 2023-06-03T08:50:01+00:00</text:p>
      <text:p text:style-name="P4">
Description: （法新社旧金山2日电） 社群媒体推特（Twitter）负责信任与安全事务主管尔温（Ella Irwin）今天证实已辞职。稍早，推特老板马斯克在个人推特帐号上分享一支反跨性别者影片，引发争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6-03T-1-02-07-00-00/000000.png" xlink:type="simple" xlink:show="embed" xlink:actuate="onLoad" draw:mime-type="image/png"/>
</draw:frame>
</text:p>
      <text:p text:style-name="P4">
美国媒体昨天揭露尔温辞职的消息。她今天在推特帐号发文写道：「我知道外界对于发生了什么事情有很多揣测。」</text:p>
      <text:p text:style-name="P4">
她还说，「我的确辞职了，但这是一场终身难忘的经历」，她并未透露突然辞去推特工作的原因。</text:p>
      <text:p text:style-name="P4">
亿万富豪马斯克（Elon Musk）买下推特后减少内容审核，基本上允许在推特发布法律许可的任何内容。在此之后，尔温已经是第2位求去的信任与安全事务主管。</text:p>
      <text:p text:style-name="P4">
反跨性别者纪录片「女人是什么」（What Is A Woman）的支持者正在向推特施压，声称推特不允许发布这支影片，违背了可以在推特免费散布内容的协议。</text:p>
      <text:p text:style-name="P4">
支持者主张推特压下这支影片，是因为片中在性别认同方面，没有使用人们自己选择的代名词。</text:p>
      <text:p text:style-name="P4">
马斯克在与这支影片背后的保守派新闻网站进行推特交流时表示，推特的人犯了错，这支影片可能「很不礼貌」，但并不违法。</text:p>
      <text:p text:style-name="P4">
马斯克的个人推特帐号今天晚间将这支影片钉选置顶，并附上一句话：「每个家长都该看看。」</text:p>
      <text:p text:style-name="P4">
根据美国媒体报导，这起事件发生后，至少还有另外一名推特高层主管离职。</text:p>
      <text:p text:style-name="P4">
马斯克5月接受美国财经新闻CNBC访问时表示，他会继续在推特上发表未经粉饰的想法，即使这会损及他的事业。</text:p>
      <text:p text:style-name="P4">
他说：「我不在乎。我会畅所欲言，如果这么做的后果是赔钱，那就这样吧。」」</text:p>
      <text:p text:style-name="P4">
Source: <text:a xlink:type="simple" xlink:href="https://www.rfi.fr/cn/%E7%BC%A4%E7%BA%B7%E4%B8%96%E7%95%8C/20230603-%E9%A9%AC%E6%96%AF%E5%85%8B%E7%BD%AE%E9%A1%B6%E5%8F%8D%E8%B7%A8%E6%80%A7%E5%88%AB%E8%80%85%E5%BD%B1%E7%89%87-%E5%AE%89%E5%85%A8%E4%B8%BB%E7%AE%A1%E8%BE%9E%E8%81%8C" text:style-name="Internet_20_link" text:visited-style-name="Visited_20_Internet_20_Link">
https://www.rfi.fr/cn/%E7%BC%A4%E7%BA%B7%E4%B8%96%E7%95%8C/20230603-%E9%A9%AC%E6%96%AF%E5%85%8B%E7%BD%AE%E9%A1%B6%E5%8F%8D%E8%B7%A8%E6%80%A7%E5%88%AB%E8%80%85%E5%BD%B1%E7%89%87-%E5%AE%89%E5%85%A8%E4%B8%BB%E7%AE%A1%E8%BE%9E%E8%81%8C</text:a>
</text:p>
      <!--NEWS-->
      <text:h text:style-name="P10" text:outline-level="1">
<text:span text:style-name="T4">
法国公开赛 乔科维奇批法网观众「没礼貌」</text:span>
</text:h>
      <text:p text:style-name="P4">
Publisher: 法新社</text:p>
      <text:p text:style-name="P4">
Published Time: 2023-06-03T-11:32:07+00:00</text:p>
      <text:p text:style-name="P4">
Modified Time: 2023-06-03T04:20:05+00:00</text:p>
      <text:p text:style-name="P4">
Description: （法新社巴黎2日电） 塞尔维亚名将乔科维奇今天在法国网球公开赛第3轮比赛中击败西班牙好手福基纳。乔科维奇在第2盘结束时叫了医疗暂停，观众嘘声四起；他赛后批评观众「没礼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6-03T-11-32-07-00-00/000000.png" xlink:type="simple" xlink:show="embed" xlink:actuate="onLoad" draw:mime-type="image/png"/>
</draw:frame>
</text:p>
      <text:p text:style-name="P4">
乔科维奇（NovakDjokovic）正朝向男单第23次大满贯冠军纪录前进，同时争取生涯第3个法网冠军。他今天以7-6（7/4）、7-6（7/5）、6-2击败世界排名第34的福基纳（AlejandroDavidovich Fokina）。</text:p>
      <text:p text:style-name="P4">
乔科维奇目前排在世界第3名，这是他连续14年晋级法网16强，下一战对手将是秘鲁选手瓦里拉斯（Juan Pablo Varillas）。</text:p>
      <text:p text:style-name="P4">
乔科维奇在第2盘结束时因左大腿问题叫了医疗暂停，已看了3小时比赛的观众对此非常不满。</text:p>
      <text:p text:style-name="P4">
36岁的乔科维奇是评价两极的网坛人物，有人鼓起讽刺的掌声，也有人竖起大拇指。</text:p>
      <text:p text:style-name="P4">
他说：「我认为大多数人来这里是为了享受网球，或支持某名球员，不过就是有些人喜欢对你做的每一件事发出嘘声。」</text:p>
      <text:p text:style-name="P4">
「我觉得这相当没礼貌，坦白说，我不能理解。但这是他们的权利。他们花钱买票，可以为所欲为。」</text:p>
      <text:p text:style-name="P4">
「实际上，99%的时间我都会保持沉默，但有时我不同意，因为我觉得，当有人不尊重别人时，应该要有人回应他或她。」</text:p>
      <text:p text:style-name="P4">
美国网球选手佛里兹（Taylor Fritz）昨天击败了本届赛事最后一名法籍选手瑞德克内希（ArthurRinderknech），当时观众席也发出嘘声，佛里兹将食指放到嘴唇前，要观众安静。</text:p>
      <text:p text:style-name="P4">
乔科维奇被问及与巴黎球迷之间爱恨交织的关系时，回答说「时好时坏」。</text:p>
      <text:p text:style-name="P4">
多年来，巴黎球迷从不掩饰他们偏爱瑞士选手费德瑞（Roger Federer）和西班牙选手纳达尔（RafaelNadal）。费德瑞已于2022年退役；纳达尔今年为了养伤而缺席法网赛事。</text:p>
      <text:p text:style-name="P4">
乔科维奇赛后受访时说：「我早知道这会是一场艰难的体力战。我们前两盘就打了3小时。如果我输掉第2盘，可能会打到5小时。」</text:p>
      <text:p text:style-name="P4">
他还说，福基纳「是了不起的战士，比赛中没有太多弱点」，「但胜利就是胜利，我为自己今天的打法感到非常自豪。</text:p>
      <text:p text:style-name="P4">
Source: <text:a xlink:type="simple" xlink:href="https://www.rfi.fr/cn/%E8%BF%90%E5%8A%A8%E5%A4%A9%E5%9C%B0/20230603-%E6%B3%95%E5%9B%BD%E5%85%AC%E5%BC%80%E8%B5%9B-%E4%B9%94%E7%A7%91%E7%BB%B4%E5%A5%87%E6%89%B9%E6%B3%95%E7%BD%91%E8%A7%82%E4%BC%97-%E6%B2%A1%E7%A4%BC%E8%B2%8C" text:style-name="Internet_20_link" text:visited-style-name="Visited_20_Internet_20_Link">
https://www.rfi.fr/cn/%E8%BF%90%E5%8A%A8%E5%A4%A9%E5%9C%B0/20230603-%E6%B3%95%E5%9B%BD%E5%85%AC%E5%BC%80%E8%B5%9B-%E4%B9%94%E7%A7%91%E7%BB%B4%E5%A5%87%E6%89%B9%E6%B3%95%E7%BD%91%E8%A7%82%E4%BC%97-%E6%B2%A1%E7%A4%BC%E8%B2%8C</text:a>
</text:p>
      <!--NEWS-->
      <text:h text:style-name="P10" text:outline-level="1">
<text:span text:style-name="T4">
Twitter品牌安全和广告质量主管将离职 (Free Version)</text:span>
</text:h>
      <text:p text:style-name="P4">
Author: Suzanne Vranica / Patience Haggin</text:p>
      <text:p text:style-name="P4">
Publisher: 华尔街日报中文网</text:p>
      <text:p text:style-name="P4">
Published Time: 2023-06-03T-5:05:00.000Z</text:p>
      <text:p text:style-name="P4">
Modified Time: 2023-06-03T01:05:00.000Z</text:p>
      <text:p text:style-name="P4">
Created Time: 2023-06-02T23:58:00.000Z</text:p>
      <text:p text:style-name="P4">
Description: 知情人士说，Twitter失去了其品牌安全和广告质量主管，这是本周第二位离职的安全管理高管，目前该公司正努力说服胆小的广告客户重返其平台。</text:p>
      <text:p text:style-name="P4">
Images: []</text:p>
      <text:p text:style-name="P4">
Categories: ['科技']</text:p>
      <text:p text:style-name="P4">
Keywords: SYND</text:p>
      <text:p text:style-name="P4">
Type: Article</text:p>
      <!--METADATA-->
      <text:p text:style-name="P4">
知情人士说，Twitter失去了其品牌安全和广告质量主管，这是本周第二位离职的安全管理高管，目前该公司正努力说服胆小的广告客户重返其平台。</text:p>
      <text:p text:style-name="P4">
Source: <text:a xlink:type="simple" xlink:href="https://cn.wsj.com/articles/twitter%E5%93%81%E7%89%8C%E5%AE%89%E5%85%A8%E5%92%8C%E5%B9%BF%E5%91%8A%E8%B4%A8%E9%87%8F%E4%B8%BB%E7%AE%A1%E5%B0%86%E7%A6%BB%E8%81%8C-fa32d9dd" text:style-name="Internet_20_link" text:visited-style-name="Visited_20_Internet_20_Link">
https://cn.wsj.com/articles/twitter%E5%93%81%E7%89%8C%E5%AE%89%E5%85%A8%E5%92%8C%E5%B9%BF%E5%91%8A%E8%B4%A8%E9%87%8F%E4%B8%BB%E7%AE%A1%E5%B0%86%E7%A6%BB%E8%81%8C-fa32d9dd</text:a>
</text:p>
      <!--NEWS-->
      <text:h text:style-name="P10" text:outline-level="1">
<text:span text:style-name="T4">
美国准备开始与俄罗斯进行核武器对话 (Free Version)</text:span>
</text:h>
      <text:p text:style-name="P4">
Author: Michael R. Gordon</text:p>
      <text:p text:style-name="P4">
Publisher: 华尔街日报中文网</text:p>
      <text:p text:style-name="P4">
Published Time: 2023-06-03T01:00:00.000Z</text:p>
      <text:p text:style-name="P4">
Modified Time: 2023-06-03T01:00:00.000Z</text:p>
      <text:p text:style-name="P4">
Created Time: 2023-06-02T09:07:00.000Z</text:p>
      <text:p text:style-name="P4">
Description: 美国国家安全顾问杰克·沙利文周五在一次演讲中说，拜登政府准备在不设先决条件的情况下与俄罗斯就《新削减战略武器条约》于2026年到期后限制核武器的步骤展开谈判。</text:p>
      <text:p text:style-name="P4">
Images: []</text:p>
      <text:p text:style-name="P4">
Categories: ['国际']</text:p>
      <text:p text:style-name="P4">
Keywords: SYND</text:p>
      <text:p text:style-name="P4">
Type: Article</text:p>
      <!--METADATA-->
      <text:p text:style-name="P4">
美国国家安全顾问杰克·沙利文(Jake Sullivan)周五在一次演讲中说，拜登(JoeBiden)政府准备在不设先决条件的情况下与俄罗斯就《新削减战略武器条约》(New Start)于2026年到期后限制核武器的步骤展开谈判。</text:p>
      <text:p text:style-name="P4">
Source: <text:a xlink:type="simple" xlink:href="https://cn.wsj.com/articles/%E7%BE%8E%E5%9B%BD%E6%84%BF%E4%B8%8E%E4%BF%84%E7%BD%97%E6%96%AF%E5%BC%80%E5%A7%8B%E6%A0%B8%E6%AD%A6%E5%99%A8%E5%AF%B9%E8%AF%9D-3a888f6c" text:style-name="Internet_20_link" text:visited-style-name="Visited_20_Internet_20_Link">
https://cn.wsj.com/articles/%E7%BE%8E%E5%9B%BD%E6%84%BF%E4%B8%8E%E4%BF%84%E7%BD%97%E6%96%AF%E5%BC%80%E5%A7%8B%E6%A0%B8%E6%AD%A6%E5%99%A8%E5%AF%B9%E8%AF%9D-3a888f6c</text:a>
</text:p>
      <!--NEWS-->
      <text:h text:style-name="P10" text:outline-level="1">
<text:span text:style-name="T4">
美国参议院批准提高债务上限，将使美国避免违约 (Free Version)</text:span>
</text:h>
      <text:p text:style-name="P4">
Author: Siobhan Hughes / Lindsay Wise / David Harrison</text:p>
      <text:p text:style-name="P4">
Publisher: 华尔街日报中文网</text:p>
      <text:p text:style-name="P4">
Published Time: 2023-06-03T01:05:00.000Z</text:p>
      <text:p text:style-name="P4">
Modified Time: 2023-06-03T01:05:00.000Z</text:p>
      <text:p text:style-name="P4">
Created Time: 2023-06-02T02:19:00.000Z</text:p>
      <text:p text:style-name="P4">
Description: 美国参议院周四通过了一项涉及广泛的立法，暂停31.4万亿美元的债务上限并削减联邦开支，推进了总统拜登和众议院议长麦卡锡达成的旨在避免前所未有的美国违约的两党协议。</text:p>
      <text:p text:style-name="P4">
Images: []</text:p>
      <text:p text:style-name="P4">
Categories: ['国际']</text:p>
      <text:p text:style-name="P4">
Keywords: SYND</text:p>
      <text:p text:style-name="P4">
Type: Article</text:p>
      <!--METADATA-->
      <text:p text:style-name="P4">
美国参议院周四通过了一项涉及广泛的立法，暂停31.4万亿美元的债务上限并削减联邦开支，推进了总统拜登(Biden)和众议院议长麦卡锡(KevinMcCarthy)达成的旨在避免前所未有的美国违约的两党协议。</text:p>
      <text:p text:style-name="P4">
Source: <text:a xlink:type="simple" xlink:href="https://cn.wsj.com/articles/%E7%BE%8E%E5%9B%BD%E5%8F%82%E8%AE%AE%E9%99%A2%E6%89%B9%E5%87%86%E6%8F%90%E9%AB%98%E5%80%BA%E5%8A%A1%E4%B8%8A%E9%99%90-%E5%B0%86%E4%BD%BF%E7%BE%8E%E5%9B%BD%E9%81%BF%E5%85%8D%E8%BF%9D%E7%BA%A6-2e85944a" text:style-name="Internet_20_link" text:visited-style-name="Visited_20_Internet_20_Link">
https://cn.wsj.com/articles/%E7%BE%8E%E5%9B%BD%E5%8F%82%E8%AE%AE%E9%99%A2%E6%89%B9%E5%87%86%E6%8F%90%E9%AB%98%E5%80%BA%E5%8A%A1%E4%B8%8A%E9%99%90-%E5%B0%86%E4%BD%BF%E7%BE%8E%E5%9B%BD%E9%81%BF%E5%85%8D%E8%BF%9D%E7%BA%A6-2e85944a</text:a>
</text:p>
      <!--NEWS-->
      <text:h text:style-name="P10" text:outline-level="1">
<text:span text:style-name="T4">
中概股简报：阿里入股微显示器制造商JBD (Free Version)</text:span>
</text:h>
      <text:p text:style-name="P4">
Author: None</text:p>
      <text:p text:style-name="P4">
Publisher: 华尔街日报中文网</text:p>
      <text:p text:style-name="P4">
Published Time: 2023-06-03T01:25:00.000Z</text:p>
      <text:p text:style-name="P4">
Modified Time: 2023-06-03T01:25:00.000Z</text:p>
      <text:p text:style-name="P4">
Created Time: 2023-06-03T00:18:00.000Z</text:p>
      <text:p text:style-name="P4">
Description: 腾讯公关总监张军回应“马化腾谈收紧队形”；百度网盘已在苹果AppStore应用商店恢复上架；百度集团与上海交通大学达成AI for Science战略合作。</text:p>
      <text:p text:style-name="P4">
Images: []</text:p>
      <text:p text:style-name="P4">
Categories: ['金融市场', '股市']</text:p>
      <text:p text:style-name="P4">
Keywords: SYND</text:p>
      <text:p text:style-name="P4">
Type: Article</text:p>
      <!--METADATA-->
      <text:p text:style-name="P4">
<text:span text:style-name="T4">
京东集团：618首日带动首购新用户同比增长逾30%</text:span>
</text:p>
      <text:p text:style-name="P4">
Source: <text:a xlink:type="simple" xlink:href="https://cn.wsj.com/articles/%E4%B8%AD%E6%A6%82%E8%82%A1%E7%AE%80%E6%8A%A5-%E9%98%BF%E9%87%8C%E5%85%A5%E8%82%A1%E5%BE%AE%E6%98%BE%E7%A4%BA%E5%99%A8%E5%88%B6%E9%80%A0%E5%95%86jbd-9230ba34" text:style-name="Internet_20_link" text:visited-style-name="Visited_20_Internet_20_Link">
https://cn.wsj.com/articles/%E4%B8%AD%E6%A6%82%E8%82%A1%E7%AE%80%E6%8A%A5-%E9%98%BF%E9%87%8C%E5%85%A5%E8%82%A1%E5%BE%AE%E6%98%BE%E7%A4%BA%E5%99%A8%E5%88%B6%E9%80%A0%E5%95%86jbd-9230ba34</text:a>
</text:p>
      <!--NEWS-->
      <text:h text:style-name="P10" text:outline-level="1">
<text:span text:style-name="T4">
Warner Bros. Discovery新的Max平台上线第一周吸引了大部分HBO Max用户 (Free Version)</text:span>
</text:h>
      <text:p text:style-name="P4">
Author: Joe Flint</text:p>
      <text:p text:style-name="P4">
Publisher: 华尔街日报中文网</text:p>
      <text:p text:style-name="P4">
Published Time: 2023-06-03T01:30:00.000Z</text:p>
      <text:p text:style-name="P4">
Modified Time: 2023-06-03T01:30:00.000Z</text:p>
      <text:p text:style-name="P4">
Created Time: 2023-06-03T00:23:00.000Z</text:p>
      <text:p text:style-name="P4">
Description: Warner Bros. Discovery表示，在其新的Max流媒体平台推出的第一周，约70%的HBO Max用户群转到了该平台，这对该公司来说是一个关键的过渡。</text:p>
      <text:p text:style-name="P4">
Images: []</text:p>
      <text:p text:style-name="P4">
Categories: ['商业']</text:p>
      <text:p text:style-name="P4">
Keywords: SYND</text:p>
      <text:p text:style-name="P4">
Type: Article</text:p>
      <!--METADATA-->
      <text:p text:style-name="P4">
Warner Bros. Discovery (WBD)表示，在其新的Max流媒体平台推出的第一周，约70%的HBOMax用户群转到了该平台，这对该公司来说是一个关键的过渡。Warner Bros. Discovery将这项新服务作为其战略基石。</text:p>
      <text:p text:style-name="P4">
Source: <text:a xlink:type="simple" xlink:href="https://cn.wsj.com/articles/warner-bros-discovery%E6%96%B0%E7%9A%84max%E5%B9%B3%E5%8F%B0%E4%B8%8A%E7%BA%BF%E7%AC%AC%E4%B8%80%E5%91%A8%E5%90%B8%E5%BC%95%E4%BA%86%E5%A4%A7%E9%83%A8%E5%88%86hbo-max%E7%94%A8%E6%88%B7-e0358c4" text:style-name="Internet_20_link" text:visited-style-name="Visited_20_Internet_20_Link">
https://cn.wsj.com/articles/warner-bros-discovery%E6%96%B0%E7%9A%84max%E5%B9%B3%E5%8F%B0%E4%B8%8A%E7%BA%BF%E7%AC%AC%E4%B8%80%E5%91%A8%E5%90%B8%E5%BC%95%E4%BA%86%E5%A4%A7%E9%83%A8%E5%88%86hbo-max%E7%94%A8%E6%88%B7-e0358c4</text:a>
</text:p>
      <!--NEWS-->
      <text:h text:style-name="P10" text:outline-level="1">
<text:span text:style-name="T4">
道指上涨超700点，受就业报告提振 (Free Version)</text:span>
</text:h>
      <text:p text:style-name="P4">
Author: David Uberti</text:p>
      <text:p text:style-name="P4">
Publisher: 华尔街日报中文网</text:p>
      <text:p text:style-name="P4">
Published Time: 2023-06-03T02:10:00.000Z</text:p>
      <text:p text:style-name="P4">
Modified Time: 2023-06-03T02:10:00.000Z</text:p>
      <text:p text:style-name="P4">
Created Time: 2023-06-02T22:49:00.000Z</text:p>
      <text:p text:style-name="P4">
Description: 周五，美国主要股指在就业报告的推动下上涨，该报告远远超越华尔街的预期，表明尽管其他数据显示通胀持续放缓，但就业仍保持强劲。</text:p>
      <text:p text:style-name="P4">
Images: []</text:p>
      <text:p text:style-name="P4">
Categories: ['金融市场', '股市']</text:p>
      <text:p text:style-name="P4">
Keywords: SYND</text:p>
      <text:p text:style-name="P4">
Type: Article</text:p>
      <!--METADATA-->
      <text:p text:style-name="P4">
一段时间以来，关于美国经济的好消息对股市来说都成了坏消息。这种情况在本周似乎有所反转。</text:p>
      <text:p text:style-name="P4">
Source: <text:a xlink:type="simple" xlink:href="https://cn.wsj.com/articles/%E9%81%93%E6%8C%87%E4%B8%8A%E6%B6%A8%E8%B6%85700%E7%82%B9-%E5%8F%97%E5%B0%B1%E4%B8%9A%E6%8A%A5%E5%91%8A%E6%8F%90%E6%8C%AF-1c715a49" text:style-name="Internet_20_link" text:visited-style-name="Visited_20_Internet_20_Link">
https://cn.wsj.com/articles/%E9%81%93%E6%8C%87%E4%B8%8A%E6%B6%A8%E8%B6%85700%E7%82%B9-%E5%8F%97%E5%B0%B1%E4%B8%9A%E6%8A%A5%E5%91%8A%E6%8F%90%E6%8C%AF-1c715a49</text:a>
</text:p>
      <!--NEWS-->
      <text:h text:style-name="P10" text:outline-level="1">
<text:span text:style-name="T4">
俄罗斯五省遭遇袭击与华盛顿就与莫斯科公开核竞争发出警告</text:span>
</text:h>
      <text:p text:style-name="P4">
Author: 半岛电视台＋通讯社</text:p>
      <text:p text:style-name="P4">
Publisher: Al Jazeera</text:p>
      <text:p text:style-name="P4">
Published Time: 2023-06-03T02:25:38</text:p>
      <text:p text:style-name="P4">
Modified Time: 2023-06-03T02:26:26</text:p>
      <text:p text:style-name="P4">
Description: 俄罗斯多个地区继续遭遇无人机和大炮袭击，与此同时，俄罗斯军方宣布，对乌克兰目标实施了高精度武器打击，而美国国家安全顾问则就在核能方面与莫斯科“公开竞争”发出警告。</text:p>
      <text:p text:style-name="P4">
Images: ["<text:a xlink:type="simple" xlink:href="https://chinese.aljazeera.net/wp-content/uploads/2023/06/1-1685758803.png" text:style-name="Internet_20_link" text:visited-style-name="Visited_20_Internet_20_Link">
1-1685758803.png</text:a>
", "<text:a xlink:type="simple" xlink:href="https://chinese.aljazeera.net/wp-content/uploads/2023/06/1-1685758864.jpg" text:style-name="Internet_20_link" text:visited-style-name="Visited_20_Internet_20_Link">
1-1685758864.jpg</text:a>
", "<text:a xlink:type="simple" xlink:href="https://chinese.aljazeera.net/wp-content/uploads/2023/06/1-1685758896.png" text:style-name="Internet_20_link" text:visited-style-name="Visited_20_Internet_20_Link">
1-1685758896.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4" text:anchor-type="as-char" svg:width="6.9236in" svg:height="4.612736in" draw:z-index="0">
<draw:image xlink:href="../Images/Aljazeera Chinese/2023-06-03T02-25-38/1-1685758803.png" xlink:type="simple" xlink:show="embed" xlink:actuate="onLoad" draw:mime-type="image/png"/>
</draw:frame>
对俄罗斯别尔哥罗德的袭击最近不断升级（阿纳多卢通讯社）</text:p>
      <text:p text:style-name="P4">
俄罗斯多个地区继续遭遇无人机和大炮袭击，与此同时，俄罗斯军方宣布，对乌克兰目标实施了高精度武器打击，而美国国家安全顾问则就在核能方面与莫斯科“公开竞争”发出警告。</text:p>
      <text:p text:style-name="P4">
自昨晚以来，俄罗斯至少 5 个省份（其中大部分与乌克兰接壤）的地方当局宣布，他们遭到了乌克兰的轰炸或无人机袭击。</text:p>
      <text:p text:style-name="P4">
在别尔哥罗德，该省省长宣布，乌克兰针对几个居民区的爆炸造成两人死亡，其他人受伤。</text:p>
      <text:p text:style-name="P4">
别尔哥罗德省长宣布，将该省舍别基诺区的 2500多名居民转移到临时避难所，并表示，大量的家庭和儿童艰难地居住在巨大的体育设施中，他并表示，当局正在考虑将他们转移到更舒适的地方。</text:p>
      <text:p text:style-name="P4">
由于爆炸事件，地区当局宣布，从明天开始，舍别基诺地区的火车交通将暂停。</text:p>
      <text:p text:style-name="P4">
在布良斯克，省长宣布边境村庄洛马科夫卡遭到乌克兰军队的轰炸，导致一栋居民楼起火，但没有造成人员伤亡，随后宣布，爆炸针对的是索沙尼镇。</text:p>
      <text:p text:style-name="P4">
在与布良斯克接壤的卡卢加，该省省长宣布，防空系统在森林上空击落了一架乌克兰无人机。</text:p>
      <text:p text:style-name="P4">
在库尔斯克，该省省长宣布，防空部队昨晚在该省中部（库尔斯克市）附近击落了几架乌克兰无人机，呼吁居民保持冷静。</text:p>
      <text:p text:style-name="P4">
在斯摩棱斯克，代理省长表示，两架远程无人机在夜间对该地区的燃料和能源基础设施进行了攻击，但是，没有人员受伤或起火的报告。</text:p>
      <text:p text:style-name="P4">
对俄罗斯领土的袭击步伐加快，在上周二用无人机对莫斯科发动了前所未有的袭击，此外，5 月 22日与乌克兰哈尔科夫省相邻的俄罗斯别尔哥罗德地区还遭遇了大规模武装入侵。</text:p>
      <text:p text:style-name="P4">
<draw:frame draw:style-name="fr1" draw:name="Image65" text:anchor-type="as-char" svg:width="6.9236in" svg:height="3.894525in" draw:z-index="0">
<draw:image xlink:href="../Images/Aljazeera Chinese/2023-06-03T02-25-38/1-1685758864.jpg" xlink:type="simple" xlink:show="embed" xlink:actuate="onLoad" draw:mime-type="image/jpeg"/>
</draw:frame>
 数周来，俄罗斯别尔哥罗德位于俄乌战争最前沿</text:p>
      <text:h text:style-name="P13" text:outline-level="4">
<text:span text:style-name="T4">
隐藏在莫斯科的弹药</text:span>
</text:h>
      <text:p text:style-name="P4">
俄罗斯内政部今天宣布，在莫斯科地区发现了大量弹药，并逮捕了一名嫌疑人。</text:p>
      <text:p text:style-name="P4">
俄罗斯总统弗拉基米尔·普京今天对这些事态发展发表评论说，“敌人正试图破坏俄罗斯国内局势的稳定，我们不会允许他们这样做。”</text:p>
      <text:p text:style-name="P4">
另一方面，乌克兰扎波罗热州州长宣布，俄罗斯针对该省科梅绍夫斯地区的轰炸造成两人死亡、四人受伤。</text:p>
      <text:p text:style-name="P4">
俄罗斯军队最近加强了对乌克兰地区，特别是首都基辅的导弹和无人机的袭击，乌克兰宣布，其已经完成了发动重大攻击以收复其土地的准备工作。</text:p>
      <text:p text:style-name="P4">
俄罗斯国防部今天表示，其部队使用远程高精度武器对乌克兰防空系统发动了大规模打击。</text:p>
      <text:p text:style-name="P4">
与此同时，乌克兰南部扎波罗热的亲俄地方当局表示，乌克兰军队已经完成编组，准备对该地区发起进攻。</text:p>
      <text:p text:style-name="P4">
<draw:frame draw:style-name="fr1" draw:name="Image66" text:anchor-type="as-char" svg:width="6.9236in" svg:height="4.504836in" draw:z-index="0">
<draw:image xlink:href="../Images/Aljazeera Chinese/2023-06-03T02-25-38/1-1685758896.png" xlink:type="simple" xlink:show="embed" xlink:actuate="onLoad" draw:mime-type="image/png"/>
</draw:frame>
 沙利文谈到核稳定与安全的“转折点”（路透社-资料图）</text:p>
      <text:h text:style-name="P13" text:outline-level="4">
<text:span text:style-name="T4">
美国警告</text:span>
</text:h>
      <text:p text:style-name="P4">
另一方面，美国国家安全顾问杰克·沙利文今天谈到核稳定与安全的“转折点”，并表示，需要新的战略来实现减少核冲突风险的目标。</text:p>
      <text:p text:style-name="P4">
沙利文断言，“发起战略核力量的公开竞争既不符合我们的利益，也不符合俄罗斯的利益”。</text:p>
      <text:p text:style-name="P4">
这位美国官员表示，美国周四采取的措施是为了回应他所谓的俄罗斯违反《新削减战略武器条约》（New START Treaty）的行为。</text:p>
      <text:p text:style-name="P4">
但他强调，华盛顿将继续根据现有核协议在弹道导弹发射和重大战略演习之前通知俄罗斯。</text:p>
      <text:p text:style-name="P4">
沙利文指责俄罗斯去年袭击了乌克兰最大的核电站——扎波罗热核电站——“鲁莽地夺取它，而不考虑核事故可能带来的灾难性后果。”</text:p>
      <text:h text:style-name="P13" text:outline-level="4">
<text:span text:style-name="T4">
普京和布林肯</text:span>
</text:h>
      <text:p text:style-name="P4">
另一方面，俄罗斯总统普京指责他所谓的“敌人”试图破坏拥有 190 个民族的俄罗斯的内部局势，他并表示，莫斯科不会允许他们这样做，并将设法保证自身的安全。</text:p>
      <text:p text:style-name="P4">
与此同时，美国国务卿布林肯表示，时间已经证明，俄罗斯对乌克兰的侵略是战略上的失败，对莫斯科的制裁将产生数年的影响。</text:p>
      <text:p text:style-name="P4">
布林肯补充说，“从战争的角度来看普京的目标，毫无疑问，俄罗斯想要强加其军事和经济霸权，但它在所有这些领域都达到了完全孤立，莫斯科的目的是分裂我们，但没有成功，这要归功于乌克兰人的勇气以及我们在盟友的参与下采取的支持乌克兰的行动。”</text:p>
      <text:p text:style-name="P4">
Source: <text:a xlink:type="simple" xlink:href="https://chinese.aljazeera.net/news/war-in-ukraine/2023/6/3/%e4%bf%84%e7%bd%97%e6%96%af%e4%ba%94%e7%9c%81%e9%81%ad%e9%81%87%e8%a2%ad%e5%87%bb%e4%b8%8e%e5%8d%8e%e7%9b%9b%e9%a1%bf%e5%b0%b1%e4%b8%8e%e8%8e%ab%e6%96%af%e7%a7%91%e5%85%ac%e5%bc%80%e6%a0%b8%e7%ab%9e" text:style-name="Internet_20_link" text:visited-style-name="Visited_20_Internet_20_Link">
https://chinese.aljazeera.net/news/war-in-ukraine/2023/6/3/%e4%bf%84%e7%bd%97%e6%96%af%e4%ba%94%e7%9c%81%e9%81%ad%e9%81%87%e8%a2%ad%e5%87%bb%e4%b8%8e%e5%8d%8e%e7%9b%9b%e9%a1%bf%e5%b0%b1%e4%b8%8e%e8%8e%ab%e6%96%af%e7%a7%91%e5%85%ac%e5%bc%80%e6%a0%b8%e7%ab%9e</text:a>
</text:p>
      <!--NEWS-->
      <text:h text:style-name="P10" text:outline-level="1">
<text:span text:style-name="T4">
“武统台湾”民调、清真寺遭强拆、北约“东进”和本周更多重要故事</text:span>
</text:h>
      <text:p text:style-name="P4">
Author: https://www.facebook.com/bbcworldservice/</text:p>
      <text:p text:style-name="P4">
Publisher: BBC News 中文</text:p>
      <text:p text:style-name="P4">
Published Time: 2023-06-03T02:49:03.000Z</text:p>
      <text:p text:style-name="P4">
Modified Time: 2023-06-03T02:49:03.000Z</text:p>
      <text:p text:style-name="P4">
Description: 刚刚过去的一周，BBC中文以下新闻内容受到读者的关注。如果你错过了，我们带你一一回顾。</text:p>
      <text:p text:style-name="P4">
Images: ["<text:a xlink:type="simple" xlink:href="https://ichef.bbci.co.uk/news/640/cpsprodpb/177BE/production/_129909169_52679ebf-69bf-420e-9cb5-d8293c6c1c07.jpg" text:style-name="Internet_20_link" text:visited-style-name="Visited_20_Internet_20_Link">
_129909169_52...</text:a>
"]</text:p>
      <text:p text:style-name="P4">
Videos: []</text:p>
      <text:p text:style-name="P4">
Tags: ['伊斯兰教', '日本', '新冠病毒疫情', '中國', '人工智能', '台湾', '北大西洋公约组织', '军事', '宗教信仰']</text:p>
      <text:p text:style-name="P4">
Type: Article</text:p>
      <!--METADATA-->
      <text:h text:style-name="P12" text:outline-level="3">
<text:span text:style-name="T4">
“武统台湾”民调、清真寺遭强拆、北约“东进”和本周更多重要故事</text:span>
</text:h>
      <text:p text:style-name="P4">
2023年6月3日凌晨2点49分<draw:frame draw:style-name="fr1" draw:name="Image67" text:anchor-type="as-char" svg:width="6.9236in" svg:height="3.894525in" draw:z-index="0">
<draw:image xlink:href="../Images/BBC Chinese/2023-06-03T02-49-03.000Z/_129909169_52679ebf-69bf-420e-9cb5-d8293c6c1c07.jpg" xlink:type="simple" xlink:show="embed" xlink:actuate="onLoad" draw:mime-type="image/jpeg"/>
</draw:frame>
</text:p>
      <text:p text:style-name="P4">
图像来源，  Getty Images</text:p>
      <text:p text:style-name="P4">
<text:span text:style-name="T4">
在五月下旬，一份有关近1800多位中国公民针对“武统”台湾的相关民调结果，在两岸局势紧张及美中关系不睦的当下，引发各方关注。</text:span>
</text:p>
      <text:p text:style-name="P4">
另一方面，在过去的周末，互联网上传出消息，中国云南省一座清真寺的阿拉伯式外观遭当局强行拆除，施工期间有当地穆斯林居民到场试图阻止，与警察发生冲突，被指是在北京政府“宗教中国化”政策下的新一轮事件。</text:p>
      <text:p text:style-name="P4">
今年5月，日本官方证实北约将于7月在东京设立联络处，虽然同时澄清日本现在无意申请加入北约，但是北约在亚洲活动越趋高调，引发印太区域国家关注。</text:p>
      <text:p text:style-name="P4">
5月28日，中国第一架国产大飞机C919成功实现商业首航，由上海飞往北京。这家飞机由国资背景的中国商飞（COMAC）制造，从2007年立项到2023年商业首航，历时15年。</text:p>
      <text:p text:style-name="P4">
BBC中文梳理信息，采访专家，分析中国大飞机独特的优势和劣势，试图回答一个问题——中国产飞机能否复制高铁的成功？</text:p>
      <text:p text:style-name="P4">
新冠疫情紧急状态解除之后，一位前中国政府高级科学家接受BBC访问表示，不应排除新冠病毒从实验室泄露这一可能性。</text:p>
      <text:p text:style-name="P4">
越来越多的科技界领袖警告，人工智能（AI）可能导致人类灭绝，这种事情会如何发生？</text:p>
      <text:p text:style-name="P4">
刚刚过去的一周，BBC中文以下新闻内容受到读者的关注。如果你错过了，我们带你一一回顾。</text:p>
      <text:p text:style-name="P4">
<text:span text:style-name="T4">
1.</text:span>
 <text:a xlink:type="simple" xlink:href="https://www.bbc.com/zhongwen/simp/chinese-news-65745337" text:style-name="Internet_20_link" text:visited-style-name="Visited_20_Internet_20_Link">
 谁更支持“武统”台湾？一份针对中国大陆受访者的民调说了些什么？</text:a>
</text:p>
      <text:p text:style-name="P4">
</text:p>
      <text:p text:style-name="P4">
<text:a xlink:type="simple" xlink:href="https://www.bbc.com/zhongwen/simp/chinese-news-55675464" text:style-name="Internet_20_link" text:visited-style-name="Visited_20_Internet_20_Link">
 中国再提“一国两制”台湾方案 陆学者提“智统” </text:a>
  * <text:a xlink:type="simple" xlink:href="https://www.bbc.com/zhongwen/simp/chinese-news-58950461" text:style-name="Internet_20_link" text:visited-style-name="Visited_20_Internet_20_Link">
 中国“自干五”博主：民族主义崛起下弄潮的“爱国”网红 </text:a>
</text:p>
      <text:p text:style-name="P4">
今年五月，知名英文期刊《当代中国》（Journal of ContemporaryChina）发表了一份有关近1800多位中国公民针对“武统”台湾的相关民调结果。</text:p>
      <text:p text:style-name="P4">
研究调查显示，受访者中表示支持北京“武统”台湾者仅有55%，而且有33%的受访者不同意动用武力统一台湾，表态希望立即对台湾发动战争者则仅有1%，民调结果引发舆论讨论。</text:p>
      <text:p text:style-name="P4">
有关中国民众对于两岸议题的看法，因为议题敏感一直不多见。</text:p>
      <text:p text:style-name="P4">
作者之一的刘遥告诉BBC中文说，“最重要的发现是大陆民众对解决台湾问题的手段有比较大的包容性，并不是像预期的一样多数都倾向武统。换言之，研究结果显示，武统并没有在受访者间获得压倒性的支持。</text:p>
      <text:p text:style-name="P4">
在两岸局势紧张及美中关系不睦的当下，相关调研引发各方关注。两位作者在论文最后也提到研究结果或可让美国决策者认识到，对多数中国受访者来说，并没有一个立即出兵武统台湾的时钟正在倒数，美国无须施行强硬的对华政策。</text:p>
      <text:p text:style-name="P4">
<text:span text:style-name="T4">
2.</text:span>
 <text:a xlink:type="simple" xlink:href="https://www.bbc.com/zhongwen/simp/chinese-news-65752908" text:style-name="Internet_20_link" text:visited-style-name="Visited_20_Internet_20_Link">
 中国云南清真寺疑遭“强拆”，警民冲突引“宗教中国化”疑虑</text:a>
</text:p>
      <text:p text:style-name="P4">
</text:p>
      <text:p text:style-name="P4">
图像来源，  Getty Images</text:p>
      <text:p text:style-name="P4">
图像加注文字，</text:p>
      <text:p text:style-name="P4">
云南省有众多清真寺（资料图片）</text:p>
      <text:p text:style-name="P4">
<text:a xlink:type="simple" xlink:href="https://www.bbc.com/zhongwen/simp/chinese-news-45199104" text:style-name="Internet_20_link" text:visited-style-name="Visited_20_Internet_20_Link">
 观点：清真寺对峙可能惹怒“模范”的回族穆斯林 </text:a>
  * <text:a xlink:type="simple" xlink:href="https://www.bbc.com/zhongwen/simp/chinese-news-48718848" text:style-name="Internet_20_link" text:visited-style-name="Visited_20_Internet_20_Link">
 新疆维吾尔“再教育营”的真相探寻 </text:a>
</text:p>
      <text:p text:style-name="P4">
日前互联网上传出消息，中国云南省一座清真寺的阿拉伯式外观遭当局强行拆除，施工期间有当地穆斯林居民到场试图阻止，与警察发生冲突。</text:p>
      <text:p text:style-name="P4">
社交媒体上流传的显示，数十名民众在云南玉溪市通海县纳家营清真寺外与配有防暴装备、手持盾牌的警察发推撞，试图突破警方防线，期间有人向警察投掷物件。</text:p>
      <text:p text:style-name="P4">
中国官方消息似乎确认该事件发生于上周六（5月27日）。当地警方于5月28日，称“通海县纳古镇发生一起严重妨害社会管理秩序的案件”，呼吁涉案人员在6月6日前“投案自首”，以争取“宽大处理”。</text:p>
      <text:p text:style-name="P4">
冲突被指是与当局拆除清真寺的穹顶有关。当地法院曾于2020年作出一项判决，指清真寺部分改建属于违法，下令拆除。</text:p>
      <text:p text:style-name="P4">
通海县警方在周日的通报中称，事件造成了“恶劣的社会影响”，将严厉打击，并且“鼓励和保护”民众积极举报。</text:p>
      <text:p text:style-name="P4">
中国在近年加紧了对宗教团体及个人的政治管制，并将“深入推进我国宗教中国化”列为统战工作的明确要求。</text:p>
      <text:p text:style-name="P4">
法新社引述英国曼彻斯特大学回族问题专家大卫·史特鲁普（DavidStroup）评论指，虽然这些做法对新疆以外的社群影响相当较小，但仍然有不少清真寺被“强制改建”，以符合官方的中国化定义。</text:p>
      <text:p text:style-name="P4">
<text:span text:style-name="T4">
3.</text:span>
 <text:a xlink:type="simple" xlink:href="https://www.bbc.com/zhongwen/simp/business-65787318" text:style-name="Internet_20_link" text:visited-style-name="Visited_20_Internet_20_Link">
 3 中国产大飞机C919：能否复制高铁的成功？</text:a>
</text:p>
      <text:p text:style-name="P4">
</text:p>
      <text:p text:style-name="P4">
图像来源，  Getty Image</text:p>
      <text:p text:style-name="P4">
图像加注文字，</text:p>
      <text:p text:style-name="P4">
中国的C919。</text:p>
      <text:p text:style-name="P4">
5月28日，中国第一架国产大飞机C919成功实现商业首航，由上海飞往北京。中国寄希望由这架飞机打破美国波音（Boeing）和欧洲空客（Airbus）的垄断，在万亿级的航空市场中分一杯羹。甚至复制中国高速铁路的成功——2004年高铁立项到2018年，14年间开通里程3.8万公里，占全球高铁里程的七成，并成为中国高端制造的"名片"，开始对外输出。</text:p>
      <text:p text:style-name="P4">
但大飞机与高铁不同的是，后者中国通过短短三四年的时间就通过技术转让、消化和升级，形成自有技术；而大飞机的发动机等关键部件，还在依赖欧美，有观点认为，在日益紧张的地缘政治格局下，随时面临技术"卡脖子"的危险。</text:p>
      <text:p text:style-name="P4">
那么，中国国产大飞机的未来在哪里？中国产大飞机能否复制高铁的成功？</text:p>
      <text:p text:style-name="P4">
<text:span text:style-name="T4">
4</text:span>
 <text:span text:style-name="T4">
.</text:span>
 <text:a xlink:type="simple" xlink:href="https://www.bbc.com/zhongwen/simp/chinese-news-65752700" text:style-name="Internet_20_link" text:visited-style-name="Visited_20_Internet_20_Link">
 新冠病毒溯源：顶级中国科学家称不该排除实验室泄露</text:a>
</text:p>
      <text:p text:style-name="P4">
</text:p>
      <text:p text:style-name="P4">
图像来源，  Reuters</text:p>
      <text:p text:style-name="P4">
图像加注文字，</text:p>
      <text:p text:style-name="P4">
高福</text:p>
      <text:p text:style-name="P4">
<text:a xlink:type="simple" xlink:href="https://www.bbc.com/zhongwen/simp/science-65085270" text:style-name="Internet_20_link" text:visited-style-name="Visited_20_Internet_20_Link">
 貉进入视野 我们是否发现了新冠病毒的“动物起源”？ </text:a>
</text:p>
      <text:p text:style-name="P4">
一位前中国政府高级科学家告诉BBC，不应排除新冠病毒从实验室泄露这一可能性。</text:p>
      <text:p text:style-name="P4">
曾作为中国疾病预防控制中心主任，高福教授在疫情应对和溯源工作中发挥了重要作用。</text:p>
      <text:p text:style-name="P4">
中国政府否认了这种疾病可能起源于武汉实验室的任何说法，但高教授没有直截了当 <text:span text:style-name="T4">
。</text:span>
</text:p>
      <text:p text:style-name="P4">
在接受BBC广播四频道播客《发热：寻找新冠病毒的起源》采访时，高教授说：“你总是可以怀疑任何事情。这是科学。不要排除任何可能性。”</text:p>
      <text:p text:style-name="P4">
高教授是世界级别的病毒学家和免疫学家，去年从中国疾病预防控制中心退休后，现任中国国家自然科学基金委员会副主任。</text:p>
      <text:p text:style-name="P4">
高教授还告诉BBC，中国政府对武汉病毒研究所进行了某种正式调查，这也许可以说明，中国政府对实验室泄密理论的重视程度比其官方声明所称的要高。</text:p>
      <text:p text:style-name="P4">
<text:span text:style-name="T4">
5</text:span>
 <text:span text:style-name="T4">
.</text:span>
 <text:a xlink:type="simple" xlink:href="https://www.bbc.com/zhongwen/simp/science-65752703" text:style-name="Internet_20_link" text:visited-style-name="Visited_20_Internet_20_Link">
 人工智能三阶段：为何科学家联署限制可导致人类灭绝的AI技术</text:a>
</text:p>
      <text:p text:style-name="P4">
</text:p>
      <text:p text:style-name="P4">
图像来源，  Getty Images</text:p>
      <text:p text:style-name="P4">
<text:a xlink:type="simple" xlink:href="https://www.bbc.com/zhongwen/simp/business-65680773" text:style-name="Internet_20_link" text:visited-style-name="Visited_20_Internet_20_Link">
 ChatGPT产业：中国会在人工智能赛道上超越美国吗 </text:a>
  * <text:a xlink:type="simple" xlink:href="https://www.bbc.com/zhongwen/simp/chinese-news-65274804" text:style-name="Internet_20_link" text:visited-style-name="Visited_20_Internet_20_Link">
 从中国网信办新规看生成式AI新赛道走向 </text:a>
  * <text:a xlink:type="simple" xlink:href="https://www.bbc.com/zhongwen/simp/science-63903800" text:style-name="Internet_20_link" text:visited-style-name="Visited_20_Internet_20_Link">
 BBC记者对话AI聊天机器人 </text:a>
</text:p>
      <text:p text:style-name="P4">
包括OpenAI和谷歌Deepmind负责人在内的专家警告，人工智能可能导致人类灭绝，但是机器如何取代人类呢？</text:p>
      <text:p text:style-name="P4">
自2022年11月推出以来，ChatGPT——一款使用人工智能根据用户的需求回答问题或生成文本甚至代码的聊天机器人，已经成为历史上增长最快的互联网应用程序。</text:p>
      <text:p text:style-name="P4">
在仅两个月的时间里，它的活跃用户达到了1亿。据科技监测公司Sensor Town称，Instagram花了两年半的时间才达到这一里程碑。</text:p>
      <text:p text:style-name="P4">
数十名专家支持在人工智能安全中心（Center for AISafety）网页上发表的一份声明，称：“减轻人工智能造成的灭绝风险，应该与流行病和核战争等其他社会规模的风险一起成为全球优先事项。”</text:p>
      <text:p text:style-name="P4">
但也有人表示，这种担忧被夸大了。</text:p>
      <text:p text:style-name="P4">
<text:span text:style-name="T4">
6</text:span>
 <text:span text:style-name="T4">
.</text:span>
 <text:a xlink:type="simple" xlink:href="https://www.bbc.com/zhongwen/simp/world-65774317" text:style-name="Internet_20_link" text:visited-style-name="Visited_20_Internet_20_Link">
 北约“东进”设立东京联络处 乌克兰战争催生亚洲“小北约”？</text:a>
</text:p>
      <text:p text:style-name="P4">
</text:p>
      <text:p text:style-name="P4">
图像来源，  Takashi Aoyama / Pool /Anadolu Agency via Getty</text:p>
      <text:p text:style-name="P4">
图像加注文字，</text:p>
      <text:p text:style-name="P4">
岸田文雄之前一直被认为是日本自民党内坚定的温和派，但今年出台三份文件都显示，日本将突破诸多战后禁忌，包括进一步扩大武器对外出口等。</text:p>
      <text:p text:style-name="P4">
<text:a xlink:type="simple" xlink:href="https://www.bbc.com/zhongwen/simp/world-65529713" text:style-name="Internet_20_link" text:visited-style-name="Visited_20_Internet_20_Link">
 第一岛链：拜登重新串连亚洲盟友与中国的突围 </text:a>
  * <text:a xlink:type="simple" xlink:href="https://www.bbc.com/zhongwen/simp/world-64382410" text:style-name="Internet_20_link" text:visited-style-name="Visited_20_Internet_20_Link">
 日本曾代表着未来，但它却陷于过去 </text:a>
</text:p>
      <text:p text:style-name="P4">
作为全球最大的跨国军事联盟，北约（NATO）自去年莫斯科入侵乌克兰后，在亚洲的活动越趋高调，引发印太区域国家关注。今年5月，日本官方证实北约将于7月在东京设立联络处，但同时澄清日本现在无意申请加入北约。</text:p>
      <text:p text:style-name="P4">
中国外交部立即抨击北约此举将破坏区域稳定。中国外交部发言人毛宁在新闻会上对此消息回应表示，“亚太不欢迎阵营对抗，不欢迎军事集团。”她强调，北约既然自称是区域性联盟，就不应当寻求地理突破。</text:p>
      <text:p text:style-name="P4">
但是，北约在印太设定第一个正式联络处，只有象征性意义还是具有实质战略功能？</text:p>
      <text:p text:style-name="P4">
Source: <text:a xlink:type="simple" xlink:href="https://www.bbc.com/zhongwen/simp/press-review-65786824" text:style-name="Internet_20_link" text:visited-style-name="Visited_20_Internet_20_Link">
https://www.bbc.com/zhongwen/simp/press-review-65786824</text:a>
</text:p>
      <!--NEWS-->
      <text:h text:style-name="P10" text:outline-level="1">
<text:span text:style-name="T4">
肯亚基皮耶贡3分49秒11 刷新女子1500公尺世界纪录</text:span>
</text:h>
      <text:p text:style-name="P4">
Publisher: 法新社</text:p>
      <text:p text:style-name="P4">
Published Time: 2023-06-03T04:32:07+00:00</text:p>
      <text:p text:style-name="P4">
Modified Time: 2023-06-03T04:20:06+00:00</text:p>
      <text:p text:style-name="P4">
Description: （法新社佛罗伦斯2日电） 肯亚中距离赛跑好手基皮耶贡今天在钻石联赛（Diamond League）义大利佛罗伦斯站缔造新猷，打破具有象徵意义的3分50秒大关，以3分49秒11刷新女子1500公尺世界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6-03T04-32-07-00-00/000000.png" xlink:type="simple" xlink:show="embed" xlink:actuate="onLoad" draw:mime-type="image/png"/>
</draw:frame>
</text:p>
      <text:p text:style-name="P4">
现年29岁的基皮耶贡（Faith Kipyegon）一马当先，一举超越由衣索比亚的狄芭巴（GenzebeDibaba）于2015年在摩纳哥写下的3分50秒07的成绩。</text:p>
      <text:p text:style-name="P4">
基皮耶贡曾夺下两面奥运金牌与世界冠军，被认为是女子1500公尺有史以来最伟大的选手，她在托斯卡尼击败众家好手，领先卫冕欧洲冠军穆尔（LauraMuir）与澳洲的赫尔（Jessica Hull） 超过12秒。</text:p>
      <text:p text:style-name="P4">
基皮耶贡打破世界纪录后，欣喜若狂、不敢置信地跪倒在地，尽管她职业生涯辉煌无比，但世界纪录是她唯一未曾取得的重大荣誉。</text:p>
      <text:p text:style-name="P4">
基皮耶贡对义大利广播电视公司（RAI）说： 「我很兴奋，很高兴，没想到会这样。我期待的是领先世界好手，而不是创下世界纪录，但我很感激。」</text:p>
      <text:p text:style-name="P4">
她也表示：「正如我今天和昨天所说的，什么事都有可能。」</text:p>
      <text:p text:style-name="P4">
Source: <text:a xlink:type="simple" xlink:href="https://www.rfi.fr/cn/%E8%BF%90%E5%8A%A8%E5%A4%A9%E5%9C%B0/20230603-%E8%82%AF%E4%BA%9A%E5%9F%BA%E7%9A%AE%E8%80%B6%E8%B4%A13%E5%88%8649%E7%A7%9211-%E5%88%B7%E6%96%B0%E5%A5%B3%E5%AD%901500%E5%85%AC%E5%B0%BA%E4%B8%96%E7%95%8C%E7%BA%AA%E5%BD%95" text:style-name="Internet_20_link" text:visited-style-name="Visited_20_Internet_20_Link">
https://www.rfi.fr/cn/%E8%BF%90%E5%8A%A8%E5%A4%A9%E5%9C%B0/20230603-%E8%82%AF%E4%BA%9A%E5%9F%BA%E7%9A%AE%E8%80%B6%E8%B4%A13%E5%88%8649%E7%A7%9211-%E5%88%B7%E6%96%B0%E5%A5%B3%E5%AD%901500%E5%85%AC%E5%B0%BA%E4%B8%96%E7%95%8C%E7%BA%AA%E5%BD%95</text:a>
</text:p>
      <!--NEWS-->
      <text:h text:style-name="P10" text:outline-level="1">
<text:span text:style-name="T4">
拜登罕见于椭圆办公室演说 称债限法案避免经济崩溃</text:span>
</text:h>
      <text:p text:style-name="P4">
Publisher: 法新社</text:p>
      <text:p text:style-name="P4">
Published Time: 2023-06-03T05:02:07+00:00</text:p>
      <text:p text:style-name="P4">
Modified Time: 2023-06-03T04:35:02+00:00</text:p>
      <text:p text:style-name="P4">
Description: （法新社华盛顿2日电） 美国总统拜登今天罕见从椭圆形办公室向美国人民发表演说，他提到，国会经过数周辩论终于通过债务上限法案，拯救了国家免于「经济崩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6-03T05-02-07-00-00/000000.png" xlink:type="simple" xlink:show="embed" xlink:actuate="onLoad" draw:mime-type="image/png"/>
</draw:frame>
</text:p>
      <text:p text:style-name="P4">
美国总统在椭圆形办公室发表演说，向来仅限于国家遭逢特殊危险或发生重大事件的时刻。</text:p>
      <text:p text:style-name="P4">
拜登坐在具有历史意义的「坚毅书桌」（ResoluteDesk）后，透过黄金时段电视直播告诉人民，这项解开民主党与共和党之间僵局的法案，是「没有人完全满意」的一种折衷。</text:p>
      <text:p text:style-name="P4">
他说：「我们避免了经济危机和经济崩溃…没有比这更高的风险了。」</text:p>
      <text:p text:style-name="P4">
拜登说，他明天会将法案签署成法，授权政府延长所谓债务上限并展延借贷。</text:p>
      <text:p text:style-name="P4">
美国财政部曾警告，如果过了本月5日仍未解决债务上限问题，美国的31兆美元债务可能会违约。而美债违约又可能引发市场恐慌、大量失业和经济衰退，影响遍及全球。</text:p>
      <text:p text:style-name="P4">
拜登说：「没有比这个更严重的灾难了。」</text:p>
      <text:p text:style-name="P4">
他利用这个机会表现出令人安心、冷静的语调，谈话中不时轻笑或微笑，他赞许在野的共和党人诚恳谈判，同时向人民保证，他从未感到如此乐观。</text:p>
      <text:p text:style-name="P4">
拜登说，国会现在保住了「美国全部的信心和信用」。</text:p>
      <text:p text:style-name="P4">
但即使联邦参众两院上周为了达成协议而搁置歧见，美国经济的信誉也受到了打击。国际信评机构「惠誉」（Fitch）今天表示，虽然美国已通过债限法案，仍暂时将美国的AAA信用评等留在负面观察名单。</text:p>
      <text:p text:style-name="P4">
正争取于2024年总统大选赢得连任的拜登将化解债限危机视为一场胜仗，这展现了他的谈判能力，也凸显他在愈来愈极端的政治环境中代表一种温和声音。</text:p>
      <text:p text:style-name="P4">
拜登说：「我要表扬（联邦众院）议长麦卡锡（KevinMcCarthy）。大家知道，他和我，我们和各自的团队，可以和睦共处，把事情做好。」他还说，共和党的谈判代表「非常正直，彼此尊重」。</text:p>
      <text:p text:style-name="P4">
Source: <text:a xlink:type="simple" xlink:href="https://www.rfi.fr/cn/%E5%9B%BD%E9%99%85%E6%8A%A5%E9%81%93/20230603-%E6%8B%9C%E7%99%BB%E7%BD%95%E8%A7%81%E4%BA%8E%E6%A4%AD%E5%9C%86%E5%8A%9E%E5%85%AC%E5%AE%A4%E6%BC%94%E8%AF%B4-%E7%A7%B0%E5%80%BA%E9%99%90%E6%B3%95%E6%A1%88%E9%81%BF%E5%85%8D%E7%BB%8F%E6%B5%8E%E5%B4%A9%E6%BA%83" text:style-name="Internet_20_link" text:visited-style-name="Visited_20_Internet_20_Link">
https://www.rfi.fr/cn/%E5%9B%BD%E9%99%85%E6%8A%A5%E9%81%93/20230603-%E6%8B%9C%E7%99%BB%E7%BD%95%E8%A7%81%E4%BA%8E%E6%A4%AD%E5%9C%86%E5%8A%9E%E5%85%AC%E5%AE%A4%E6%BC%94%E8%AF%B4-%E7%A7%B0%E5%80%BA%E9%99%90%E6%B3%95%E6%A1%88%E9%81%BF%E5%85%8D%E7%BB%8F%E6%B5%8E%E5%B4%A9%E6%BA%83</text:a>
</text:p>
      <!--NEWS-->
      <text:h text:style-name="P10" text:outline-level="1">
<text:span text:style-name="T4">
印度发生火车相撞事故 逾200人死900人伤</text:span>
</text:h>
      <text:p text:style-name="P4">
Author: 联合早报 (Person)</text:p>
      <text:p text:style-name="P4">
Publisher: 联合早报 (Organization)</text:p>
      <text:p text:style-name="P4">
Published Time: 2023-06-03T07:05</text:p>
      <text:p text:style-name="P4">
Modified Time: 2023-06-03T22:42</text:p>
      <text:p text:style-name="P4">
Description: 位于印度东部沿海的奥迪沙邦发生重大火车相撞事故，官方确认至少207人死亡，另有约900人受伤。综合路透社和英国广播公司（BBC）报道，印度铁路公司说，事发于星期五（6月2日）晚上7...</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印度', '火车脱轨']</text:p>
      <!--METADATA-->
      <text:p text:style-name="P4">
位于印度东部沿海的奥迪沙邦发生重大火车相撞事故，官方确认至少207人死亡，另有约900人受伤。</text:p>
      <text:p text:style-name="P4">
综合路透社和英国广播公司（BBC）报道，印度铁路公司说，事发于星期五（6月2日）晚上7时左右（新加坡时间星期五晚上9时30分），从班加罗尔开往西孟加拉豪拉（Howrah）的一列豪拉特快车（HowrahSuperfast Express）脱轨，撞上从加尔各答开往钦奈的一列科罗曼德快车（Coromandel Express）。</text:p>
      <text:p text:style-name="P4">
<draw:frame draw:style-name="fr1" draw:name="Image76" text:anchor-type="as-char" svg:width="6.9236in" svg:height="4.615733in" draw:z-index="0">
<draw:image xlink:href="../Images/zaobao world/2023-06-03T07-05/000000.png" xlink:type="simple" xlink:show="embed" xlink:actuate="onLoad" draw:mime-type="image/png"/>
</draw:frame>
印度发生火车相撞事故，至少207人死，约900人受伤。图为6月3日，救援人员在事故现场翻查残骸。（法新社）</text:p>
      <text:p text:style-name="P4">
奥迪沙邦（Odisha）首席部长帕奈克说，已调动超过200辆救护车到现场，“将生者转移到医院是我们的优先考量。”</text:p>
      <text:p text:style-name="P4">
国家灾难响应部队说，已派出三个小组到奥迪沙邦协助救援，并正在动员另外六个小组。</text:p>
      <text:p text:style-name="P4">
奥迪沙邦消防局局长说，搜救工作还在持续进行，死亡人数可能会上升。</text:p>
      <text:p text:style-name="P4">
<draw:frame draw:style-name="fr1" draw:name="Image77" text:anchor-type="as-char" svg:width="6.9236in" svg:height="4.615733in" draw:z-index="0">
<draw:image xlink:href="../Images/zaobao world/2023-06-03T07-05/000001.png" xlink:type="simple" xlink:show="embed" xlink:actuate="onLoad" draw:mime-type="image/png"/>
</draw:frame>
 视频截图显示，巨大的撞击力在其中一列火车撞出一个大洞。（路透社）</text:p>
      <text:p text:style-name="P4">
一名目击者通过电话告诉路透社，“现场有许多鲜血、断肢，在我周围有许多性命垂危的人。”</text:p>
      <text:p text:style-name="P4">
数以百计的年轻人在当地一家政府医院外排队等候捐血救人。</text:p>
      <text:p text:style-name="P4">
印度总理莫迪发推文说，政府将尽一切所能为所有受害者提供援助。</text:p>
      <text:p text:style-name="P4">
Source: <text:a xlink:type="simple" xlink:href="https://www.zaobao.com.sg/realtime/world/story20230603-1400740" text:style-name="Internet_20_link" text:visited-style-name="Visited_20_Internet_20_Link">
https://www.zaobao.com.sg/realtime/world/story20230603-1400740</text:a>
</text:p>
      <!--NEWS-->
      <text:h text:style-name="P10" text:outline-level="1">
<text:span text:style-name="T4">
美国智库：中国没有大规模扩大与俄罗斯的贸易</text:span>
</text:h>
      <text:p text:style-name="P4">
Author: None (Language: zh)</text:p>
      <text:p text:style-name="P4">
Publisher: None</text:p>
      <text:p text:style-name="P4">
Time: 2023-06-03T07:16:00Z</text:p>
      <text:p text:style-name="P4">
Description: 美国智库大西洋理事会的一项研究显示，自俄罗斯全面入侵乌克兰以来，中国等一些国家加强了与俄罗斯的贸易，但其幅度远远小于印度、土耳其、希腊等国。此外，有迹象表明，中国在与俄罗斯的经济交往中保持了一定的克制。</text:p>
      <text:p text:style-name="P4">
Videos: []</text:p>
      <text:p text:style-name="P4">
Images: []</text:p>
      <text:p text:style-name="P4">
Subject: 经济纵横</text:p>
      <text:p text:style-name="P4">
Subjects: ['薄熙来', '俄罗斯', '汉诺威工业博览会', '专题报道：习近平访美', '乌克兰', '中国共产党', '岛屿主权争端', '专题报道：全景观看“习马会”', '中国反腐风暴', '印度']</text:p>
      <text:p text:style-name="P4">
Keywords: ['美国智库', '大西洋理事会', '俄罗斯', '贸易', '中国', '土耳其', '印度', '习近平']</text:p>
      <text:p text:style-name="P4">
ID: 65796772</text:p>
      <!--METADATA-->
      <text:p text:style-name="P4">
<text:a xlink:type="simple" xlink:href="https://www.dw.com/zh/overlay/image/article/65796772/65051661" text:style-name="Internet_20_link" text:visited-style-name="Visited_20_Internet_20_Link">
 </text:a>
</text:p>
      <text:p text:style-name="P4">
中国国家主席习近平2023年3月20日访问莫斯科并与普京会谈</text:p>
      <text:p text:style-name="P4">
（德国之声中文网）根据美国智库大西洋理事会的一项研究报告，自2022年初以来，一些国家增加了与俄罗斯的贸易，其中包括不结盟国家，甚至一些欧盟成员国。报告认为，这些国家与俄罗斯贸易额激增并不一定是支持普京的战争的指标，而更可能是公司和国家追逐更便宜的出口商品，填补俄罗斯市场新缺口的结果。</text:p>
      <text:p text:style-name="P4">
报告写道，与俄罗斯贸易大幅增加的国家有北约成员国土耳其、欧盟成员国希腊以及美国的伙伴印度。2022年，印度与俄罗斯的贸易额同比激增近250%，希腊与俄罗斯的贸易额同比增加100%，土耳其与俄罗斯的贸易额同比增加93%。印度和土耳其为俄罗斯经济的关键领域提供了重要的生命线。<text:a xlink:type="simple" xlink:href="https://www.dw.com/zh/zh/印俄石油交易正在削弱美元的主导地位/a-64921007" text:style-name="Internet_20_link" text:visited-style-name="Visited_20_Internet_20_Link">
 印度已经超过欧盟，成为仅次于中国的俄罗斯第二大石油出口目的地</text:a>
。土耳其现在是俄罗斯电子机械和零部件的重要供应商，包括集成电路和半导体。土耳其公司还向俄罗斯大量出口化学品、塑料、橡胶制品和车辆。在七国集团的压力下，土耳其已同意停止向俄罗斯转运受制裁货物。</text:p>
      <text:h text:style-name="P12" text:outline-level="3">
<text:span text:style-name="T4">
中俄贸易去年增加27%</text:span>
</text:h>
      <text:p text:style-name="P4">
报告指出，虽然中国是俄罗斯最大的贸易伙伴，中俄贸易额去年达到创纪录的1880亿美元，但是，其增长幅度同比仅为27%。"考虑到中国的经济规模是俄罗斯第二大贸易伙伴土耳其的20倍以上，中俄贸易并不那么突出，低于许多美国盟友和伙伴与俄罗斯的贸易额。"</text:p>
      <text:p text:style-name="P4">
报告认为，中俄贸易增加与俄罗斯从2013年开始的"向东看"战略有关。此外，2022年人民币对美元和卢布都贬值，也增加了中国对俄罗斯出口的竞争力。从中国的角度看，中俄贸易额相当于中国和马来西亚的贸易额，远低于中国与越南的贸易额。而这两个经济体的规模只有俄罗斯的五分之一。</text:p>
      <ul>
        <li>
</li>
      </ul>
      <h5>
中俄关系变迁：从兄弟、对手到战略伙伴</h5>
      <text:h text:style-name="P12" text:outline-level="3">
<text:span text:style-name="T4">
最初的盟友</text:span>
</text:h>
      <text:p text:style-name="P4">
1949年10月1日中华人民共和国宣布成立的第二天，苏联成为第一个与中国建立外交关系的国家。年底，毛泽东赴莫斯科访问，并在苏联停留两个多月，参加了斯大林70岁生日庆生活动（图）。事后毛泽东抱怨受到斯大林的冷遇，以及签约会谈进展不顺利。1950年2月14日，毛泽东在莫斯科签署《中苏友好同盟互助条约》，中苏两国结为盟友。</text:p>
      <ul>
        <li>
</li>
      </ul>
      <h5>
中俄关系变迁：从兄弟、对手到战略伙伴</h5>
      <text:h text:style-name="P12" text:outline-level="3">
<text:span text:style-name="T4">
苏联“老大哥”</text:span>
</text:h>
      <text:p text:style-name="P4">
1950年代至1960年代初，被外界视为中苏关系的“蜜月期”，双方签署了一系列协定，苏联从贸易、高等教育、核技术、工业等一系列方面向中国提供资金、物资和人员的援助，以帮助中国建立完整的工业体系。中国政府1953年针对经济发展制定的第一个“五年计划”，就是在苏联的帮助和策划下出台的。毛泽东强调要在各方面向苏联学习，“苏联共产党就是我们最好的先生”。图为1956年出版的纪念中苏友好条约6周年的报道图册。</text:p>
      <ul>
        <li>
</li>
      </ul>
      <h5>
中俄关系变迁：从兄弟、对手到战略伙伴</h5>
      <text:h text:style-name="P12" text:outline-level="3">
<text:span text:style-name="T4">
朝鲜战争</text:span>
</text:h>
      <text:p text:style-name="P4">
1950年6月朝鲜战争爆发，中国于10月出兵参战（图为志愿军跨过冰封的鸭绿江），直接与美国主导的联合国部队对抗，中国称之为“抗美援朝”。苏联没有直接参战，但提供了大量武器装备和资金援助。1953年6月南北双方签署了板门店协议：规定朝韩以北纬38度线为界停火，这固化了朝鲜半岛的分裂格局。</text:p>
      <ul>
        <li>
</li>
      </ul>
      <h5>
中俄关系变迁：从兄弟、对手到战略伙伴</h5>
      <text:h text:style-name="P12" text:outline-level="3">
<text:span text:style-name="T4">
从反目到决裂</text:span>
</text:h>
      <text:p text:style-name="P4">
1959年9月苏联领导人赫鲁晓夫访华（图），参加中华人民共和国建国十周年活动。当时中苏领导人在政治理念上的分歧和战略利益方面的矛盾就已显现。1960年莫斯科召回援华的全部苏联专家，废除两国经济技术合作的各项协议。北京则对苏联的“修正主义”以及苏共的对外对内政策展开了长期的尖锐批评。</text:p>
      <ul>
        <li>
</li>
      </ul>
      <h5>
中俄关系变迁：从兄弟、对手到战略伙伴</h5>
      <text:h text:style-name="P12" text:outline-level="3">
<text:span text:style-name="T4">
边境冲突</text:span>
</text:h>
      <text:p text:style-name="P4">
中国和苏联是世界上拥有最长陆地边界的两个邻国。1964年中苏第一轮边界谈判失败。1969年6月3日，中、苏两国军队在界河乌苏里江的珍宝岛爆发冲突（图为珍宝岛中国守军），双方均有伤亡。同年，两国又在黑龙江八岔岛和新疆铁列克提再次发生武装冲突。9月，苏联部长会议主席柯西金取道北京，在机场与中国总理周恩来紧急会晤3小时，达成共识维持边界现状，避免武装冲突。</text:p>
      <ul>
        <li>
</li>
      </ul>
      <h5>
中俄关系变迁：从兄弟、对手到战略伙伴</h5>
      <text:h text:style-name="P12" text:outline-level="3">
<text:span text:style-name="T4">
中苏交恶</text:span>
</text:h>
      <text:p text:style-name="P4">
勃列日涅夫任苏共领导人后，中苏关系依然处于对峙势态。1966年中国文化大革命开始之后，两国间几乎停止了所有交往。1967年，红卫兵曾冲击苏联驻北京大使馆。图为1969年中苏边境冲突后，包头钢铁厂工人抗议“苏修社会帝国主义”的示威。</text:p>
      <ul>
        <li>
</li>
      </ul>
      <h5>
中俄关系变迁：从兄弟、对手到战略伙伴</h5>
      <text:h text:style-name="P12" text:outline-level="3">
<text:span text:style-name="T4">
抵制莫斯科奥运</text:span>
</text:h>
      <text:p text:style-name="P4">
进入70年代后，中国开始同美国为首的西方国家改善关系，1972年尼克松访华开启了中国向国际社会开放的大门。1980年代的苏联，则因入侵阿富汗遭到西方国家更严厉的制裁和对抗。1980年莫斯科举办奥运会，中国加入了以美国为首的西方国家的抵制阵营。</text:p>
      <ul>
        <li>
</li>
      </ul>
      <h5>
中俄关系变迁：从兄弟、对手到战略伙伴</h5>
      <text:h text:style-name="P12" text:outline-level="3">
<text:span text:style-name="T4">
关系正常化</text:span>
</text:h>
      <text:p text:style-name="P4">
在苏联末期，中苏关系有所缓和。从1982年10月至1988年6月，中苏两国政府特使就实现两国关系正常化问题进行了12轮的磋商。1989年5月，苏共中央总书记戈尔巴乔夫访问中国，同邓小平会晤。双方在北京发表了《联合公报》，标志两国关系正常化。</text:p>
      <ul>
        <li>
</li>
      </ul>
      <h5>
中俄关系变迁：从兄弟、对手到战略伙伴</h5>
      <text:h text:style-name="P12" text:outline-level="3">
<text:span text:style-name="T4">
从睦邻到战略伙伴</text:span>
</text:h>
      <text:p text:style-name="P4">
1991年苏联解体后，中国宣布承认俄罗斯为苏联的继承者。两国最高层之间开始恢复往来。1999年，《关于中俄国界线东西两段的叙述议定书》签订，遗留已久的边境划界问题基本得到解决。2001年普京上台后，俄罗斯与中国签署了《中俄睦邻友好合作条约》，确定平等信任的战略协作伙伴关系。2010年，两国确认"全面战略协作伙伴关系"。图为普京、布什和江泽民在2001年的上海亚太经合组织峰会上。</text:p>
      <ul>
        <li>
</li>
      </ul>
      <h5>
中俄关系变迁：从兄弟、对手到战略伙伴</h5>
      <text:h text:style-name="P12" text:outline-level="3">
<text:span text:style-name="T4">
共赴国际舞台</text:span>
</text:h>
      <text:p text:style-name="P4">
进入新千年后，随着经济实力的增强，北京和莫斯科都有意在国际舞台上扮演更积极的角色。“金砖国家”（BRICS）峰会、上海合作组织（2002年成立）这样的多边平台为此提供了机会。图为2016年10月在印度举行的金砖国家首脑峰会。</text:p>
      <ul>
        <li>
</li>
      </ul>
      <h5>
中俄关系变迁：从兄弟、对手到战略伙伴</h5>
      <text:h text:style-name="P12" text:outline-level="3">
<text:span text:style-name="T4">
政治强人的友谊</text:span>
</text:h>
      <text:p text:style-name="P4">
习近平和普京这两位威权专制领导人，有着相似的大国政治信念。在坚定巩固自身权力的同时，也都希望打破美国主导的现有国际秩序。2022年2月普京访问北京、出席冬奥会期间，中方强调中俄“友谊无上限、合作无止境”。图为2018年习近平在俄罗斯远东港口符拉迪沃斯托克与普京品尝鱼子酱煎饼。</text:p>
      <ul>
        <li>
</li>
      </ul>
      <h5>
中俄关系变迁：从兄弟、对手到战略伙伴</h5>
      <text:h text:style-name="P12" text:outline-level="3">
<text:span text:style-name="T4">
不是盟友，胜似盟友</text:span>
</text:h>
      <text:p text:style-name="P4">
2022年2月乌克兰战争爆发以来，俄罗斯在国际上备受制裁和孤立。但中国始终拒绝谴责俄罗斯的侵略行为，而指责美国和北约应为冲突负责，反对制裁，呼吁重视俄方的“安全关切”。同时中国大幅扩大从俄罗斯的进口，特别是能源进口。2023年3月，习近平访问莫斯科，成为乌克兰战争爆发以来首位访俄的大国元首。</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中国在与俄罗斯的经济交往中保持了克制</text:span>
</text:h>
      <text:p text:style-name="P4">
大西洋理事会的报告认为，"实际上有迹象表明，中国在与俄罗斯的经济交往中保持了一定的克制，只有在北京有压倒性的自身利益时才采取行动。"报告例举说，在2022年2月俄罗斯入侵乌克兰后，中国银行停止了对购买俄罗斯商品的融资，整个2022年，中国都避免为任何在俄罗斯的重大新投资提供资金，中石化等国有企业停止了先前的投资计划，习近平2023年3月访俄时没有如普京所愿马上就"西伯利亚力量2号线"达成协议等等。</text:p>
      <text:p text:style-name="P4">
报告说，虽然有 <text:a xlink:type="simple" xlink:href="https://www.dw.com/zh/zh/美媒中企对俄出口芯片等具有潜在军事用途产品/a-62498085" text:style-name="Internet_20_link" text:visited-style-name="Visited_20_Internet_20_Link">
 中国和其他外国公司规避七国集团制裁和出口管制</text:a>
的例子，但"总的来说，中国似乎遵守西方的制裁和出口管制，因为担心自己会受到美国的制裁或二级制裁。"另一方面，中国继续在联合国、二十国集团向俄罗斯伸出了外交援手，并在2022年向俄罗斯出售了价值数百万美元的无人机和无人机零部件。</text:p>
      <text:p text:style-name="P4">
（大西洋理事会等）</text:p>
      <text:p text:style-name="P4">
Source: <text:a xlink:type="simple" xlink:href="https://www.dw.com/zh/美国智库：中国没有大规模扩大与俄罗斯的贸易/a-65796772" text:style-name="Internet_20_link" text:visited-style-name="Visited_20_Internet_20_Link">
https://www.dw.com/zh/美国智库：中国没有大规模扩大与俄罗斯的贸易/a-65796772?maca=chi-rss-chi-all-1127-rdf</text:a>
</text:p>
      <!--NEWS-->
      <text:h text:style-name="P10" text:outline-level="1">
<text:span text:style-name="T4">
美军最高将领：艾布拉姆斯坦克和F-16飞机是为了长期援乌，而非用于即将发动的反攻</text:span>
</text:h>
      <text:p text:style-name="P4">
Author: chinese@voanews.com (美国之音)</text:p>
      <text:p text:style-name="P4">
Publisher: 美国之音中文网 (Type: NewsMediaOrganization)</text:p>
      <text:p text:style-name="P4">
Published Time: 2023-06-03T07:33:40+08:00</text:p>
      <text:p text:style-name="P4">
Modified Time: 2023-06-02 23:33:40Z</text:p>
      <text:p text:style-name="P4">
Description: 美国参谋长联席会议主席、陆军上将马克·米利说，培训乌克兰军队使用先进的美制艾布拉姆斯坦克的工作已经开始，这些武器从长期来讲是把俄罗斯赶出乌克兰被占领土的关键，但是来不及用于基辅即将展开的反攻。</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s-tanks-f-16s-part-of-long-term-aid-for-ukraine-not-upcoming-offensive-20230602/7121063.html" text:style-name="Internet_20_link" text:visited-style-name="Visited_20_Internet_20_Link">
https://www.voachinese.com/a/us-tanks-f-16s-part-of-long-term-aid-for-ukraine-not-upcoming-offensive-20230602/7121063.html</text:a>
</text:p>
      <!--NEWS-->
      <text:h text:style-name="P10" text:outline-level="1">
<text:span text:style-name="T4">
美国财政部高官与中国新大使会面</text:span>
</text:h>
      <text:p text:style-name="P4">
Author: 联合早报 (Person)</text:p>
      <text:p text:style-name="P4">
Publisher: 联合早报 (Organization)</text:p>
      <text:p text:style-name="P4">
Published Time: 2023-06-03T07:48</text:p>
      <text:p text:style-name="P4">
Modified Time: 2023-06-03T07:53</text:p>
      <text:p text:style-name="P4">
Description: 美国财政部一高级官员与中国新任驻美国大使会面，这是两国关系恶化后恢复高层接触的试探性举措之一。综合彭博社和路透社报道，美国财政部星期五（6月2日）发表声明说，美国财政部负责国际事务...</text:p>
      <text:p text:style-name="P4">
Videos: []</text:p>
      <text:p text:style-name="P4">
Audios: []</text:p>
      <text:p text:style-name="P4">
Images: []</text:p>
      <text:p text:style-name="P4">
Type: NewsArticle</text:p>
      <text:p text:style-name="P4">
Breadcrumbs: ['即时', '国际']</text:p>
      <text:p text:style-name="P4">
Keywords: ['美国财政部', '中国', '美中关系', '耶伦']</text:p>
      <!--METADATA-->
      <text:p text:style-name="P4">
美国财政部一高级官员与中国新任驻美国大使会面，这是两国关系恶化后恢复高层接触的试探性举措之一。</text:p>
      <text:p text:style-name="P4">
综合彭博社和路透社报道，美国财政部星期五（6月2日）发表声明说，美国财政部负责国际事务的副部长尚博格（Jay Shambaugh）当天会见了 <text:a xlink:type="simple" xlink:href="https://www.zaobao.com/news/china/story20230524-1397850" text:style-name="Internet_20_link" text:visited-style-name="Visited_20_Internet_20_Link">
中国新驻美大使谢峰 </text:a>
，两人就美中两国保持开放沟通渠道，进行了“坦率和有建设性”的讨论。</text:p>
      <text:p text:style-name="P4">
美国财政部说，尚博格向谢峰“提出了美国担忧的议题”，但他同时也“强调两个最大经济体就全球宏观经济与金融问题密切沟通，共同应对全球挑战的重要性。”</text:p>
      <text:p text:style-name="P4">
尽管美中在经济问题上的接触最近有所增加，但在安全相关领域的紧张局势依然存在，中国国防部长李尚福拒绝在新加坡举行的 <text:a xlink:type="simple" xlink:href="https://www.zaobao.com/keywords/xiang-ge-li-la-dui-hua" text:style-name="Internet_20_link" text:visited-style-name="Visited_20_Internet_20_Link">
 香格里拉对话</text:a>
 场边与美国国防部长奥斯汀会面。</text:p>
      <text:p text:style-name="P4">
不过李尚福和奥斯汀在星期五晚上的香会欢迎晚宴上同桌， <text:a xlink:type="simple" xlink:href="https://www.zaobao.com/news/world/story20230603-1400730" text:style-name="Internet_20_link" text:visited-style-name="Visited_20_Internet_20_Link">
 视频显示奥斯汀与李尚福握手</text:a>
，李尚福通过翻译对奥斯汀说：“很高兴认识你，奥斯汀部长。”</text:p>
      <text:p text:style-name="P4">
拜登政府已将关键供应链从中国转移，并阻止中国取得美国认为可能威胁国家安全的技术。与此同时，美国财政部长耶伦敦促北京与华盛顿合作应对气候变化和发展中国家的债务减免问题。</text:p>
      <text:p text:style-name="P4">
耶伦曾表示希望她能在今年内到中国访问，与中共中央政治局委员、国务院副总理何立峰见面。据《纽约时报》报道，掌管中国经济和金融系统的何立峰为中国国家主席习近平的亲信。</text:p>
      <text:p text:style-name="P4">
Source: <text:a xlink:type="simple" xlink:href="https://www.zaobao.com.sg/realtime/world/story20230603-1400743" text:style-name="Internet_20_link" text:visited-style-name="Visited_20_Internet_20_Link">
https://www.zaobao.com.sg/realtime/world/story20230603-1400743</text:a>
</text:p>
      <!--NEWS-->
      <text:h text:style-name="P10" text:outline-level="1">
<text:span text:style-name="T4">
美台签署21世纪贸易倡议首批协定，中国批美以经贸幌子对台“敲骨吸髓”</text:span>
</text:h>
      <text:p text:style-name="P4">
Author: chinese@voanews.com (锺辰芳)</text:p>
      <text:p text:style-name="P4">
Publisher: 美国之音中文网 (Type: NewsMediaOrganization)</text:p>
      <text:p text:style-name="P4">
Published Time: 2023-06-03T08:02:43+08:00</text:p>
      <text:p text:style-name="P4">
Modified Time: 2023-06-03 00:02:43Z</text:p>
      <text:p text:style-name="P4">
Description: 美国与台湾星期四(6月1日)在华盛顿签署美台《21世纪贸易倡议》首批协定，双方在全部12个议题中的五个议题达成共识。美台官员都表示，这是一个有助于加强并深化彼此经贸关系的重要里程碑。</text:p>
      <text:p text:style-name="P4">
Videos: []</text:p>
      <text:p text:style-name="P4">
Images: []</text:p>
      <text:p text:style-name="P4">
Categories: ['台湾', '亚太', '经济·金融·贸易', '美中关系']</text:p>
      <text:p text:style-name="P4">
Type: None</text:p>
      <!--METADATA-->
      <text:p text:style-name="P4">
NoneNone</text:p>
      <text:p text:style-name="P4">
Source: <text:a xlink:type="simple" xlink:href="https://www.voachinese.com/a/us-taiwan-signed-trade-deal-which-beijing-said-it-strongly-opposes-20230602/7121058.html" text:style-name="Internet_20_link" text:visited-style-name="Visited_20_Internet_20_Link">
https://www.voachinese.com/a/us-taiwan-signed-trade-deal-which-beijing-said-it-strongly-opposes-20230602/7121058.html</text:a>
</text:p>
      <!--NEWS-->
      <text:h text:style-name="P10" text:outline-level="1">
<text:span text:style-name="T4">
世界气象大会确认落实联合国全民早期预警倡议为首要战略</text:span>
</text:h>
      <text:p text:style-name="P4">
Author: 联合早报 (Person)</text:p>
      <text:p text:style-name="P4">
Publisher: 联合早报 (Organization)</text:p>
      <text:p text:style-name="P4">
Published Time: 2023-06-03T08:11</text:p>
      <text:p text:style-name="P4">
Modified Time: 2023-06-03T08:11</text:p>
      <text:p text:style-name="P4">
Description: 第19届世界气象大会通过决议，正式确认世界气象组织的首要任务是推动落实联合国全民早期预警倡议，即确保到2027年底全世界人人享有气象预警服务。新华社报道，为期12天的第19届世界气...</text:p>
      <text:p text:style-name="P4">
Videos: []</text:p>
      <text:p text:style-name="P4">
Audios: []</text:p>
      <text:p text:style-name="P4">
Images: []</text:p>
      <text:p text:style-name="P4">
Type: NewsArticle</text:p>
      <text:p text:style-name="P4">
Breadcrumbs: ['即时', '国际']</text:p>
      <text:p text:style-name="P4">
Keywords: ['世界气象组织', '气候']</text:p>
      <!--METADATA-->
      <text:p text:style-name="P4">
第19届世界气象大会通过决议，正式确认世界气象组织的首要任务是推动落实联合国全民早期预警倡议，即确保到2027年底全世界人人享有气象预警服务。</text:p>
      <text:p text:style-name="P4">
新华社报道，为期12天的第19届世界气象大会星期五（6月2日）在瑞士日内瓦闭幕。</text:p>
      <text:p text:style-name="P4">
世界气象组织通过决议，联合国全民早期预警倡议将作为世界气象组织今后四年的最优先战略在“气候、社会和技术快速变化”的时代发挥引领作用。</text:p>
      <text:p text:style-name="P4">
联合国全民早期预警倡议由联合国秘书长古特雷斯于2022年发起，旨在确保到2027年底全球所有人都能享有早期气象预警系统的保护，免受极端天气、水或气候灾害事件的影响。</text:p>
      <text:p text:style-name="P4">
本届世界气象大会还批准一项新的全球温室气体监测计划，以加强对温室气体的监测，为巴黎气候协定的实施提供信息。</text:p>
      <text:p text:style-name="P4">
世界气象组织秘书长塔拉斯的任期将于2023年底结束。本届大会任命阿根廷国家气象局局长、世界气象组织第一副主席绍洛为世界气象组织新一届秘书长，也是世界气象组织第一位女秘书长，她将于2024年1月1日就任。</text:p>
      <text:p text:style-name="P4">
世界气象大会每四年召开一次，是世界气象组织的最高决策机构。</text:p>
      <text:p text:style-name="P4">
Source: <text:a xlink:type="simple" xlink:href="https://www.zaobao.com.sg/realtime/world/story20230603-1400744" text:style-name="Internet_20_link" text:visited-style-name="Visited_20_Internet_20_Link">
https://www.zaobao.com.sg/realtime/world/story20230603-1400744</text:a>
</text:p>
      <!--NEWS-->
      <text:h text:style-name="P10" text:outline-level="1">
<text:span text:style-name="T4">
香格里拉对话会2023：中美防长握手但无“实质性交流”，美国吁北京参与对话</text:span>
</text:h>
      <text:p text:style-name="P4">
Author: https://www.facebook.com/bbcworldservice/</text:p>
      <text:p text:style-name="P4">
Publisher: BBC News 中文</text:p>
      <text:p text:style-name="P4">
Published Time: 2023-06-03T08:22:47.000Z</text:p>
      <text:p text:style-name="P4">
Modified Time: 2023-06-03T08:22:47.000Z</text:p>
      <text:p text:style-name="P4">
Description: 美国国防部长奥斯汀在新加坡出席香格里拉亚洲安全峰会时表示，对中国不愿参与军事危机管理“深表关切”。澳洲总理阿尔巴尼斯则呼吁美中应加强交流和建设“护栏”。</text:p>
      <text:p text:style-name="P4">
Images: ["<text:a xlink:type="simple" xlink:href="https://ichef.bbci.co.uk/news/640/cpsprodpb/D905/production/_129975555_austin.jpg" text:style-name="Internet_20_link" text:visited-style-name="Visited_20_Internet_20_Link">
_129975555_au...</text:a>
"]</text:p>
      <text:p text:style-name="P4">
Videos: []</text:p>
      <text:p text:style-name="P4">
Tags: ['新加坡', '中美关系', '澳大利亚', '中國', '美国', '亚洲', '军事']</text:p>
      <text:p text:style-name="P4">
Type: Article</text:p>
      <!--METADATA-->
      <text:h text:style-name="P12" text:outline-level="3">
<text:span text:style-name="T4">
香格里拉对话会2023：中美防长握手但无“实质性交流”，美国吁北京参与对话</text:span>
</text:h>
      <text:p text:style-name="P4">
2023年6月3日早上8点22分<draw:frame draw:style-name="fr1" draw:name="Image91" text:anchor-type="as-char" svg:width="6.9236in" svg:height="4.803248in" draw:z-index="0">
<draw:image xlink:href="../Images/BBC Chinese/2023-06-03T08-22-47.000Z/_129975555_austin.jpg" xlink:type="simple" xlink:show="embed" xlink:actuate="onLoad" draw:mime-type="image/jpeg"/>
</draw:frame>
</text:p>
      <text:p text:style-name="P4">
图像来源，  EPA</text:p>
      <text:p text:style-name="P4">
图像加注文字，</text:p>
      <text:p text:style-name="P4">
美国国防部长奥斯汀表示，“我们谈得越多，就越能避免可能导致危机或冲突的误解和误判”。</text:p>
      <text:p text:style-name="P4">
<text:span text:style-name="T4">
美国国防部长奥斯汀（Lloyd Austin）6月3日在新加坡出席香格里拉亚洲安全峰会时表示，对中国不愿参与军事危机管理“深表关切”。</text:span>
</text:p>
      <text:p text:style-name="P4">
他在峰会上发表题为“美国在印太地区的领导力”的演讲时说，“对于负责任的国防领导人来说，任何时候都是谈话的好时机”，“我们谈得越多，就越能避免可能导致危机或冲突的误解和误判”。</text:p>
      <text:p text:style-name="P4">
奥斯汀强调，台海战争将是毁灭性的，会以“我们无法想象的方式影响全球经济”。他指美国坚定地致力于维护台湾的现状，“冲突既不是迫在眉睫，也不是不可避免的”，会维持美国的强大威慑力量。</text:p>
      <text:p text:style-name="P4">
他批评说，中国在国际空域“对美国和盟国飞机进行危险拦截的数量惊人”，重申美方将支持盟国和伙伴对抗“胁迫和欺凌”。</text:p>
      <text:p text:style-name="P4">
<text:a xlink:type="simple" xlink:href="https://www.bbc.com/zhongwen/simp/world-65788097" text:style-name="Internet_20_link" text:visited-style-name="Visited_20_Internet_20_Link">
 香格里拉对话中美防长会面难 还有其它议题待解 </text:a>
  * <text:a xlink:type="simple" xlink:href="https://www.bbc.com/zhongwen/simp/world-65705268" text:style-name="Internet_20_link" text:visited-style-name="Visited_20_Internet_20_Link">
 拜登政府出“乌龙”，美中关系“回暖”再蒙阴影 </text:a>
  * <text:a xlink:type="simple" xlink:href="https://www.bbc.com/zhongwen/simp/world-65529713" text:style-name="Internet_20_link" text:visited-style-name="Visited_20_Internet_20_Link">
 第一岛链：拜登重新串连亚洲盟友与中国的突围 </text:a>
</text:p>
      <text:h text:style-name="P12" text:outline-level="3">
<text:span text:style-name="T4">
握手寒暄</text:span>
</text:h>
      <text:p text:style-name="P4">
</text:p>
      <text:p text:style-name="P4">
图像来源，  HOW HWEE YOUNG/EPA-EFE/REX/Shutterstock</text:p>
      <text:p text:style-name="P4">
图像加注文字，</text:p>
      <text:p text:style-name="P4">
2018年遭美国制裁的中国防长李尚福回绝了与美国防长奥斯汀会晤的邀请。李尚福将于6月4日在峰会上发表题为“中国的新安全倡议”的演说。</text:p>
      <text:p text:style-name="P4">
在前一晚的峰会开幕晚宴上，奥斯汀与中国国务委员兼国防部长李尚福获安排同桌吃饭，但相隔几个座位。有影片拍到奥斯汀主动走到李尚福的座位，脸带笑容握手及简短交谈。</text:p>
      <text:p text:style-name="P4">
奥斯汀事后称，“晚宴上亲切握手并不能取代实质交流”。</text:p>
      <text:p text:style-name="P4">
五角大楼发声明指，两人没有进行实质性交流，国防部相信保持畅通的沟通渠道，将继续在多个层面寻求有意义的军事讨论，负责任地管理这种关系。</text:p>
      <text:p text:style-name="P4">
原印尼驻华大使易慕龙对中国官媒《环球时报》表示，中美两国防长在餐桌上实现握手问候要归功于中国悠久的历史文化，“对于一些友好的手势或问候不会冷言相对，中国的文化足够丰富，可以接受任何人的问候”。</text:p>
      <text:p text:style-name="P4">
此前，自2018年遭美国制裁的李尚福回绝了与奥斯汀会晤的邀请。他预定于6月4日在峰会上发表题为“中国的新安全倡议”的演说。</text:p>
      <text:h text:style-name="P12" text:outline-level="3">
<text:span text:style-name="T4">
澳洲总理吁美中建“护栏”</text:span>
</text:h>
      <text:p text:style-name="P4">
</text:p>
      <text:p text:style-name="P4">
图像来源，  EPA</text:p>
      <text:p text:style-name="P4">
图像加注文字，</text:p>
      <text:p text:style-name="P4">
澳洲总理阿尔巴尼斯支持美国总统拜登“重新尝试”与中国开启沟通渠道。</text:p>
      <text:p text:style-name="P4">
美中两国因气球事件、台湾和南海等问题，关系跌至数十年来最低点，路透社指美国军方官员多次要求与中方建立开放的沟通渠道但遭拒。</text:p>
      <text:p text:style-name="P4">
澳洲总理阿尔巴尼斯（AnthonyAlbanese）在安全峰会开幕式上演讲时指，美中应加强交流和建设“护栏”，他支持美国总统拜登“重新尝试”与中国开启沟通渠道。</text:p>
      <text:p text:style-name="P4">
他说：“如果决策层无法接听电话，去澄清一些事，那么总会有更大的风险溢出到不可挽回的行动和反应。”</text:p>
      <text:p text:style-name="P4">
“不论是台湾海峡还是其他地方爆发冲突，受到影响的不只是大国或发生冲突的地点，而是对全世界都会造成破坏。”</text:p>
      <text:p text:style-name="P4">
</text:p>
      <text:p text:style-name="P4">
图像来源，  EPA</text:p>
      <text:p text:style-name="P4">
图像加注文字，</text:p>
      <text:p text:style-name="P4">
中国国务委员兼国防部长李尚福上将（左二）周四与新加坡国防部长黄永宏举行会谈。</text:p>
      <text:p text:style-name="P4">
Source: <text:a xlink:type="simple" xlink:href="https://www.bbc.com/zhongwen/simp/chinese-news-65796804" text:style-name="Internet_20_link" text:visited-style-name="Visited_20_Internet_20_Link">
https://www.bbc.com/zhongwen/simp/chinese-news-65796804</text:a>
</text:p>
      <!--NEWS-->
      <text:h text:style-name="P10" text:outline-level="1">
<text:span text:style-name="T4">
称美2020大选舞弊影片 YouTube取消下架政策</text:span>
</text:h>
      <text:p text:style-name="P4">
Publisher: 法新社</text:p>
      <text:p text:style-name="P4">
Published Time: 2023-06-03T08:32:07+00:00</text:p>
      <text:p text:style-name="P4">
Modified Time: 2023-06-03T08:20:06+00:00</text:p>
      <text:p text:style-name="P4">
Description: （法新社华盛顿2日电） 影音串流平台YouTube今天表示，将停止删除称2020年美国总统大选存在舞弊的不实讯息内容，这决定很快受到反错误讯息倡议者的批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6-03T08-32-07-00-00/000000.png" xlink:type="simple" xlink:show="embed" xlink:actuate="onLoad" draw:mime-type="image/png"/>
</draw:frame>
</text:p>
      <text:p text:style-name="P4">
Google旗下影音串流平台YouTube的公告明显与其2020年12月推出试图遏制不实资讯的政策相违背。时任美国总统川普当年称选举被「偷走」，指控对手拜登选举舞弊。</text:p>
      <text:p text:style-name="P4">
YouTube在部落格发文表示：「公开辩论政治观点的能力，是正常运作民主社会的核心，尤其是在选举季期间，即使这些观点是具有争议或基于被推翻的假设。」「我们将停止删除提及2020年和过去其他美国总统选举中广泛存在舞弊、错误或过错等存在不实资讯的内容。」YouTube的更新政策立即生效。在此同时，科技平台努力解决美国超级两极化政治环境存在的关键问题：如何在不限制言论自由的情况下打击不实讯息？YouTube似乎意识到，监管不实资讯伴随不利影响。YouTube说：「过去2年来，数以万计的影片被删除，一个选举周期后，我们意识到在当今变化多端的环境中，是时候重新评估这项政策的影响了。」但YouTube的回应引起美国倡议团体的尖锐批评。 美国无党派媒体倡议组织「自由媒体」（Free Press）成员贝纳维德斯（NoraBenavidez）说：「YouTube断言，删除有关选举的不实内容只会限制政治性言论，而无法有意义地减少现实世界的危害，这是天大的错误。」</text:p>
      <text:p text:style-name="P4">
「这项立即停止删除内容的危险决定…必须立即翻转，这些内容持续播下仇恨和不实讯息的种子，威胁我们的民主。」</text:p>
      <text:p text:style-name="P4">
Source: <text:a xlink:type="simple" xlink:href="https://www.rfi.fr/cn/%E7%BC%A4%E7%BA%B7%E4%B8%96%E7%95%8C/20230603-%E7%A7%B0%E7%BE%8E2020%E5%A4%A7%E9%80%89%E8%88%9E%E5%BC%8A%E5%BD%B1%E7%89%87-youtube%E5%8F%96%E6%B6%88%E4%B8%8B%E6%9E%B6%E6%94%BF%E7%AD%96" text:style-name="Internet_20_link" text:visited-style-name="Visited_20_Internet_20_Link">
https://www.rfi.fr/cn/%E7%BC%A4%E7%BA%B7%E4%B8%96%E7%95%8C/20230603-%E7%A7%B0%E7%BE%8E2020%E5%A4%A7%E9%80%89%E8%88%9E%E5%BC%8A%E5%BD%B1%E7%89%87-youtube%E5%8F%96%E6%B6%88%E4%B8%8B%E6%9E%B6%E6%94%BF%E7%AD%96</text:a>
</text:p>
      <!--NEWS-->
      <text:h text:style-name="P10" text:outline-level="1">
<text:span text:style-name="T4">
美财政部高官会晤中国驻美大使</text:span>
</text:h>
      <text:p text:style-name="P4">
Author: chinese@voanews.com (美国之音)</text:p>
      <text:p text:style-name="P4">
Publisher: 美国之音中文网 (Type: NewsMediaOrganization)</text:p>
      <text:p text:style-name="P4">
Published Time: 2023-06-03T08:33:18+08:00</text:p>
      <text:p text:style-name="P4">
Modified Time: 2023-06-03 00:33:18Z</text:p>
      <text:p text:style-name="P4">
Description: 美国财政部说，财政部副部长杰伊·尚博格星期五(6月2日)会晤了新任中国驻美大使谢锋并进行了讨论，旨在保持这两个世界最大经济体沟通渠道的畅通。</text:p>
      <text:p text:style-name="P4">
Videos: []</text:p>
      <text:p text:style-name="P4">
Images: []</text:p>
      <text:p text:style-name="P4">
Categories: ['美中关系', '经济·金融·贸易']</text:p>
      <text:p text:style-name="P4">
Type: None</text:p>
      <!--METADATA-->
      <text:p text:style-name="P4">
NoneNone</text:p>
      <text:p text:style-name="P4">
Source: <text:a xlink:type="simple" xlink:href="https://www.voachinese.com/a/us-treasury-official-meets-with-china-s-new-ambassador-in-washington-20230602/7121331.html" text:style-name="Internet_20_link" text:visited-style-name="Visited_20_Internet_20_Link">
https://www.voachinese.com/a/us-treasury-official-meets-with-china-s-new-ambassador-in-washington-20230602/7121331.html</text:a>
</text:p>
      <!--NEWS-->
      <text:h text:style-name="P10" text:outline-level="1">
<text:span text:style-name="T4">
拜登最快3日签署债务法案</text:span>
</text:h>
      <text:p text:style-name="P4">
Author: 联合早报 (Person)</text:p>
      <text:p text:style-name="P4">
Publisher: 联合早报 (Organization)</text:p>
      <text:p text:style-name="P4">
Published Time: 2023-06-03T08:35</text:p>
      <text:p text:style-name="P4">
Modified Time: 2023-06-03T08:35</text:p>
      <text:p text:style-name="P4">
Description: 美国总统拜登最快星期六（6月3日）签署暂停美国联邦债务上限法案。路透社报道，美国白宫发言人让-皮埃尔星期五说，国会完成法案的最后程序后，拜登就会签字使法案生效。惠誉评级未把美移出负...</text:p>
      <text:p text:style-name="P4">
Videos: []</text:p>
      <text:p text:style-name="P4">
Audios: []</text:p>
      <text:p text:style-name="P4">
Images: []</text:p>
      <text:p text:style-name="P4">
Type: NewsArticle</text:p>
      <text:p text:style-name="P4">
Breadcrumbs: ['即时', '国际']</text:p>
      <text:p text:style-name="P4">
Keywords: ['美国', '拜登', '债务违约', '法案', '惠誉']</text:p>
      <!--METADATA-->
      <text:p text:style-name="P4">
美国总统拜登最快星期六（6月3日）签署暂停美国联邦债务上限法案。</text:p>
      <text:p text:style-name="P4">
路透社报道，美国白宫发言人让-皮埃尔星期五说，国会完成法案的最后程序后，拜登就会签字使法案生效。</text:p>
      <text:h text:style-name="P13" text:outline-level="4">
<text:span text:style-name="T4">
惠誉评级未把美移出负面观察名单</text:span>
</text:h>
      <text:p text:style-name="P4">
尽管美国政府在最后一刻避免了灾难性的 <text:a xlink:type="simple" xlink:href="https://www.zaobao.com/keywords/zhai-wu-wei-yue" text:style-name="Internet_20_link" text:visited-style-name="Visited_20_Internet_20_Link">
 债务违约 </text:a>
，但惠誉评级仍未把美国“AAA”评级从负面观察名单移除。</text:p>
      <text:p text:style-name="P4">
惠誉星期五说：“我们考虑了美国国会近期的边缘政策所带来的全面影响，以及中期财政和债务路径的前景，决定继续把美国列入负面观察名单。”</text:p>
      <text:p text:style-name="P4">
美国财政部长耶伦日前警告，如果不尽快提高或暂停债务上限，财政部预计6月5日就会耗尽资金，引发美国首次债务违约。</text:p>
      <text:p text:style-name="P4">
Source: <text:a xlink:type="simple" xlink:href="https://www.zaobao.com.sg/realtime/world/story20230603-1400746" text:style-name="Internet_20_link" text:visited-style-name="Visited_20_Internet_20_Link">
https://www.zaobao.com.sg/realtime/world/story20230603-1400746</text:a>
</text:p>
      <!--NEWS-->
      <text:h text:style-name="P10" text:outline-level="1">
<text:span text:style-name="T4">
即将成为欧盟轮值主席国的西班牙在西方对华关系中发挥关键作用</text:span>
</text:h>
      <text:p text:style-name="P4">
Author: chinese@voanews.com (基利)</text:p>
      <text:p text:style-name="P4">
Publisher: 美国之音中文网 (Type: NewsMediaOrganization)</text:p>
      <text:p text:style-name="P4">
Published Time: 2023-06-03T08:47:32+08:00</text:p>
      <text:p text:style-name="P4">
Modified Time: 2023-06-03 00:47:32Z</text:p>
      <text:p text:style-name="P4">
Description: 西班牙在下个月担任欧盟轮值主席国时，将会寻求利用其与中国50年的关系，来和平解决俄罗斯对乌克兰发动的战争。</text:p>
      <text:p text:style-name="P4">
Videos: []</text:p>
      <text:p text:style-name="P4">
Images: []</text:p>
      <text:p text:style-name="P4">
Categories: ['欧洲', '中国', '军事', '乌克兰局势', '编辑推荐']</text:p>
      <text:p text:style-name="P4">
Type: None</text:p>
      <!--METADATA-->
      <text:p text:style-name="P4">
NoneNone</text:p>
      <text:p text:style-name="P4">
Source: <text:a xlink:type="simple" xlink:href="https://www.voachinese.com/a/spain-plays-key-role-for-west-in-relations-with-china-20230602/7121049.html" text:style-name="Internet_20_link" text:visited-style-name="Visited_20_Internet_20_Link">
https://www.voachinese.com/a/spain-plays-key-role-for-west-in-relations-with-china-20230602/7121049.html</text:a>
</text:p>
      <!--NEWS-->
      <text:h text:style-name="P10" text:outline-level="1">
<text:span text:style-name="T4">
追随梅西脚步 拉莫斯今夏也将离开圣日耳曼</text:span>
</text:h>
      <text:p text:style-name="P4">
Publisher: 法新社</text:p>
      <text:p text:style-name="P4">
Published Time: 2023-06-03T09:02:07+00:00</text:p>
      <text:p text:style-name="P4">
Modified Time: 2023-06-03T08:35:02+00:00</text:p>
      <text:p text:style-name="P4">
Description: （法新社巴黎2日电） 法甲足球联赛冠军巴黎圣日耳曼今天宣布，西班牙籍后卫老将拉莫斯（Sergio Ramos）将与阵中阿根廷名将梅西（Lione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6-03T09-02-07-00-00/000000.png" xlink:type="simple" xlink:show="embed" xlink:actuate="onLoad" draw:mime-type="image/png"/>
</draw:frame>
</text:p>
      <text:p text:style-name="P4">
现年37岁的拉莫斯是2021年挥别与西甲皇家马德里一同打拚赢得包含4次欧冠冠军在内无数奖杯的辉煌岁月后，加入圣日耳曼。</text:p>
      <text:p text:style-name="P4">
职业生涯从西甲塞维亚出发的拉莫斯，2021年加盟后与圣日耳曼一同拿下两座法甲冠军，期间出赛57场，他与圣日耳曼的合约将于6月30日到期。</text:p>
      <text:p text:style-name="P4">
由于加盟圣日耳曼第一个赛季饱受伤病之苦，他为圣日耳曼效力的57场球里有44场是在本赛季。</text:p>
      <text:p text:style-name="P4">
拉莫斯是西班牙拿下2010年世界杯冠军的一员，他与梅西都是2021年夏天来到大巴黎，圣日耳曼盼两人能为球队一圆欧冠冠军梦，可惜两季欧冠圣日耳曼都止步于16强而已。</text:p>
      <text:p text:style-name="P4">
梅西今夏离开圣日耳曼后，目前传闻他下一个落脚处有义甲国际米兰、追随C罗脚步加入沙乌地职业联赛；虽也有传他要回锅生涯发光发热的西甲巴塞隆纳，但可能性不高。</text:p>
      <text:p text:style-name="P4">
除拉莫斯与梅西外，也有报导指巴西的内马尔也可能今夏离开圣日耳曼。</text:p>
      <text:p text:style-name="P4">
Source: <text:a xlink:type="simple" xlink:href="https://www.rfi.fr/cn/%E8%BF%90%E5%8A%A8%E5%A4%A9%E5%9C%B0/20230603-%E8%BF%BD%E9%9A%8F%E6%A2%85%E8%A5%BF%E8%84%9A%E6%AD%A5-%E6%8B%89%E8%8E%AB%E6%96%AF%E4%BB%8A%E5%A4%8F%E4%B9%9F%E5%B0%86%E7%A6%BB%E5%BC%80%E5%9C%A3%E6%97%A5%E8%80%B3%E6%9B%BC" text:style-name="Internet_20_link" text:visited-style-name="Visited_20_Internet_20_Link">
https://www.rfi.fr/cn/%E8%BF%90%E5%8A%A8%E5%A4%A9%E5%9C%B0/20230603-%E8%BF%BD%E9%9A%8F%E6%A2%85%E8%A5%BF%E8%84%9A%E6%AD%A5-%E6%8B%89%E8%8E%AB%E6%96%AF%E4%BB%8A%E5%A4%8F%E4%B9%9F%E5%B0%86%E7%A6%BB%E5%BC%80%E5%9C%A3%E6%97%A5%E8%80%B3%E6%9B%BC</text:a>
</text:p>
      <!--NEWS-->
      <text:h text:style-name="P10" text:outline-level="1">
<text:span text:style-name="T4">
华盛顿称会谈是避免“危机”关键与中国指责美国</text:span>
</text:h>
      <text:p text:style-name="P4">
Author: 半岛电视台＋通讯社</text:p>
      <text:p text:style-name="P4">
Publisher: Al Jazeera</text:p>
      <text:p text:style-name="P4">
Published Time: 2023-06-03T09:04:24</text:p>
      <text:p text:style-name="P4">
Modified Time: 2023-06-03T09:04:24</text:p>
      <text:p text:style-name="P4">
Description: 中国军方官员严厉批评美国国防部长劳埃德·奥斯汀在新加坡香格里拉对话会上的讲话，后者表示，华盛顿对中国不愿就军事危机管控进行接触深表关切，并警告说会谈是避免冲突的关键。</text:p>
      <text:p text:style-name="P4">
Images: ["<text:a xlink:type="simple" xlink:href="https://chinese.aljazeera.net/wp-content/uploads/2023/06/1-1685782240.png" text:style-name="Internet_20_link" text:visited-style-name="Visited_20_Internet_20_Link">
1-1685782240.png</text:a>
", "<text:a xlink:type="simple" xlink:href="https://chinese.aljazeera.net/wp-content/uploads/2023/06/1-1685782347.jpg" text:style-name="Internet_20_link" text:visited-style-name="Visited_20_Internet_20_Link">
1-1685782347.jpg</text:a>
", "<text:a xlink:type="simple" xlink:href="https://chinese.aljazeera.net/wp-content/uploads/2023/06/image-1685782548.jpg" text:style-name="Internet_20_link" text:visited-style-name="Visited_20_Internet_20_Link">
image-1685782...</text:a>
"]</text:p>
      <text:p text:style-name="P4">
Topics: ['军事', '政治', '新闻']</text:p>
      <text:p text:style-name="P4">
Keywords: ['军事', '政治', '新闻', '中国', '美国']</text:p>
      <text:p text:style-name="P4">
Type: Article</text:p>
      <!--METADATA-->
      <text:p text:style-name="P4">
<draw:frame draw:style-name="fr1" draw:name="Image97" text:anchor-type="as-char" svg:width="6.9236in" svg:height="4.612736in" draw:z-index="0">
<draw:image xlink:href="../Images/Aljazeera Chinese/2023-06-03T09-04-24/1-1685782240.png" xlink:type="simple" xlink:show="embed" xlink:actuate="onLoad" draw:mime-type="image/png"/>
</draw:frame>
 2023 年 6 月 2日，中国国防部长李尚福出席在新加坡举行的第20届香格里拉对话会，美国国防部长劳埃德·奥斯汀在会议期间称与中国会谈是避免冲突的关键（路透）</text:p>
      <text:p text:style-name="P4">
中国军方官员严厉批评美国国防部长劳埃德·奥斯汀在新加坡香格里拉对话会上的讲话，后者表示，华盛顿对中国不愿就军事危机管控进行接触深表关切，并警告说会谈是避免冲突的关键。</text:p>
      <text:p text:style-name="P4">
奥斯汀周六在亚洲最高安全峰会上发表讲话说，美国和中国国防和军事领导人之间开放的沟通渠道，对于加强防止冲突的护栏和促进亚太地区的稳定至关重要。</text:p>
      <text:p text:style-name="P4">
奥斯汀在新加坡的会议上表示，“我深感关切的是，中国（中华人民共和国）一直不愿更认真地参与我们两军之间更好的危机管理机制。”</text:p>
      <text:p text:style-name="P4">
奥斯汀表示，“我们谈得越多，就越能避免可能导致危机或冲突的误解和误判。”</text:p>
      <text:p text:style-name="P4">
奥斯汀特别提到中国飞机“对在国际领空合法飞行的美国和盟国飞机进行危险拦截”。</text:p>
      <text:p text:style-name="P4">
美国国防部奥斯汀在总结他在峰会上讲话的一系列推文中写道，“我们不会被海上或国际领空的危险操作行为吓倒。”</text:p>
      <text:p text:style-name="P4">
奥斯汀在另一条推文中表示，“与中华人民共和国保持畅通的沟通渠道至关重要——尤其是我们的国防和军事领导人之间的沟通渠道。”</text:p>
      <text:p text:style-name="P4">
奥斯汀表示，“对于负责任的国防领导人来说，任何时候都是合适的谈话时机，每次都是合适的谈话时间，现在是谈话的正确时机。”</text:p>
      <text:p text:style-name="P4">
他并补充说，“对话不是奖励。这是必需的。”</text:p>
      <text:p text:style-name="P4">
中国代表团迅速对奥斯汀的讲话做出回应，中国国防部新闻发言人谭克非大校表示，五角大楼负责人在讲话中“提出了多项不实指控”。</text:p>
      <text:p text:style-name="P4">
参加“香会”的中国军事代表团成员、军事科学院战争研究院研究员赵小卓表示，华盛顿不应该告诉中国该怎么做。</text:p>
      <text:p text:style-name="P4">
赵小卓告诉记者说，“我们中国军队的所作所为是基于维护中国安全的核心利益，这是根本。”</text:p>
      <text:p text:style-name="P4">
据《南华早报》 (SCMP) 报道，中央军委联合参谋部副参谋长景建峰中将特别反驳了奥斯汀关于台湾的言论。</text:p>
      <text:p text:style-name="P4">
据《南华早报》报道，景建峰中将在峰会间隙表示：“美方对台言论无视事实、歪曲事实，完全错误。”他并补充说，“首先，世界上只有一个中国，台湾是中国领土神圣不可分割的一部分。”</text:p>
      <text:p text:style-name="P4">
《南华早报》报道说：“景建峰指责美国通过加强美国与台湾地区官员之间的交流、纵容台湾分裂活动以及向台湾出售越来越强大的武器，空心化了一个中国原则。”</text:p>
      <text:p text:style-name="P4">
据《南华早报》报道，景建峰中将表示，“中国人民解放军军队已做好充分准备，随时准备坚定捍卫祖国统一、捍卫国家主权和领土完整。”</text:p>
      <text:p text:style-name="P4">
北京和华盛顿之间的关系处于几十年来的最低点，中国和美国在从台湾问题到中国南海海上争端等所有问题上都存在严重分歧。</text:p>
      <text:p text:style-name="P4">
奥斯汀在讲话中还提到了俄乌战争，称这是“如果大国可以不受惩罚地入侵其和平邻国，我们的世界将变得多么危险”的一个例子。</text:p>
      <text:p text:style-name="P4">
奥斯汀表示，美国“坚定地致力于”维护台湾现状，反对任何一方的单方面改变。</text:p>
      <text:p text:style-name="P4">
奥斯汀表示，“并不是迫在眉睫，也不是不可避免，今天的威慑力很强，我们的工作就是保持这种威慑力。”</text:p>
      <text:p text:style-name="P4">
奥斯汀表示，“需要明确的是，我们不寻求冲突或对抗，”他并补充说，“但面对欺凌或胁迫，我们不会退缩。”</text:p>
      <text:p text:style-name="P4">
美国军方官员此前曾表示，中国国家主席习近平已呼吁发展中国人民解放军的能力。</text:p>
      <text:p text:style-name="P4">
奥斯汀在回答有关习近平主席对台湾计划相关问题时表示，“这并不意味着他已经决定这样做。”</text:p>
      <text:p text:style-name="P4">
中国国防部长李尚福本周拒绝了在峰会上会见奥斯汀的邀请，五角大楼表示，两人在会议期间握手，但没有进行详细会谈。</text:p>
      <text:p text:style-name="P4">
<draw:frame draw:style-name="fr1" draw:name="Image98" text:anchor-type="as-char" svg:width="6.9236in" svg:height="3.894525in" draw:z-index="0">
<draw:image xlink:href="../Images/Aljazeera Chinese/2023-06-03T09-04-24/1-1685782347.jpg" xlink:type="simple" xlink:show="embed" xlink:actuate="onLoad" draw:mime-type="image/jpeg"/>
</draw:frame>
 亚洲安全峰会在中美紧张局势中开幕</text:p>
      <text:p text:style-name="P4">
奥斯汀表示，“晚餐时亲切的握手不能替代实质性的参与，”他并补充说，“美国不寻求新冷战，竞争绝不能演变成冲突。”</text:p>
      <text:h text:style-name="P13" text:outline-level="4">
<text:span text:style-name="T4">
“有诚意吗？”</text:span>
</text:h>
      <text:p text:style-name="P4">
半岛电视台记者洛伊（Florence Looi）从新加坡报道说，奥斯汀演讲的主题是保持亚太地区“开放——对贸易开放，对行动自由开放”。</text:p>
      <text:p text:style-name="P4">
洛伊补充说，“他还警告说，如果台海发生冲突，将对世界其他地区造成毁灭性影响。”</text:p>
      <text:p text:style-name="P4">
奥斯汀还表示，美国将通过举行更多军事演习并确保合作伙伴有能力阻止侵略，继续加强该地区的伙伴关系和联盟。</text:p>
      <text:p text:style-name="P4">
“中国如何看待他的讲话？”</text:p>
      <text:p text:style-name="P4">
洛伊表示，“我们知道，中国将美国在这里的许多行动视为遏制其影响力和包围它的企图，这次峰会是在中美关系变得越来越紧张的情况下举行的。”</text:p>
      <text:p text:style-name="P4">
中国驻美国使馆发言人刘鹏宇周五在一份电子邮件声明中表示，中美之间的交流有利于增进相互了解。</text:p>
      <text:p text:style-name="P4">
声明中谈及，“然而，现在美方表示要与中方对话，同时寻求通过一切可能的方式打压中国，并继续对中国官员、机构和企业实施制裁。”</text:p>
      <text:p text:style-name="P4">
“这样的交流有没有诚意和意义？”</text:p>
      <text:p text:style-name="P4">
另一个最近的热点是高端微芯片，北京方面上个月表示，美国半导体巨头美光未通过国家安全审查，不得向“关键信息基础设施”的运营商出售产品。</text:p>
      <text:p text:style-name="P4">
华盛顿及其盟友近几个月采取措施后宣布了这一消息，中国声称这些措施旨在限制其购买或制造尖端芯片的能力，并遏制其不断增长的全球实力。</text:p>
      <text:p text:style-name="P4">
<draw:frame draw:style-name="fr1" draw:name="Image99" text:anchor-type="as-char" svg:width="6.9236in" svg:height="3.894525in" draw:z-index="0">
<draw:image xlink:href="../Images/Aljazeera Chinese/2023-06-03T09-04-24/image-1685782548.jpg" xlink:type="simple" xlink:show="embed" xlink:actuate="onLoad" draw:mime-type="image/jpeg"/>
</draw:frame>
 我们对“奥库斯”潜艇协议的了解</text:p>
      <text:p text:style-name="P4">
北京还批评了澳大利亚 3 月份宣布的一项购买美国核动力潜艇的协议。</text:p>
      <text:p text:style-name="P4">
澳大利亚将在未来 30 年内花费 3680 亿澳元（2500亿美元）用于潜艇计划，这是与美国和英国签订的名为“奥库斯”（AUKUS）更广泛安全协议的一部分。</text:p>
      <text:p text:style-name="P4">
奥斯汀表示，“（奥库斯）促进了更大的稳定性和安全性。”</text:p>
      <text:p text:style-name="P4">
北京将奥库斯协议视为西方试图遏制中国这个日益增长的全球大国的又一次尝试。</text:p>
      <text:p text:style-name="P4">
Source: <text:a xlink:type="simple" xlink:href="https://chinese.aljazeera.net/news/2023/6/3/%e5%8d%8e%e7%9b%9b%e9%a1%bf%e7%a7%b0%e4%bc%9a%e8%b0%88%e6%98%af%e9%81%bf%e5%85%8d%e5%8d%b1%e6%9c%ba%e5%85%b3%e9%94%ae%e4%b8%8e%e4%b8%ad%e5%9b%bd%e6%8c%87%e8%b4%a3%e7%be%8e%e5%9b%bd" text:style-name="Internet_20_link" text:visited-style-name="Visited_20_Internet_20_Link">
https://chinese.aljazeera.net/news/2023/6/3/%e5%8d%8e%e7%9b%9b%e9%a1%bf%e7%a7%b0%e4%bc%9a%e8%b0%88%e6%98%af%e9%81%bf%e5%85%8d%e5%8d%b1%e6%9c%ba%e5%85%b3%e9%94%ae%e4%b8%8e%e4%b8%ad%e5%9b%bd%e6%8c%87%e8%b4%a3%e7%be%8e%e5%9b%bd</text:a>
</text:p>
      <!--NEWS-->
      <text:h text:style-name="P10" text:outline-level="1">
<text:span text:style-name="T4">
事实查核｜传播观察：六四前夕，社媒上的假帐号、假讯息</text:span>
</text:h>
      <text:p text:style-name="P4">
Author: 作者：庄敬</text:p>
      <text:p text:style-name="P4">
Publisher: Radio Free Asia (Organization)</text:p>
      <text:p text:style-name="P4">
Published Time: 2023-06-03T09:13:25-04:00</text:p>
      <text:p text:style-name="P4">
Modified Time: 2023-06-03T09:13:25-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29306in" draw:z-index="0">
<draw:image xlink:href="../Images/rfamandarin/2023-06-03T09-13-25-04-00/000000.png" xlink:type="simple" xlink:show="embed" xlink:actuate="onLoad" draw:mime-type="image/png"/>
</draw:frame>
 <text:a xlink:type="simple" xlink:href="https://www.rfa.org/mandarin/shishi-hecha/hc-06032023083440.html/@@images/image" text:style-name="Internet_20_link" text:visited-style-name="Visited_20_Internet_20_Link">
</text:a>
 自由亚洲电台制图</text:p>
      <text:p text:style-name="P4">
「六四」事件34周年之际，「六四纪念馆」于美国纽约开幕，但就在开馆前，社媒平台上出现大量冒名「六四纪念馆」或者民运人士「王丹」、「吾尔开希」的假帐号；亚洲事实查核实验室注意到，这些帐号之中，有些是今年2月至5月才加入的新帐号，有些帐号则是5月特别活跃、密集发文，经比对他们近期推文，发现他们传播相同主题的假讯息。</text:p>
      <text:p text:style-name="P4">
<text:span text:style-name="T4">
「六四纪念馆」开幕在即 网上出现大量假帐号</text:span>
</text:p>
      <text:p text:style-name="P4">
王丹5月30日在脸书与推特发文，并附上列出「六四纪念馆」假帐号的截图（下图）；他表示，「这种情况一方面说明当局已经视六四纪念馆为眼中钉，另一方面也等于变相证明了：六四纪念馆的建立，是对中共的有效地抵抗和打击。」</text:p>
      <text:p text:style-name="P4">
 （图取自王丹脸书）</text:p>
      <text:p text:style-name="P4">
「六四纪念馆」原设于香港，2021年因《国安法》实施被迫关闭，王丹等民运人士开始募款，筹备在美国纽约重设。 <text:a xlink:type="simple" xlink:href="https://twitter.com/64museum/status/1613434367791206402" text:style-name="Internet_20_link" text:visited-style-name="Visited_20_Internet_20_Link">
 「六四纪念馆」真正官网推特号「</text:a>
 <text:a xlink:type="simple" xlink:href="https://twitter.com/64museum/status/1613434367791206402" text:style-name="Internet_20_link" text:visited-style-name="Visited_20_Internet_20_Link">
 @64博物馆」</text:a>
也公布收到的捐款金额与捐赠者名录，截至今年1月12日，收到捐款逾53万美元。</text:p>
      <text:p text:style-name="P4">
王丹发布的截图中有8个取名「六四纪念馆」的假帐号，它们除了名称、头像相同，发文内容也相似，大多声称「六四纪念馆」从未要求捐款、「@64博物馆」为诈骗的假冒帐号等错误资讯。明显希望压抑捐款人数和数量。</text:p>
      <text:p text:style-name="P4">
<text:span text:style-name="T4">
「六四纪念馆」推特假帐号</text:span>
</text:p>
      <text:p text:style-name="P4">
<text:span text:style-name="T4">
 图取自推特。制表：亚洲事实查核实验室（资料统计至2023年6月1日）  <text:a xlink:type="simple" xlink:href="https://www.rfa.org/mandarin/shishi-hecha/hc-06032023083440.html/ac2.png" text:style-name="Internet_20_link" text:visited-style-name="Visited_20_Internet_20_Link">
</text:a>
 </text:span>
</text:p>
      <text:p text:style-name="Horizontal_20_Line"/>
      <text:p text:style-name="P4">
****其中，用户「@Bogdana94035980」主要发布嘲讽文，称欢迎各界随意破坏纪念馆、收到的捐款够挥霍一阵子等内容。此帐号今年2月才加入，发文数不多，但常回覆他人推文，尤其针对因汇整白纸革命资讯而成推特名人的「李老师不是你老师」，留言指控对方造谣。</text:p>
      <text:p text:style-name="P4">
推特还在「六四纪念馆」的假帐号下，推荐用户追踪王丹，但推荐的帐号却是冒王丹之名开设的假帐号。</text:p>
      <text:p text:style-name="P4">
推特在「六四纪念馆」假帐号下，推荐追踪名为「王丹」的假帐号。（图取自推特）  <text:a xlink:type="simple" xlink:href="https://www.rfa.org/mandarin/shishi-hecha/hc-06032023083440.html/ac3.png" text:style-name="Internet_20_link" text:visited-style-name="Visited_20_Internet_20_Link">
</text:a>
</text:p>
      <text:p text:style-name="P4">
<text:span text:style-name="T4">
六四将近 假帐号密集发文</text:span>
</text:p>
      <text:p text:style-name="Horizontal_20_Line"/>
      <text:p text:style-name="P4">
王丹真实的推特号是「＠wangdan1989」，他5月17日发文，提醒网友注意盗用他名义开设的帐号（下图左），虽然此一假帐号已被封锁（下图右），但推特上还存在其他以王丹为名的帐号。</text:p>
      <text:p text:style-name="P4">
 （图取自推特）  <text:a xlink:type="simple" xlink:href="https://www.rfa.org/mandarin/shishi-hecha/hc-06032023083440.html/ac4.jpg" text:style-name="Internet_20_link" text:visited-style-name="Visited_20_Internet_20_Link">
</text:a>
</text:p>
      <text:p text:style-name="P4">
例如，取名王丹的用户「@MaisieRoby77722」今年4月加入推特，至今发了5则推文，其中5月25日推文写道：「距离“六四”纪念馆在纽约开幕只有10天的时间了，截止目前纪念馆共收款60余万元，离150万美元目标差距还是有点大。不过，没关系，美国政府当初已经答应通过渠道给我们50万美元，反正我们抹黑和攻击中国，美国还是很乐意的，我们可以说是一拍即合！」</text:p>
      <text:p text:style-name="P4">
用户「@MillerLynch16」显示2013年4月加入，截至今年6月1日，共6则推文，皆在今年5月15日至6月1日间发布，内容都和「六四纪念馆」有关，包括筹款活动经费已够、筹款活动停止、收款帐号出问题等，请支持者不要再汇款。</text:p>
      <text:p text:style-name="P4">
用户「@spdytrader」2009年2月加入，推文132则，过去常转发国际新闻与中国外交官的推文，但今年5月中起，开始发布与王丹、「六四纪念馆」有关的推文；例如，5月31日推文：「六四纪念馆」开幕在即，网上开始出现大量纪念馆官网的假帐号，这种情况说明纪念馆可能无法按时进行，请大家做好准备。    再观察用户彼此的关系，可以发现「@Flanndner1」和「@TomasMcint14002」两个帐号分别在5月29日、6月1日发布文字、附图，甚至标点符号都一模一样的推文，两者在5月30日、31日也接连发布相同推文。亚洲事实查核实验室认为，这些在特定时间活跃的用户之间，具有一定程度的协同操作行为。</text:p>
      <text:p text:style-name="P4">
推特搜寻「吾尔开希」，出现一串名称、头像一样的帐号。（图取自推特）  <text:a xlink:type="simple" xlink:href="https://www.rfa.org/mandarin/shishi-hecha/hc-06032023083440.html/ac5.jpg" text:style-name="Internet_20_link" text:visited-style-name="Visited_20_Internet_20_Link">
</text:a>
</text:p>
      <text:p text:style-name="P4">
在推特搜寻民运人士「吾尔开希」，也会出现一连串帐号，名称、头像都相同，有些用户名只差一个「i」或阿拉伯数字；多个以「吾尔开希」为名的帐号在今年3月至5月加入推特，已有部分帐号或文章遭删除，其中部分帐号的推文与回覆内容主要批评美国枪支暴力等问题。亚洲事实查核实验室截至6月1日尚未发现这些帐号发布与「六四纪念馆」相关的假讯息。</text:p>
      <text:p text:style-name="P4">
<text:span text:style-name="T4">
如何辨识真假帐号？</text:span>
</text:p>
      <text:p text:style-name="P4">
以下为真正的「六四纪念馆」（下图左）、王丹（下图中）、吾尔开希（下图右）推特帐号。</text:p>
      <text:p text:style-name="P4">
 六四纪念馆、王丹、吾尔开希推特帐号。（图取自推特）<text:a xlink:type="simple" xlink:href="https://www.rfa.org/mandarin/shishi-hecha/hc-06032023083440.html/ac6.jpg" text:style-name="Internet_20_link" text:visited-style-name="Visited_20_Internet_20_Link">
 </text:a>
</text:p>
      <text:p text:style-name="P4">
以「六四纪念馆」为例，用户名为纪念馆英译，其加入时间符合纪念馆开始筹备时间，地点在美国纽约，过往推文无可疑之处，追踪者人数明显较其它用户多，追踪者之中包括获蓝勾勾认证的王丹、周锋锁等人，这些辨识帐号的线索。</text:p>
      <text:p text:style-name="P4">
<text:a xlink:type="simple" xlink:href="https://www.bbc.com/zhongwen/trad/science-54255746" text:style-name="Internet_20_link" text:visited-style-name="Visited_20_Internet_20_Link">
 英国广播公司（BBC）文章 </text:a>
整理出识破假帐号的四个关键：首先，是否有认证；第二，查看用户名称和图像，若用户名称出现随机数字或字母，有可能是机器生成的用户名称；第三，查看用户过去内容和追踪数；第四，查看内容或消息来源。</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6032023083440.html" text:style-name="Internet_20_link" text:visited-style-name="Visited_20_Internet_20_Link">
https://www.rfa.org/mandarin/shishi-hecha/hc-06032023083440.html</text:a>
</text:p>
      <!--NEWS-->
      <text:h text:style-name="P10" text:outline-level="1">
<text:span text:style-name="T4">
美国防长批北京拒绝对话 中国：责任在美方</text:span>
</text:h>
      <text:p text:style-name="P4">
Author: None (Language: zh)</text:p>
      <text:p text:style-name="P4">
Publisher: None</text:p>
      <text:p text:style-name="P4">
Time: 2023-06-03T09:32:00Z</text:p>
      <text:p text:style-name="P4">
Description: 美国防长奥斯汀周六在香格里拉对话上强调，台海冲突将造成毁灭性后果。他也表示，美中对话对于避免可能导致冲突的错误判断“至关重要”。此前，北京方面拒绝了他与中国国防部长的正式会面。</text:p>
      <text:p text:style-name="P4">
Videos: []</text:p>
      <text:p text:style-name="P4">
Images: []</text:p>
      <text:p text:style-name="P4">
Subject: 时政风云</text:p>
      <text:p text:style-name="P4">
Subjects: ['南希·佩洛西', '专题报道：习近平访美', '岛屿主权争端', '马英九', '专题报道：全景观看“习马会”', '专题报道：2016年台湾大选', '台湾']</text:p>
      <text:p text:style-name="P4">
Keywords: ['香格里拉对话', '中美关系', '台海危机', '台海冲突', '台湾']</text:p>
      <text:p text:style-name="P4">
ID: 65815175</text:p>
      <!--METADATA-->
      <text:p text:style-name="P4">
<text:a xlink:type="simple" xlink:href="https://www.dw.com/zh/overlay/image/article/65815175/65813604" text:style-name="Internet_20_link" text:visited-style-name="Visited_20_Internet_20_Link">
 </text:a>
</text:p>
      <text:p text:style-name="P4">
（德国之声中文网）美国国防部长奥斯汀周六（6月3日）批评中国不愿参与军事危机管理，此前北京方面拒绝了他与中国国防部长进行会面的正式邀请。</text:p>
      <text:p text:style-name="P4">
奥斯汀在新加坡举行的亚洲防务峰会"香格里拉对话"上表示："我深感关切的是，中国不愿更认真地参与探讨我们两国军队之间更好的危机管理机制。"</text:p>
      <text:p text:style-name="P4">
奥斯汀周六与中国国防部长李尚福在香格里拉对话的开幕晚宴上首次握手并简短交谈，但这次互动并未达到五角大楼对更具"实质性交流"的期望。新加坡《联合早报》报道，两人虽被安排在同桌，但握手后就坐到自己的座位。同桌的还有新加坡代总理黄循财、印度尼西亚防长普拉博沃、澳大利亚总理阿尔巴尼斯等。</text:p>
      <text:p text:style-name="P4">
今年以来，华盛顿与北京之间的紧张局势因台湾和 <text:a xlink:type="simple" xlink:href="https://www.dw.com/zh/zh/击落间谍气球后-美国为何推迟对中国的制裁/a-65593443" text:style-name="Internet_20_link" text:visited-style-name="Visited_20_Internet_20_Link">
 中国间谍气球事件 </text:a>
 等问题上不断升级。</text:p>
      <text:p text:style-name="P4">
美国防长目前正进行亚洲之行，此前他访问了日本，之后还将访问印度。美国高级官员希望通过加强在该地区的联盟和伙伴关系以对抗北京。</text:p>
      <text:p text:style-name="P4">
奥斯汀周六在香格里拉对话以"印太地区的共同愿景"（A Shared Vision for the Indo-Pacific）为题发表演说称，美国不会容忍中国对其盟友和伙伴采取的"胁迫和欺凌"，同时向北京保证，美国将致力于维持台湾现状，并更倾向于对话而非冲突，将继续"坚决反对任何一方对现状做出单方面改变"。</text:p>
      <text:p text:style-name="P4">
他警告称，"台海冲突将是毁灭性的"，并且会以"我们无法想象的方式"影响全球经济。"冲突既不是迫在眉睫也不是不可避免的。"</text:p>
      <text:p text:style-name="P4">
他强调，美国不寻求冲突或对抗，"但面对欺凌或胁迫，我们不会退缩"。</text:p>
      <text:p text:style-name="P4">
奥斯汀在讲话中也谈到与中国缺乏沟通的问题。他表示："美国认为，与中国保持沟通渠道至关重要，特别是在我们的国防和军事领导人之间。""我们越多地交流，就越能避免可能导致危机或冲突的误解和错误判断。"</text:p>
      <text:p text:style-name="P4">
"在晚宴上的友好握手不能代替实质性的互动。"</text:p>
      <text:p text:style-name="P4">
</text:p>
      <text:p text:style-name="P4">
香格里拉对话欢迎晚宴贵宾桌，美国防长奥斯汀（右）坐在新加坡副总理黄循财（右二）旁，同桌的还有中国防长李尚福（左一）</text:p>
      <text:h text:style-name="P12" text:outline-level="3">
<text:span text:style-name="T4">
中国：两军关系面临困难责任在美方</text:span>
</text:h>
      <text:p text:style-name="P4">
美国曾邀请李尚福在峰会期间举行两国防长会晤，但 <text:a xlink:type="simple" xlink:href="https://www.dw.com/zh/zh/李尚福拒絕會晤-美防長令人遺憾/a-65766662" text:style-name="Internet_20_link" text:visited-style-name="Visited_20_Internet_20_Link">
 遭到北京拒绝 </text:a>
 。中国外交部部发言人毛宁5月30日在例行记者会上回应相关问题时表示："中美两军对话面临困难的原因美方是清楚的。"</text:p>
      <text:p text:style-name="P4">
在新加坡出席香格里拉对话的中国代表团周六也立即反驳奥斯汀的言论。中共中央军委联合参谋部副参谋长景建峰表示，当前中美两军关系面临困难，责任在美方，"美方的一系列错误言行，没有为两军的沟通交流创造条件，营造氛围"。</text:p>
      <text:p text:style-name="P4">
景建峰还称，美方虚化掏空一个中国原则，强化与台湾地区官方往来，纵容台独分裂活动，提升向台湾出售武器的数量和性能，频繁穿航台湾海峡，炫耀武力，拉拢他国插手台湾问题。他也重申，台湾问题事关中国核心利益，容不得任何妥协退让，解放军"全时待战、随时能战"。</text:p>
      <text:p text:style-name="P4">
中国国防部长李尚福将在周日在会议上发表讲话。2018年，他因购买俄罗斯武器而受到美国政府制裁，但五角大楼表示这并不妨碍奥斯汀与李尚福进行会晤。中国代表团成员表示，取消制裁是与奥斯汀进行实质性对话的前提之一。</text:p>
      <text:h text:style-name="P12" text:outline-level="3">
<text:span text:style-name="T4">
美加军舰穿越台湾海峡</text:span>
</text:h>
      <text:p text:style-name="P4">
在香格里拉对话举行的同日，美国和加拿大军舰穿越台湾海峡。美国第七舰队周六宣布，其驱逐舰钟云号（USS Chung-Hoon）和加拿大皇家海军的蒙特利尔号（HMCSMontreal）正在“依据国际法，在适用公海还行和飞越权的台湾海峡进行例行航行，时间为当地时间6月3日”。美国海军表示：“钟云号和蒙特利尔号双双穿越台湾海峡显示了美国及其盟友和伙伴对一个自由开放的印太地区的承诺。”</text:p>
      <text:p text:style-name="P4">
法新社指出，美国海军舰船经常穿越台湾海峡，但很少与其他国家的船舰同时进行此类行动。 上一次美国和加拿大联合穿越台湾海峡发生在2022年9月。</text:p>
      <text:p text:style-name="P4">
加拿大军方周六在推特上证实了此次航行，并表示美国和加拿大是“在该地区为和平与安全而行动的伙伴”。</text:p>
      <text:p text:style-name="P4">
（美联社、法新社）</text:p>
      <text:p text:style-name="P4">
Source: <text:a xlink:type="simple" xlink:href="https://www.dw.com/zh/美国防长批北京拒绝对话-中国：责任在美方/a-65815175" text:style-name="Internet_20_link" text:visited-style-name="Visited_20_Internet_20_Link">
https://www.dw.com/zh/美国防长批北京拒绝对话-中国：责任在美方/a-65815175?maca=chi-rss-chi-all-1127-rdf</text:a>
</text:p>
      <!--NEWS-->
      <text:h text:style-name="P10" text:outline-level="1">
<text:span text:style-name="T4">
又有两名“誓言守护者”因冲击国会山事件被判刑</text:span>
</text:h>
      <text:p text:style-name="P4">
Author: chinese@voanews.com (美国之音)</text:p>
      <text:p text:style-name="P4">
Publisher: 美国之音中文网 (Type: NewsMediaOrganization)</text:p>
      <text:p text:style-name="P4">
Published Time: 2023-06-03T09:35:38+08:00</text:p>
      <text:p text:style-name="P4">
Modified Time: 2023-06-03 01:35:38Z</text:p>
      <text:p text:style-name="P4">
Description: 两名极右翼组织“誓言守护者”的成员周五(6月2日)因煽动串谋和其他指控被判处三年监禁——这是与2021年1月6冲击国会山事件相关的最新判决。</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oath-keepers-convicted-of-storming-capitol-get-latest-extremist-sentencings-20230602/7121343.html" text:style-name="Internet_20_link" text:visited-style-name="Visited_20_Internet_20_Link">
https://www.voachinese.com/a/oath-keepers-convicted-of-storming-capitol-get-latest-extremist-sentencings-20230602/7121343.html</text:a>
</text:p>
      <!--NEWS-->
      <text:h text:style-name="P10" text:outline-level="1">
<text:span text:style-name="T4">
民主女神像前 华盛顿举办六四烛光悼念活动</text:span>
</text:h>
      <text:p text:style-name="P4">
Author: None</text:p>
      <text:p text:style-name="P4">
Publisher: Radio Free Asia (Organization)</text:p>
      <text:p text:style-name="P4">
Published Time: 2023-06-03T09:44:00-04:00</text:p>
      <text:p text:style-name="P4">
Modified Time: 2023-06-03T09:47: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5.203867in" draw:z-index="0">
<draw:image xlink:href="../Images/rfamandarin/2023-06-03T09-44-00-04-00/000000.png" xlink:type="simple" xlink:show="embed" xlink:actuate="onLoad" draw:mime-type="image/png"/>
</draw:frame>
纪念仪式的地点位于离华盛顿中国城仅几个街区的民主女神像前的小广场。 <text:a xlink:type="simple" xlink:href="https://www.rfa.org/mandarin/yataibaodao/renquanfazhi/wy-06032023092053.html/@@images/image" text:style-name="Internet_20_link" text:visited-style-name="Visited_20_Internet_20_Link">
</text:a>
记者王允拍摄</text:p>
      <text:p text:style-name="P4">
1989年六四大屠杀三十四周年纪念日前夕，华盛顿人权组织“共产主义受难者纪念基金会”于6月2日在华盛顿举行了该组织第十届六四烛光悼念活动。天安门民主运动的亲历者，和维吾尔族、藏族以及香港人的代表均在活动中发言。</text:p>
      <ul>
        <li>
<text:span text:style-name="T4">
<text:a xlink:type="simple" xlink:href="https://www.rfa.org/zhengzhi/al-06022023095528.html" text:style-name="Internet_20_link" text:visited-style-name="Visited_20_Internet_20_Link">
 六四34周年特别报导：接过广场上话筒的女青年 </text:a>
 </text:span>
  * <text:span text:style-name="T4">
<text:a xlink:type="simple" xlink:href="https://www.rfa.org/tj-06022023141911.html" text:style-name="Internet_20_link" text:visited-style-name="Visited_20_Internet_20_Link">
 纽约六四纪念馆开幕 六四领袖重申追求自由中国决心 </text:a>
 </text:span>
  * <text:span text:style-name="T4">
<text:a xlink:type="simple" xlink:href="https://www.rfa.org/kw-06012023130017.html" text:style-name="Internet_20_link" text:visited-style-name="Visited_20_Internet_20_Link">
 六四34周年特别报道：拾起火把，前行! </text:a>
 </text:span>
</li>
      </ul>
      <text:p text:style-name="P4">
纪念仪式的地点位于离华盛顿中国城仅几个街区的民主女神像前的小广场。</text:p>
      <text:p text:style-name="P4">
这座雕像几乎完全仿照1989年民主运动期间，树立在天安门广场上的民主女神像复制而成，但材质已经换成了铜质，尺寸缩小。傍晚路灯亮起后，高大的路灯映照在女神像托起的火炬上，闪着红色的光芒，仿佛那团民主的烈火从未熄灭。</text:p>
      <text:p text:style-name="P4">
小广场夹在三条道路之间，只是一个狭窄的三角形小广场，但在仪式举行期间，这里仍然挤进了五十人左右，既有中国面孔，也有美国民众，越晚人越多。</text:p>
      <text:p text:style-name="P4">
前美国国会众议员弗兰克·沃尔夫（FrankWolf）在仪式上发言说，“我们都记得当年在电视上看到的天安门民主示威活动的景象，军队的坦克冲进了广场，杀死手无寸铁的示威者，碾压车辆，留下满地流血的尸体。”</text:p>
      <text:p text:style-name="P4">
 前美国国会众议员弗兰克·沃尔夫（FrankWolf）在仪式上发言。(记者王允拍摄)  <text:a xlink:type="simple" xlink:href="https://www.rfa.org/mandarin/yataibaodao/renquanfazhi/wy-06032023092053.html/wy-senate.jpg" text:style-name="Internet_20_link" text:visited-style-name="Visited_20_Internet_20_Link">
 </text:a>
</text:p>
      <text:p text:style-name="P4">
沃尔夫回顾了1991年，他和另一位国会众议员克里斯.史密斯（ChrisSmith）到北京去要求会见仍被关押的八九民运的参与者。他强调，这么多年过去了，中国政府仍在无差别地迫害不同族群，包括基督徒、藏传佛教徒、维吾尔族穆斯林民众以及法轮功成员。他在提到新疆受迫害的穆斯林民众时特地提高了声音，三次重复了“种族灭绝”这个词。</text:p>
      <text:p text:style-name="P4">
华盛顿人权组织“公民力量”创办人杨建利作为1989年天安门民运亲历者在活动中发言。他借用中国的老话，“白发人送黑发人”，以示对当年在六四大屠杀中遇害的青年人的哀悼。他感叹说，哀伤无以复加，而悲痛从未中止。</text:p>
      <text:p text:style-name="P4">
但杨建利又欣慰地说，去年发生的白纸运动呼应了当年的天安门民主运动，正如三十多年前天安门广场上的青年人一样，这一代年轻人也要求有透明、负责任的政府，和政治自由。</text:p>
      <text:p text:style-name="P4">
美国维吾尔人协会会长爱丽飞达尔.艾力特比尔（Elfidar Iltebir）和国际声援西藏运动(ICT) 组织研究总监布琼次仁(Bhuchung K.Tsering)分别代表自己的族群在活动中发言。</text:p>
      <text:p text:style-name="P4">
美国维吾尔人协会会长爱丽飞达尔.艾力特比尔（Elfidar Iltebir）代表自己的族群在活动中发言。(记者王允拍摄)  <text:a xlink:type="simple" xlink:href="https://www.rfa.org/mandarin/yataibaodao/renquanfazhi/wy-06032023092053.html/wy1-elfidar-iltebir.jpg" text:style-name="Internet_20_link" text:visited-style-name="Visited_20_Internet_20_Link">
</text:a>
</text:p>
      <text:p text:style-name="P4">
香港民主活动人士邵岚在仪式上回顾了自己成长过程中逐渐认识中国政府专制本质的过程。她惋惜地说，在2019年反送中运动之后，香港固有的法治、民主等传统统统被中国政府剥夺了。她强调，香港人还在坚持抗争，但她追问说，看看国际社会对帮助香港人都做了什么？</text:p>
      <text:p text:style-name="P4">
仪式的最后，众人手举点燃的蜡烛为六四死难者默哀半分钟。但仪式结束后，人们仍旧聚集在民主女神像前，久久不愿离去。多位来参加仪式的香港年轻人在神像前集体唱起了《愿荣光归香港》，歌声激越，在傍晚的街道上远远地飘散开去。</text:p>
      <text:p text:style-name="P4">
仪式的最后，众人手举点燃的蜡烛为六四死难者默哀半分钟。(记者王允拍摄)  <text:a xlink:type="simple" xlink:href="https://www.rfa.org/mandarin/yataibaodao/renquanfazhi/wy-06032023092053.html/wy-silence.jpg" text:style-name="Internet_20_link" text:visited-style-name="Visited_20_Internet_20_Link">
</text:a>
</text:p>
      <text:p text:style-name="P4">
记者：王允 编辑：申铧 网编：杰西</text:p>
      <text:p text:style-name="P4">
Source: <text:a xlink:type="simple" xlink:href="https://www.rfa.org/mandarin/yataibaodao/renquanfazhi/wy-06032023092053.html" text:style-name="Internet_20_link" text:visited-style-name="Visited_20_Internet_20_Link">
https://www.rfa.org/mandarin/yataibaodao/renquanfazhi/wy-06032023092053.html</text:a>
</text:p>
      <!--NEWS-->
      <text:h text:style-name="P10" text:outline-level="1">
<text:span text:style-name="T4">
美国国防部长告诉中国 会谈是避免危机的关键</text:span>
</text:h>
      <text:p text:style-name="P4">
Author: chinese@voanews.com (美国之音)</text:p>
      <text:p text:style-name="P4">
Publisher: 美国之音中文网 (Type: NewsMediaOrganization)</text:p>
      <text:p text:style-name="P4">
Published Time: 2023-06-03T09:48:47+08:00</text:p>
      <text:p text:style-name="P4">
Modified Time: 2023-06-03 03:27:38Z</text:p>
      <text:p text:style-name="P4">
Description: 美国国防部长劳埃德·奥斯汀周六表示，他对中国不愿就军事危机管控进行接触深表关切，并警告说会谈是避免冲突的关键。</text:p>
      <text:p text:style-name="P4">
Videos: []</text:p>
      <text:p text:style-name="P4">
Images: []</text:p>
      <text:p text:style-name="P4">
Categories: ['美国', '中国', '军事']</text:p>
      <text:p text:style-name="P4">
Type: None</text:p>
      <!--METADATA-->
      <text:p text:style-name="P4">
NoneNone</text:p>
      <text:p text:style-name="P4">
Source: <text:a xlink:type="simple" xlink:href="https://www.voachinese.com/a/u-s-defense-chief-slams-china-for-lack-of-military-dialog-20230602/7121371.html" text:style-name="Internet_20_link" text:visited-style-name="Visited_20_Internet_20_Link">
https://www.voachinese.com/a/u-s-defense-chief-slams-china-for-lack-of-military-dialog-20230602/7121371.html</text:a>
</text:p>
      <!--NEWS-->
      <text:h text:style-name="P10" text:outline-level="1">
<text:span text:style-name="T4">
美防长对中国不愿接触表示“深切关注” 北京指责美国破坏台海稳定</text:span>
</text:h>
      <text:p text:style-name="P4">
Author: None</text:p>
      <text:p text:style-name="P4">
Publisher: Radio Free Asia (Organization)</text:p>
      <text:p text:style-name="P4">
Published Time: 2023-06-03T09:51:00-04:00</text:p>
      <text:p text:style-name="P4">
Modified Time: 2023-06-03T14:21: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612011in" draw:z-index="0">
<draw:image xlink:href="../Images/rfamandarin/2023-06-03T09-51-00-04-00/000000.png" xlink:type="simple" xlink:show="embed" xlink:actuate="onLoad" draw:mime-type="image/png"/>
</draw:frame>
美国国防部长劳埃德·奥斯汀周六在新加坡香格里拉对话安全论坛上发表重要讲话 <text:a xlink:type="simple" xlink:href="https://www.rfa.org/mandarin/Xinwen/1-06032023094945.html/@@images/image" text:style-name="Internet_20_link" text:visited-style-name="Visited_20_Internet_20_Link">
</text:a>
路透社图片</text:p>
      <text:p text:style-name="P4">
据本台英语组报道，美国国防部长劳埃德·奥斯汀在与中国国防部长会面的呼吁遭到拒绝后，敦促中国军方领导人进行接触，称开放的沟通渠道“至关重要”。</text:p>
      <text:p text:style-name="P4">
奥斯汀周六在新加坡香格里拉对话安全论坛上发表重要讲话时说，他“深感关切的是，中国一直不愿更认真地参与我们两国军队之间更好的危机管理机制。”</text:p>
      <text:p text:style-name="P4">
美国国防部长在提到中国时使用的正式名称是中华人民共和国。</text:p>
      <text:p text:style-name="P4">
他说，“对于负责任的国防领导人来说，合适的谈话时间是任何时候，合适的谈话时间是每次，现在是合适的谈话时间，”他并补充说“对话不是奖励。这是必须的。”“我们谈得越多，就越能避免可能导致危机或冲突的误解和误判。”</text:p>
      <text:p text:style-name="P4">
美国国防部长奥斯汀和自 2018年以来一直受到美国制裁的中国国防部长李尚福，在周五的正式晚宴前进行了简短的握手，但没有交谈，也没有预计他们之间会举行双边会谈。</text:p>
      <text:p text:style-name="P4">
“晚餐时亲切的握手不能替代实质性的参与，”奥斯汀说。</text:p>
      <text:p text:style-name="P4">
美国国防部长抨击了中国，他说中国“继续对在国际领空合法飞行的美国和盟国飞机进行数量惊人的危险拦截。”</text:p>
      <text:p text:style-name="P4">
就在上周，美国军方指责中国的J-16战斗机在拦截美国空军RC-135侦察机时进行了“不必要的攻击性”机动。</text:p>
      <text:p text:style-name="P4">
“我们不寻求冲突或对抗，但面对欺凌或胁迫，我们不会退缩，”奥斯汀说。</text:p>
      <text:p text:style-name="P4">
美国战略与国际研究中心 (CSIS) 非常驻研究员 Huong Le Thu 说，两个大国之间明显的裂痕已经“成为新的现实”。</text:p>
      <text:p text:style-name="P4">
Huong Le Thu 告诉自由亚洲电台，无论“他们喜欢与否”，地区国家都必须接受它。</text:p>
      <text:p text:style-name="P4">
“但他们可以通过促进和鼓励美中之间的对话来降低热度，从而有助于控制紧张局势，”这位研究员补充说。</text:p>
      <text:p text:style-name="P4">
<text:span text:style-name="T4">
共同愿景</text:span>
</text:p>
      <text:p text:style-name="P4">
菲律宾国防部高级副部长兼主管官员小卡利托·加尔维斯 (Carlito Galvez Jr.) 表示，马尼拉认为“国际法是各国之间最大的平衡器”。</text:p>
      <text:p text:style-name="P4">
菲律宾于 2016 年在联合国法庭赢得了针对中国在南中国海的主张的法律诉讼，但北京迄今拒绝接受该裁决。</text:p>
      <text:p text:style-name="P4">
两国最近因在南沙群岛的一些岛屿的主权问题卷入了新的争端。</text:p>
      <text:p text:style-name="P4">
“俗话说，好篱笆造就好邻居，”加尔维斯说，“只有当邻国有明确的界限并尊重既定界限时，关系才会真正友好。”</text:p>
      <text:p text:style-name="P4">
印度尼西亚国防部长普拉博沃·苏比安托表示，“我们必须通过对话、谈判和双赢解决方案，来克服我们的地缘政治竞争和领土争端。”</text:p>
      <text:p text:style-name="P4">
“妥协是社区和社会繁荣的唯一途径，”他说，并警告说超级大国之间的竞争“已经变成了冷战”，在任何战争中，“灾难的危险总是近在咫尺。”</text:p>
      <text:p text:style-name="P4">
不过，美国国防部长奥斯汀坚称，美国“不寻求新冷战”。</text:p>
      <text:p text:style-name="P4">
“竞争绝不能演变成冲突。 该地区永远不应分裂为敌对集团，”他说。</text:p>
      <text:p text:style-name="P4">
奥斯汀表示，华盛顿并未像中国一再声称的那样在印太地区创建、并且也不愿意创建一个新的北约。</text:p>
      <text:p text:style-name="P4">
然而，奥斯汀说，美国希望建立“灵活的联盟来推进我们的共同愿景”，以使印太地区“更加稳定和更有弹性”。</text:p>
      <text:p text:style-name="P4">
华盛顿将澳大利亚、日本、韩国、菲律宾和泰国列为其在该地区的“坚定盟友”，并将印度、印度尼西亚、越南和新加坡视为“重要伙伴”。</text:p>
      <text:p text:style-name="P4">
在谈到自治的台湾时，奥斯汀说，美国“仍然坚定地致力于维持那里的现状，这与我们长期以来的一个中国政策一致，并履行我们在《台湾关系法》下的既定义务。”</text:p>
      <text:p text:style-name="P4">
“冲突既不是迫在眉睫也不是不可避免的。 今天的威慑力很强，我们的工作就是保持这种威慑力，” 奥斯汀说。</text:p>
      <text:p text:style-name="P4">
北京将台湾视为中国的一个省，并坚决抗议“外部势力”参与台湾政治。</text:p>
      <text:p text:style-name="P4">
中国的中央军委联合参谋部副部长景建峰中将对美国防长奥斯汀的涉台言论进行了回击，称其“完全错误”。</text:p>
      <text:p text:style-name="P4">
“世界上只有一个中国，台湾是中国领土神圣不可分割的一部分，”完成祖国统一是包括台湾同胞在内的全体中国人民的共同愿望和神圣责任。 祖国的。”</text:p>
      <text:p text:style-name="P4">
<text:span text:style-name="T4">
中国的反击</text:span>
</text:p>
      <text:p text:style-name="P4">
中国人民解放军军事科学院研究员赵小卓大校表示，一直试图改变台海现状的是美国。</text:p>
      <text:p text:style-name="P4">
赵在香格里拉对话会上对记者说：“台湾海峡在过去十年左右的时间里非常稳定，但美国想要破坏这种稳定。”</text:p>
      <text:p text:style-name="P4">
“这样他们就可以向台湾出售武器并赚很多钱，”他说。</text:p>
      <text:p text:style-name="P4">
新加坡安全论坛的中国与会者反击了美国及其盟友的批评。</text:p>
      <text:p text:style-name="P4">
赵大校表示，华盛顿需要改变其与他人互动方式中他所说的“错误行为”。</text:p>
      <text:p text:style-name="P4">
“在对话方面，你必须照顾对方的利益，”他说，并指责美方不理解这一基本原则。</text:p>
      <text:p text:style-name="P4">
另一位中国代表、来自中国国防大学国家安全学院的张驰大校质疑华盛顿在建立多边机构的同时促进东南亚集团东盟的中心地位是否自相矛盾。</text:p>
      <text:p text:style-name="P4">
与此同时，该学院前副校长唐永胜少将回击加拿大国防部长安妮塔·阿南德称中国是该地区的破坏性力量。他说“中国为维护该地区的和平与稳定做出了巨大努力”。</text:p>
      <text:p text:style-name="P4">
中国共产党喉舌《环球时报》周六在一篇报道中援引中国军方一名官员的话说，“中国有信心走上舞台发声。”</text:p>
      <text:p text:style-name="P4">
“尽管明知香格里拉对话会是西方国家主导的攻击中国的平台，但中国还是来了，”该报称。</text:p>
      <text:p text:style-name="P4">
中国国防部长李尚福将于周日，也就是论坛的最后一天，就北京的新安全举措发表重要讲话。</text:p>
      <text:p text:style-name="P4">
（责编：梒青）</text:p>
      <text:p text:style-name="P4">
Source: <text:a xlink:type="simple" xlink:href="https://www.rfa.org/mandarin/Xinwen/1-06032023094945.html" text:style-name="Internet_20_link" text:visited-style-name="Visited_20_Internet_20_Link">
https://www.rfa.org/mandarin/Xinwen/1-06032023094945.html</text:a>
</text:p>
      <!--NEWS-->
      <text:h text:style-name="P10" text:outline-level="1">
<text:span text:style-name="T4">
拜登在白宫椭圆形办公室就避免债务违约发表讲话，强调两党妥协与共识</text:span>
</text:h>
      <text:p text:style-name="P4">
Author: chinese@voanews.com (维达库斯瓦拉)</text:p>
      <text:p text:style-name="P4">
Publisher: 美国之音中文网 (Type: NewsMediaOrganization)</text:p>
      <text:p text:style-name="P4">
Published Time: 2023-06-03T09:52:11+08:00</text:p>
      <text:p text:style-name="P4">
Modified Time: 2023-06-03 04:54:48Z</text:p>
      <text:p text:style-name="P4">
Description: 在进行了几个星期的艰难谈判后，美国总统乔·拜登星期五(6月2日)晚间就《财政责任法案》的通过发表讲话，强调了他与共和党人达成两党共识的能力。在拜登2024年竞选连任期间，这肯定将会是他再度凸显的一个主题</text:p>
      <text:p text:style-name="P4">
Videos: []</text:p>
      <text:p text:style-name="P4">
Images: []</text:p>
      <text:p text:style-name="P4">
Categories: ['美国', '国会报道', '经济·金融·贸易', '编辑推荐']</text:p>
      <text:p text:style-name="P4">
Type: None</text:p>
      <!--METADATA-->
      <text:p text:style-name="P4">
NoneNone</text:p>
      <text:p text:style-name="P4">
Source: <text:a xlink:type="simple" xlink:href="https://www.voachinese.com/a/biden-highlights-compromise-in-oval-office-remarks-on-us-avoiding-default-20230602/7121372.html" text:style-name="Internet_20_link" text:visited-style-name="Visited_20_Internet_20_Link">
https://www.voachinese.com/a/biden-highlights-compromise-in-oval-office-remarks-on-us-avoiding-default-20230602/7121372.html</text:a>
</text:p>
      <!--NEWS-->
      <text:h text:style-name="P10" text:outline-level="1">
<text:span text:style-name="T4">
印度三列火车相撞，至少280人遇难</text:span>
</text:h>
      <text:p text:style-name="P4">
Author: None (Language: zh)</text:p>
      <text:p text:style-name="P4">
Publisher: None</text:p>
      <text:p text:style-name="P4">
Time: 2023-06-03T09:59:00Z</text:p>
      <text:p text:style-name="P4">
Description: 印度东部奥里萨邦三列火车相撞，造成至少 280 人死亡，数百人受伤。救援工作仍在进行之中。</text:p>
      <text:p text:style-name="P4">
Videos: []</text:p>
      <text:p text:style-name="P4">
Images: []</text:p>
      <text:p text:style-name="P4">
Subject: 时政风云</text:p>
      <text:p text:style-name="P4">
Subjects: ['印度']</text:p>
      <text:p text:style-name="P4">
Keywords: ['印度', '火车事故', '交通安全', '铁路管理']</text:p>
      <text:p text:style-name="P4">
ID: 65815142</text:p>
      <!--METADATA-->
      <text:p text:style-name="P4">
<text:a xlink:type="simple" xlink:href="https://www.dw.com/zh/overlay/image/article/65815142/65813759" text:style-name="Internet_20_link" text:visited-style-name="Visited_20_Internet_20_Link">
 </text:a>
</text:p>
      <text:p text:style-name="P4">
事故发生地点</text:p>
      <text:p text:style-name="P4">
（德国之声中文网）印度东部奥里萨邦发生三列火车相撞事故之后，周六（6月3日）正在进行大规模救援行动。</text:p>
      <text:p text:style-name="P4">
当地官员说，事故发生在周五晚些时候，造成 280 多人死亡，800 多人受伤。</text:p>
      <text:p text:style-name="P4">
故事发生后的整个晚上，死亡人数逐步上升。</text:p>
      <text:p text:style-name="P4">
周六早上，奥里萨邦的首席秘书耶纳 (Pradeep Jena) 表示，至少有 233 人死亡。随后消防部门官员说，到目前为止至少已找到 288 具尸体。</text:p>
      <text:p text:style-name="P4">
“到（周五）晚上 10 点，我们得以营救幸存者。然后就是收拾遇难者遗体。”奥里萨邦消防局局长萨兰吉 (Sudhanshu Sarangi) 告诉美联社。</text:p>
      <text:p text:style-name="P4">
“非常非常悲惨。我在职业生涯中从未见过如此惨状。”他说。</text:p>
      <text:p text:style-name="P4">
萨兰吉说，救援人员仍在穿过失事的火车车厢寻找可能还活着和被困的幸存者。</text:p>
      <text:p text:style-name="P4">
联邦部长普拉丹（Dharmendra Pradhan）告诉印度新闻机构ANI，总理莫迪将访问事故现场。周六上午，奥里萨邦首席部长帕特奈克（NaveenPatnaik）和印度铁道部部长瓦伊什诺（Ashwini Vaishnaw）已到达现场了解情况。</text:p>
      <text:p text:style-name="P4">
</text:p>
      <text:p text:style-name="P4">
事故发生在当地时间周五晚上 7 点 20 分左右，地点是在巴拉索尔的巴哈纳贾（ Bahanaga Bazar）火车站附近。</text:p>
      <text:h text:style-name="P12" text:outline-level="3">
<text:span text:style-name="T4">
救援仍在进行，当地沉痛哀悼</text:span>
</text:h>
      <text:p text:style-name="P4">
事故发生在距奥里萨邦首府布巴内斯瓦尔约 200 公里的巴拉索尔。</text:p>
      <text:p text:style-name="P4">
事故发生以后，很快开始了一场大规模的搜救行动。数百名消防部门和警察部队的急救人员赶赴现场，并使用了嗅探犬。国家灾难响应部队派遣的救援人员也很快到达现场。</text:p>
      <text:p text:style-name="P4">
“我们现在的首要任务是营救（乘客）并为伤者提供医疗支持。”耶纳说。</text:p>
      <text:p text:style-name="P4">
他说，救援队和急救人员正在努力营救幸存者并将伤者送往医院。</text:p>
      <text:p text:style-name="P4">
奥里萨邦官员周六宣布哀悼一天。</text:p>
      <text:p text:style-name="P4">
与此同时，数百名年轻人在附近小镇索罗的一家政府医院外排队献血。</text:p>
      <text:h text:style-name="P12" text:outline-level="3">
<text:span text:style-name="T4">
三列火车先后相撞</text:span>
</text:h>
      <text:p text:style-name="P4">
事故发生在当地时间周五晚上 7 点 20 分左右，地点是在巴拉索尔的巴哈纳贾（ Bahanaga Bazar）火车站附近。</text:p>
      <text:p text:style-name="P4">
印度媒体PTI援引当地官员消息报道，事故中共有三列火车相撞。关于哪列火车先脱轨存在一些相互矛盾的说法。</text:p>
      <text:p text:style-name="P4">
PTI报道说，首先脱轨的是从班加罗尔到豪拉的火车，这列火车被称为豪拉超快列车。它的一些车厢倒在相邻的轨道上。</text:p>
      <text:p text:style-name="P4">
从加尔各答开往钦奈的科罗曼德尔快车撞上了这些车厢。</text:p>
      <text:p text:style-name="P4">
随后，一列货运列车又撞上了科罗曼德快车。</text:p>
      <text:p text:style-name="P4">
电视画面显示，救援人员试图救出被困在残破车厢内的幸存者，许多遗体躺在铁轨旁的白色床单下。</text:p>
      <text:p text:style-name="P4">
</text:p>
      <text:p text:style-name="P4">
巴拉索尔市及附近地区的居民在得知事故发生之后，纷纷赶往现场参与救援</text:p>
      <text:p text:style-name="P4">
铁道部表示，已对事件展开调查。</text:p>
      <text:p text:style-name="P4">
印度铁道部部长瓦伊什诺（Ashwini Vaishnaw）在推特上发帖宣布对事故受害者及其家属进行赔偿。他说，政府将向死者家属支付 100万卢比（约为11,300 欧元或12,100 美元），为重伤者支付 20 万卢比（2,260 欧元或2,400 美元），为轻伤者支付 50,000卢比（566 欧元或607 美元）。</text:p>
      <text:p text:style-name="P4">
印度总理莫迪在推特上表示，现场救援行动仍在进行，正在向受到影响的人提供“一切可能的援助”。他说，“愿伤者早日康复。”</text:p>
      <text:h text:style-name="P12" text:outline-level="3">
<text:span text:style-name="T4">
幸存者描述事故现场</text:span>
</text:h>
      <text:p text:style-name="P4">
据报道，巴拉索尔市及附近地区的居民在得知事故发生之后，纷纷赶往现场参与救援。</text:p>
      <text:p text:style-name="P4">
幸存者 Rupam Banerjee 告诉 PTI：“当地人真的古道热肠帮助我们。他们不仅帮助把人救出来，还帮我们取回行李并给我们送水喝。”</text:p>
      <text:p text:style-name="P4">
另一位幸存者Vandana Kaleda 说，列车脱轨后，车厢剧烈摇晃，乘客站立不稳，彼此相撞，互相倾压。</text:p>
      <text:p text:style-name="P4">
她说：“当我走出洗手间时，火车突然倾斜了。我失去了平衡。……一切都乱套了。人们开始互相倾倒。我感到震惊，不明白发生了什么，大脑一片空白。”</text:p>
      <text:p text:style-name="P4">
一名不愿透露姓名的幸存乘客说，他看到其他乘客四肢断裂，面部撞毁。</text:p>
      <text:h text:style-name="P12" text:outline-level="3">
<text:span text:style-name="T4">
印度火车事故频繁发生</text:span>
</text:h>
      <text:p text:style-name="P4">
作为世界上最大的单一管理 <text:a xlink:type="simple" xlink:href="https://www.dw.com/zh/zh/印度铁路招工9万应聘者2800万/a-43218494" text:style-name="Internet_20_link" text:visited-style-name="Visited_20_Internet_20_Link">
 铁路网络 </text:a>
，尽管印度政府努力改善安全， <text:a xlink:type="simple" xlink:href="https://www.dw.com/zh/zh/印度重大列车事故-逾百人死亡/a-36456083" text:style-name="Internet_20_link" text:visited-style-name="Visited_20_Internet_20_Link">
 但是每年都会发生事故。 </text:a>
</text:p>
      <text:p text:style-name="P4">
2018 年，印度北部阿姆利则市，人们在铁轨上庆祝节日，一列通勤列车驶来，造成至少 59 人死亡，数十人受伤。</text:p>
      <text:p text:style-name="P4">
2017 年，安得拉邦南部的一列客运列车数节车厢脱轨，导致 40 多人丧生。</text:p>
      <text:p text:style-name="P4">
印度大多数火车事故都因为人为过失或信号设备过时。</text:p>
      <text:p text:style-name="P4">
印度每天有超过 1200 万人乘坐 14,000 列火车，在 64,000 公里长的铁路轨道上旅行。</text:p>
      <text:p text:style-name="P4">
（法新社、美联社、路透社、德新社）</text:p>
      <text:p text:style-name="P4">
Source: <text:a xlink:type="simple" xlink:href="https://www.dw.com/zh/印度三列火车相撞，至少280人遇难/a-65815142" text:style-name="Internet_20_link" text:visited-style-name="Visited_20_Internet_20_Link">
https://www.dw.com/zh/印度三列火车相撞，至少280人遇难/a-65815142?maca=chi-rss-chi-all-1127-rdf</text:a>
</text:p>
      <!--NEWS-->
      <text:h text:style-name="P10" text:outline-level="1">
<text:span text:style-name="T4">
中俄无视美国在联合国谴责朝鲜发射卫星的呼吁</text:span>
</text:h>
      <text:p text:style-name="P4">
Author: chinese@voanews.com (美国之音)</text:p>
      <text:p text:style-name="P4">
Publisher: 美国之音中文网 (Type: NewsMediaOrganization)</text:p>
      <text:p text:style-name="P4">
Published Time: 2023-06-03T10:04:07+08:00</text:p>
      <text:p text:style-name="P4">
Modified Time: 2023-06-03 02:04:07Z</text:p>
      <text:p text:style-name="P4">
Description: 中国和俄罗斯周五（6月2日）无视美国呼吁联合国安理会团结起来，共同谴责朝鲜本周试图发射卫星，反而指责华盛顿加剧了朝鲜半岛的紧张局势。</text:p>
      <text:p text:style-name="P4">
Videos: []</text:p>
      <text:p text:style-name="P4">
Images: []</text:p>
      <text:p text:style-name="P4">
Categories: ['亚太', '美国', '欧洲', '中国', '军事', '朝鲜半岛局势']</text:p>
      <text:p text:style-name="P4">
Type: None</text:p>
      <!--METADATA-->
      <text:p text:style-name="P4">
NoneNone</text:p>
      <text:p text:style-name="P4">
Source: <text:a xlink:type="simple" xlink:href="https://www.voachinese.com/a/china-and-russia-ignore-us-call-at-un-to-condemn-north-korea-launch-20230602/7121345.html" text:style-name="Internet_20_link" text:visited-style-name="Visited_20_Internet_20_Link">
https://www.voachinese.com/a/china-and-russia-ignore-us-call-at-un-to-condemn-north-korea-launch-20230602/7121345.html</text:a>
</text:p>
      <!--NEWS-->
      <text:h text:style-name="P10" text:outline-level="1">
<text:span text:style-name="T4">
禽流感威胁哺乳动物 专家吁为家禽接种疫苗</text:span>
</text:h>
      <text:p text:style-name="P4">
Author: None (Language: zh)</text:p>
      <text:p text:style-name="P4">
Publisher: None</text:p>
      <text:p text:style-name="P4">
Time: 2023-06-03T10:05:00Z</text:p>
      <text:p text:style-name="P4">
Description: 研究显示，禽流感病毒正在迅速变化。尽管目前对人类的威胁仍然很低，但专家指出：哺乳动物感染禽流感的病例激增是个令人担忧现象。包含中国、越南等国家开始为家禽接种疫苗，以降低可能对人类造成的风险。</text:p>
      <text:p text:style-name="P4">
Videos: []</text:p>
      <text:p text:style-name="P4">
Images: []</text:p>
      <text:p text:style-name="P4">
Subject: 科技环境</text:p>
      <text:p text:style-name="P4">
Subjects: ['禽流感']</text:p>
      <text:p text:style-name="P4">
Keywords: ['禽流感', '鸟类', '家禽', '哺乳动物', '疫苗', '大流行病', '病毒学', '世界卫生组织']</text:p>
      <text:p text:style-name="P4">
ID: 65815230</text:p>
      <!--METADATA-->
      <text:p text:style-name="P4">
<text:a xlink:type="simple" xlink:href="https://www.dw.com/zh/overlay/image/article/65815230/63879761" text:style-name="Internet_20_link" text:visited-style-name="Visited_20_Internet_20_Link">
 </text:a>
</text:p>
      <text:p text:style-name="P4">
从2021年起，禽流感爆发持续了整整一年，导致野生鸟类大量死亡</text:p>
      <text:p text:style-name="P4">
（德国之声中文网）自1996年首次出现以来，H5N1禽流感病毒过去的爆发期有其季节性。但据世卫组织动物流感研究中心负责人韦比（RichardWebby）说，2021年中期「发生了一些事情」，使这组病毒的传染性大大增强。从那时起，流感爆发持续了整整一年，蔓延到新的地区，导致野生鸟类大量死亡，数以千万计的家禽被扑杀。</text:p>
      <text:h text:style-name="P12" text:outline-level="3">
<text:span text:style-name="T4">
新毒株更具威胁性</text:span>
</text:h>
      <text:p text:style-name="P4">
韦比告诉法新社，这绝对是至今世界上最大规模的禽流感疫情。由他领导的研究项目本周在《自然通讯》杂志（NatureCommunications）上发表了研究结果，揭露了病毒如何在从欧洲蔓延到北美的过程中迅速进化。</text:p>
      <text:p text:style-name="P4">
该研究称，当病毒到达北美时毒性增强，这意味着它能引起更危险的疾病。研究人员还用一种新的禽流感病毒株感染了一只白鼬。韦比说，在白鼬的大脑中发现了出乎意料的大量病毒，这表明比起以往的病毒株，新毒株造成了更严重的疾病。</text:p>
      <text:h text:style-name="P12" text:outline-level="3">
<text:span text:style-name="T4">
哺乳类感染数大增</text:span>
</text:h>
      <text:p text:style-name="P4">
在韦比强调病毒对人类的威胁仍然很低的同时，他也指出：「这种病毒不是静止的，它正在演化」。他提到，病毒有可能在偶然的情况下「获得遗传特征」，变得更容易感染人类。例如，在与受感染的鸟类密切接触之后，人类就可能感染这种有时甚至会致命的病毒。韦比补充道，该病毒在越来越多的哺乳动物身上被检测出来，这是一个「非常令人不安的迹象」。</text:p>
      <text:p text:style-name="P4">
</text:p>
      <text:p text:style-name="P4">
智利发生海狮感染禽流感的情况，表明病毒可能在哺乳动物之间传播</text:p>
      <text:p text:style-name="P4">
智利当局上周表示，自今年年初以来，在其北海岸有近9000只海狮、企鹅、水獭和海豚死于禽流感。大多数哺乳动物被认为是通过食用受感染的鸟类而感染了病毒，但韦比则称，<text:a xlink:type="simple" xlink:href="https://www.dw.com/zh/zh/西班牙动物疫情水貂感染禽流感/a-64549574" text:style-name="Internet_20_link" text:visited-style-name="Visited_20_Internet_20_Link">
 如西班牙水貂养殖场或南美海狮的情况表明病毒可能在哺乳动物之间传播，这是「最让我们害怕的」。</text:a>
</text:p>
      <text:p text:style-name="P4">
英国动植物卫生局的病毒学负责人布朗（IanBrown）说，目前还没有「明确的证据表明这种病毒在哺乳动物中容易存活」。布朗告诉法新社，虽然这种病毒变得对鸟类更具威胁，但它仍然「没有适应人类」。</text:p>
      <text:p text:style-name="P4">
世卫病毒学家韦比说，禽类病毒与宿主细胞上的受体结合方式与人类病毒不同。他说，只需「在病毒的一个蛋白质上做两到三个微小的改变」，就能变得更加适应人类。他指出：「这就是我们真正在寻找的东西。」</text:p>
      <text:p text:style-name="P4">
</text:p>
      <text:p text:style-name="P4">
专家建议应该为家禽接种疫苗</text:p>
      <text:h text:style-name="P12" text:outline-level="3">
<text:span text:style-name="T4">
接种疫苗降低风险</text:span>
</text:h>
      <text:p text:style-name="P4">
韦比表示，能帮助降低禽流感病例数，从而减轻对人类风险的一个方法是各国为其家禽接种疫苗。 <text:a xlink:type="simple" xlink:href="https://www.dw.com/zh/zh/世卫组织中国出现首名h3n8禽流感人类死亡病例/a-65293543" text:style-name="Internet_20_link" text:visited-style-name="Visited_20_Internet_20_Link">
包括中国、埃及和越南在内的一些国家已经开展了为家禽接种疫苗的项目。</text:a>
但是仍有许多国家由于某些进出口限制而不愿意这样做，并且担心接种过疫苗的禽类仍有可能感染病毒。</text:p>
      <text:p text:style-name="P4">
美国在今年4月开始测试几种可能用于禽类的候选疫苗；而法国则在最近表示，希望最早在今年秋季开始为家禽接种疫苗。不过，英国首席兽医官米德米斯（ChristineMiddlemiss）也提到，家禽接种疫苗并不是万灵丹，「因为病毒会不断演化」。</text:p>
      <text:p text:style-name="P4">
世界动物卫生组织总干事依洛（MoniqueEloit）说，为家禽接种疫苗应该「摆上桌面」。她补充说，毕竟「现在每个人都知道，大流行病不只是一个幻想——它可能是一个现实」。</text:p>
      <ul>
        <li>
</li>
      </ul>
      <h5>
世界上十大最危险病毒</h5>
      <text:h text:style-name="P12" text:outline-level="3">
<text:span text:style-name="T4">
马尔堡病毒</text:span>
</text:h>
      <text:p text:style-name="P4">
最危险的病毒是马尔堡病毒。它的名字来自德国拉恩河畔一个田园牧歌般的小镇——但是这个小镇与病毒本身没有任何关系。马尔堡病毒是一种出血热病毒。与埃博拉病毒一样，马尔堡病毒引发抽搐以及粘膜、皮肤和器官出血。它的致死率高达90％。</text:p>
      <ul>
        <li>
</li>
      </ul>
      <h5>
世界上十大最危险病毒</h5>
      <text:h text:style-name="P12" text:outline-level="3">
<text:span text:style-name="T4">
埃博拉病毒</text:span>
</text:h>
      <text:p text:style-name="P4">
埃博拉病毒有五个属种，分别以五个非洲国家和地区命名：扎伊尔、苏丹、塔伊森林、本迪布焦和雷斯顿。扎伊尔埃博拉病毒最为致命，死亡率为90％。它目前在几内亚、塞拉利昂和利比里亚以及其他地区传播。科学家认为，可能是果蝠将扎伊尔埃博拉病毒带入了城市。</text:p>
      <ul>
        <li>
</li>
      </ul>
      <h5>
世界上十大最危险病毒</h5>
      <text:h text:style-name="P12" text:outline-level="3">
<text:span text:style-name="T4">
汉坦病毒</text:span>
</text:h>
      <text:p text:style-name="P4">
汉坦病毒包含了几种类型的病毒。它的名字来自韩国汉坦河。1950年朝鲜战争期间，美国士兵被认为最早在那附近感染上这种病毒。症状包括肺部疾病、发烧和肾衰竭。</text:p>
      <ul>
        <li>
</li>
      </ul>
      <h5>
世界上十大最危险病毒</h5>
      <text:h text:style-name="P12" text:outline-level="3">
<text:span text:style-name="T4">
禽流感病毒</text:span>
</text:h>
      <text:p text:style-name="P4">
不同种属的禽流感病毒经常性地引起恐慌——这可以理解，因为其致死率高达70％。但实际上，人们最为熟悉的H5N1禽流感的风险非常低。只有直接接触过家禽的人才能被感染。这就是大多数病例出现在亚洲的原因，因为不少亚洲人家里养鸡。</text:p>
      <ul>
        <li>
</li>
      </ul>
      <h5>
世界上十大最危险病毒</h5>
      <text:h text:style-name="P12" text:outline-level="3">
<text:span text:style-name="T4">
拉沙病毒</text:span>
</text:h>
      <text:p text:style-name="P4">
尼日利亚的一名护士是第一个拉沙病毒感染者。该病毒是由啮齿动物传播。它可能成为地方性流行疾病——这意味着该病毒发生在一些特定地区，例如在非洲西部，并且反复出现。科学家认为，非洲西部15％的啮齿动物都携带有这种病毒。</text:p>
      <ul>
        <li>
</li>
      </ul>
      <h5>
世界上十大最危险病毒</h5>
      <text:h text:style-name="P12" text:outline-level="3">
<text:span text:style-name="T4">
胡宁病毒</text:span>
</text:h>
      <text:p text:style-name="P4">
胡宁病毒可引致阿根廷出血热。该病毒感染者将出现组织发炎、败血症和皮肤出血。问题在于，这些都属于常见症状，因此难以在第一时间觉察或者确认该病毒的感染。</text:p>
      <ul>
        <li>
</li>
      </ul>
      <h5>
世界上十大最危险病毒</h5>
      <text:h text:style-name="P12" text:outline-level="3">
<text:span text:style-name="T4">
克里米亚-刚果发热病毒</text:span>
</text:h>
      <text:p text:style-name="P4">
克里米亚-刚果发热病毒是由蜱虫传播的。它的致病方式类似于埃博拉病毒和马尔堡病毒。在感染的第一天，患者的面部、嘴巴和咽喉出现针状出血。</text:p>
      <ul>
        <li>
</li>
      </ul>
      <h5>
世界上十大最危险病毒</h5>
      <text:h text:style-name="P12" text:outline-level="3">
<text:span text:style-name="T4">
马丘波病毒</text:span>
</text:h>
      <text:p text:style-name="P4">
马丘波病毒会引发玻利维亚出血热（也称为黑斑疹伤寒）。感染该病毒会出现高烧，并伴有大量出血。它的致病方式类似于胡宁病毒。该病毒可以人传人，而啮齿动物经常携带它。</text:p>
      <ul>
        <li>
</li>
      </ul>
      <h5>
世界上十大最危险病毒</h5>
      <text:h text:style-name="P12" text:outline-level="3">
<text:span text:style-name="T4">
科萨努尔森林病毒</text:span>
</text:h>
      <text:p text:style-name="P4">
科学家于1955年在印度西南海岸的林地中发现了科萨努尔森林病毒。它是由蜱虫传播的，但是科学家表示很难确定其源头，通常认为老鼠、鸟类和野猪可能是宿主。感染者出现高烧、剧烈头痛和肌肉疼痛并出血。</text:p>
      <ul>
        <li>
</li>
      </ul>
      <h5>
世界上十大最危险病毒</h5>
      <text:h text:style-name="P12" text:outline-level="3">
<text:span text:style-name="T4">
登革热</text:span>
</text:h>
      <text:p text:style-name="P4">
登革热一直威胁着人类。如果你打算去热带地区度假，最好了解一下登革热的信息。登革热通过蚊虫传播，在泰国和印度等国的热门度假胜地，每年影响到5千万到1亿人。但是，对于居住在受登革热威胁的地区的20亿人口来说，这更是一个问题。</text:p>
      <text:p text:style-name="P4">
作者: Helena Schw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法新社）</text:p>
      <text:p text:style-name="P4">
Source: <text:a xlink:type="simple" xlink:href="https://www.dw.com/zh/禽流感威胁哺乳动物-专家吁为家禽接种疫苗/a-65815230" text:style-name="Internet_20_link" text:visited-style-name="Visited_20_Internet_20_Link">
https://www.dw.com/zh/禽流感威胁哺乳动物-专家吁为家禽接种疫苗/a-65815230?maca=chi-rss-chi-all-1127-rdf</text:a>
</text:p>
      <!--NEWS-->
      <text:h text:style-name="P10" text:outline-level="1">
<text:span text:style-name="T4">
布林肯下周访问沙特 寻求推进美沙关系</text:span>
</text:h>
      <text:p text:style-name="P4">
Author: 联合早报 (Person)</text:p>
      <text:p text:style-name="P4">
Publisher: 联合早报 (Organization)</text:p>
      <text:p text:style-name="P4">
Published Time: 2023-06-03T10:09</text:p>
      <text:p text:style-name="P4">
Modified Time: 2023-06-03T10:09</text:p>
      <text:p text:style-name="P4">
Description: 美国国务卿布林肯下周将访问沙特阿拉伯。路透社报道，美国国务院星期五（6月2日）说，布林肯此行将与沙特官员讨论安全和经济问题。在布林肯之前，白宫国家安全顾问沙利文刚在上个月访问沙特。</text:p>
      <text:p text:style-name="P4">
Videos: []</text:p>
      <text:p text:style-name="P4">
Audios: []</text:p>
      <text:p text:style-name="P4">
Images: []</text:p>
      <text:p text:style-name="P4">
Type: NewsArticle</text:p>
      <text:p text:style-name="P4">
Breadcrumbs: ['即时', '国际']</text:p>
      <text:p text:style-name="P4">
Keywords: ['美国国务卿', '布林肯', '沙特阿拉伯']</text:p>
      <!--METADATA-->
      <text:p text:style-name="P4">
美国国务卿布林肯下周将访问沙特阿拉伯。</text:p>
      <text:p text:style-name="P4">
路透社报道，美国国务院星期五（6月2日）说，布林肯此行将与沙特官员讨论安全和经济问题。在布林肯之前，白宫国家安全顾问沙利文刚在上个月访问沙特。</text:p>
      <text:p text:style-name="P4">
过去几年，两国因分歧和不信任加深导致双方关系冷淡。美国在不到一个月时间对沙特进行两次高层访问，显示华盛顿正在寻求修复与这个世界最大石油输出国的关系。</text:p>
      <text:p text:style-name="P4">
白宫国家安全委员会发言人柯比星期五说，布林肯此行将专注于推进美国和沙特的关系。</text:p>
      <text:p text:style-name="P4">
柯比称沙特为“重要的战略伙伴关系”，他说：“我们把目光放在未来。这并不意味着我们永远赞同沙特的立场，也不表示他们同意我们所做的一切。双方当然会有意见分歧的时候。”</text:p>
      <text:p text:style-name="P4">
2018年沙特专栏评论员卡舒吉遇害事件导致美国和沙特关系恶化。去年2月俄乌战争爆发，能源价格飙升。美国总统拜登为缓解油供压力，于同年7月到沙特访问。以沙特为首的石油输出国组织和其他产油国组成的油盟+（OPEC+），随后却宣布削减产油量，美沙关系进一步趋冷。</text:p>
      <text:p text:style-name="P4">
根据国务院声明，布林肯于6月6日至8日出访，7日将出席美国-海湾阿拉伯国家合作委员会的中东安全和一体化部长级会议。8日，布林肯将与沙特外交部长费萨尔共同主持会议，讨论打击伊斯兰国激进组织的问题。</text:p>
      <text:p text:style-name="P4">
Source: <text:a xlink:type="simple" xlink:href="https://www.zaobao.com.sg/realtime/world/story20230603-1400762" text:style-name="Internet_20_link" text:visited-style-name="Visited_20_Internet_20_Link">
https://www.zaobao.com.sg/realtime/world/story20230603-1400762</text:a>
</text:p>
      <!--NEWS-->
      <text:h text:style-name="P10" text:outline-level="1">
<text:span text:style-name="T4">
香格里拉对话 美日韩决定共享飞弹情报</text:span>
</text:h>
      <text:p text:style-name="P4">
Publisher: 法新社</text:p>
      <text:p text:style-name="P4">
Published Time: 2023-06-03T10:32:08+00:00</text:p>
      <text:p text:style-name="P4">
Modified Time: 2023-06-03T10:20:03+00:00</text:p>
      <text:p text:style-name="P4">
Description: （法新社新加坡2日电) 美国、日本及南韩国防部长今天在新加坡举行会谈后发表声明指出，美日韩三方打算在2023年底前分享关于北韩飞弹的预警数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6-03T10-32-08-00-00/000000.png" xlink:type="simple" xlink:show="embed" xlink:actuate="onLoad" draw:mime-type="image/png"/>
</draw:frame>
</text:p>
      <text:p text:style-name="P4">
美国国防部长奥斯汀（Lloyd Austin）、日本防卫大臣滨田靖一及南韩国防部长李钟燮今天在新加坡举行的第20届「香格里拉对话」（Shangri-LaDialogue）中进行场边会谈。</text:p>
      <text:p text:style-name="P4">
他们在会后发表声明指出，美日韩三方决定为了增进各方对北韩飞弹的探测和评估能力，决定年内启动实时共用飞弹预警情报机制。</text:p>
      <text:p text:style-name="P4">
Source: <text:a xlink:type="simple" xlink:href="https://www.rfi.fr/cn/%E5%9B%BD%E9%99%85%E6%8A%A5%E9%81%93/20230603-%E9%A6%99%E6%A0%BC%E9%87%8C%E6%8B%89%E5%AF%B9%E8%AF%9D-%E7%BE%8E%E6%97%A5%E9%9F%A9%E5%86%B3%E5%AE%9A%E5%85%B1%E4%BA%AB%E9%A3%9E%E5%BC%B9%E6%83%85%E6%8A%A5" text:style-name="Internet_20_link" text:visited-style-name="Visited_20_Internet_20_Link">
https://www.rfi.fr/cn/%E5%9B%BD%E9%99%85%E6%8A%A5%E9%81%93/20230603-%E9%A6%99%E6%A0%BC%E9%87%8C%E6%8B%89%E5%AF%B9%E8%AF%9D-%E7%BE%8E%E6%97%A5%E9%9F%A9%E5%86%B3%E5%AE%9A%E5%85%B1%E4%BA%AB%E9%A3%9E%E5%BC%B9%E6%83%85%E6%8A%A5</text:a>
</text:p>
      <!--NEWS-->
      <text:h text:style-name="P10" text:outline-level="1">
<text:span text:style-name="T4">
天安门事件34周年前 全球唯一六四纪念馆在纽约开幕</text:span>
</text:h>
      <text:p text:style-name="P4">
Publisher: 法新社</text:p>
      <text:p text:style-name="P4">
Published Time: 2023-06-03T11:02:08+00:00</text:p>
      <text:p text:style-name="P4">
Modified Time: 2023-06-03T10:50:02+00:00</text:p>
      <text:p text:style-name="P4">
Description: （法新社纽约3日电) 天安门事件34周年前，曾参加1989年天安门广场抗议活动的中国异议人士今天在纽约，为全球唯一的六四纪念馆揭幕，旨在纪念「中国人民的民主梦想」。</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6-03T11-02-08-00-00/000000.png" xlink:type="simple" xlink:show="embed" xlink:actuate="onLoad" draw:mime-type="image/png"/>
</draw:frame>
</text:p>
      <text:p text:style-name="P4">
法新社报导，八九民运领袖、纽约六四纪念馆创办人王丹表示，1989年的事件对中国乃至整个世界都产生了影响。</text:p>
      <text:p text:style-name="P4">
王丹指出：「今天，当我们开始意识到习近平政权对人类文明构成的威胁时，我们应该回想起1989年(的事件)。」</text:p>
      <text:p text:style-name="P4">
他还说：「我们应该纪念那些牺牲的人，记住当时中国人民的民主梦想」、「即使在美国，我们仍然能感受到来自中国政府的压力和威胁。」</text:p>
      <text:p text:style-name="P4">
Source: <text:a xlink:type="simple" xlink:href="https://www.rfi.fr/cn/%E5%9B%BD%E9%99%85%E6%8A%A5%E9%81%93/20230603-%E5%A4%A9%E5%AE%89%E9%97%A8%E4%BA%8B%E4%BB%B634%E5%91%A8%E5%B9%B4%E5%89%8D-%E5%85%A8%E7%90%83%E5%94%AF%E4%B8%80%E5%85%AD%E5%9B%9B%E7%BA%AA%E5%BF%B5%E9%A6%86%E5%9C%A8%E7%BA%BD%E7%BA%A6%E5%BC%80%E5%B9%95" text:style-name="Internet_20_link" text:visited-style-name="Visited_20_Internet_20_Link">
https://www.rfi.fr/cn/%E5%9B%BD%E9%99%85%E6%8A%A5%E9%81%93/20230603-%E5%A4%A9%E5%AE%89%E9%97%A8%E4%BA%8B%E4%BB%B634%E5%91%A8%E5%B9%B4%E5%89%8D-%E5%85%A8%E7%90%83%E5%94%AF%E4%B8%80%E5%85%AD%E5%9B%9B%E7%BA%AA%E5%BF%B5%E9%A6%86%E5%9C%A8%E7%BA%BD%E7%BA%A6%E5%BC%80%E5%B9%95</text:a>
</text:p>
      <!--NEWS-->
      <text:h text:style-name="P10" text:outline-level="1">
<text:span text:style-name="T4">
美中情局长秘密访问中国</text:span>
</text:h>
      <text:p text:style-name="P4">
Author: None</text:p>
      <text:p text:style-name="P4">
Publisher: Radio Free Asia (Organization)</text:p>
      <text:p text:style-name="P4">
Published Time: 2023-06-03T11:15:48-04:00</text:p>
      <text:p text:style-name="P4">
Modified Time: 2023-06-03T11:15: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4.612011in" draw:z-index="0">
<draw:image xlink:href="../Images/rfamandarin/2023-06-03T11-15-48-04-00/000000.png" xlink:type="simple" xlink:show="embed" xlink:actuate="onLoad" draw:mime-type="image/png"/>
</draw:frame>
 美国中央情报局（CIA）局长伯恩斯 (WilliamBurns) <text:a xlink:type="simple" xlink:href="https://www.rfa.org/mandarin/Xinwen/2-06032023111253.html/@@images/image" text:style-name="Internet_20_link" text:visited-style-name="Visited_20_Internet_20_Link">
 </text:a>
路透社图片</text:p>
      <text:p text:style-name="P4">
一位不愿透露姓名的美国官员2日对媒体表示，美国中央情报局（CIA）局长伯恩斯 (William Burns)于 5 月秘密访问了中国。</text:p>
      <text:p text:style-name="P4">
“上个月，伯恩斯局长前往北京会见了中国同行，并强调了在情报沟通渠道中保持顺畅的重要性。”这位官员说。</text:p>
      <text:p text:style-name="P4">
该官员没有提供有关会晤的更多细节。</text:p>
      <text:p text:style-name="P4">
美国中央情报局并不定期公布其负责人的旅行记录。</text:p>
      <text:p text:style-name="P4">
美联社援引第二位匿名消息人士的话说，伯恩斯只与情报官员会面，而没有与政治领导人会面。</text:p>
      <text:p text:style-name="P4">
美国政府曾经派这位中央情报局局长进行过多次敏感的访问，包括在 2021 年底访问俄罗斯，讨论莫斯科准备入侵乌克兰的迹象。</text:p>
      <text:p text:style-name="P4">
（责编：梒青）</text:p>
      <text:p text:style-name="P4">
Source: <text:a xlink:type="simple" xlink:href="https://www.rfa.org/mandarin/Xinwen/2-06032023111253.html" text:style-name="Internet_20_link" text:visited-style-name="Visited_20_Internet_20_Link">
https://www.rfa.org/mandarin/Xinwen/2-06032023111253.html</text:a>
</text:p>
      <!--NEWS-->
      <text:h text:style-name="P10" text:outline-level="1">
<text:span text:style-name="T4">
中俄无视美国在联合国谴责朝鲜发射卫星的呼吁</text:span>
</text:h>
      <text:p text:style-name="P4">
Author: None</text:p>
      <text:p text:style-name="P4">
Publisher: Radio Free Asia (Organization)</text:p>
      <text:p text:style-name="P4">
Published Time: 2023-06-03T11:24:23-04:00</text:p>
      <text:p text:style-name="P4">
Modified Time: 2023-06-03T11:24: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701348in" draw:z-index="0">
<draw:image xlink:href="../Images/rfamandarin/2023-06-03T11-24-23-04-00/000000.png" xlink:type="simple" xlink:show="embed" xlink:actuate="onLoad" draw:mime-type="image/png"/>
</draw:frame>
韩国首尔火车站，电视屏幕上播放着新闻节目中朝鲜发射火箭的画面，拍摄于2023年6月1日。 <text:a xlink:type="simple" xlink:href="https://www.rfa.org/mandarin/Xinwen/3-06032023111700.html/@@images/image" text:style-name="Internet_20_link" text:visited-style-name="Visited_20_Internet_20_Link">
</text:a>
美联社图片</text:p>
      <text:p text:style-name="P4">
综合外电3日报道，中国和俄罗斯周五无视美国呼吁联合国安理会团结起来，共同谴责朝鲜本周试图发射卫星，反而指责华盛顿加剧了朝鲜半岛的紧张局势。</text:p>
      <text:p text:style-name="P4">
美国驻联合国使团的外交官罗伯特·伍德（RobertWood）在美国和盟国组织的联合国安理会会议上发出呼吁，讨论朝鲜周三的发射卫星失败。美国称朝鲜这次失败的发射违反了多项联合国决议，因为它使用了弹道导弹技术。</text:p>
      <text:p text:style-name="P4">
伍德说：“我们呼吁所有安理会成员国维护安理会的信誉，与我们一起谴责这种非法行为，并敦促朝鲜不要继续其既定的计划，进行另一次进一步威胁国际和平与安全的发射。”</text:p>
      <text:p text:style-name="P4">
发射后，朝鲜领导人金正恩的妹妹金与正表示，朝鲜将很快将一颗军事间谍卫星送入轨道，并誓言平壤将提高其军事监视能力。</text:p>
      <text:p text:style-name="P4">
中国常驻联合国副代表耿爽在联合国会议上表示，朝鲜有“合理的安全关切”，并表示安理会应该促进减少升级，而不是指责一方。</text:p>
      <text:p text:style-name="P4">
耿爽发言后，伍德再次发言指出，“中国代表团的代表在任何时候都没有谴责朝鲜的这次太空发射。”</text:p>
      <text:p text:style-name="P4">
耿爽对此回应说，有必要进行真正的对话，并且考虑到朝鲜方面的关切。</text:p>
      <text:p text:style-name="P4">
联合国秘书长安东尼奥·古特雷斯（Antonio Guterres）本周表示，平壤使用弹道导弹技术的任何发射都违反了安理会决议。</text:p>
      <text:p text:style-name="P4">
金与正称对朝鲜发射卫星的批评是“自相矛盾的”，因为美国和其他国家已经发射了“数千颗卫星”。</text:p>
      <text:p text:style-name="P4">
（责编：梒青）</text:p>
      <text:p text:style-name="P4">
Source: <text:a xlink:type="simple" xlink:href="https://www.rfa.org/mandarin/Xinwen/3-06032023111700.html" text:style-name="Internet_20_link" text:visited-style-name="Visited_20_Internet_20_Link">
https://www.rfa.org/mandarin/Xinwen/3-06032023111700.html</text:a>
</text:p>
      <!--NEWS-->
      <text:h text:style-name="P10" text:outline-level="1">
<text:span text:style-name="T4">
莫迪受邀6月22日到美国国会联席会议发表演说</text:span>
</text:h>
      <text:p text:style-name="P4">
Author: 联合早报 (Person)</text:p>
      <text:p text:style-name="P4">
Publisher: 联合早报 (Organization)</text:p>
      <text:p text:style-name="P4">
Published Time: 2023-06-03T11:27</text:p>
      <text:p text:style-name="P4">
Modified Time: 2023-06-03T11:33</text:p>
      <text:p text:style-name="P4">
Description: 印度总理莫迪受邀到美国国会联席会议发表演说。路透社报道，美国众议院议长麦卡锡、参议院多数党领袖舒默、参议院少数党领袖康奈尔和众议院民主党领袖杰弗里斯，星期五（6月2日）致信莫迪，邀...</text:p>
      <text:p text:style-name="P4">
Videos: []</text:p>
      <text:p text:style-name="P4">
Audios: []</text:p>
      <text:p text:style-name="P4">
Images: []</text:p>
      <text:p text:style-name="P4">
Type: NewsArticle</text:p>
      <text:p text:style-name="P4">
Breadcrumbs: ['即时', '国际']</text:p>
      <text:p text:style-name="P4">
Keywords: ['印度', '莫迪', '美国国会', '拜登', '人权']</text:p>
      <!--METADATA-->
      <text:p text:style-name="P4">
印度总理莫迪受邀到美国国会联席会议发表演说。</text:p>
      <text:p text:style-name="P4">
路透社报道，美国众议院议长麦卡锡、参议院多数党领袖舒默、参议院少数党领袖康奈尔和众议院民主党领袖杰弗里斯，星期五（6月2日）致信莫迪，邀请他在6月22日到国会联席会议致辞。</text:p>
      <text:p text:style-name="P4">
这将是莫迪第二次在美国国会联席会议演讲，上一次是在2016年。对于一位曾因人权争议而被美国拒发入境签证的国家领导人来说，这是一项难得的荣誉。</text:p>
      <text:p text:style-name="P4">
在美国国会联席会议上发表演说，是美国给予外国政要的最高荣誉之一。1949年首位在美国国会联席会议发表演说的印度总理是尼赫鲁。</text:p>
      <text:p text:style-name="P4">
莫迪将于6月21日至24访问美国，到白宫与美国总统拜登会面。</text:p>
      <text:p text:style-name="P4">
大力倡议自由主义，以与专制主义社会尤其是中国相抗衡的拜登，正急于与印度这个世界最大的民主国家深化关系。但一些维权团体认为，在莫迪所属印度人民党的领导下，印度的人权状况正在恶化。</text:p>
      <text:p text:style-name="P4">
美国国务院3月份发布的年度人权报告，列出了印度的“重大人权问题”和侵犯人权行为。</text:p>
      <text:p text:style-name="P4">
Source: <text:a xlink:type="simple" xlink:href="https://www.zaobao.com.sg/realtime/world/story20230603-1400775" text:style-name="Internet_20_link" text:visited-style-name="Visited_20_Internet_20_Link">
https://www.zaobao.com.sg/realtime/world/story20230603-1400775</text:a>
</text:p>
      <!--NEWS-->
      <text:h text:style-name="P10" text:outline-level="1">
<text:span text:style-name="T4">
秘鲁玛卡区发生5.5级地震</text:span>
</text:h>
      <text:p text:style-name="P4">
Author: 联合早报 (Person)</text:p>
      <text:p text:style-name="P4">
Publisher: 联合早报 (Organization)</text:p>
      <text:p text:style-name="P4">
Published Time: 2023-06-03T11:32</text:p>
      <text:p text:style-name="P4">
Modified Time: 2023-06-03T11:32</text:p>
      <text:p text:style-name="P4">
Description: 南美洲国家秘鲁发生5.5级地震。路透社报道，美国地质调查局说，地震震中位于秘鲁玛卡区（Maca）东南部9公里处，震源深度为10公里。</text:p>
      <text:p text:style-name="P4">
Videos: []</text:p>
      <text:p text:style-name="P4">
Audios: []</text:p>
      <text:p text:style-name="P4">
Images: []</text:p>
      <text:p text:style-name="P4">
Type: NewsArticle</text:p>
      <text:p text:style-name="P4">
Breadcrumbs: ['即时', '国际']</text:p>
      <text:p text:style-name="P4">
Keywords: ['秘鲁', '地震']</text:p>
      <!--METADATA-->
      <text:p text:style-name="P4">
南美洲国家秘鲁发生5.5级地震。</text:p>
      <text:p text:style-name="P4">
路透社报道，美国地质调查局说，地震震中位于秘鲁玛卡区（Maca）东南部9公里处，震源深度为10公里。</text:p>
      <text:p text:style-name="P4">
Source: <text:a xlink:type="simple" xlink:href="https://www.zaobao.com.sg/realtime/world/story20230603-1400776" text:style-name="Internet_20_link" text:visited-style-name="Visited_20_Internet_20_Link">
https://www.zaobao.com.sg/realtime/world/story20230603-1400776</text:a>
</text:p>
      <!--NEWS-->
      <text:h text:style-name="P10" text:outline-level="1">
<text:span text:style-name="T4">
“六四”临近 香港人如何悄悄纪念？</text:span>
</text:h>
      <text:p text:style-name="P4">
Author: None (Language: zh)</text:p>
      <text:p text:style-name="P4">
Publisher: None</text:p>
      <text:p text:style-name="P4">
Time: 2023-06-03T11:32:00Z</text:p>
      <text:p text:style-name="P4">
Description: 几十年来，香港一直是中华人民共和国境内唯一一个举行大规模纪念六四活动的地方。不过，2020年香港国安法出台后，这一传统就宣告中断。香港人正通过其他方式，努力保持对六四的记忆。纪念活动的主场则悄然移向海外。</text:p>
      <text:p text:style-name="P4">
Videos: []</text:p>
      <text:p text:style-name="P4">
Images: []</text:p>
      <text:p text:style-name="P4">
Subject: 时政风云</text:p>
      <text:p text:style-name="P4">
Subjects: ['谷歌', '天安门', '香港', '雨伞革命', '香港政改', '六四事件', '专题报道：香港“反送中”抗议', '专题报道：六四30周年']</text:p>
      <text:p text:style-name="P4">
Keywords: ['六四', '天安门', '六四纪念馆', '八九', '香港', '支联会', '维园']</text:p>
      <text:p text:style-name="P4">
ID: 65815259</text:p>
      <!--METADATA-->
      <text:p text:style-name="P4">
<text:a xlink:type="simple" xlink:href="https://www.dw.com/zh/overlay/image/article/65815259/60232666" text:style-name="Internet_20_link" text:visited-style-name="Visited_20_Internet_20_Link">
 </text:a>
</text:p>
      <text:p text:style-name="P4">
香港维多利亚公园纪念六四烛光守夜集会的情景，今后也许再也看不到</text:p>
      <text:p text:style-name="P4">
（德国之声中文网）2020年前举办六四烛光守夜集会的维多利亚公园，将在今年6月4日举行一场狂欢庆典，以庆祝香港1997年回归中国统治。据活动组织者说，庆典现场将是一个贩售中国各地美食的集市。</text:p>
      <text:p text:style-name="P4">
曾任香港支联会副主席的民主派政治人物蔡耀昌以往一直是烛光守夜集会的主要组织者之一。如今，他对美联社表示："三十多年来，我们在与遗忘作斗争；现在，我们也许不得不考虑如何保护这一信息不在香港被淹没。"</text:p>
      <text:p text:style-name="P4">
香港国安法在2020年夏天出台，随后许多反对派政治人士以及新闻出版界人士被捕，以往组织烛光守夜集会的支联会也在2021年 <text:a xlink:type="simple" xlink:href="https://www.dw.com/zh/zh/长平观察支联会解散历史记忆再遭屠戮/a-59384126" text:style-name="Internet_20_link" text:visited-style-name="Visited_20_Internet_20_Link">
 宣告解散</text:a>
，其多名领导人更是被控煽动颠覆国家政权。香港的公共场合如今已经鲜见反对派政治集会，公共图书馆也 <text:a xlink:type="simple" xlink:href="https://www.dw.com/zh/zh/公共圖書館撤書挨批-特首借書須符香港利益/a-65633101" text:style-name="Internet_20_link" text:visited-style-name="Visited_20_Internet_20_Link">
 撤除了许多有关六四的书籍</text:a>
 。</text:p>
      <text:p text:style-name="P4">
在国安法的阴影下，一些香港人正以私人的方式来纪念 <text:a xlink:type="simple" xlink:href="https://www.dw.com/zh/zh/六四事件/t-17457912" text:style-name="Internet_20_link" text:visited-style-name="Visited_20_Internet_20_Link">
 三十多年前发生在北京的惨案</text:a>
 。</text:p>
      <text:p text:style-name="P4">
香港特首李家超不久前被问及以私人身份公开纪念六四是否合法时，回答说，如果有人违法，警方"当然会采取行动"。</text:p>
      <text:p text:style-name="P4">
就在6月3日，香港警方逮捕了两名在街头  公开呼吁“勿忘六四”的行为艺术家。据法新社报道，艺术家陈式森（又名三木）在铜锣湾一条繁华的街道上高喊“勿忘六四、香港人不要怕他们”  。他在被押上警车前，一名警察警告他“停止发表煽动性言论”。法新社记者还看到  另一名行为艺术家陈美彤  在闹市区徘徊并被警察拦截搜查，后来也被带走。此外，还有一对手持象征哀悼的白色菊花的夫妇也被警方拘捕。当被问及他们是否被逮捕时，挥舞白花的男子说：“我不知道。”</text:p>
      <text:p text:style-name="P4">
</text:p>
      <text:p text:style-name="P4">
1989年6月4日，北京的学潮遭到暴力镇压，震惊全球</text:p>
      <text:p text:style-name="P4">
<text:span text:style-name="T4">
赠送蜡烛引发政府关注</text:span>
</text:p>
      <text:p text:style-name="P4">
香港知名时评人刘锐绍1989年曾作为《文汇报》驻京记者亲历六四事件。他指出，六四话题已经变成了禁忌，这促使人们去更多地思考这个议题。刘锐绍注意到，有些企业通过购买广告来庆祝一份报纸（香港《明报》）的64岁生日，并祝其顺利迈向65岁。</text:p>
      <text:p text:style-name="P4">
一名姓邱的香港年轻公务员则对美联社表示，图书馆撤下六四相关书籍时，她感觉自己必须购买一本题为"5月35日"的新书，以隐晦地纪念六四。她说，今年6月4日恰逢星期日，她计划读一本有关六四的书籍，或者看一部相关纪录片，并对这段历史进行一些思考。她强调，她纪念的不仅仅是北京的天安门，还包括曾经可以自由纪念天安门的香港。由于担心个人安危，邱女士不愿披露全名。</text:p>
      <text:p text:style-name="P4">
还有一些小型商铺宣布会在6月4日当天赠送LED电子蜡烛。不过这一宣布引起了当局的注意，部分商铺披露，已有多个政府部门上门检查。</text:p>
      <text:p text:style-name="P4">
</text:p>
      <text:p text:style-name="P4">
座落于纽约曼哈顿市区的"六四纪念馆"</text:p>
      <text:p text:style-name="P4">
<text:span text:style-name="T4">
移步海外</text:span>
</text:p>
      <text:p text:style-name="P4">
如今， <text:a xlink:type="simple" xlink:href="https://www.dw.com/zh/zh/香港抹去六四記憶-文物保存寄望海外/a-65801167" text:style-name="Internet_20_link" text:visited-style-name="Visited_20_Internet_20_Link">
 纪念六四活动的主场已经转移到了海外 </text:a>
 。今年6月4日，包括英国在内的众多民主国家将至少举办约20场纪念活动。</text:p>
      <text:p text:style-name="P4">
<text:a xlink:type="simple" xlink:href="https://www.dw.com/zh/zh/六四紀念館紐約開幕-特設香港民運展區/a-65811714" text:style-name="Internet_20_link" text:visited-style-name="Visited_20_Internet_20_Link">
 就在6月2日，座落于纽约曼哈顿市区的"六四纪念馆"开幕 </text:a>
 。这是成立于2012年的香港六四纪念馆被当局强迫关闭后，现时全球唯一的常设展览。</text:p>
      <text:p text:style-name="P4">
旅居英国的香港人列明慧曾经在2019年参与组织舞台剧《5月35日》在香港首演，后来还将这部剧搬至海外。她对美联社表示，虽然该剧已经无法再于香港上演，但是在其他地方保持该剧的生命力，也是对中国专制的一种抵抗。<text:a xlink:type="simple" xlink:href="https://www.dw.com/zh/zh/5月35日香港六四記憶能移植台灣嗎/a-65816201" text:style-name="Internet_20_link" text:visited-style-name="Visited_20_Internet_20_Link">
 台湾的一个剧团也在本周末上演这部舞台剧 </text:a>
。</text:p>
      <text:p text:style-name="P4">
列明慧说，"买一本书，听一首歌，点一盏灯或穿一件衬衫，这不是毫无意义的。因为当你这样做的时候，你会发现你并不那么孤独。"</text:p>
      <text:h text:style-name="P12" text:outline-level="3">
<text:span text:style-name="T4">
国殇之柱在德国柏林揭幕</text:span>
</text:h>
      <text:p text:style-name="P4">
Source: <text:a xlink:type="simple" xlink:href="https://www.dw.com/zh/六四-临近-香港人如何悄悄纪念？/a-65815259" text:style-name="Internet_20_link" text:visited-style-name="Visited_20_Internet_20_Link">
https://www.dw.com/zh/六四-临近-香港人如何悄悄纪念？/a-65815259?maca=chi-rss-chi-all-1127-rdf</text:a>
</text:p>
      <!--NEWS-->
      <text:h text:style-name="P10" text:outline-level="1">
<text:span text:style-name="T4">
联合国官员：安理会缺乏团结 对北韩行径毫无作为</text:span>
</text:h>
      <text:p text:style-name="P4">
Publisher: 法新社</text:p>
      <text:p text:style-name="P4">
Published Time: 2023-06-03T11:32:06+00:00</text:p>
      <text:p text:style-name="P4">
Modified Time: 2023-06-03T11:05:02+00:00</text:p>
      <text:p text:style-name="P4">
Description: （法新社日内瓦3日电） 联合国负责政治及和平事务的副秘书长狄卡洛（Rosemary DiCarlo）告诉安理会成员，安理会缺乏团结与行动，无助减缓朝鲜半岛的不利发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617581in" draw:z-index="0">
<draw:image xlink:href="../Images/rficn/2023-06-03T11-32-06-00-00/000000.png" xlink:type="simple" xlink:show="embed" xlink:actuate="onLoad" draw:mime-type="image/png"/>
</draw:frame>
</text:p>
      <text:p text:style-name="P4">
狄卡洛说：「北韩不受约束，他方被迫聚焦在军事吓阻。」</text:p>
      <text:p text:style-name="P4">
「北韩声称，主权国家有权发射卫星，并从太空活动中受益。然而，安理会决议明确禁止北韩使用弹道飞弹技术进行任何发射。」</text:p>
      <text:p text:style-name="P4">
由于长程飞弹和太空火箭发射运用相同的技术，分析师指出，北韩发展将卫星射向轨道的能力，让平壤可以假借发射卫星的名义，进行被禁止的洲际弹道飞弹试射。</text:p>
      <text:p text:style-name="P4">
Source: <text:a xlink:type="simple" xlink:href="https://www.rfi.fr/cn/%E5%9B%BD%E9%99%85%E6%8A%A5%E9%81%93/20230603-%E8%81%94%E5%90%88%E5%9B%BD%E5%AE%98%E5%91%98-%E5%AE%89%E7%90%86%E4%BC%9A%E7%BC%BA%E4%B9%8F%E5%9B%A2%E7%BB%93-%E5%AF%B9%E5%8C%97%E9%9F%A9%E8%A1%8C%E5%BE%84%E6%AF%AB%E6%97%A0%E4%BD%9C%E4%B8%BA" text:style-name="Internet_20_link" text:visited-style-name="Visited_20_Internet_20_Link">
https://www.rfi.fr/cn/%E5%9B%BD%E9%99%85%E6%8A%A5%E9%81%93/20230603-%E8%81%94%E5%90%88%E5%9B%BD%E5%AE%98%E5%91%98-%E5%AE%89%E7%90%86%E4%BC%9A%E7%BC%BA%E4%B9%8F%E5%9B%A2%E7%BB%93-%E5%AF%B9%E5%8C%97%E9%9F%A9%E8%A1%8C%E5%BE%84%E6%AF%AB%E6%97%A0%E4%BD%9C%E4%B8%BA</text:a>
</text:p>
      <!--NEWS-->
      <text:h text:style-name="P10" text:outline-level="1">
<text:span text:style-name="T4">
仍有德国前飞行员在中国训练驾驶战机</text:span>
</text:h>
      <text:p text:style-name="P4">
Author: None</text:p>
      <text:p text:style-name="P4">
Publisher: Radio Free Asia (Organization)</text:p>
      <text:p text:style-name="P4">
Published Time: 2023-06-03T11:36:10-04:00</text:p>
      <text:p text:style-name="P4">
Modified Time: 2023-06-03T11:36: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4.612011in" draw:z-index="0">
<draw:image xlink:href="../Images/rfamandarin/2023-06-03T11-36-10-04-00/000000.png" xlink:type="simple" xlink:show="embed" xlink:actuate="onLoad" draw:mime-type="image/png"/>
</draw:frame>
 F-16战机 <text:a xlink:type="simple" xlink:href="https://www.rfa.org/mandarin/Xinwen/4-06032023112522.html/@@images/image" text:style-name="Internet_20_link" text:visited-style-name="Visited_20_Internet_20_Link">
</text:a>
法新社图片</text:p>
      <text:p text:style-name="P4">
少数前德国飞行员现在可能仍然在中国提供军事训练，并为他们的教练工作赚取巨额薪水。他们的活动对德国安全官员提出了敏感问题。揭露此事件的德国镜报DERSPIEGEL称此事是可疑活动。</text:p>
      <text:p text:style-name="P4">
据德国安全官员认为，这些飞行员很有可能传授了军事知识和机密的作战战术，甚至演练了进攻台湾等攻击场景。而这一切发生在中国和西方之间的紧张关系不断加剧的时候。几个月来，华盛顿和北京之间几乎没有对话交流，而且不断有紧张升级的危险。据该报称，比如上周五，中美两架战机在南海上空危险地靠近。</text:p>
      <text:p text:style-name="P4">
镜报说，在最近的几届会议上，德国联邦议院的议会监督小组讨论了“公务员离职后的职业活动”。该委员会的任务是监督德国的情报机构，他们担心专业知识可能会落入坏人之手。他们关注的焦点之一是在中国的前德国联邦国防军飞行员。监督小组主席、绿党康斯坦丁·冯·诺茨(Konstantin von Notz) 表示，如果怀疑得到证实，那将是一种“令人发指、可耻和有问题的情况”，代表着“巨大的安全风险”。</text:p>
      <text:p text:style-name="P4">
（责编：梒青）</text:p>
      <text:p text:style-name="P4">
Source: <text:a xlink:type="simple" xlink:href="https://www.rfa.org/mandarin/Xinwen/4-06032023112522.html" text:style-name="Internet_20_link" text:visited-style-name="Visited_20_Internet_20_Link">
https://www.rfa.org/mandarin/Xinwen/4-06032023112522.html</text:a>
</text:p>
      <!--NEWS-->
      <text:h text:style-name="P10" text:outline-level="1">
<text:span text:style-name="T4">
美国中央情报局长秘密访问中国</text:span>
</text:h>
      <text:p text:style-name="P4">
Author: None (Language: zh)</text:p>
      <text:p text:style-name="P4">
Publisher: None</text:p>
      <text:p text:style-name="P4">
Time: 2023-06-03T11:41:00Z</text:p>
      <text:p text:style-name="P4">
Description: 一位不愿透露姓名的美国官员表示，中央情报局局长伯恩斯上个月秘密访问中国。这位情报官员进行过多次敏感的访问，包括在 2021 年底访问俄罗斯，讨论莫斯科准备入侵乌克兰的迹象。</text:p>
      <text:p text:style-name="P4">
Videos: []</text:p>
      <text:p text:style-name="P4">
Images: []</text:p>
      <text:p text:style-name="P4">
Subject: 时政风云</text:p>
      <text:p text:style-name="P4">
Subjects: ['德中关系', '南希·佩洛西', '奥巴马', '专题报道：习近平访美', '岛屿主权争端', '马英九', '专题报道：全景观看“习马会”', '专题报道：2016年台湾大选', '中国', '美国中央情报局']</text:p>
      <text:p text:style-name="P4">
Keywords: ['美国', '中央情报局', '秘密访问', '中国', 'CIA', '情报工作', '台湾', '中美关系']</text:p>
      <text:p text:style-name="P4">
ID: 65815540</text:p>
      <!--METADATA-->
      <text:p text:style-name="P4">
<text:a xlink:type="simple" xlink:href="https://www.dw.com/zh/overlay/image/article/65815540/65811809" text:style-name="Internet_20_link" text:visited-style-name="Visited_20_Internet_20_Link">
 </text:a>
</text:p>
      <text:p text:style-name="P4">
美国官员：中央情报局局长伯恩斯2023年5月秘密访问中国</text:p>
      <text:p text:style-name="P4">
（德国之声中文网）一位不愿透露姓名的美国官员周五（6月2日）对媒体说， <text:a xlink:type="simple" xlink:href="https://www.dw.com/zh/zh/cia局长中国可能在几年内攻占台湾/a-62556241" text:style-name="Internet_20_link" text:visited-style-name="Visited_20_Internet_20_Link">
 美国中央情报局（CIA）局长伯恩斯 (William Burns)</text:a>
 于 5 月秘密访问了中国。</text:p>
      <text:p text:style-name="P4">
“上个月，伯恩斯局长前往北京会见了中国同行，并强调了在情报沟通渠道中保持顺畅的重要性。”这位官员说。</text:p>
      <text:p text:style-name="P4">
该官员没有提供有关会晤的更多细节。</text:p>
      <text:p text:style-name="P4">
美国中央情报局并不定期公布其负责人的旅行记录。</text:p>
      <text:p text:style-name="P4">
美联社援引第二位匿名消息人士的话说，伯恩斯只与情报官员会面，没有与政治领导人会面。  美国政府派这位中央情报局局长进行过多次敏感的访问，包括在 2021 年底访问俄罗斯，讨论莫斯科准备入侵乌克兰的迹象。</text:p>
      <text:h text:style-name="P12" text:outline-level="3">
<text:span text:style-name="T4">
为CIA做间谍！美情报机构向俄国人发出呼吁</text:span>
</text:h>
      <text:h text:style-name="P12" text:outline-level="3">
<text:span text:style-name="T4">
中美紧张关系尚未缓和</text:span>
</text:h>
      <text:p text:style-name="P4">
周五， <text:a xlink:type="simple" xlink:href="https://www.dw.com/zh/zh/美国防长批北京拒绝对话-中国责任在美方/a-65815175" text:style-name="Internet_20_link" text:visited-style-name="Visited_20_Internet_20_Link">
 美国国防部长奥斯汀在新加坡出席香格里拉安全峰会上与中国国防部长进行了短暂交谈</text:a>
，但五角大楼表示，这并不构成“实质性交流”。北京拒绝了奥斯汀在活动期间和李尚福举行会谈的请求。</text:p>
      <text:p text:style-name="P4">
自 2018 年以来，李尚福一直因中国购买俄制武器装备而受到美国制裁。</text:p>
      <text:p text:style-name="P4">
在疑似中国间谍气球飞越美国领空后，美国国务卿布林肯推迟了原定于2月进行的中国之行。华盛顿表示，正在努力重新安排访问时间。</text:p>
      <text:p text:style-name="P4">
两个大国之间的关系因 <text:a xlink:type="simple" xlink:href="https://www.dw.com/zh/zh/美中情局長習近平因俄烏戰爭有所清醒-但莫低估其對台野心/a-64598799" text:style-name="Internet_20_link" text:visited-style-name="Visited_20_Internet_20_Link">
 台湾 </text:a>
 的地位以及北京对南中国海部分地区的主权主张而变得紧张。  美国对微芯片、芯片技术和制造设备出口的限制也让这种紧张关系进一步加剧。</text:p>
      <text:h text:style-name="P12" text:outline-level="3">
<text:span text:style-name="T4">
美国表示愿意不带先决条件与中国接触</text:span>
</text:h>
      <text:p text:style-name="P4">
美国国家安全顾问沙利文表示，中国尚未表现出“将战略稳定与更广泛的关系问题区分开”的意愿。</text:p>
      <text:p text:style-name="P4">
他周五在军备控制协会的一次演讲中说，“这就是为什么我们也准备好在没有先决条件的情况下与中国接触，帮助确保竞争得到管理，并让竞争不会演变成冲突。”    沙利文说，他在5月份与中国高级外交官王毅的两天会谈中提出了这个问题。他说，“我们将看看中国作何选择。”</text:p>
      <text:p text:style-name="P4">
（法新社、路透社、美联社）</text:p>
      <text:p text:style-name="P4">
Source: <text:a xlink:type="simple" xlink:href="https://www.dw.com/zh/美国中央情报局长秘密访问中国/a-65815540" text:style-name="Internet_20_link" text:visited-style-name="Visited_20_Internet_20_Link">
https://www.dw.com/zh/美国中央情报局长秘密访问中国/a-65815540?maca=chi-rss-chi-all-1127-rdf</text:a>
</text:p>
      <!--NEWS-->
      <text:h text:style-name="P10" text:outline-level="1">
<text:span text:style-name="T4">
日美韩防长同意年内开始即时共享朝鲜导弹情报</text:span>
</text:h>
      <text:p text:style-name="P4">
Author: None</text:p>
      <text:p text:style-name="P4">
Publisher: Radio Free Asia (Organization)</text:p>
      <text:p text:style-name="P4">
Published Time: 2023-06-03T11:49:00-04:00</text:p>
      <text:p text:style-name="P4">
Modified Time: 2023-06-03T11:49: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88615in" draw:z-index="0">
<draw:image xlink:href="../Images/rfamandarin/2023-06-03T11-49-00-04-00/000000.png" xlink:type="simple" xlink:show="embed" xlink:actuate="onLoad" draw:mime-type="image/png"/>
</draw:frame>
日美韩防长合影（左起）日本防卫相滨田靖一、美国国防部长奥斯汀和韩国国防部长官李钟燮。 <text:a xlink:type="simple" xlink:href="https://www.rfa.org/mandarin/Xinwen/5-06032023113639.html/@@images/image" text:style-name="Internet_20_link" text:visited-style-name="Visited_20_Internet_20_Link">
</text:a>
路透社视频截图</text:p>
      <text:p text:style-name="P4">
据共同社3日消息，日美韩三国防长会谈当天在新加坡举行，就年内开始即时共享朝鲜弹道导弹相关情报达成共识。利用日韩经由美国共享情报的三国间协定，在数月内启动初期运用。为了遏制朝鲜，会谈还商定反潜和反导的三国联合训练将改为定期举行。会谈后发表了写入共识内容的联合声明。</text:p>
      <text:p text:style-name="P4">
声明谴责朝鲜使用弹道导弹技术于5月31日实施的“军事侦察卫星”发射违反联合国安理会决议等，要求立即停止引起地区局势紧张的不负责的行为。</text:p>
      <text:p text:style-name="P4">
考虑到中国，声明表示“也强烈反对试图凭借实力和胁迫改变现状的任何行为”，并强调了台湾海峡和平与稳定的重要性。</text:p>
      <text:p text:style-name="P4">
奥斯汀在会谈中重申，美国将动用包括核在内的一切能力参与日本与韩国的防卫。</text:p>
      <text:p text:style-name="P4">
（责编：梒青）</text:p>
      <text:p text:style-name="P4">
Source: <text:a xlink:type="simple" xlink:href="https://www.rfa.org/mandarin/Xinwen/5-06032023113639.html" text:style-name="Internet_20_link" text:visited-style-name="Visited_20_Internet_20_Link">
https://www.rfa.org/mandarin/Xinwen/5-06032023113639.html</text:a>
</text:p>
      <!--NEWS-->
      <text:h text:style-name="P10" text:outline-level="1">
<text:span text:style-name="T4">
不受雷雨阻挡  年轻世代参与纽约六四游行</text:span>
</text:h>
      <text:p text:style-name="P4">
Author: None</text:p>
      <text:p text:style-name="P4">
Publisher: Radio Free Asia (Organization)</text:p>
      <text:p text:style-name="P4">
Published Time: 2023-06-03T12:01:13-04:00</text:p>
      <text:p text:style-name="P4">
Modified Time: 2023-06-03T12:01: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5.1927in" draw:z-index="0">
<draw:image xlink:href="../Images/rfamandarin/2023-06-03T12-01-13-04-00/000000.png" xlink:type="simple" xlink:show="embed" xlink:actuate="onLoad" draw:mime-type="image/png"/>
</draw:frame>
 纽约六四游行支持者不受风雨阻挡呼喊标语 <text:a xlink:type="simple" xlink:href="https://www.rfa.org/mandarin/yataibaodao/renquanfazhi/tj-06032023115304.html/@@images/image" text:style-name="Internet_20_link" text:visited-style-name="Visited_20_Internet_20_Link">
</text:a>
记者唐缘媛摄</text:p>
      <text:p text:style-name="P4">
本周五，纽约曼哈顿市区举办了一场纪念1989年天安门事件的游行，游行队伍中，不乏有些未亲身经历过六四事件的中国年轻人，他们是怎么知道六四运动的？他们又背负着什么样的故事走上纽约街头？</text:p>
      <ul>
        <li>
<text:span text:style-name="T4">
<text:a xlink:type="simple" xlink:href="https://www.rfa.org/mandarin/yataibaodao/renquanfazhi/tj-06022023141911.html" text:style-name="Internet_20_link" text:visited-style-name="Visited_20_Internet_20_Link">
 纽约六四纪念馆开幕 六四领袖重申追求自由中国决心 </text:a>
 </text:span>
  * <text:span text:style-name="T4">
<text:a xlink:type="simple" xlink:href="https://www.rfa.org/mandarin/yataibaodao/renquanfazhi/tj-06012023154632.html" text:style-name="Internet_20_link" text:visited-style-name="Visited_20_Internet_20_Link">
 六四纪念馆召开揭幕记者会 王丹：为未来储备动力 </text:a>
 </text:span>
  * <text:span text:style-name="T4">
<text:a xlink:type="simple" xlink:href="https://www.rfa.org/mandarin/zhuanlan/teahouse/tea-05262023155444.html" text:style-name="Internet_20_link" text:visited-style-name="Visited_20_Internet_20_Link">
 专栏 | 周末茶馆：六四34周年 纽约六四纪念馆展现什么？ </text:a>
 </text:span>
  * <text:span text:style-name="T4">
<text:a xlink:type="simple" xlink:href="https://www.rfa.org/mandarin/yataibaodao/zhengzhi/hcm2-05252023100556.html" text:style-name="Internet_20_link" text:visited-style-name="Visited_20_Internet_20_Link">
 "六四"34周年 纪念馆凝聚两代人民主抗争精神 </text:a>
 </text:span>
</li>
      </ul>
      <text:p text:style-name="P4">
“打倒共产党！打倒法西斯！勿忘六四！血债血偿！”在倾盆大雨中，盼望中国民主化的民众在纽约曼哈顿市中心坚定地喊着。</text:p>
      <text:p text:style-name="P4">
在六四运动34周年前夕，中国民主党在纽约组织了一场游行，纪念1989年的民主运动。这场游行由纽约六四纪念馆出发，一路经过热闹的纽约市区前往中国驻纽约总领事馆外抗议，这场游行中不乏有年轻支持者。</text:p>
      <text:p text:style-name="P4">
<text:span text:style-name="T4">
中国青年：中国政府不该掩盖历史事实 周围朋友都不知道六四</text:span>
</text:p>
      <text:p text:style-name="P4">
“30多年后的今天，我们过来纪念。我们永远不会忘记六四，我们觉得未来还是会变的，我们抱着很大的希望，想要中国变得越来越好。”参与此次游行的布鲁（Blue）是一名在美国求学的23岁的中国留学生，他告诉本台记者，在共产党倒台之前，他都不打算回中国，而基于安全问题，布鲁不愿意透露真实姓名。</text:p>
      <text:p text:style-name="P4">
布鲁表示，他在新冠疫情爆发时申请到了护照，便迅速飞离中国：“我经常看YouTube（油管）节目，翻翻推特。就觉得中国以后可能跟西方完全脱钩，之后就闭关锁国，以后再出来就不太容易了，所以当时就比较紧张，能出来就赶快要出来。”</text:p>
      <text:p text:style-name="P4">
布鲁说道，他是因为使用翻牆工具才对六四运动有所了解，不然其实他身边的年轻人都不清楚六四事件：“像国内的很多人他们不知道中国政府有这么多不为人知的一面，很多人不知道真实的历史，像八九六四，我在大学的时候问他们，他们根本就不知道这些事情，很多人不知道新疆屠杀之类的。”</text:p>
      <text:p text:style-name="P4">
6月2日晚间，中国民主党在纽约曼哈顿市区发起六四游行（记者唐缘媛摄）  <text:a xlink:type="simple" xlink:href="https://www.rfa.org/mandarin/yataibaodao/renquanfazhi/tj-06032023115304.html/571672474e8c.jpg" text:style-name="Internet_20_link" text:visited-style-name="Visited_20_Internet_20_Link">
</text:a>
</text:p>
      <text:p text:style-name="P4">
<text:span text:style-name="T4">
中国留学生：白纸运动鼓励我勇敢站出来</text:span>
</text:p>
      <text:p text:style-name="P4">
另一位参与游行的中国留学生小花今年24岁，她告诉本台记者，她是在高中时读到一篇英文论文，才知道了1989年民主运动：“我其实在白纸运动之前就一直很关注一些社会运动的东西，也是白纸运动之后（让我）感觉到更加安全，更加没有那么孤独，可以来参加这些公开悼念活动。”同样基于安全原因，小花不愿意透露真实姓名。</text:p>
      <text:p text:style-name="P4">
小花表示，她很担心参与相关活动会影响到在国内的家人，但是她还是想为中国民主出一份微薄之力：“不应该因为很恐惧就不做事情，而且这也不算在做事情，我只是来参加活动而已。这就是能做到最少的。”</text:p>
      <text:p text:style-name="P4">
<text:span text:style-name="T4">
美国公民参与六四游行：我爱中华文化 但是中国需要改变</text:span>
</text:p>
      <text:p text:style-name="P4">
与此同时，美国公民阿里（Ali）与他的家人也在中途加入游行，阿里说他的女朋友是中国人，因此他也想为中国的民主化进程出一份力：“美国不是一个完美的国家，但是中国做的事惨无人道。我爱中国这个国家，也爱中国文化，但是我们需要巨大的改变。……我在路上看到这个游行，并问了参与者这个游行有关什么，听完后我就决定加入。”</text:p>
      <text:p text:style-name="P4">
王军涛：每个世代都在用自己的方式追求民主中国</text:p>
      <text:p text:style-name="P4">
针对有青年共同参与游行活动，六四游行发起人、中国民主党全国委员会共同主席王军涛表示，不同世代关注的议题可能不同，身上所背负的历史包袱也不一样，因此年轻世代并非此次游行的主要支持者，不过年轻世代也在以自己的方式争取自由中国。</text:p>
      <text:p text:style-name="P4">
王军涛说：“如果你在这边看到年轻人，你不应该（感到）奇怪，因为我们共同的理想、共同的目标，也感同身受到一个专制暴政的压迫。但是，如果你（在这边）看到的年轻人少，你也不要（感到）奇怪，他们其实也在用他们的方式进行活动。”</text:p>
      <text:p text:style-name="P4">
记者：唐缘媛 责编：梒青 网编：杰西</text:p>
      <text:p text:style-name="P4">
Source: <text:a xlink:type="simple" xlink:href="https://www.rfa.org/mandarin/yataibaodao/renquanfazhi/tj-06032023115304.html" text:style-name="Internet_20_link" text:visited-style-name="Visited_20_Internet_20_Link">
https://www.rfa.org/mandarin/yataibaodao/renquanfazhi/tj-06032023115304.html</text:a>
</text:p>
      <!--NEWS-->
      <text:h text:style-name="P10" text:outline-level="1">
<text:span text:style-name="T4">
中印互驱记者关系降至新低，边境局势依然紧张或一触即发</text:span>
</text:h>
      <text:p text:style-name="P4">
Author: chinese@voanews.com (薛小山)</text:p>
      <text:p text:style-name="P4">
Publisher: 美国之音中文网 (Type: NewsMediaOrganization)</text:p>
      <text:p text:style-name="P4">
Published Time: 2023-06-03T12:05:38+08:00</text:p>
      <text:p text:style-name="P4">
Modified Time: 2023-06-03 05:13:21Z</text:p>
      <text:p text:style-name="P4">
Description: 自2020年6月加勒万河谷的流血冲突之后，中印边界争端已持续近三年，且仍无大规模撤军的迹象。两国近日更是互相驱逐记者，进一步限缩沟通渠道。军事专家认为，尽管短期内未必会爆发大规模冲突，中印多轮高层谈判有名无实并且在敏感地带不断强化军事存在，提升了擦枪走火的风险，阻滞双边关系正常化轨迹。</text:p>
      <text:p text:style-name="P4">
Videos: []</text:p>
      <text:p text:style-name="P4">
Images: []</text:p>
      <text:p text:style-name="P4">
Categories: ['军事', '亚太', '中国']</text:p>
      <text:p text:style-name="P4">
Type: None</text:p>
      <!--METADATA-->
      <text:p text:style-name="P4">
NoneNone</text:p>
      <text:p text:style-name="P4">
Source: <text:a xlink:type="simple" xlink:href="https://www.voachinese.com/a/as-india-and-china-rivalry-escalates-will-new-delhi-and-beijing-slip-into-another-border-conflict-soon-/7121047.html" text:style-name="Internet_20_link" text:visited-style-name="Visited_20_Internet_20_Link">
https://www.voachinese.com/a/as-india-and-china-rivalry-escalates-will-new-delhi-and-beijing-slip-into-another-border-conflict-soon-/7121047.html</text:a>
</text:p>
      <!--NEWS-->
      <text:h text:style-name="P10" text:outline-level="1">
<text:span text:style-name="T4">
瓦格纳集团负责人称俄罗斯军队埋设地雷以伤害他的战士</text:span>
</text:h>
      <text:p text:style-name="P4">
Author: 通讯社</text:p>
      <text:p text:style-name="P4">
Publisher: Al Jazeera</text:p>
      <text:p text:style-name="P4">
Published Time: 2023-06-03T12:12:43</text:p>
      <text:p text:style-name="P4">
Modified Time: 2023-06-03T12:12:43</text:p>
      <text:p text:style-name="P4">
Description: 俄罗斯瓦格纳雇佣军创始人叶夫根尼·普里戈任继续与俄罗斯武装部队领导层进行长达数月的口水战，指责亲莫斯科的部队在他的战士从巴赫穆特撤退时放置炸药来伤害他们。</text:p>
      <text:p text:style-name="P4">
Images: ["<text:a xlink:type="simple" xlink:href="https://chinese.aljazeera.net/wp-content/uploads/2023/06/1-1685792860.png" text:style-name="Internet_20_link" text:visited-style-name="Visited_20_Internet_20_Link">
1-1685792860.png</text:a>
", "<text:a xlink:type="simple" xlink:href="https://chinese.aljazeera.net/wp-content/uploads/2023/06/1-1685792919.jpg" text:style-name="Internet_20_link" text:visited-style-name="Visited_20_Internet_20_Link">
1-1685792919.jpg</text:a>
", "<text:a xlink:type="simple" xlink:href="https://chinese.aljazeera.net/wp-content/uploads/2023/06/1-1685793048.png" text:style-name="Internet_20_link" text:visited-style-name="Visited_20_Internet_20_Link">
1-1685793048.png</text:a>
", "<text:a xlink:type="simple" xlink:href="https://chinese.aljazeera.net/wp-content/uploads/2023/06/2-1685793160.jpg" text:style-name="Internet_20_link" text:visited-style-name="Visited_20_Internet_20_Link">
2-1685793160.jpg</text:a>
", "<text:a xlink:type="simple" xlink:href="https://chinese.aljazeera.net/wp-content/uploads/2023/06/3-1685793287.jpg" text:style-name="Internet_20_link" text:visited-style-name="Visited_20_Internet_20_Link">
3-168579328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60" text:anchor-type="as-char" svg:width="6.9236in" svg:height="4.612736in" draw:z-index="0">
<draw:image xlink:href="../Images/Aljazeera Chinese/2023-06-03T12-12-43/1-1685792860.png" xlink:type="simple" xlink:show="embed" xlink:actuate="onLoad" draw:mime-type="image/png"/>
</draw:frame>
 在 2023 年 5 月 25日发布的这张静止图像中，瓦格纳雇佣军创始人叶夫根尼·普里戈任在他的部队开始从巴赫穆特撤军时发表声明（法新社）</text:p>
      <text:p text:style-name="P4">
俄罗斯瓦格纳雇佣军创始人叶夫根尼·普里戈任继续与俄罗斯武装部队领导层进行长达数月的口水战，指责亲莫斯科的部队在他的战士从巴赫穆特撤退时放置炸药来伤害他们。</text:p>
      <text:p text:style-name="P4">
普里戈任周五发表了上述声明，在经历了数月的血腥战斗和巨大的伤亡之后，瓦格纳雇佣兵已基本撤离乌克兰东部城镇巴赫穆特，他并表示，瓦格纳在被摧毁的城镇中的阵地被移交给了俄罗斯军队。</text:p>
      <text:p text:style-name="P4">
普里戈任在 Telegram 上写道，他的手下在后方发现了十几个地点，俄罗斯国防部官员在这些地点埋设了各种爆炸装置，其中包括数百枚反坦克地雷。</text:p>
      <text:p text:style-name="P4">
与此同时，普里戈任表示，当被问及为什么要埋设地雷和炸药时，国防部官员表示，这是上级的命令。</text:p>
      <text:p text:style-name="P4">
普里戈任表示，“没有必要为了威慑敌人而放置这些炸药，因为它（相关区域）位于后方区域。”</text:p>
      <text:p text:style-name="P4">
普里戈任补充说，“因此，我们可以假设这些费用是为了满足瓦格纳的前进部队。”</text:p>
      <text:p text:style-name="P4">
他补充说，没有一项指控成立，也没有人员伤亡。</text:p>
      <text:p text:style-name="P4">
“我们认为这是一次公开鞭刑的尝试。”</text:p>
      <text:p text:style-name="P4">
<draw:frame draw:style-name="fr1" draw:name="Image161" text:anchor-type="as-char" svg:width="6.9236in" svg:height="3.894525in" draw:z-index="0">
<draw:image xlink:href="../Images/Aljazeera Chinese/2023-06-03T12-12-43/1-1685792919.jpg" xlink:type="simple" xlink:show="embed" xlink:actuate="onLoad" draw:mime-type="image/jpeg"/>
</draw:frame>
 俄罗斯瓦格纳集团负责人斥责军队首领</text:p>
      <text:p text:style-name="P4">
俄罗斯国防部没有立即发表评论。</text:p>
      <text:p text:style-name="P4">
几个月来，普里戈任一直在抱怨俄罗斯高层没有给他的手下足够的弹药来攻击巴赫穆特，并声称他的战士受到了歧视。</text:p>
      <text:p text:style-name="P4">
瓦格纳集团负责人对俄罗斯军事领导层经常满口脏话的批评，遭到了另一位曾在乌克兰作战的亲莫斯科指挥官的批评——这可能标志着克里姆林宫盟军在战争中的裂痕越来越大。</text:p>
      <text:p text:style-name="P4">
车臣领导人拉姆赞·卡德罗夫 (Ramzan Kadyrov)的亲密盟友亚当·德里姆哈诺夫在周四的视频消息中向普里戈任喊话，并使用“Zhenya”的缩写和熟悉的俄语形式“你”（“ty”），将这位瓦格纳负责人塑造成一个一直在大喊大叫的博主。</text:p>
      <text:p text:style-name="P4">
<draw:frame draw:style-name="fr1" draw:name="Image162" text:anchor-type="as-char" svg:width="6.9236in" svg:height="4.360969in" draw:z-index="0">
<draw:image xlink:href="../Images/Aljazeera Chinese/2023-06-03T12-12-43/1-1685793048.png" xlink:type="simple" xlink:show="embed" xlink:actuate="onLoad" draw:mime-type="image/png"/>
</draw:frame>
 2022 年 4月，由俄罗斯国家杜马成员亚当·德利姆哈诺夫率领的车臣特种部队战士在乌克兰南部港口城市马里乌波尔的亚速钢铁厂附近行走（路透）</text:p>
      <text:p text:style-name="P4">
德里姆哈诺夫表示，“你已经成为一个博主，向全世界大声疾呼所有问题，”他并补充说，“停止大喊大叫，停止尖叫。”</text:p>
      <text:p text:style-name="P4">
德里姆哈诺夫在致普里戈任的消息中表示，“如果你不明白，那么，你可以联系我们，并告诉我们地点和时间，我，我们将为你解释你不明白的地方。”</text:p>
      <text:p text:style-name="P4">
<draw:frame draw:style-name="fr1" draw:name="Image163" text:anchor-type="as-char" svg:width="6.9236in" svg:height="4.545215in" draw:z-index="0">
<draw:image xlink:href="../Images/Aljazeera Chinese/2023-06-03T12-12-43/2-1685793160.jpg" xlink:type="simple" xlink:show="embed" xlink:actuate="onLoad" draw:mime-type="image/jpeg"/>
</draw:frame>
 瓦格纳集团解释</text:p>
      <text:p text:style-name="P4">
该消息随后迅速遭到瓦格纳手下最高级战士之一、曾在俄罗斯军事情报部门任职的前特种部队军官德米特里·乌特金的谴责。</text:p>
      <text:p text:style-name="P4">
德米特里·乌特金在一条消息中表示，“这种熟悉感从何而来：谁给了你使用‘ty’和‘Zhenya’这两个称呼的权利？”，普里戈任在 Telegram上转发了这条消息。</text:p>
      <text:p text:style-name="P4">
乌特金表示，“某些公民应该因为我们所拥有的耻辱而靠墙。”</text:p>
      <text:p text:style-name="P4">
他并表示，“我们随时准备好面对面交谈。”</text:p>
      <text:p text:style-name="P4">
车臣领导人卡德罗夫去年支持普里戈任对俄罗斯高层的一些批评，但最近几个月他们的关系已经疏远。</text:p>
      <text:p text:style-name="P4">
卡德罗夫也是俄罗斯总统弗拉基米尔·普京的亲密盟友，最近没有回应对国防部的批评。</text:p>
      <text:p text:style-name="P4">
<draw:frame draw:style-name="fr1" draw:name="Image164" text:anchor-type="as-char" svg:width="6.9236in" svg:height="3.894525in" draw:z-index="0">
<draw:image xlink:href="../Images/Aljazeera Chinese/2023-06-03T12-12-43/3-1685793287.jpg" xlink:type="simple" xlink:show="embed" xlink:actuate="onLoad" draw:mime-type="image/jpeg"/>
</draw:frame>
 俄罗斯瓦格纳集团的幕后黑手是谁？</text:p>
      <text:p text:style-name="P4">
Source: <text:a xlink:type="simple" xlink:href="https://chinese.aljazeera.net/news/2023/6/3/%e7%93%a6%e6%a0%bc%e7%ba%b3%e9%9b%86%e5%9b%a2%e8%b4%9f%e8%b4%a3%e4%ba%ba%e7%a7%b0%e4%bf%84%e7%bd%97%e6%96%af%e5%86%9b%e9%98%9f%e5%9f%8b%e8%ae%be%e5%9c%b0%e9%9b%b7%e4%bb%a5%e4%bc%a4%e5%ae%b3%e4%bb%96" text:style-name="Internet_20_link" text:visited-style-name="Visited_20_Internet_20_Link">
https://chinese.aljazeera.net/news/2023/6/3/%e7%93%a6%e6%a0%bc%e7%ba%b3%e9%9b%86%e5%9b%a2%e8%b4%9f%e8%b4%a3%e4%ba%ba%e7%a7%b0%e4%bf%84%e7%bd%97%e6%96%af%e5%86%9b%e9%98%9f%e5%9f%8b%e8%ae%be%e5%9c%b0%e9%9b%b7%e4%bb%a5%e4%bc%a4%e5%ae%b3%e4%bb%96</text:a>
</text:p>
      <!--NEWS-->
      <text:h text:style-name="P10" text:outline-level="1">
<text:span text:style-name="T4">
美国中央情报局局长上个月曾秘密访华 (Free Version)</text:span>
</text:h>
      <text:p text:style-name="P4">
Author: Warren P. Strobel / Lingling Wei</text:p>
      <text:p text:style-name="P4">
Publisher: 华尔街日报中文网</text:p>
      <text:p text:style-name="P4">
Published Time: 2023-06-03T12:25:00.000Z</text:p>
      <text:p text:style-name="P4">
Modified Time: 2023-06-03T12:25:00.000Z</text:p>
      <text:p text:style-name="P4">
Created Time: 2023-06-03T00:29:00.000Z</text:p>
      <text:p text:style-name="P4">
Description: 一位美国官员周五证实，美国中央情报局局长威廉·伯恩斯上个月对中国进行了一次秘密访问，目的是保持沟通渠道畅通。</text:p>
      <text:p text:style-name="P4">
Images: []</text:p>
      <text:p text:style-name="P4">
Categories: ['国际']</text:p>
      <text:p text:style-name="P4">
Keywords: SYND</text:p>
      <text:p text:style-name="P4">
Type: Article</text:p>
      <!--METADATA-->
      <text:p text:style-name="P4">
一位美国官员周五证实，美国中央情报局(CIA)局长威廉·伯恩斯(William Burns)上个月对中国进行了一次秘密访问，目的是保持沟通渠道畅通。</text:p>
      <text:p text:style-name="P4">
Source: <text:a xlink:type="simple" xlink:href="https://cn.wsj.com/articles/%E7%BE%8E%E5%9B%BD%E4%B8%AD%E5%A4%AE%E6%83%85%E6%8A%A5%E5%B1%80%E5%B1%80%E9%95%BF%E4%B8%8A%E4%B8%AA%E6%9C%88%E6%9B%BE%E7%A7%98%E5%AF%86%E8%AE%BF%E5%8D%8E-f57ff904" text:style-name="Internet_20_link" text:visited-style-name="Visited_20_Internet_20_Link">
https://cn.wsj.com/articles/%E7%BE%8E%E5%9B%BD%E4%B8%AD%E5%A4%AE%E6%83%85%E6%8A%A5%E5%B1%80%E5%B1%80%E9%95%BF%E4%B8%8A%E4%B8%AA%E6%9C%88%E6%9B%BE%E7%A7%98%E5%AF%86%E8%AE%BF%E5%8D%8E-f57ff904</text:a>
</text:p>
      <!--NEWS-->
      <text:h text:style-name="P10" text:outline-level="1">
<text:span text:style-name="T4">
【香会】美国印尼防长讨论双边关系与共同关心安全议题</text:span>
</text:h>
      <text:p text:style-name="P4">
Author: 联合早报 (Person)</text:p>
      <text:p text:style-name="P4">
Publisher: 联合早报 (Organization)</text:p>
      <text:p text:style-name="P4">
Published Time: 2023-06-03T13:19</text:p>
      <text:p text:style-name="P4">
Modified Time: 2023-06-03T13:39</text:p>
      <text:p text:style-name="P4">
Description: 美国国防部长奥斯汀和印度尼西亚国防部长普拉博沃在新加坡举行的香格里拉对话场边举行会谈，奥斯汀在会晤中重申，他对美国-印尼战略伙伴关系的承诺，并对亚细安对于印太地区的安全与繁荣的重要...</text:p>
      <text:p text:style-name="P4">
Videos: []</text:p>
      <text:p text:style-name="P4">
Audios: []</text:p>
      <text:p text:style-name="P4">
Images: []</text:p>
      <text:p text:style-name="P4">
Type: NewsArticle</text:p>
      <text:p text:style-name="P4">
Breadcrumbs: ['即时', '国际']</text:p>
      <text:p text:style-name="P4">
Keywords: ['香格里拉对话', '美国', '印度尼西亚', '奥斯汀', '普拉博沃']</text:p>
      <!--METADATA-->
      <text:p text:style-name="P4">
美国国防部长奥斯汀和印度尼西亚国防部长普拉博沃在新加坡举行的 <text:a xlink:type="simple" xlink:href="https://www.zaobao.com/keywords/xiang-ge-li-la-dui-hua" text:style-name="Internet_20_link" text:visited-style-name="Visited_20_Internet_20_Link">
 香格里拉对话</text:a>
场边举行会谈，奥斯汀在会晤中重申，他对美国-印尼战略伙伴关系的承诺，并对亚细安对于印太地区的安全与繁荣的重要性给予了肯定。</text:p>
      <text:p text:style-name="P4">
奥斯汀和普拉博沃在星期五（6月2日）的会晤中，就双边关系、共同关心的安全议题，以及印尼担任亚细安轮值主席国等事宜进行了讨论。</text:p>
      <text:p text:style-name="P4">
根据美国驻新加坡大使馆发表的声明，奥斯汀对美国国防部战俘及失踪军人统计署在普拉博沃的支持下，敲定协助找回二战时期失踪美军及美军遗骸的框架安排，表示感谢。</text:p>
      <text:p text:style-name="P4">
两国防长还讨论了印尼国防现代化的优先事项，以及美国可以如何帮助印尼加强海上自卫能力。</text:p>
      <text:p text:style-name="P4">
奥斯汀和普拉博沃也谈到今年扩大规模的“超级神鹰盾牌”演习（Exercise Super GarudaShield）。此次演习将有超过19个国家参加，为本地区最大的多边联合军事演习之一。</text:p>
      <text:p text:style-name="P4">
去年12月，印尼为解决与越南的海上边界争端采取了历史性的步骤，奥斯汀对此表示赞许。两人还就南中国海的局势交换意见和表达关切。</text:p>
      <text:p text:style-name="P4">
奥斯汀在会议结束前赞扬印尼担任本届亚细安轮值主席国展现的强大领导力。</text:p>
      <text:p text:style-name="P4">
Source: <text:a xlink:type="simple" xlink:href="https://www.zaobao.com.sg/realtime/world/story20230603-1400785" text:style-name="Internet_20_link" text:visited-style-name="Visited_20_Internet_20_Link">
https://www.zaobao.com.sg/realtime/world/story20230603-1400785</text:a>
</text:p>
      <!--NEWS-->
      <text:h text:style-name="P10" text:outline-level="1">
<text:span text:style-name="T4">
俄罗斯警告边境地区局势“极度危险”与乌克兰反击新细节</text:span>
</text:h>
      <text:p text:style-name="P4">
Author: 通讯社</text:p>
      <text:p text:style-name="P4">
Publisher: Al Jazeera</text:p>
      <text:p text:style-name="P4">
Published Time: 2023-06-03T13:34:46</text:p>
      <text:p text:style-name="P4">
Modified Time: 2023-06-03T13:34:46</text:p>
      <text:p text:style-name="P4">
Description: 俄罗斯宣布，周五针对俄罗斯别尔哥罗德地区和其他 4 个与乌克兰接壤的省份的轰炸造成多人伤亡，与此同时，乌克兰总统透露了乌克兰准备反击俄罗斯的新细节。</text:p>
      <text:p text:style-name="P4">
Images: ["<text:a xlink:type="simple" xlink:href="https://chinese.aljazeera.net/wp-content/uploads/2023/06/1-1685798609.png" text:style-name="Internet_20_link" text:visited-style-name="Visited_20_Internet_20_Link">
1-1685798609.png</text:a>
", "<text:a xlink:type="simple" xlink:href="https://chinese.aljazeera.net/wp-content/uploads/2023/06/1-1685798304.jpg" text:style-name="Internet_20_link" text:visited-style-name="Visited_20_Internet_20_Link">
1-1685798304.jpg</text:a>
", "<text:a xlink:type="simple" xlink:href="https://chinese.aljazeera.net/wp-content/uploads/2023/06/1-1685798347.png" text:style-name="Internet_20_link" text:visited-style-name="Visited_20_Internet_20_Link">
1-1685798347.png</text:a>
", "<text:a xlink:type="simple" xlink:href="https://chinese.aljazeera.net/wp-content/uploads/2023/06/1-1685798389.png" text:style-name="Internet_20_link" text:visited-style-name="Visited_20_Internet_20_Link">
1-1685798389.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65" text:anchor-type="as-char" svg:width="6.9236in" svg:height="4.612736in" draw:z-index="0">
<draw:image xlink:href="../Images/Aljazeera Chinese/2023-06-03T13-34-46/1-1685798609.png" xlink:type="simple" xlink:show="embed" xlink:actuate="onLoad" draw:mime-type="image/png"/>
</draw:frame>
 乌克兰军队先前轰炸乌克兰东部的俄罗斯阵地（路透）</text:p>
      <text:p text:style-name="P4">
俄罗斯宣布，周五针对俄罗斯别尔哥罗德地区和其他 4 个与乌克兰接壤的省份的轰炸造成多人伤亡，与此同时，乌克兰总统透露了乌克兰准备反击俄罗斯的新细节。</text:p>
      <text:p text:style-name="P4">
与乌克兰接壤的别尔哥罗德地区省长维亚切斯拉夫·格拉德科夫周五表示，乌克兰军队发射的炮弹落在切比基诺镇附近的公路上，该镇距离乌克兰边境约10公里，经常遭到轰炸。</text:p>
      <text:p text:style-name="P4">
格拉德科夫在Telegram上发文称，“一枚炮弹的弹片击中了过往的汽车，导致两名女性当场死亡，”他并补充说，俄罗斯防空部队昨晚在别尔哥罗德市上空拦截了空中目标。</text:p>
      <text:p text:style-name="P4">
格拉德科夫透露，由于边境城镇持续遭到炮击，当局决定在本月 30日前停止火车和汽车驶往该镇，他并指出，与昨天相比，对舍贝基诺镇的炮击有所减少，但该地区局势仍然非常危险。</text:p>
      <text:p text:style-name="P4">
而俄罗斯国防部网站刊登的图片显示，别尔哥罗德州什佩基诺市居民楼冒出滚滚浓烟，省长宣布，全城断电断水。</text:p>
      <text:p text:style-name="P4">
据格拉德科夫的说法，昨天晚上，也就是星期五，“格拉德”导弹袭击索博利夫卡镇导致两名平民丧生，还有 6 人受伤，其中包括两名儿童。</text:p>
      <text:p text:style-name="P4">
俄罗斯官员还提到，包括地区首府别尔哥罗德在内的4个地区有21人受伤，多个城市和村庄被炸。</text:p>
      <text:p text:style-name="P4">
自昨晚以来，布良斯克、卡卢加、库尔斯克和斯摩棱斯克等省份的地方当局——其中大部分与乌克兰接壤——宣布，他们遭到了乌克兰的轰炸或无人机袭击。</text:p>
      <text:p text:style-name="P4">
除了5 月 22 日与乌克兰哈尔科夫省相邻的别尔哥罗德地区遭遇大规模武装入侵外，对俄罗斯领土的袭击步伐加快，最终导致周二对莫斯科进行了前所未有的无人机袭击。</text:p>
      <text:p text:style-name="P4">
<draw:frame draw:style-name="fr1" draw:name="Image166" text:anchor-type="as-char" svg:width="6.9236in" svg:height="3.894525in" draw:z-index="0">
<draw:image xlink:href="../Images/Aljazeera Chinese/2023-06-03T13-34-46/1-1685798304.jpg" xlink:type="simple" xlink:show="embed" xlink:actuate="onLoad" draw:mime-type="image/jpeg"/>
</draw:frame>
 俄罗斯别尔哥罗德数周来处于俄乌战争最前沿</text:p>
      <text:h text:style-name="P13" text:outline-level="4">
<text:span text:style-name="T4">
基辅……新一波轰炸</text:span>
</text:h>
      <text:p text:style-name="P4">
基辅市长维塔利·克利奇科表示，在乌克兰，周五黎明时分，首都基辅已连续第六天成为新一波爆炸性无人机和导弹袭击的目标，并强调，没有人员伤亡报告。</text:p>
      <text:p text:style-name="P4">
乌克兰军方在Facebook上发文称，“今晚，敌人使用了15枚巡航导弹和18架伊朗攻击无人机发动了袭击”，并强调，“所有这些空中目标都被我们的防御系统摧毁了”。</text:p>
      <text:p text:style-name="P4">
数小时后，俄罗斯军队证实，其在夜间轰炸并袭击了覆盖关键军事基础设施的乌克兰防空系统。</text:p>
      <text:p text:style-name="P4">
在乌克兰南部的另一个实地发展中，乌克兰扎波罗热省梅利托波尔市市长伊万·费多罗夫（IvanFedorov）表示，在发生巨大爆炸后，俄罗斯军队开始撤离它在南部省份控制的港口城市别尔江斯克。</text:p>
      <text:p text:style-name="P4">
费多罗夫表示，离开港口是紧急行动，因为部队努力拆除设备并转移用于出口被盗乌克兰谷物的船只。</text:p>
      <text:p text:style-name="P4">
在尼古拉耶夫，乌克兰扎波罗热省城市市长伊万·费多罗夫报告说，俄罗斯的炮击仍在南部省份的沿海地区继续进行。</text:p>
      <text:p text:style-name="P4">
据该市州长称，在哈尔科夫，随着俄罗斯对与俄罗斯接壤的边境省份继续炮击，有 4 名平民丧生。</text:p>
      <text:p text:style-name="P4">
在该国东部的顿涅茨克和卢甘斯克前线，乌克兰总参谋部报告说，在过去几个小时内，俄罗斯军队进行了 29 次战斗行动。</text:p>
      <text:p text:style-name="P4">
乌克兰总参谋部表示，俄罗斯人在库比扬斯克和莱曼轴线上进行了她称之为失败的进攻行动，同时继续轰炸村庄和边境地区。</text:p>
      <text:p text:style-name="P4">
乌克兰总参谋部补充说，俄罗斯继续轰炸巴赫穆特和阿夫迪夫卡，但没有谈论俄罗斯军队的地面推进情况。</text:p>
      <text:p text:style-name="P4">
另一方面，乌克兰总参谋部表示，其部队击退了对马林卡轴线的 14 次地面攻击，并强调，俄罗斯军队在装备和人员伤亡方面遭受了重大损失。</text:p>
      <text:p text:style-name="P4">
与此同时，乌克兰南部作战司令部表示，其部队继续以该国南部赫尔松和扎波罗热前线的俄罗斯军队基地为目标，俄罗斯军队通过打击人口稠密地区来应对针对其基地的袭击。</text:p>
      <text:p text:style-name="P4">
当局补充说，在赫尔松、扎波罗热和阿夫迪夫卡的接触线上，大约有两家俄罗斯军事连被消灭。</text:p>
      <text:p text:style-name="P4">
在此背景下，乌克兰军队证实，其部队在过去几个小时内对俄罗斯人员和装备集中的地点进行了 15次空袭，此外，其还以导弹系统为目标，并摧毁一个控制点和两个弹药库。</text:p>
      <text:p text:style-name="P4">
乌克兰南部作战司令部发言人娜塔莉亚·胡梅纽克表示，南部战线的作战形势十分紧张，并补充说，俄罗斯军队正在加强对平民区的轰炸，并继续加强他们在这些战线上的防御工事。</text:p>
      <text:p text:style-name="P4">
<draw:frame draw:style-name="fr1" draw:name="Image167" text:anchor-type="as-char" svg:width="6.9236in" svg:height="4.612736in" draw:z-index="0">
<draw:image xlink:href="../Images/Aljazeera Chinese/2023-06-03T13-34-46/1-1685798347.png" xlink:type="simple" xlink:show="embed" xlink:actuate="onLoad" draw:mime-type="image/png"/>
</draw:frame>
乌克兰此前用“格拉德”导弹轰炸乌克兰东部的俄罗斯地点（路透）</text:p>
      <text:h text:style-name="P13" text:outline-level="4">
<text:span text:style-name="T4">
访问巴赫穆特前线</text:span>
</text:h>
      <text:p text:style-name="P4">
与此同时，乌克兰地面部队司令亚历山大·瑟尔斯基周六表示，他访问了该国东部的巴赫穆特前线，但没有提及访问时间。</text:p>
      <text:p text:style-name="P4">
瑟尔斯基在自己的 Telegram 页面上发布了自己与多名士兵的合影，并表示，他将继续与他们一起在前线工作，俄罗斯军队正遭受重大损失。</text:p>
      <text:p text:style-name="P4">
瑟尔斯基还表示，计划与地面部队指挥官共同采取进一步行动。</text:p>
      <text:p text:style-name="P4">
英国国防部表示，俄罗斯继续将常规部队重新部署到巴赫穆特前线，此前，瓦格纳集团撤离巴赫穆特，前往所谓的后方地区。</text:p>
      <text:p text:style-name="P4">
英国国防部还表示，俄罗斯空降部队在该市发挥着越来越大的作用，并表示，俄罗斯人被迫部署精锐部队以维持巴赫穆特的前线，然而，这些部队在应对所谓的作战挑战时可能会缺乏灵活性。</text:p>
      <text:h text:style-name="P13" text:outline-level="4">
<text:span text:style-name="T4">
泽连斯基与反击</text:span>
</text:h>
      <text:p text:style-name="P4">
乌克兰总统泽连斯基在接受《华尔街日报》采访时表示，乌克兰已做好反击俄罗斯军队的准备，但表示，他不知道这个过程需要多长时间。</text:p>
      <text:p text:style-name="P4">
泽连斯基表示，乌克兰本来希望为即将到来的战役从西方获得更多武器，但仍准备采取行动，他还表示，迫切需要更多的“爱国者”防空系统，以保护他的公民免受俄罗斯空袭并保护前线部队。</text:p>
      <text:p text:style-name="P4">
关于他的国家加入北大西洋公约组织（北约）的问题，泽连斯基呼吁北约为这一成员资格提供一条明确的道路，他并表示，担心明年的美国大选将导致一个不那么支持乌克兰上台的政府上台。</text:p>
      <text:h text:style-name="P13" text:outline-level="4">
<text:span text:style-name="T4">
基辅的意外危机</text:span>
</text:h>
      <text:p text:style-name="P4">
此前，泽连斯基再次抱怨基辅的防空洞出现问题，此前，首都连续第六天遭到大规模导弹袭击。</text:p>
      <text:p text:style-name="P4">
泽连斯基在周五晚上的视频信息中表示，基辅居民抱怨缺乏坚固的避难所，其中一些避难所已经关闭，而且难以进入，他补充说在某些地区，根本没有避难所。</text:p>
      <text:p text:style-name="P4">
泽连斯基表示：“这座城市的这种程度的忽视是没有道理的，”他命令政府处理此事。</text:p>
      <text:p text:style-name="P4">
<draw:frame draw:style-name="fr1" draw:name="Image168" text:anchor-type="as-char" svg:width="6.9236in" svg:height="4.567778in" draw:z-index="0">
<draw:image xlink:href="../Images/Aljazeera Chinese/2023-06-03T13-34-46/1-1685798389.png" xlink:type="simple" xlink:show="embed" xlink:actuate="onLoad" draw:mime-type="image/png"/>
</draw:frame>
 在该国东部避难所的乌克兰妇女（路透）</text:p>
      <text:p text:style-name="P4">
乌克兰总统表示，“在基辅周四经历的一切之后，这简直是不可接受的，”他指的是那些站在封闭的防空洞前的人们，这些避难所旨在防止在激烈的导弹袭击当晚发生空袭，造成3 人死亡，其中包括一名 9 岁的儿童。</text:p>
      <text:p text:style-name="P4">
泽连斯基和基辅市长维塔利·克利奇科已经呼吁解决防空洞问题，但乌克兰总统报告了新问题。</text:p>
      <text:h text:style-name="P13" text:outline-level="4">
<text:span text:style-name="T4">
综合情报报告</text:span>
</text:h>
      <text:p text:style-name="P4">
泽连斯基在与乌克兰总参谋部的会谈中表示，最高指挥部讨论了与他的国家的防空系统有关的所有细节。</text:p>
      <text:p text:style-name="P4">
泽连斯基还下令提供有关帮助俄罗斯增加导弹和无人机产量的国家的综合情报报告。</text:p>
      <text:p text:style-name="P4">
乌克兰总统呼吁必须密切关注乌克兰所有活跃战线的前线。</text:p>
      <text:p text:style-name="P4">
泽连斯基指出，他暂时不会谈论更多细节，并强调，他所描述的士兵们的积极行动将说明需要什么。</text:p>
      <text:p text:style-name="P4">
另一方面，俄罗斯总统普京在主持俄罗斯国家安全委员会例行会议时，指责他所谓的“敌人”试图破坏俄罗斯国内局势的稳定，并表示，莫斯科不会允许他们这样做。</text:p>
      <text:h text:style-name="P13" text:outline-level="4">
<text:span text:style-name="T4">
布林肯与莫斯科将遭受多年苦难</text:span>
</text:h>
      <text:p text:style-name="P4">
与此同时，美国国务卿安东尼·布林肯表示，时间已经证明，他所说的俄罗斯对乌克兰的侵略是一次战略失败，莫斯科将在多年内承受其后果。</text:p>
      <text:p text:style-name="P4">
布林肯在芬兰首都赫尔辛基举行的新闻发布会上表示，普京多年来一直试图分裂西方国家，在他对乌克兰发动战争后，他的目标变得清晰起来。</text:p>
      <text:p text:style-name="P4">
周五，布林肯访问了与俄罗斯接壤的芬兰，俄罗斯最近加入了北大西洋公约组织 (北约)。</text:p>
      <text:p text:style-name="P4">
布林肯拒绝任何不适合基辅的停火协议，并强调，继续武装乌克兰，增强实力，是实现“真正和平”的唯一途径。</text:p>
      <text:p text:style-name="P4">
Source: <text:a xlink:type="simple" xlink:href="https://chinese.aljazeera.net/news/war-in-ukraine/2023/6/3/%e4%bf%84%e7%bd%97%e6%96%af%e8%ad%a6%e5%91%8a%e8%be%b9%e5%a2%83%e5%9c%b0%e5%8c%ba%e5%b1%80%e5%8a%bf%e6%9e%81%e5%ba%a6%e5%8d%b1%e9%99%a9%e4%b8%8e%e4%b9%8c%e5%85%8b%e5%85%b0%e5%8f%8d" text:style-name="Internet_20_link" text:visited-style-name="Visited_20_Internet_20_Link">
https://chinese.aljazeera.net/news/war-in-ukraine/2023/6/3/%e4%bf%84%e7%bd%97%e6%96%af%e8%ad%a6%e5%91%8a%e8%be%b9%e5%a2%83%e5%9c%b0%e5%8c%ba%e5%b1%80%e5%8a%bf%e6%9e%81%e5%ba%a6%e5%8d%b1%e9%99%a9%e4%b8%8e%e4%b9%8c%e5%85%8b%e5%85%b0%e5%8f%8d</text:a>
</text:p>
      <!--NEWS-->
      <text:h text:style-name="P10" text:outline-level="1">
<text:span text:style-name="T4">
奥斯汀：不寻求冲突，但不会在欺凌和胁迫面前退缩，否认刺激中国武力攻台</text:span>
</text:h>
      <text:p text:style-name="P4">
Author: chinese@voanews.com (莉雅)</text:p>
      <text:p text:style-name="P4">
Publisher: 美国之音中文网 (Type: NewsMediaOrganization)</text:p>
      <text:p text:style-name="P4">
Published Time: 2023-06-03T13:39:56+08:00</text:p>
      <text:p text:style-name="P4">
Modified Time: 2023-06-03 05:39:56Z</text:p>
      <text:p text:style-name="P4">
Description: 美国国防部长奥斯汀6月3日在“香格里拉对话”会上发表的演讲中在强调伙伴关系对确保印太地区共同愿景的重要性时也对中国在印太地区咄咄逼人的行为表示关切。他说，美国不寻求冲突或对抗，但不会在欺凌和胁迫面前退缩。他还表示，台海冲突并不是迫在眉睫，也不是不可避免，但一旦爆发冲突将是毁灭性的。奥斯汀否认美国有意刺激中国武力攻打台湾。</text:p>
      <text:p text:style-name="P4">
Videos: []</text:p>
      <text:p text:style-name="P4">
Images: []</text:p>
      <text:p text:style-name="P4">
Categories: ['美国', '亚太', '中国', '台湾', '军事', '美中关系', '南中国海争端', '台海两岸关系']</text:p>
      <text:p text:style-name="P4">
Type: None</text:p>
      <!--METADATA-->
      <text:p text:style-name="P4">
NoneNone</text:p>
      <text:p text:style-name="P4">
Source: <text:a xlink:type="simple" xlink:href="https://www.voachinese.com/a/us-china-shangri-la-dialogue-taiwan-south-china-sea-20230603/7121408.html" text:style-name="Internet_20_link" text:visited-style-name="Visited_20_Internet_20_Link">
https://www.voachinese.com/a/us-china-shangri-la-dialogue-taiwan-south-china-sea-20230603/7121408.html</text:a>
</text:p>
      <!--NEWS-->
      <text:h text:style-name="P10" text:outline-level="1">
<text:span text:style-name="T4">
《5月35日》：香港「六四記憶」能移植台灣嗎？</text:span>
</text:h>
      <text:p text:style-name="P4">
Author: None (Language: zh)</text:p>
      <text:p text:style-name="P4">
Publisher: None</text:p>
      <text:p text:style-name="P4">
Time: 2023-06-03T13:55:00Z</text:p>
      <text:p text:style-name="P4">
Description: 香港六四紀念劇《5月35日》無法在港公演，今年首度移師台灣——這對香港人與台灣人來說有什麼意義？香港逐漸被「清洗」的六四記憶，能在台灣移植、落地嗎？DW採訪幕後團隊與學者理解他們的答案。</text:p>
      <text:p text:style-name="P4">
Videos: []</text:p>
      <text:p text:style-name="P4">
Images: []</text:p>
      <text:p text:style-name="P4">
Subject: 时政风云</text:p>
      <text:p text:style-name="P4">
Subjects: []</text:p>
      <text:p text:style-name="P4">
Keywords: ['谷歌', '岛屿主权争端', '马英九', '专题报道：全景观看“习马会”', '香港', '专题报道：2016年台湾大选', '中国', '雨伞革命', '香港政改', '台湾']</text:p>
      <text:p text:style-name="P4">
ID: 65816201</text:p>
      <!--METADATA-->
      <text:p text:style-name="P4">
<text:a xlink:type="simple" xlink:href="https://www.dw.com/zh/overlay/image/article/65816201/65816317" text:style-name="Internet_20_link" text:visited-style-name="Visited_20_Internet_20_Link">
 </text:a>
</text:p>
      <text:p text:style-name="P4">
一手催生《5月35日》的列明慧特別來台支持舞台劇。她說，對她來說，六四「已經不只是歷史的傷口，而是我現在活生生、現在流血的傷口」。</text:p>
      <text:p text:style-name="P4">
（德國之聲中文網）「我想去廣場，沒錯，你最怕我做的事。我要去廣場，去哲哲被人打死的地方，好好哭一場。」六四34週年前夕，來自香港的舞台劇《5月35日》首度在台灣公演，劇目就在小林向阿大宣洩壓抑已久的喪子之痛中，拉開序幕。</text:p>
      <text:p text:style-name="P4">
《5月35日》主角小林與阿大是天安門事件的死難者家屬，為了一償癌末妻子小林的宿願，丈夫阿大決心不再避談六四，兩人密謀要到天安門廣場去，為六四鎮壓死去的兒子哲哲哀悼。</text:p>
      <text:p text:style-name="P4">
這齣舞台劇誕生於香港，由知名編劇莊梅岩編寫、藝術劇團「六四舞台」製作，2019年六四30週年之際在香港首演時，正值反修例運動爆發。那年，是《5月35日》最後一次在香港實體演出。</text:p>
      <text:p text:style-name="P4">
2021年，「六四舞台」宣布自行解散，前主席列明慧帶著版權移居英國。今年，國際特赦組織台灣分會取得授權，與台灣劇團「曉劇場」合作，首次將《5月35日》改編搬上台灣舞台，在台北連演6場，包含一場粵語讀劇，估計共有超過1200名觀眾。</text:p>
      <text:p text:style-name="P4">
舞台上，《5月35日》講述了受難者家屬從不談六四到前進廣場的過程；現實中，戲劇本身卻見證了香港不能再公開悼念的巨變。</text:p>
      <text:p text:style-name="P4">
</text:p>
      <text:p text:style-name="P4">
國際特赦組織台灣分會表示，這是第一次在台灣以舞台劇的方式紀念六四。</text:p>
      <text:h text:style-name="P12" text:outline-level="3">
<text:span text:style-name="T4">
記憶的「清洗」</text:span>
</text:h>
      <text:p text:style-name="P4">
「以前香港是沒有敏感詞的，說『5月35日』有點是在諷刺大陸不能說六四，沒想過那個轉變這麼快。」受邀來台觀賞公演的列明慧在接受DW採訪時感嘆，「香港過去這麼多年來，我們是有自由的，現在連悼念的自由也沒有。」</text:p>
      <text:p text:style-name="P4">
香港曾是全世界紀念六四規模最大的城市，維園燭光晚會有超過30年的歷史，每年吸引數萬、甚至數十萬人參加。今年，燭光將連續第4年絕跡維園，改由建制派團體舉辦慶祝「回歸祖國26週年」的家鄉市集。</text:p>
      <text:p text:style-name="P4">
香港保安局長鄧炳強日前談及六四時，只以「特別日子」借指；特首李家超回應市民能否自主悼念時，則含糊指示，如警方認為違法會果斷執法；在這之前， <text:a xlink:type="simple" xlink:href="https://www.dw.com/zh/zh/公共圖書館撤書挨批-特首借書須符香港利益/a-65633101" text:style-name="Internet_20_link" text:visited-style-name="Visited_20_Internet_20_Link">
香港公共圖書館下架大批書籍，六四書目幾乎清零 </text:a>
 ； <text:a xlink:type="simple" xlink:href="https://www.dw.com/zh/zh/香港警方扣押国殇之柱-创作者称太离谱/a-65529588" text:style-name="Internet_20_link" text:visited-style-name="Visited_20_Internet_20_Link">
 存放於港大的「國殤之柱」也遭港警檢走用作調查</text:a>
 。</text:p>
      <text:p text:style-name="P4">
列明慧形容，中共正試圖「清洗」香港的六四記憶，但 <text:a xlink:type="simple" xlink:href="https://www.dw.com/zh/zh/六四紀念館紐約開幕-特設香港民運展區/a-65811714" text:style-name="Internet_20_link" text:visited-style-name="Visited_20_Internet_20_Link">
 海外港人仍會以自己的方式持續悼念</text:a>
，「哪怕是很微小也好，很可能是買一本書、可能是穿一件衣服、可能是點一支蠟燭」，《5月35日》來台演出也是如此。</text:p>
      <text:p text:style-name="P4">
</text:p>
      <text:p text:style-name="P4">
香港曾是全世界紀念六四規模最大的城市，維園燭光晚會有超過30年的歷史，每年吸引數萬、甚至數十萬人參加。</text:p>
      <text:h text:style-name="P12" text:outline-level="3">
<text:span text:style-name="T4">
《5月35日》的港台意義</text:span>
</text:h>
      <text:p text:style-name="P4">
2020年，《5月35日》庚子版因《香港國安法》與新冠疫情等原因，無法實體演出，僅能網路直播。那年的版本，特別改編加入了香港街頭抗爭的畫面。</text:p>
      <text:p text:style-name="P4">
列明慧告訴DW，反修例運動過後，紀念六四在許多港人心中有了新的意義。對她來說，六四「已經不只是歷史的傷口，而是我現在活生生、現在流血的傷口」。</text:p>
      <text:p text:style-name="P4">
「過去六四的時候，我第一個會想到的是當年犧牲的學生，我會想到天安門母親，還有內地的維權人士，但這幾年每到六四，我會特別想起香港的朋友。因為他們有部分還在監獄，依然在等待審判，也有在未經審訊的情況底下被關押超過2年了，特別是（前支聯會）主席李卓人、何俊仁還有鄒幸彤，被控煽動顛覆國家政權罪，面臨10年甚至終身監禁。」</text:p>
      <text:p text:style-name="P4">
她說，希望藉《5月35日》向台灣觀眾傳遞警號：「中共專制政權其實是會影響到台灣的…希望它能連結大家，讓我們維持一個普世價值觀，不是單純圍繞著六四，（而是）我們怎麼去連結，爭取民主和反對專制政權。」</text:p>
      <ul>
        <li>
</li>
      </ul>
      <h5>
六四、天安门—不能忘却的记忆</h5>
      <text:h text:style-name="P12" text:outline-level="3">
<text:span text:style-name="T4">
民主女神</text:span>
</text:h>
      <text:p text:style-name="P4">
天安门晨曦下，抗议者用塑料泡沫和石膏材质在金属支架上树立起一座高约10米的民主女神像，女神所处位置正对天安门城楼上的毛泽东像。在6月4日清晨，士兵动用坦克和武装车辆推倒了这座塑像。</text:p>
      <ul>
        <li>
</li>
      </ul>
      <h5>
六四、天安门—不能忘却的记忆</h5>
      <text:h text:style-name="P12" text:outline-level="3">
<text:span text:style-name="T4">
唱歌的女警</text:span>
</text:h>
      <text:p text:style-name="P4">
在中国政府六四镇压之前，局势已经趋于紧张，但市民们经常会向士兵和警察送东西。有时候，入城部队会与示威者一起高唱爱国歌曲。图中这位女警在天安门广场上引吭高歌，而几天之后，军队进驻，民主运动遭到武力镇压。</text:p>
      <ul>
        <li>
</li>
      </ul>
      <h5>
六四、天安门—不能忘却的记忆</h5>
      <text:h text:style-name="P12" text:outline-level="3">
<text:span text:style-name="T4">
挣扎</text:span>
</text:h>
      <text:p text:style-name="P4">
1989年6月3日，六四镇压一天之前，人民大会堂附近，一位妇女被夹在了民主派示威者和军队中间。当天午夜，第38军向手无寸铁的民众开火，最终夺取了被示威者占领数周的天安门广场。</text:p>
      <ul>
        <li>
</li>
      </ul>
      <h5>
六四、天安门—不能忘却的记忆</h5>
      <text:h text:style-name="P12" text:outline-level="3">
<text:span text:style-name="T4">
缴获的武器</text:span>
</text:h>
      <text:p text:style-name="P4">
镇压之前一天，数千名示威者围绕在一辆公共汽车周围，一张摆在车顶的桌子上摆放着缴获的武器。在政府宣布戒严之后，士兵和示威民众之间曾一度关系微妙。示威者有时向士兵送上礼物慰问，而部队也曾暂时退却。</text:p>
      <ul>
        <li>
</li>
      </ul>
      <h5>
六四、天安门—不能忘却的记忆</h5>
      <text:h text:style-name="P12" text:outline-level="3">
<text:span text:style-name="T4">
为民主而抗争</text:span>
</text:h>
      <text:p text:style-name="P4">
6月3日深夜，一辆装甲运兵车刚刚冲破了示威者搭建的路障，便在人民大会党门前被示威者团团围住。与此同时，不远处的戒严部队士兵正在准备对示威者开火。</text:p>
      <ul>
        <li>
</li>
      </ul>
      <h5>
六四、天安门—不能忘却的记忆</h5>
      <text:h text:style-name="P12" text:outline-level="3">
<text:span text:style-name="T4">
燃烧着的运兵车</text:span>
</text:h>
      <text:p text:style-name="P4">
6月3日晚间，示威者在天安门长安街上点火焚烧一辆装甲运兵车。这是摄影师威德内尔（JeffWidener）当晚拍摄的最后一幅照片，此后不久他便被示威者掷出的砖头意外击中。虽然遭受剧烈脑震荡，但由于手中相机的外壳抵消了大部分冲击力，威德内尔逃过一劫，没有生命危险。</text:p>
      <ul>
        <li>
</li>
      </ul>
      <h5>
六四、天安门—不能忘却的记忆</h5>
      <text:h text:style-name="P12" text:outline-level="3">
<text:span text:style-name="T4">
镇压</text:span>
</text:h>
      <text:p text:style-name="P4">
6月4日，学生领导的民主运动遭血腥镇压之后第一天，一辆装载着士兵的卡车在北京宾馆门前的长安街上巡逻。当天，一辆类似卡车上的士兵向北京宾馆大堂内站立的旅游者开枪。</text:p>
      <ul>
        <li>
</li>
      </ul>
      <h5>
六四、天安门—不能忘却的记忆</h5>
      <text:h text:style-name="P12" text:outline-level="3">
<text:span text:style-name="T4">
“坦克人”</text:span>
</text:h>
      <text:p text:style-name="P4">
6月4日，一个拿着购物袋的孤身男子站在长安街的正中间，试图阻挡坦克编队的去路。二十五年之后，此人的最终命运依然不为人所知。这一场景成为了天安门民主运动最具象征意义的图像之一。</text:p>
      <ul>
        <li>
</li>
      </ul>
      <h5>
六四、天安门—不能忘却的记忆</h5>
      <text:h text:style-name="P12" text:outline-level="3">
<text:span text:style-name="T4">
死去的英雄</text:span>
</text:h>
      <text:p text:style-name="P4">
6月5日，一群民众在长安街上展示一张据称摄于当地一处太平间的图片，画面上的死者据称都是38军士兵在抢占天安门广场过程中枪杀的示威者。死者身上巨大的创口显示士兵动用了达姆弹。大赦国际组织认为，至少300名平民被杀。</text:p>
      <ul>
        <li>
</li>
      </ul>
      <h5>
六四、天安门—不能忘却的记忆</h5>
      <text:h text:style-name="P12" text:outline-level="3">
<text:span text:style-name="T4">
清扫</text:span>
</text:h>
      <text:p text:style-name="P4">
军队镇压民主运动后，两位妇女正在打扫广场，她们身后是一辆已经被烧毁的公共汽车。抗议运动中多辆汽车和军车被烧毁，一些士兵因此身亡或受伤。</text:p>
      <ul>
        <li>
</li>
      </ul>
      <h5>
六四、天安门—不能忘却的记忆</h5>
      <text:h text:style-name="P12" text:outline-level="3">
<text:span text:style-name="T4">
保卫毛泽东</text:span>
</text:h>
      <text:p text:style-name="P4">
镇压之后几天，天安门城楼前始终有士兵和坦克守护。</text:p>
      <ul>
        <li>
</li>
      </ul>
      <h5>
六四、天安门—不能忘却的记忆</h5>
      <text:h text:style-name="P12" text:outline-level="3">
<text:span text:style-name="T4">
兄弟并肩</text:span>
</text:h>
      <text:p text:style-name="P4">
1989年5月下旬，美联社摄影记者威德内尔（左）和华人摄影师刘香成在紫禁城前留影纪念。当时可能他们都没有想到，几天之后中国政府便动用武力镇压了天安门民主运动。</text:p>
      <text:p text:style-name="P4">
作者: Jeff Widener/石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對於《5月35日》移師台灣，DW日前聯繫原著莊梅岩詢問看法。她表示自己正忙於新劇本創作，暫時無暇接受訪問。不過，在被問及能否贈言在台觀眾時，她答覆，2019年後香港發生的社會運動及其後發生的一切，讓她明白了市民質素、傳媒、教育、記錄歷史的重要。</text:p>
      <text:p text:style-name="P4">
莊梅岩說，她希望向觀眾傳遞：「作為香港人，我深感曾經活在資訊開放、言論自由的社會之幸福。我希望關心六四真相的人，也會關心世上其他不公義的事情，但最重要的是，好好保重，看美好的事，看正義彰顯。」</text:p>
      <text:p text:style-name="P4">
台灣版《5月35日》的導演鍾伯淵則向DW表示，如何呈現「台灣縮影」是改編時的首要思考。他說，儘管舞台劇講述中國的六四故事，但當演員說著台灣國語或原住民腔調、不時冒出台語時，觀眾很可能會錯覺，「這真的在講一個台灣的故事」。</text:p>
      <text:p text:style-name="P4">
此外，台灣版使用了3首台灣戒嚴時期禁歌與太陽花學運歌曲〈島嶼天光〉，「也讓觀眾聯想到，這個故事在講的是一個威權壓迫下的悲劇。台灣其實依然在面對的是轉型正義，還有很長一段路正在進行當中。」</text:p>
      <text:p text:style-name="P4">
鍾伯淵說，台灣如今自然而然地享受民主多元或自由平等，但有時候可能會遺忘，「如何透過演出讓大家知道其實它得來不易，或者是在自由的狀況底下，如何避免下一次受到壓迫的時候才有所作為，其實我覺得是這個作品反映的最大意義。」</text:p>
      <text:p text:style-name="P4">
國際特赦組織台灣分會長邱伊翎則表示，希望藉舞台劇令台灣觀眾更了解六四，並關注中港人權現況。</text:p>
      <text:p text:style-name="P4">
</text:p>
      <text:p text:style-name="P4">
導演鍾伯淵（左一）表示，如何呈現「台灣縮影」是改編時的首要思考。</text:p>
      <text:h text:style-name="P12" text:outline-level="3">
<text:span text:style-name="T4">
學者：記憶抹除不容易</text:span>
</text:h>
      <text:p text:style-name="P4">
近年，台灣成為兩岸三地唯一能自由哀悼六四的地方，紀念活動多了不少「港味」。除了《5月35日》， <text:a xlink:type="simple" xlink:href="https://www.dw.com/zh/zh/台灣紀念六四33週年國殤之柱重現台北/a-62033980" text:style-name="Internet_20_link" text:visited-style-name="Visited_20_Internet_20_Link">
 「國殤之柱」的複製雕像去年也在台北的自由廣場再次矗立</text:a>
 。</text:p>
      <text:p text:style-name="P4">
台灣中研院研究員、台灣清華大學當代中國研究中心主任林宗弘向DW表示，六四事件本身就是「記憶與遺忘的鬥爭」。當香港的六四記憶被鎮壓，海外港人在台灣正透過各種方式延續這份共同記憶，並轉化為對抗北京極權的抗爭符號。</text:p>
      <text:p text:style-name="P4">
研究民族主義的台灣中央研究院副研究員吳叡人也認為，儘管六四在香港的公共記憶正在消失 ，「但是這個消失不代表記憶真的就被抹除了，因為記憶是一個很微妙的東西。」</text:p>
      <text:p text:style-name="P4">
他舉例，「香港現在很像後228時代的台灣，經歷了一次很嚴重的、不管說是肉體物理上的、或精神上的屠殺」。228事件在台灣戒嚴時代被嚴格禁止談論，但靠著民間口耳相傳，不只沒有消失，反而更根深蒂固；香港人是高度全球化的族群，外部聯繫跟資訊流通非常發達，條件與時代比當時的台灣更好，「真的要把記憶抹除、認同抹除，沒有那麼容易。」</text:p>
      <text:p text:style-name="P4">
吳叡人認為，海外港人紀念六四，就是保存香港民族傳統記憶與認同的一種實踐，「這是一個漫長的鬥爭，才剛剛開始。」</text:p>
      <text:h text:style-name="P12" text:outline-level="3">
<text:span text:style-name="T4">
無評論 no comments 走進台北紀念六四33週年現場</text:span>
</text:h>
      <text:h text:style-name="P12" text:outline-level="3">
<text:span text:style-name="T4">
香港「六四記憶」移植台灣？</text:span>
</text:h>
      <text:p text:style-name="P4">
但相較香港，台灣普遍對六四較為冷感。香港的六四記憶能否移植台灣？吳叡人認為，客觀來說並不容易。他解釋，這是因為六四在港台的意義與脈絡完全不一樣。</text:p>
      <text:p text:style-name="P4">
吳叡人指出，六四當年在主張民主回歸的香港民主派心中，激發了更強烈的、對中國民主的責任感，一直到雨傘運動及反修例運動後，年輕本土世代才重新定義了六四的意義；然而，台灣民主化的過程卻一直根植於本土，本土派多把六四看作「他國事務」，紀念六四的台灣人也較少從中國民族主義的立場出發，更多是訴諸國際普世人權價值。</text:p>
      <text:p text:style-name="P4">
此外，吳叡人續指，幾年前台灣非常挺香港，但在烏克蘭戰爭爆發後，因為擔心類似衝突可能發生在台灣，孤立主義變得更明顯，「你可以看到（對香港的）熱情幾乎就冷卻了」，「這也是為什麼我認為台灣不大能夠去接棒或者移植。」</text:p>
      <text:p text:style-name="P4">
但吳叡人強調，台灣有自身的歷史與記憶，當前的地緣政治危機，本身也會賦予六四紀念新的意義，比如民主輸出或共抗威權。他認為，所謂移植「長出來的東西一定不一樣，包含了過去香港有的東西，但是也包含了我們台灣的東西...最後融合在一起的新的東西。」</text:p>
      <text:p text:style-name="P4">
台灣學者林宗弘也指出，台灣雖然沒有辦法完全承載香港人的集體記憶，可能也不會像過去香港的六四紀念活動那麼熱鬧，但至少提供了一個紀念的場合。</text:p>
      <text:p text:style-name="P4">
「一些抱持著不同的歷史記憶的人們，可以在這裡展開對話，然後重新去創造一種新的、可能更多元的共同記憶...它一定不會是簡單的移植，或者是把過去的戲劇再重演一次——每次戲重新演一次，就會變成一個新的生命。」</text:p>
      <text:p text:style-name="P4">
對此，列明慧認為港台經歷不同，很能理解兩地對六四的不同反應。但她指，藝術和戲劇正是很好的突破形式，可以跟當地人有更深厚的連結。《5月35日》今次在台受到歡迎，未必是因為觀眾對六四感興趣，而是這也是一個深具感染力的家庭故事。她說，自己未來將繼續做《5月35日》工作，盼能連結世界各地更多的人。</text:p>
      <text:p text:style-name="P4">
「我不回香港了啊，因為我現在做的這個是高風險的，我想這是一個代價了。如果你選擇要回香港的話，可能你就有機會被逮補、關押..所以我決定不回香港了，我會繼續做《5月35日》的工作。」她說。</text:p>
      <ul>
        <li>
</li>
      </ul>
      <h5>
香港和台湾曾经这样紀念六四</h5>
      <text:h text:style-name="P12" text:outline-level="3">
<text:span text:style-name="T4">
一周年纪念</text:span>
</text:h>
      <text:p text:style-name="P4">
1990年6月4日，香港民众首次走上街头，纪念天安门大屠杀一周年。这一年起，香港支联会每年组织大规模悼念活动。由于1989年民主运动在中国大陆是禁忌话题，香港逐渐成为各类与六四有关的追思活动的中心。</text:p>
      <ul>
        <li>
</li>
      </ul>
      <h5>
香港和台湾曾经这样紀念六四</h5>
      <text:h text:style-name="P12" text:outline-level="3">
<text:span text:style-name="T4">
维园烛光</text:span>
</text:h>
      <text:p text:style-name="P4">
自1990年以来，每年6月4日晚，香港维多利亚公园都举行烛光晚会，悼念六四死难者，表达自由民主诉求。参加人数少则数万人，多则十多万人（据组织方支联会数字，一般高于警方公布数字），为全球规模最大的六四纪念活动。（2015年资料图片）</text:p>
      <ul>
        <li>
</li>
      </ul>
      <h5>
香港和台湾曾经这样紀念六四</h5>
      <text:h text:style-name="P12" text:outline-level="3">
<text:span text:style-name="T4">
天安门的故人</text:span>
</text:h>
      <text:p text:style-name="P4">
2013年，台北民众举行烛光晚会，纪念六四，声援狱中的诺贝尔和平奖得主刘晓波。刘晓波是89民运代表人物之一、与周舵、高新、侯德健一同被成为“天安门四君子"。</text:p>
      <ul>
        <li>
</li>
      </ul>
      <h5>
香港和台湾曾经这样紀念六四</h5>
      <text:h text:style-name="P12" text:outline-level="3">
<text:span text:style-name="T4">
遥望台北</text:span>
</text:h>
      <text:p text:style-name="P4">
2019年，六四30周年之际，台北举办了专题纪念活动。此前还在台北中正纪念堂前放置了由台湾艺术家雪克（Shake）搭建的充气“坦克人”艺术装置，亲历六四的王丹、周锋锁等民运人士到场参与。</text:p>
      <ul>
        <li>
</li>
      </ul>
      <h5>
香港和台湾曾经这样紀念六四</h5>
      <text:h text:style-name="P12" text:outline-level="3">
<text:span text:style-name="T4">
两岸三地成唯一</text:span>
</text:h>
      <text:p text:style-name="P4">
台湾的六四纪念活动，规模和历史远远不及香港，但近年来开始得到更多关注。2020年，尽管受到疫情影响，仍有三千多人参加了在台北的烛光悼念晚会。由于这一年香港和澳门都以防疫为由禁止六四集会，台湾成为两岸三地唯一可以纪念六四的地方。</text:p>
      <ul>
        <li>
</li>
      </ul>
      <h5>
香港和台湾曾经这样紀念六四</h5>
      <text:h text:style-name="P12" text:outline-level="3">
<text:span text:style-name="T4">
六四纪念馆</text:span>
</text:h>
      <text:p text:style-name="P4">
香港六四纪念馆2012年起临时设址九龙，先后迁至城市大学和尖沙咀，在物色新馆址过程中屡遭挫折，被迫多次关闭。2018年支联会在旺角购买房产作为新址，2019年4月重新开馆。2021年4月休馆翻新后，5月底重新开放，但数日后被当局以“证照不全”为由再度关闭。</text:p>
      <ul>
        <li>
</li>
      </ul>
      <h5>
香港和台湾曾经这样紀念六四</h5>
      <text:h text:style-name="P12" text:outline-level="3">
<text:span text:style-name="T4">
国殇之柱</text:span>
</text:h>
      <text:p text:style-name="P4">
2019年六四30周年之际，香港大学生清洗丹麦艺术家高智活（JensGalschiøt）的作品“国殇之柱”。它曾在香港各间大学巡回展出，现矗立在香港大学黄克竞楼平台。传统上，支联会每年都会派人在六四前夕洗刷该雕塑。</text:p>
      <ul>
        <li>
</li>
      </ul>
      <h5>
香港和台湾曾经这样紀念六四</h5>
      <text:h text:style-name="P12" text:outline-level="3">
<text:span text:style-name="T4">
疫情下的追思</text:span>
</text:h>
      <text:p text:style-name="P4">
新冠疫情下的2020年，因有防疫限聚令，当局31年来首次未批准维园六四集会。但仍有数万港人来到维多利亚公园燃烛默哀。</text:p>
      <ul>
        <li>
</li>
      </ul>
      <h5>
香港和台湾曾经这样紀念六四</h5>
      <text:h text:style-name="P12" text:outline-level="3">
<text:span text:style-name="T4">
再度遭禁</text:span>
</text:h>
      <text:p text:style-name="P4">
2021年，香港当局再度禁止六四纪念晚会。一年前香港国安法生效后，香港社会的言论、集会自由空间受到进一步挤压。同时，澳门的民间六四纪念活动也连续第二年遭禁。</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5月35日》：香港「六四記憶」能移植台灣嗎？/a-65816201" text:style-name="Internet_20_link" text:visited-style-name="Visited_20_Internet_20_Link">
https://www.dw.com/zh/《5月35日》：香港「六四記憶」能移植台灣嗎？/a-65816201?maca=chi-rss-chi-all-1127-rdf</text:a>
</text:p>
      <!--NEWS-->
      <text:h text:style-name="P10" text:outline-level="1">
<text:span text:style-name="T4">
普京逮捕令：外交豁免权效力有多大？</text:span>
</text:h>
      <text:p text:style-name="P4">
Author: None (Language: zh)</text:p>
      <text:p text:style-name="P4">
Publisher: None</text:p>
      <text:p text:style-name="P4">
Time: 2023-06-03T13:57:00Z</text:p>
      <text:p text:style-name="P4">
Description: 南非即将于夏季举办金砖国家峰会，被国际刑事法院发布逮捕令的俄罗斯总统普京也受邀出席。身背逮捕令的普京如何与会？</text:p>
      <text:p text:style-name="P4">
Videos: []</text:p>
      <text:p text:style-name="P4">
Images: []</text:p>
      <text:p text:style-name="P4">
Subject: 时政风云</text:p>
      <text:p text:style-name="P4">
Subjects: []</text:p>
      <text:p text:style-name="P4">
Keywords: ['南非', '乌克兰', '普京', '俄罗斯入侵乌克兰']</text:p>
      <text:p text:style-name="P4">
ID: 65816473</text:p>
      <!--METADATA-->
      <text:p text:style-name="P4">
<text:a xlink:type="simple" xlink:href="https://www.dw.com/zh/overlay/image/article/65816473/65779052" text:style-name="Internet_20_link" text:visited-style-name="Visited_20_Internet_20_Link">
 </text:a>
</text:p>
      <text:p text:style-name="P4">
（德国之声中文网）俄罗斯总统普京收到了金砖国家会议的邀请函。南非外交部长潘多尔（Naledi Pandor）表示，金砖五国元首-中国、印度、巴西、南非和俄罗斯-都受邀出席预定于8月举行的金砖峰会。</text:p>
      <text:p text:style-name="P4">
对其他四国的领导人而言，这只是日程表上的一项安排，但对于俄罗斯总统普京来说，情况相当尴尬。因为他一旦踏上南非土地，就会被逮捕和引渡。今年3月， <text:a xlink:type="simple" xlink:href="https://www.dw.com/zh/zh/国际刑事法院对普京发出逮捕令/a-65035499" text:style-name="Internet_20_link" text:visited-style-name="Visited_20_Internet_20_Link">
国际刑事法院对普京发布了逮捕令 </text:a>
。南非作为《罗马规约》的缔约国，有义务执行逮捕令并引渡普京。然而，南非官员此前已宣布，所有参加国际会议的成员都享有外交豁免权。</text:p>
      <text:h text:style-name="P12" text:outline-level="3">
<text:span text:style-name="T4">
豁免权非无远弗届</text:span>
</text:h>
      <text:p text:style-name="P4">
然而，纽伦堡原则国际学院院长、埃朗根-纽伦堡大学刑法和国际法教授萨弗林（ChristophSafferling）表示，"豁免权的存在是为促成国际法和国际关系"，毕竟政府首脑需要在不必担心遭到国家法院起诉的前提下会面。</text:p>
      <text:p text:style-name="P4">
豁免权并非无远弗届。国际刑事法院过去在多项判决中坚称，在国际法庭面前，即使是现任国家元首也没有豁免权。"这是《罗马规约》的法律规定，没有例外，"萨弗林说。</text:p>
      <text:p text:style-name="P4">
换句话说，因国际刑事逮捕令而被通缉的一国总统，会议豁免权毫无法律效力。即使是依据南非法律亦然，因为此前已经有过先例。普京是第二名被国际刑事法院发出逮捕令的现任国家元首。第一位是时任苏丹总统奥马尔·巴希尔。2015年，他为参加会议前往南非。</text:p>
      <text:p text:style-name="P4">
当时南非本应该引渡这位独裁者，但他却 <text:a xlink:type="simple" xlink:href="https://www.dw.com/zh/zh/苏丹总统狼狈逃离南非/a-18517610" text:style-name="Internet_20_link" text:visited-style-name="Visited_20_Internet_20_Link">
 赶在南非法院下达逮捕令前离开了南非</text:a>
。"之后，南非宪法法院裁定南非本应逮捕他，政府违反了自己国家的法律。而这个原则仍然适用。这意味着不引渡普京将违反国际法和南非法律，"德国黑森州和平与冲突研究所（HSFK）研究员博尔克（Kristoffer Burck）如是说。</text:p>
      <text:p text:style-name="P4">
</text:p>
      <text:p text:style-name="P4">
苏丹前总统奥马尔·巴希尔至今仍未被送上国际刑事法院</text:p>
      <text:h text:style-name="P12" text:outline-level="3">
<text:span text:style-name="T4">
普京能作客金砖峰会？</text:span>
</text:h>
      <text:p text:style-name="P4">
所以会发生什么情况？普京是否仍有可能参加在南非的会议？理论上是可行的，因为国际刑事法院只有少许的制裁手段。国际法教授萨弗林表示："他们可以作出谴责，指出逮捕令的存在以及强调必须予以执行，然后明确指出南非的疏漏。但也只此而已。"因为不同于国家，国际刑事法院没有执行现行法律的警察力量。</text:p>
      <text:p text:style-name="P4">
因此，国际刑事法庭只能倚赖缔约国对《罗马规约》的尊重。"任何不遵守并不支持执行的人都会削弱国际刑事法院。这是很明显的，因为如此一来逮捕令就失去价值，仅仅是一张纸而已。这将是对国际法院的一种削弱，"萨弗林说。</text:p>
      <text:p text:style-name="P4">
最初，对普京的逮捕令被视为一个强有力的信号。即使是像普京这样有权势的政治家，也会被追究刑事责任。萨弗林表示："国际刑事法院确实这样做了，目的是明确表示它的存在，并表明它能做到，也愿意做到，并将会予以执行。"他认为总体上国际法变得更加重要。</text:p>
      <text:p text:style-name="P4">
</text:p>
      <text:p text:style-name="P4">
2023年3月，国际刑事法院对普京发布了逮捕令</text:p>
      <text:p text:style-name="P4">
与2015年巴希尔前往南非时不同的是，如今人们在事前就开始讨论逮捕令，并将其视为值得认真对待的事项。"现在不能再轻易忽视这一点，甚至已经存在逮捕令。在外交谈判中必须持续考虑到这一点。这其实是一个非常好的消息。"</text:p>
      <text:p text:style-name="P4">
然而，HSFK研究员博尔克并不那么乐观。他担心针对如此知名的现任国家元首的逮捕令，可能会对国际刑事法院产生负面的反弹效应。</text:p>
      <text:p text:style-name="P4">
"有极高的风险会出现这样一种情况，即某人遭到起诉，但经过许多年却没有将其逮捕。实际上可以假设，如果普京不犯任何错误，他就不会被逮捕。这意味着将存在一个经过多年甚至数十年都悬而未决的案件。对于法院通过判决来伸张正义的实际功能而言，这非常危险。"</text:p>
      <text:p text:style-name="P4">
目前并没有太多类似案例。普京是第二位被发出逮捕令的现任国家元首。国际刑事法院的成败与否，很大程度上取决于其成员国的态度。"这一切需要时间来解决。这个案子很可能还会困扰我们一段时间，"萨弗林说。</text:p>
      <text:h text:style-name="P12" text:outline-level="3">
<text:span text:style-name="T4">
为普京而死？这些年轻人说“不”</text:span>
</text:h>
      <text:p text:style-name="P4">
Source: <text:a xlink:type="simple" xlink:href="https://www.dw.com/zh/普京逮捕令：外交豁免权效力有多大？/a-65816473" text:style-name="Internet_20_link" text:visited-style-name="Visited_20_Internet_20_Link">
https://www.dw.com/zh/普京逮捕令：外交豁免权效力有多大？/a-65816473?maca=chi-rss-chi-all-1127-rdf</text:a>
</text:p>
      <!--NEWS-->
      <text:h text:style-name="P10" text:outline-level="1">
<text:span text:style-name="T4">
德语媒体：中国是否会摧毁德国工业？</text:span>
</text:h>
      <text:p text:style-name="P4">
Author: None (Language: zh)</text:p>
      <text:p text:style-name="P4">
Publisher: None</text:p>
      <text:p text:style-name="P4">
Time: 2023-06-03T14:01:00Z</text:p>
      <text:p text:style-name="P4">
Description: 《商报》担忧，中国凭借廉价大生产优势，将会威胁到德国产业的根基，德国政界必须尽快采取行动避免去工业化。《新苏黎世报》则刊发客席评论，指出尽管专制中国屡次打击民主运动，但是人类的自由的渴求永远不会被扼杀。</text:p>
      <text:p text:style-name="P4">
Videos: []</text:p>
      <text:p text:style-name="P4">
Images: []</text:p>
      <text:p text:style-name="P4">
Subject: 评论分析</text:p>
      <text:p text:style-name="P4">
Subjects: ['专题报道：中国经济何处去？', '六四事件', '专题报道：六四30周年']</text:p>
      <text:p text:style-name="P4">
Keywords: ['德中关系', '德国经济', '中国经济', '产业政策', '中国工业', '汽车产业', '六四', '民主运动', '专制']</text:p>
      <text:p text:style-name="P4">
ID: 65816455</text:p>
      <!--METADATA-->
      <text:p text:style-name="P4">
<text:a xlink:type="simple" xlink:href="https://www.dw.com/zh/overlay/image/article/65816455/63113606" text:style-name="Internet_20_link" text:visited-style-name="Visited_20_Internet_20_Link">
 </text:a>
</text:p>
      <text:p text:style-name="P4">
来自中国的蔚来汽车已经在欧洲上市</text:p>
      <text:p text:style-name="P4">
（德国之声中文网）杜塞尔多夫出版的 <text:span text:style-name="T4">
德国《商报》</text:span>
 以" <text:a xlink:type="simple" xlink:href="https://www.handelsblatt.com/meinung/gastbeitraege/gastkommentar-global-challenges-deutschland-droht-ein-china-schock/29174284.html" text:style-name="Internet_20_link" text:visited-style-name="Visited_20_Internet_20_Link">
 德国正面临来自中国的休克威胁</text:a>
"为题，刊发了由慕尼黑理工大学经济学教授DaliaMarin撰写的客席评论。作者指出，大量进口中国商品曾经导致美国本土工业的没落，从而为特朗普入主白宫铺平了道路；而如今，德国也面临相似的命运。</text:p>
      <text:p text:style-name="P4">
作者注意到，中国汽车出口额已经在去年超越德国， <text:a xlink:type="simple" xlink:href="https://www.dw.com/zh/zh/中国一季度汽车出口超过日本-俄罗斯成为最大海外市场/a-65668908" text:style-name="Internet_20_link" text:visited-style-name="Visited_20_Internet_20_Link">
 今年即将超越日本 </text:a>
 ，而包括中国在内的各国消费者，对德国汽车的兴趣正在下降。"和拥有先进电池、传感器技术的比亚迪、蔚来汽车相比，<text:a xlink:type="simple" xlink:href="https://www.dw.com/zh/zh/德国电动车在中国市场步履蹒跚/a-65359971" text:style-name="Internet_20_link" text:visited-style-name="Visited_20_Internet_20_Link">
 德国产的电动汽车近乎过时 </text:a>
。几十年来，德国工程师在内燃机领域精益求精，但是电动车革命正在威胁德国汽车产业的总体技术优势。"</text:p>
      <text:p text:style-name="P4">
"鉴于汽车业是德国重要的就业引擎， <text:a xlink:type="simple" xlink:href="https://www.dw.com/zh/zh/中国车市燃起价格战-德国车商面临大风险/a-65029191" text:style-name="Internet_20_link" text:visited-style-name="Visited_20_Internet_20_Link">
 德国经济正面临来自中国的休克威胁 </text:a>
。美国等国已经经历过一次'中国休克'：2001年中国加入世贸组织后，许多西方厂商面临中国企业的强有力竞争；先是服装、家具等低价值产品，再是电脑、电子器件等更复杂产品。2000年到2010年间，中国制造商品在美国进口总额中的占比增加了25个百分点，这加速了美国'铁锈带'的去工业化，还为2016年特朗普入主白宫铺平了道路。种种迹象表明，现在德国也在经历自己的'中国休克'：2022年，德国从中国进口的汽车数量首次超过了向中国出口的汽车。……机械制造领域也有相似的趋势。"</text:p>
      <text:p text:style-name="P4">
"这真是历史性的讽刺。中国的快速工业化进程，最初还要归功于来自德国的大量进口汽车和机械设备。过去30年间，德国通过与中国在当地设立合资工厂，培养了整整一代中国技术工人。中国政府将这种形势的技术转移设定为市场准入的条件。"</text:p>
      <text:h text:style-name="P12" text:outline-level="3">
<text:span text:style-name="T4">
上海已成电动之城</text:span>
</text:h>
      <text:p text:style-name="P4">
"如今的中国已经崛起为工业大国。与德国相比，中国有两大优势：首先，他们在 <text:a xlink:type="simple" xlink:href="https://www.dw.com/zh/zh/电动汽车/t-41781394" text:style-name="Internet_20_link" text:visited-style-name="Visited_20_Internet_20_Link">
 电动车</text:a>
时代不需要在内燃机领域'补课'；其次，中国巨大的规模让大量生产成为可能，从而快速压低了成本。现在，中国已经是锂离子电池领域的全球市场领军者，还将很快研发出钠离子电池。"</text:p>
      <text:p text:style-name="P4">
"多个因素让过去的德国免受'中国休克'：来自中国的商品主要和土耳其、希腊等低工资国家的商品形成竞争，后者因此遭受了就业岗位流失之苦，而德国则不受影响。此外，德国企业将其产业链拓宽到东欧国家，这提升了生产效率、降低了成本。多年来，德国还受益于中国经济腾飞，毕竟中国市场对德国高端汽车与机械产品的需求长年增长。"</text:p>
      <text:p text:style-name="P4">
"但是，德国不再能避免其他国家已经经历过的负面效应。尽管乌克兰战后重建有望为德国企业提供类似冷战后红利的机遇，但是其前提却是战争结束。而在短期内，这场战争不太可能结束。不过，德国政界依然有机会避免美国那样的去工业化。德国应当积极<text:a xlink:type="simple" xlink:href="https://www.dw.com/zh/zh/不忧欧中关系-中国电池厂商正式在德国量产/a-64539329" text:style-name="Internet_20_link" text:visited-style-name="Visited_20_Internet_20_Link">
 吸引中国电池厂商 </text:a>
、亚洲半导体企业、以色列初创公司前来 <text:a xlink:type="simple" xlink:href="https://www.dw.com/zh/zh/德国萨尔州-不会阻止比亚迪收购福特工厂/a-64673183" text:style-name="Internet_20_link" text:visited-style-name="Visited_20_Internet_20_Link">
 直接投资 </text:a>
 ， <text:a xlink:type="simple" xlink:href="https://www.dw.com/zh/zh/马克龙吸引外资成功-台中电池厂落户法国/a-65628858" text:style-name="Internet_20_link" text:visited-style-name="Visited_20_Internet_20_Link">
 开办合资工厂 </text:a>
 。这有助于德国工程师补上知识短板。对于今后汽车市场的竞争而言，这至关重要。"</text:p>
      <text:p text:style-name="P4">
</text:p>
      <text:p text:style-name="P4">
严密的监控体系难以扼制人类对自由的渴求</text:p>
      <text:p text:style-name="P4">
<text:span text:style-name="T4">
瑞士《新苏黎世报》</text:span>
 以" <text:a xlink:type="simple" xlink:href="https://www.nzz.ch/meinung/chinas-dissidenten-der-ruf-nach-freiheit-stirbt-zuletzt-ld.1739563" text:style-name="Internet_20_link" text:visited-style-name="Visited_20_Internet_20_Link">
 自由的呐喊还没消逝 - 习近平加大镇压力度，但是中国异议人士依旧在抵抗</text:a>
 "为题，刊发奥地利经济学家Amos MichaelFriedländer撰写的客席评论。作者指出，一个专制政权固然可以压制民众、消灭对手，但是自由精神并不会因此消逝。</text:p>
      <text:p text:style-name="P4">
"多年来，中国一直在扩建其歇斯底里的监控体系，摄像头和中心数据库正在监视着本国的民众，每一个个人的所有信息都会被记录下来。但是，即便是这样一套体系，也无法摧毁异议人士的抵抗。原因很简单：一个政治活跃人士是故意公开自己的身份的，政府监控体系日趋严密并不能改变前者的态度。此外，政治活跃人士也准备接受监禁甚至更糟糕的结果作为抵抗的代价，监控体系同样也不能改变这一点。"</text:p>
      <text:p text:style-name="P4">
作者指出，从文革结束至今，中国经历了包括 <text:a xlink:type="simple" xlink:href="https://www.dw.com/zh/zh/六四事件/t-17457912" text:style-name="Internet_20_link" text:visited-style-name="Visited_20_Internet_20_Link">
 六四 </text:a>
在内的一系列民主运动。"它表明，专制政权确实可以压迫其民众，迫害并消灭其对手。但是人类对自由的渴望以及个人为之奋斗的意愿却无法因此被扼杀。"</text:p>
      <text:p text:style-name="P4">
<text:span text:style-name="T5">
摘编自其他媒体的内容，不代表德国之声的立场或观点。</text:span>
</text:p>
      <text:p text:style-name="P4">
Source: <text:a xlink:type="simple" xlink:href="https://www.dw.com/zh/德语媒体：中国是否会摧毁德国工业？/a-65816455" text:style-name="Internet_20_link" text:visited-style-name="Visited_20_Internet_20_Link">
https://www.dw.com/zh/德语媒体：中国是否会摧毁德国工业？/a-65816455?maca=chi-rss-chi-all-1127-rdf</text:a>
</text:p>
      <!--NEWS-->
      <text:h text:style-name="P10" text:outline-level="1">
<text:span text:style-name="T4">
专家警告禽流感疫情空前 病毒正快速变异</text:span>
</text:h>
      <text:p text:style-name="P4">
Publisher: 法新社</text:p>
      <text:p text:style-name="P4">
Published Time: 2023-06-03T14:02:08+00:00</text:p>
      <text:p text:style-name="P4">
Modified Time: 2023-06-03T13:50:01+00:00</text:p>
      <text:p text:style-name="P4">
Description: （法新社巴黎3日电） 专家警告，造成世界各地鸟类禽流感病例数创新高的H5N1病毒正在迅速变异，呼吁各国加强对境内家禽接种疫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3.617581in" draw:z-index="0">
<draw:image xlink:href="../Images/rficn/2023-06-03T14-02-08-00-00/000000.png" xlink:type="simple" xlink:show="embed" xlink:actuate="onLoad" draw:mime-type="image/png"/>
</draw:frame>
</text:p>
      <text:p text:style-name="P4">
尽管专家对法新社强调，目前情况对人类构成的风险仍低；但他们指出，哺乳动物的禽流感病例正在显着上升，令人担忧。</text:p>
      <text:p text:style-name="P4">
H5N1病毒在1996年首度出现，原本大致仅限季节性流行。然而世界卫生组织（WHO）的动物流感研究合作中心主任韦比（RichardWebby）表示，2021年中期「出现某些变化」，导致禽流感病毒传染性大增。</text:p>
      <text:p text:style-name="P4">
此后，禽流感疫情变成全年无歇，并且扩散到新的地区，造成野鸟大量死亡、数千万只家禽遭到扑杀。</text:p>
      <text:p text:style-name="P4">
身兼美国曼菲斯市（Memphis）圣朱德儿童研究医院（St. Jude Children's ResearchHospital）研究员的韦比告诉法新社，过去这段时间的世界禽流感疫情规模「绝对是」史上最大。</text:p>
      <text:p text:style-name="P4">
韦比领导的相关研究，成果本周发表在「自然通讯」（NatureCommunications）期刊。当中显示，H5N1病毒从欧洲传播至北美洲，过程中快速变异。报告指出，病毒来到北美洲后毒性增强，意味可造成更危险的疾病。</text:p>
      <text:p text:style-name="P4">
研究人员还让一只雪貂感染其中一支新的禽流感病毒株。韦比说，他们意外发现雪貂脑部出现「大量」病毒，显示这支病毒株比前几支引发的疾病更严重。</text:p>
      <text:p text:style-name="P4">
韦比虽然强调，人类染上禽流感的风险仍然相当低；但H5N1病毒目前「并非停滞不变，而是正在变化」。「这的确使其加入一些基因特性、变得更像一种人类病毒的可能性增加，即便机率非常低。」</text:p>
      <text:p text:style-name="P4">
韦比还指出，被发现感染H5N1病毒的哺乳动物数量大增，是「非常、非常令人担忧的迹象」。</text:p>
      <text:p text:style-name="P4">
南美国家智利上周表示，今年初以来在北部海岸累计发现近9000只海狮、企鹅、水獭、鼠海豚和海豚死于禽流感。</text:p>
      <text:p text:style-name="P4">
大多数哺乳动物染上禽流感是因为吃了染疫的鸟类，但韦比说，西班牙一座貂场和南美洲沿岸海狮群出现「最令我们害怕」的迹象，也就是病毒可能正在哺乳动物之间传染。</text:p>
      <text:p text:style-name="P4">
韦比表示，若要让禽流感整体病例减少、进而降低人类感染风险，方法之一是各国对家禽施打疫苗。</text:p>
      <text:p text:style-name="P4">
中国、埃及和越南等少数国家已经推动过家禽接种禽流感疫苗，但其他许多国家因为考量部分地区的进口限制，以及担心接种过疫苗的鸟类仍染疫后可能成为破口，因此对于施打疫苗意兴阑珊。</text:p>
      <text:p text:style-name="P4">
不过，美国已在今年4月开始试验可能给予鸟类施打的几支禽流感候选疫苗。法国最近也表示，希望最快今年秋天开始推动家禽接种禽流感疫苗。（译者：张正芊/核稿：戴雅真）</text:p>
      <text:p text:style-name="P4">
Source: <text:a xlink:type="simple" xlink:href="https://www.rfi.fr/cn/%E7%A7%91%E5%AD%A6%E6%96%B0%E7%9F%A5/20230603-%E4%B8%93%E5%AE%B6%E8%AD%A6%E5%91%8A%E7%A6%BD%E6%B5%81%E6%84%9F%E7%96%AB%E6%83%85%E7%A9%BA%E5%89%8D-%E7%97%85%E6%AF%92%E6%AD%A3%E5%BF%AB%E9%80%9F%E5%8F%98%E5%BC%82" text:style-name="Internet_20_link" text:visited-style-name="Visited_20_Internet_20_Link">
https://www.rfi.fr/cn/%E7%A7%91%E5%AD%A6%E6%96%B0%E7%9F%A5/20230603-%E4%B8%93%E5%AE%B6%E8%AD%A6%E5%91%8A%E7%A6%BD%E6%B5%81%E6%84%9F%E7%96%AB%E6%83%85%E7%A9%BA%E5%89%8D-%E7%97%85%E6%AF%92%E6%AD%A3%E5%BF%AB%E9%80%9F%E5%8F%98%E5%BC%82</text:a>
</text:p>
      <!--NEWS-->
      <text:h text:style-name="P10" text:outline-level="1">
<text:span text:style-name="T4">
“六四”前夕，“四通桥”从中国地图应用程序消失</text:span>
</text:h>
      <text:p text:style-name="P4">
Author: None (Language: zh)</text:p>
      <text:p text:style-name="P4">
Publisher: None</text:p>
      <text:p text:style-name="P4">
Time: 2023-06-03T14:07:00Z</text:p>
      <text:p text:style-name="P4">
Description: “六四”34周年前夕，在地图应用程序百度地图、高德地图和腾讯地图上用在中国大陆普遍使用的简体中文搜索“四通桥”，将出现 “未找到相关地点”的信息。此前一直挂在四通桥上写有桥名的路牌也被拆除。</text:p>
      <text:p text:style-name="P4">
Videos: []</text:p>
      <text:p text:style-name="P4">
Images: []</text:p>
      <text:p text:style-name="P4">
Subject: 时政风云</text:p>
      <text:p text:style-name="P4">
Subjects: ['六四事件', '专题报道：六四30周年']</text:p>
      <text:p text:style-name="P4">
Keywords: ['六四', '四通桥', '地图', '百度', '高德', '腾讯', '路牌', '民主运动']</text:p>
      <text:p text:style-name="P4">
ID: 65816483</text:p>
      <!--METADATA-->
      <text:p text:style-name="P4">
<text:a xlink:type="simple" xlink:href="https://www.dw.com/zh/overlay/image/article/65816483/63780014" text:style-name="Internet_20_link" text:visited-style-name="Visited_20_Internet_20_Link">
 </text:a>
</text:p>
      <text:p text:style-name="P4">
（德国之声中文网）周六（6月3日），中国警方加强了对去年发生罕见抗议活动的 <text:a xlink:type="simple" xlink:href="https://www.dw.com/zh/zh/二十大前夕-网传北京四通桥惊现反习标语/a-63428365" text:style-name="Internet_20_link" text:visited-style-name="Visited_20_Internet_20_Link">
 北京四通桥</text:a>
的戒备，拆除了写有该桥名的路牌，并在国内地图应用上禁止搜索。</text:p>
      <text:p text:style-name="P4">
去年10月13日，在中共二十大召开前夕，抗议者 <text:a xlink:type="simple" xlink:href="https://www.dw.com/zh/zh/北京強力審查四通橋事件-專家新坦克人時刻/a-63438452" text:style-name="Internet_20_link" text:visited-style-name="Visited_20_Internet_20_Link">
 彭载舟在北京四通桥上挂起两条横幅并播放扩音设备</text:a>
，公开反对中国疫情封锁政策，要求民主自由，称习近平为"独裁国贼"，受到全球关注。彭载舟被誉为"四通桥勇士"（Bridgeman）。</text:p>
      <text:p text:style-name="P4">
周六，在地图应用程序百度地图、高德地图和腾讯地图上用在中国大陆普遍使用的简体中文搜索"四通桥"，将出现 "未找到相关地点"的信息。</text:p>
      <text:p text:style-name="P4">
法新社记者周六目睹至少有四辆警车停在北京四通桥的各个角落，此前一直挂在桥上写有"四通桥"的路牌也被拆除。</text:p>
      <text:h text:style-name="P12" text:outline-level="3">
<text:span text:style-name="T4">
北京惊现反习标语？</text:span>
</text:h>
      <text:p text:style-name="P4">
这些审查发生在天安门镇压周年纪念日的前一天。1989 年 6 月 4日，中共命令全副武装的军队将坦克开进北京城，武力镇压了天安门广场的抗议活动，结束了长达两个月的遍及全中国的民主抗议运动。</text:p>
      <text:p text:style-name="P4">
至少数百人、也有估计超过 1,000 名抗议者在镇压中遇难。</text:p>
      <text:p text:style-name="P4">
1989 年天安门广场抗议活动的细节已从中国的历史书籍中抹去，审查人员通常会在事件周年纪念日前封锁更多网站或社交媒体账户。</text:p>
      <text:p text:style-name="P4">
去年"六四"纪念日前一天， <text:a xlink:type="simple" xlink:href="https://www.dw.com/zh/zh/墙外文摘坦克冰淇淋李佳琦的明与暗/a-62104688" text:style-name="Internet_20_link" text:visited-style-name="Visited_20_Internet_20_Link">
 直播销售网红李佳琦向观众展示了一种冰淇淋</text:a>
，其两边点缀着奥利奥饼干，上面有一个巧克力球和一根巧克力棒，状似坦克，直播因此被切断，李佳琦被禁播数月。</text:p>
      <text:p text:style-name="P4">
在北京于 2020 年实施国安法镇压香港的民主运动之后，包括 <text:a xlink:type="simple" xlink:href="https://www.dw.com/zh/zh/六四临近-香港人如何悄悄纪念/a-65815259" text:style-name="Internet_20_link" text:visited-style-name="Visited_20_Internet_20_Link">
 维园烛光晚会在内的长达三十年的"六四"纪念活动消失殆尽</text:a>
 。</text:p>
      <text:p text:style-name="P4">
中国最大的搜索引擎运营商百度没有回复法新社有关何时或为何屏蔽"四通桥"搜索的询问。</text:p>
      <text:p text:style-name="P4">
网络科技巨头腾讯也拒绝回应类似的询问。</text:p>
      <text:p text:style-name="P4">
（法新社）</text:p>
      <text:p text:style-name="P4">
Source: <text:a xlink:type="simple" xlink:href="https://www.dw.com/zh/六四-前夕，-四通桥-从中国地图应用程序消失/a-65816483" text:style-name="Internet_20_link" text:visited-style-name="Visited_20_Internet_20_Link">
https://www.dw.com/zh/六四-前夕，-四通桥-从中国地图应用程序消失/a-65816483?maca=chi-rss-chi-all-1127-rdf</text:a>
</text:p>
      <!--NEWS-->
      <text:h text:style-name="P10" text:outline-level="1">
<text:span text:style-name="T4">
【香会】奥斯汀与东南亚防长就区内多项议题交换意见</text:span>
</text:h>
      <text:p text:style-name="P4">
Author: 联合早报 (Person)</text:p>
      <text:p text:style-name="P4">
Publisher: 联合早报 (Organization)</text:p>
      <text:p text:style-name="P4">
Published Time: 2023-06-03T14:26</text:p>
      <text:p text:style-name="P4">
Modified Time: 2023-06-03T15:33</text:p>
      <text:p text:style-name="P4">
Description: 美国国防部长奥斯汀与亚细安国家及东帝汶国防部长，在新加坡举行的香格里拉对话场边举行会谈。东帝汶以亚细安观察国身份与会。根据美国驻新加坡大使馆发表的声明，奥斯汀与文莱、柬埔寨、印度尼...</text:p>
      <text:p text:style-name="P4">
Videos: []</text:p>
      <text:p text:style-name="P4">
Audios: []</text:p>
      <text:p text:style-name="P4">
Images: []</text:p>
      <text:p text:style-name="P4">
Type: NewsArticle</text:p>
      <text:p text:style-name="P4">
Breadcrumbs: ['即时', '国际']</text:p>
      <text:p text:style-name="P4">
Keywords: ['香格里拉对话', '美国', '亚细安', '奥斯汀', '东帝汶']</text:p>
      <!--METADATA-->
      <text:p text:style-name="P4">
美国国防部长奥斯汀与亚细安国家及东帝汶国防部长，在新加坡举行的 <text:a xlink:type="simple" xlink:href="https://www.zaobao.com/keywords/xiang-ge-li-la-dui-hua" text:style-name="Internet_20_link" text:visited-style-name="Visited_20_Internet_20_Link">
 香格里拉对话</text:a>
场边举行会谈。东帝汶以亚细安观察国身份与会。</text:p>
      <text:p text:style-name="P4">
根据美国驻新加坡大使馆发表的声明，奥斯汀与文莱、柬埔寨、印度尼西亚、老挝、马来西亚、菲律宾、新加坡、泰国和东帝汶的防长，就促进本地区的稳定、安全和繁荣交换意见，并就美国和亚细安扩大合作的优先事项进行了讨论。</text:p>
      <text:p text:style-name="P4">
奥斯汀说，美国和亚细安近期已升级为全面战略伙伴关系，他重申对美国和亚细安合作共事的持久承诺，以及对“亚细安核心”（ASEANCentrality）架构的支持。</text:p>
      <text:p text:style-name="P4">
奥斯汀强调，亚细安加八防长会议（ADMM-Plus）在推动多边合作以应对地区挑战方面继续发挥重要作用。与会的亚细安防长和代表团团长则重申，支持美国在东南亚开展合作项目，包括举办ADMM-Plus等重要论坛。</text:p>
      <text:p text:style-name="P4">
奥斯汀与各国防长也讨论了通过能力建设计划和培训课程，推进与亚细安加八成员的接触机会，以今年9月启动的新兴领导人奖学金计划为例，就是为东南亚文职和国防青年领袖提供学习和建立人脉的机会。</text:p>
      <text:p text:style-name="P4">
奥斯汀还强调，美国对区域海上安全倡议的持续支持，包括ADMM-Plus的海上安全专家工作组、扩大美国海岸警卫队区域海上执法计划、美国海上安全倡议，以及四方安全对话（QUAD）所倡议的“印太海域态势感知伙伴关系”（Indo-Pacific Partnership for Maritime Domain Awareness）。</text:p>
      <text:p text:style-name="P4">
另外，奥斯汀也再次对缅甸的局势表示担忧，并感谢亚细安国家继续敦促缅甸军政府，履行它与亚细安国家达成的五点共识。</text:p>
      <text:p text:style-name="P4">
奥斯汀同时再次表明他对深陷战争的乌克兰的坚定承诺。</text:p>
      <text:p text:style-name="P4">
奥斯汀和亚细安防长承诺将密切合作以应对本地区的紧迫挑战，并继续进行对话。</text:p>
      <text:p text:style-name="P4">
Source: <text:a xlink:type="simple" xlink:href="https://www.zaobao.com.sg/realtime/world/story20230603-1400795" text:style-name="Internet_20_link" text:visited-style-name="Visited_20_Internet_20_Link">
https://www.zaobao.com.sg/realtime/world/story20230603-1400795</text:a>
</text:p>
      <!--NEWS-->
      <text:h text:style-name="P10" text:outline-level="1">
<text:span text:style-name="T4">
方济各9月初赴蒙古 首位天主教宗访问</text:span>
</text:h>
      <text:p text:style-name="P4">
Publisher: 法新社</text:p>
      <text:p text:style-name="P4">
Published Time: 2023-06-03T15:02:07+00:00</text:p>
      <text:p text:style-name="P4">
Modified Time: 2023-06-03T14:50:01+00:00</text:p>
      <text:p text:style-name="P4">
Description: （法新社梵蒂冈3日电） 梵蒂冈今天宣布，教宗方济各将在9月初前往蒙古访问，将是这个以佛教人口居多的国家首位到访的天主教教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3.617581in" draw:z-index="0">
<draw:image xlink:href="../Images/rficn/2023-06-03T15-02-07-00-00/000000.png" xlink:type="simple" xlink:show="embed" xlink:actuate="onLoad" draw:mime-type="image/png"/>
</draw:frame>
</text:p>
      <text:p text:style-name="P4">
根据教廷发言人布鲁尼（Matteo Bruni）的说法，现年86岁的方济各（PopeFrancis）接受蒙古总统和当地教会当局的邀请，将于8月31日至9月4日巡访位处俄罗斯和中国之间、拥有广大领土的蒙古。</text:p>
      <text:p text:style-name="P4">
方济各2个月前才因支气管炎住院3天，此后他已恢复忙碌工作行程。</text:p>
      <text:p text:style-name="P4">
蒙古是全世界天主教群体最小的国家之一，估计全国300多万人口当中只占1500人。但方济各长期以来主张访问天主教人口较少或分散较广的国家。</text:p>
      <text:p text:style-name="P4">
由于蒙古与中国有紧密的经济关系，因此方济各这趟访问很可能离不开中国话题。</text:p>
      <text:p text:style-name="P4">
方济各多年来努力与北京建立关系，2018年梵中签署了主教任命协议。尽管双边对于总计约1000万名中国天主教徒的地位有争议，但仍在去年10月再次将主教任命协议延长2年。</text:p>
      <text:p text:style-name="P4">
法国「战略研究基金会」（Fondation pour la Recherche Strategique）的蒙古专家梅尔（AntoineMaire）表示，蒙古虽是中国的周边国，但他不认为乌兰巴托会扮演梵中之间的调解角色。</text:p>
      <text:p text:style-name="P4">
梅尔告诉法新社，蒙古夹在俄中两大邻国之间，努力求取平衡，教宗来访将使蒙古能够「分散对外关系」。（译者：张正芊/核稿：戴雅真）</text:p>
      <text:p text:style-name="P4">
Source: <text:a xlink:type="simple" xlink:href="https://www.rfi.fr/cn/%E5%9B%BD%E9%99%85%E6%8A%A5%E9%81%93/20230603-%E6%96%B9%E6%B5%8E%E5%90%849%E6%9C%88%E5%88%9D%E8%B5%B4%E8%92%99%E5%8F%A4-%E9%A6%96%E4%BD%8D%E5%A4%A9%E4%B8%BB%E6%95%99%E5%AE%97%E8%AE%BF%E9%97%AE" text:style-name="Internet_20_link" text:visited-style-name="Visited_20_Internet_20_Link">
https://www.rfi.fr/cn/%E5%9B%BD%E9%99%85%E6%8A%A5%E9%81%93/20230603-%E6%96%B9%E6%B5%8E%E5%90%849%E6%9C%88%E5%88%9D%E8%B5%B4%E8%92%99%E5%8F%A4-%E9%A6%96%E4%BD%8D%E5%A4%A9%E4%B8%BB%E6%95%99%E5%AE%97%E8%AE%BF%E9%97%AE</text:a>
</text:p>
      <!--NEWS-->
      <text:h text:style-name="P10" text:outline-level="1">
<text:span text:style-name="T4">
【香会】韩美日商定年内启动朝鲜导弹信息共享机制</text:span>
</text:h>
      <text:p text:style-name="P4">
Author: 联合早报 (Person)</text:p>
      <text:p text:style-name="P4">
Publisher: 联合早报 (Organization)</text:p>
      <text:p text:style-name="P4">
Published Time: 2023-06-03T15:13</text:p>
      <text:p text:style-name="P4">
Modified Time: 2023-06-03T15:13</text:p>
      <text:p text:style-name="P4">
Description: 韩美日三国决定年内启动朝鲜导弹预警信息（warning data）实时共享机制。韩联社报道， 韩国国防部长李钟燮星期六（6月3日）在新加坡举行的香格里拉对话场边，与美国国防部长奥斯...</text:p>
      <text:p text:style-name="P4">
Videos: []</text:p>
      <text:p text:style-name="P4">
Audios: []</text:p>
      <text:p text:style-name="P4">
Images: []</text:p>
      <text:p text:style-name="P4">
Type: NewsArticle</text:p>
      <text:p text:style-name="P4">
Breadcrumbs: ['即时', '国际']</text:p>
      <text:p text:style-name="P4">
Keywords: ['香格里拉对话', '韩国', '美国', '日本', '朝鲜']</text:p>
      <!--METADATA-->
      <text:p text:style-name="P4">
韩美日三国决定年内启动朝鲜导弹预警信息（warning data）实时共享机制。</text:p>
      <text:p text:style-name="P4">
韩联社报道， 韩国国防部长李钟燮星期六（6月3日）在新加坡举行的 <text:a xlink:type="simple" xlink:href="https://www.zaobao.com/keywords/xiang-ge-li-la-dui-hua" text:style-name="Internet_20_link" text:visited-style-name="Visited_20_Internet_20_Link">
 香格里拉对话</text:a>
场边，与美国国防部长奥斯汀、日本国防部长浜田靖一举行会谈。</text:p>
      <text:p text:style-name="P4">
李钟燮会后说，三方就多个问题深入交换意见，并达成广泛共识。</text:p>
      <text:p text:style-name="P4">
李钟燮说，三方决定积极落实三国领导人达成的协议，进一步提高韩国、美国、日本的安全合作水平。为了实时共享朝鲜导弹预警信息，三方同意将目前在韩美和美日间运营的信息共享系统互联互通，并开展工作磋商，争取在今年内正式启动这套系统。</text:p>
      <text:p text:style-name="P4">
李钟燮、奥斯汀和浜田靖一也就朝鲜利用弹道导弹技术发射“军事侦察卫星”交换意见。</text:p>
      <text:p text:style-name="P4">
据悉，三方还就第13次韩美日安全会议商定加强三国联演的方案进行交流。三方于4月举行的安全会议中商定例行实施反导和反潜演习。</text:p>
      <text:p text:style-name="P4">
Source: <text:a xlink:type="simple" xlink:href="https://www.zaobao.com.sg/realtime/world/story20230603-1400902" text:style-name="Internet_20_link" text:visited-style-name="Visited_20_Internet_20_Link">
https://www.zaobao.com.sg/realtime/world/story20230603-1400902</text:a>
</text:p>
      <!--NEWS-->
      <text:h text:style-name="P10" text:outline-level="1">
<text:span text:style-name="T4">
六四34周年前夕 香港警方在维园及铜锣湾拘捕多人</text:span>
</text:h>
      <text:p text:style-name="P4">
Publisher: 法新社</text:p>
      <text:p text:style-name="P4">
Published Time: 2023-06-03T15:32:09+00:00</text:p>
      <text:p text:style-name="P4">
Modified Time: 2023-06-03T15:05:02+00:00</text:p>
      <text:p text:style-name="P4">
Description: （法新社香港3日电） 根据法新社记者，在六四天安门事件34周年前夕，香港警察拘捕了至少2位行为艺术家和其他人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03T15-32-09-00-00/000000.png" xlink:type="simple" xlink:show="embed" xlink:actuate="onLoad" draw:mime-type="image/png"/>
</draw:frame>
</text:p>
      <text:p text:style-name="P4">
法新社报导，在香港铜锣湾商业区繁忙的街道上，艺术家三木（陈式森）反覆高呼「不忘六四」、「香港人，唔好惊（不要怕）。」</text:p>
      <text:p text:style-name="P4">
香港记者成立新网媒的「集志社」及法新社报导，在当局将三木推上一辆警车前，一名警员向他大喊「停止做出煽惑的行为」。</text:p>
      <text:p text:style-name="P4">
据报导，知名行为艺术家陈美彤也被警方带走。法新社记者目睹，陈美彤在遭警察拦下搜查前，在熙来攘往的闹区徘徊。</text:p>
      <text:p text:style-name="P4">
根据法新社，香港警方还带走一对手握白色菊花的情侣，菊花的通常是用来表达失落和哀悼。「集志社」报导，现场有一对情侣，因侧袋有多支白色鲜花，二人被带上警车。</text:p>
      <text:p text:style-name="P4">
Source: <text:a xlink:type="simple" xlink:href="https://www.rfi.fr/cn/%E5%9B%BD%E9%99%85%E6%8A%A5%E9%81%93/20230603-%E5%85%AD%E5%9B%9B34%E5%91%A8%E5%B9%B4%E5%89%8D%E5%A4%95-%E9%A6%99%E6%B8%AF%E8%AD%A6%E6%96%B9%E5%9C%A8%E7%BB%B4%E5%9B%AD%E5%8F%8A%E9%93%9C%E9%94%A3%E6%B9%BE%E6%8B%98%E6%8D%95%E5%A4%9A%E4%BA%BA" text:style-name="Internet_20_link" text:visited-style-name="Visited_20_Internet_20_Link">
https://www.rfi.fr/cn/%E5%9B%BD%E9%99%85%E6%8A%A5%E9%81%93/20230603-%E5%85%AD%E5%9B%9B34%E5%91%A8%E5%B9%B4%E5%89%8D%E5%A4%95-%E9%A6%99%E6%B8%AF%E8%AD%A6%E6%96%B9%E5%9C%A8%E7%BB%B4%E5%9B%AD%E5%8F%8A%E9%93%9C%E9%94%A3%E6%B9%BE%E6%8B%98%E6%8D%95%E5%A4%9A%E4%BA%BA</text:a>
</text:p>
      <!--NEWS-->
      <text:h text:style-name="P10" text:outline-level="1">
<text:span text:style-name="T4">
泽连斯基：乌克兰已做好反攻准备</text:span>
</text:h>
      <text:p text:style-name="P4">
Author: 联合早报 (Person)</text:p>
      <text:p text:style-name="P4">
Publisher: 联合早报 (Organization)</text:p>
      <text:p text:style-name="P4">
Published Time: 2023-06-03T15:43</text:p>
      <text:p text:style-name="P4">
Modified Time: 2023-06-03T15:43</text:p>
      <text:p text:style-name="P4">
Description: 乌克兰总统泽连斯基说，乌克兰为夺回被俄罗斯占领的领土而准备了很久的反攻行动，已经准备就绪。泽连斯基在《华尔街日报》星期六（6月3日）刊登的一篇专访中说：“我们坚信我们一定会取得胜利...</text:p>
      <text:p text:style-name="P4">
Videos: []</text:p>
      <text:p text:style-name="P4">
Audios: []</text:p>
      <text:p text:style-name="P4">
Images: []</text:p>
      <text:p text:style-name="P4">
Type: NewsArticle</text:p>
      <text:p text:style-name="P4">
Breadcrumbs: ['即时', '国际']</text:p>
      <text:p text:style-name="P4">
Keywords: ['俄乌战争', '泽连斯基', '乌克兰', '俄罗斯']</text:p>
      <!--METADATA-->
      <text:p text:style-name="P4">
乌克兰总统泽连斯基说，乌克兰为夺回被俄罗斯占领的领土而准备了很久的反攻行动，已经准备就绪。</text:p>
      <text:p text:style-name="P4">
泽连斯基在《华尔街日报》星期六（6月3日）刊登的一篇专访中说：“我们坚信我们一定会取得胜利。”</text:p>
      <text:p text:style-name="P4">
他说：“我不知道需要多少时间。坦白说，它可以有各种可能性，完全不同的结果。但我们已下定决心，而且已经准备好了。”</text:p>
      <text:p text:style-name="P4">
基辅希望以反攻行动收复领土，彻底扭转这场打了15个月的战争局面。</text:p>
      <text:p text:style-name="P4">
俄罗斯目前控制着乌克兰东部、南部和东南部的大片领土。</text:p>
      <text:p text:style-name="P4">
Source: <text:a xlink:type="simple" xlink:href="https://www.zaobao.com.sg/realtime/world/story20230603-1400907" text:style-name="Internet_20_link" text:visited-style-name="Visited_20_Internet_20_Link">
https://www.zaobao.com.sg/realtime/world/story20230603-1400907</text:a>
</text:p>
      <!--NEWS-->
      <text:h text:style-name="P10" text:outline-level="1">
<text:span text:style-name="T4">
白纸运动参与者曹芷馨获颁2023年“青年中国人权奖”</text:span>
</text:h>
      <text:p text:style-name="P4">
Author: None</text:p>
      <text:p text:style-name="P4">
Publisher: Radio Free Asia (Organization)</text:p>
      <text:p text:style-name="P4">
Published Time: 2023-06-03T16:04:19-04:00</text:p>
      <text:p text:style-name="P4">
Modified Time: 2023-06-03T16:04: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897317in" draw:z-index="0">
<draw:image xlink:href="../Images/rfamandarin/2023-06-03T16-04-19-04-00/000000.png" xlink:type="simple" xlink:show="embed" xlink:actuate="onLoad" draw:mime-type="image/png"/>
</draw:frame>
 中国"白纸运动"抗议者曹芷馨 推特/寻找曹芷馨Cao Zhixin @TopChina8964</text:p>
      <text:p text:style-name="P4">
一年一度的“青年中国人权奖”经过投票，今年在三名候选人中选出白纸运动的参与者曹芷馨。“青年中国人权奖”评选委员会认为：曹芷馨不顾个人安危，走上街头，悼念那些因动态清零政策而惨死的同胞，勇敢地为他们发声，足以成为今后国人抗争的表率，与三十四年前的八九精神不谋而合。</text:p>
      <text:p text:style-name="P4">
“青年中国人权奖”于2000年设立，由海外的一批八九学生发起，旨在支持中国境内秉持“八九”精神，为中国的民主和人权事业做出突出贡献的人士。每年“六四”纪念日左右颁布，至今已经坚持了23年。</text:p>
      <text:p text:style-name="P4">
曹芷馨是中国人民大学2021届历史学硕士，被捕前是北京一家出版社的图书编辑。2022年11月27日，参与北京亮马河的悼念活动。11月29日凌晨起，与朋友一起遭到警察传唤，在片区派出所接受警察教育24小时，当时警方认定无罪并予以释放。12月18日，警察将其几位朋友以刑事拘捕的名义带走，要求他们在罪名为空白的拘捕令上签名，并拒绝向外界告知他们的关押地点。曹芷馨预感自己也会被捕，提前录下视频，向外界说明情况。12月23日被警察带走，因参与白纸运动，以“寻衅滋事”罪名被逮捕，羁押于朝阳看守所。在其失联后视频由友人发出，并公布已确认的13名失联青年的身份。2023年4月19日，曹芷馨获释。</text:p>
      <text:p text:style-name="P4">
（责编：梒青）</text:p>
      <text:p text:style-name="P4">
Source: <text:a xlink:type="simple" xlink:href="https://www.rfa.org/mandarin/Xinwen/6-06032023160052.html" text:style-name="Internet_20_link" text:visited-style-name="Visited_20_Internet_20_Link">
https://www.rfa.org/mandarin/Xinwen/6-06032023160052.html</text:a>
</text:p>
      <!--NEWS-->
      <text:h text:style-name="P10" text:outline-level="1">
<text:span text:style-name="T4">
六四34周年前夕：CECC主席提名彭立发、张展、李康梦角逐诺贝尔和平奖</text:span>
</text:h>
      <text:p text:style-name="P4">
Author: None</text:p>
      <text:p text:style-name="P4">
Publisher: Radio Free Asia (Organization)</text:p>
      <text:p text:style-name="P4">
Published Time: 2023-06-03T16:10:36-04:00</text:p>
      <text:p text:style-name="P4">
Modified Time: 2023-06-03T16:10: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5.605883in" draw:z-index="0">
<draw:image xlink:href="../Images/rfamandarin/2023-06-03T16-10-36-04-00/000000.png" xlink:type="simple" xlink:show="embed" xlink:actuate="onLoad" draw:mime-type="image/png"/>
</draw:frame>
2022年10月13日上午，在北京北三环四通桥上，有人挂上巨大反习横幅。 路透社图片</text:p>
      <text:p text:style-name="P4">
美国国会及行政当局中国委员会主席克里斯·史密斯（共和党-新泽西州）和参议员杰夫·默克利（民主党-俄勒冈州），6月2日就六四34周年发表声明，宣布增加提名北京四通桥抗议事件主角彭立发、公民记者张展以及南京传媒学院学生李康梦等三人，为2023年诺贝尔和平奖候选人。</text:p>
      <text:p text:style-name="P4">
声明说， “我们每年都纪念天安门悲剧，因为它太重要了，”我们向 34 年前的今天勇敢抗议的人们致敬，向 1989年坦克驶过北京街头时牺牲的人们致敬。我们要继续铭记天安门大屠杀，绝不允许中共将其从历史书中抹去。</text:p>
      <text:p text:style-name="P4">
声明提到“今天的纪念再次提醒我们永远不要将中国人民与中国共产党混为一谈。 尽管一波又一波的镇压、暴行和虐待，中国人民对自由的渴望依然存在。”</text:p>
      <text:p text:style-name="P4">
声明说，“在这个纪念日，我们与所有在中国和平寻求自由的人站在一起，缅怀天安门大屠杀。我们通过继续揭露中国的暴行和其他令人发指的侵犯人权行为，并追究中共官员对他们的反人类罪行的责任，来纪念这个重要的日子。由于中国有太多人无法为自己发声，我们承诺为他们辩护，支持和平促进中国人权的努力，并争取释放被任意拘留的政治犯。中国人民必须知道，自由世界永远不会忘记他们的勇气和牺牲。”</text:p>
      <text:p text:style-name="P4">
（责编：梒青）</text:p>
      <text:p text:style-name="P4">
Source: <text:a xlink:type="simple" xlink:href="https://www.rfa.org/mandarin/Xinwen/7-06032023160525.html" text:style-name="Internet_20_link" text:visited-style-name="Visited_20_Internet_20_Link">
https://www.rfa.org/mandarin/Xinwen/7-06032023160525.html</text:a>
</text:p>
      <!--NEWS-->
      <text:h text:style-name="P10" text:outline-level="1">
<text:span text:style-name="T4">
美助理国务卿和白宫国安会高官联袂访华</text:span>
</text:h>
      <text:p text:style-name="P4">
Author: None</text:p>
      <text:p text:style-name="P4">
Publisher: Radio Free Asia (Organization)</text:p>
      <text:p text:style-name="P4">
Published Time: 2023-06-03T16:15:17-04:00</text:p>
      <text:p text:style-name="P4">
Modified Time: 2023-06-03T16:1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612011in" draw:z-index="0">
<draw:image xlink:href="../Images/rfamandarin/2023-06-03T16-15-17-04-00/000000.png" xlink:type="simple" xlink:show="embed" xlink:actuate="onLoad" draw:mime-type="image/png"/>
</draw:frame>
美国国务院主管东亚和太平洋事务的助理国务卿康达（Daniel Kritenbrink） <text:a xlink:type="simple" xlink:href="https://www.rfa.org/mandarin/Xinwen/8-06032023161208.html/@@images/image" text:style-name="Internet_20_link" text:visited-style-name="Visited_20_Internet_20_Link">
</text:a>
美联社图片</text:p>
      <text:p text:style-name="P4">
美国国务院星期六宣布，主管东亚和太平洋事务的助理国务卿康达（DanielKritenbrink）将于6月4日至10日前往中国和新西兰访问。综合媒体3日报道，这是继美国中央情报局局长伯恩斯（WilliamBurns）上个月秘密访问北京之后，又一位主管中国事务的高层官员访华。</text:p>
      <text:p text:style-name="P4">
美国国务院发表的一份声明说，白宫国安会主管中国与台湾事务的新任资深主任萨拉·贝兰（SarahBeran）也会与康达一起前往北京，与中方官员就双边关系举行会谈。</text:p>
      <text:p text:style-name="P4">
美国助理国务卿康达与白宫国安会资深主任贝兰得以前往北京与中方官员举行会谈，表明北京虽然拒绝恢复两军高层交往，但是似乎并不反对两国外交和经贸官员之间的对话。</text:p>
      <text:p text:style-name="P4">
据法新社的报道，康达今年二月也曾访华，为布林肯预定对北京的访问打前站，但是布林肯却因为美中气球事件而推迟或取消了访问。</text:p>
      <text:p text:style-name="P4">
（责编：梒青）</text:p>
      <text:p text:style-name="P4">
Source: <text:a xlink:type="simple" xlink:href="https://www.rfa.org/mandarin/Xinwen/8-06032023161208.html" text:style-name="Internet_20_link" text:visited-style-name="Visited_20_Internet_20_Link">
https://www.rfa.org/mandarin/Xinwen/8-06032023161208.html</text:a>
</text:p>
      <!--NEWS-->
      <text:h text:style-name="P10" text:outline-level="1">
<text:span text:style-name="T4">
荷兰防长反驳崔天凯有关乌战是欧洲安全架构失败的结论</text:span>
</text:h>
      <text:p text:style-name="P4">
Author: None</text:p>
      <text:p text:style-name="P4">
Publisher: Radio Free Asia (Organization)</text:p>
      <text:p text:style-name="P4">
Published Time: 2023-06-03T16:23:48-04:00</text:p>
      <text:p text:style-name="P4">
Modified Time: 2023-06-03T16:23: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612011in" draw:z-index="0">
<draw:image xlink:href="../Images/rfamandarin/2023-06-03T16-23-48-04-00/000000.png" xlink:type="simple" xlink:show="embed" xlink:actuate="onLoad" draw:mime-type="image/png"/>
</draw:frame>
 荷兰国防部长奥隆格伦 (KajsaOllongren) 在新加坡香格里拉对话安全论坛上发表重要讲话 <text:a xlink:type="simple" xlink:href="https://www.rfa.org/mandarin/Xinwen/9-06032023161552.html/@@images/image" text:style-name="Internet_20_link" text:visited-style-name="Visited_20_Internet_20_Link">
</text:a>
路透社图片</text:p>
      <text:p text:style-name="P4">
中国前驻美大使崔天凯在新加坡香格里拉对话会议上，将俄罗斯对乌克兰的侵略战争归因于欧洲安全架构的失败。 荷兰国防部长奥隆格伦 Kajsa Ollongren对中国的这种解释提出质疑。因崔天凯是退休外交官，荷兰防长称等候听中国防长的正式官方立场表述。</text:p>
      <text:p text:style-name="P4">
据法国媒体3日报道，荷兰国防部长称，“听到这个说法我其实有点惊讶。”奥隆格伦在新加坡香格里拉对话的一个小组中对前中国大使崔天凯进行了即兴反驳后，她在接受POLITICO 采访时说，“这是非常非常错误的。”</text:p>
      <text:p text:style-name="P4">
崔天凯是这个亚洲顶级安全论坛上中国代表团的非正式顾问，他在周六的活动中表示，欧洲在确保大陆安全方面收效甚微，崔天凯并建议论坛上的其他国家应该取而代之，并向中国和亚洲学习。</text:p>
      <text:p text:style-name="P4">
POLITICO引述崔天凯称，“我们过去常常向欧洲寻求他们在区域一体化方面的经验。但如今，也许欧洲人可以转而关注我们。”崔天凯对与会者说，“我们不会将我们的方式强加给你们，但也许你们可以从我们的经验和成功中学到一些有用的东西。”</text:p>
      <text:p text:style-name="P4">
在小组中坐在乌克兰国防部长列兹尼科夫Oleksiy Reznikov 旁边的崔天凯还说，“我们将继续以亚洲方式管理我们的安全局势和处理所有问题。”“我们不需要亚洲北约。我们不希望看到北约在我们地区的作用扩大。”</text:p>
      <text:p text:style-name="P4">
POLITICO称，虽然乌克兰部长没有批评北京，他只说乌克兰需要赢得战争，而不是谈判，但荷兰防长奥隆格伦对崔天凯的说法进行了反击。据荷兰防长说，“大使表示，由于乌克兰的战争，欧洲未能很好地管理其安全。当然，我知道乌克兰有一场战争，但我认为这不是我们对欧洲安全局势管理不善的结果。这是有人不尊重我们想要管理欧洲安全的方式的结果。”</text:p>
      <text:p text:style-name="P4">
荷兰部长说，“我也认为，欧洲并不缺乏对中国的尊重，也不缺乏对中国文化的尊重；我们对这些非常尊重。”她说。</text:p>
      <text:p text:style-name="P4">
奥隆格伦在与俄罗斯的关系和军事领域的技术进步等问题上对中国采取了越来越严厉的立场，她在小组讨论后接受采访说，崔天凯提出的是“对形势的错误看法”。</text:p>
      <text:p text:style-name="P4">
荷兰防长称，“你不能将俄罗斯非法入侵乌克兰归咎于欧洲或欧洲国家。”她还说，由于崔天凯不再是大使，她将等待中国国防部长李尚福在周日的主旨演讲中阐明中国的官方立场。</text:p>
      <text:p text:style-name="P4">
（责编：梒青）</text:p>
      <text:p text:style-name="P4">
Source: <text:a xlink:type="simple" xlink:href="https://www.rfa.org/mandarin/Xinwen/9-06032023161552.html" text:style-name="Internet_20_link" text:visited-style-name="Visited_20_Internet_20_Link">
https://www.rfa.org/mandarin/Xinwen/9-06032023161552.html</text:a>
</text:p>
      <!--NEWS-->
      <text:h text:style-name="P10" text:outline-level="1">
<text:span text:style-name="T4">
印度火车脱轨相撞事故 遇难者增至至少261人</text:span>
</text:h>
      <text:p text:style-name="P4">
Author: 联合早报 (Person)</text:p>
      <text:p text:style-name="P4">
Publisher: 联合早报 (Organization)</text:p>
      <text:p text:style-name="P4">
Published Time: 2023-06-03T16:24</text:p>
      <text:p text:style-name="P4">
Modified Time: 2023-06-03T16:27</text:p>
      <text:p text:style-name="P4">
Description: 路透社报道，印度当局说，截至星期六（6月3日），东部奥迪沙邦星期五（2日）晚上的火车脱轨相撞事故的遇难者人数，已增至至少261人。奥迪沙邦（Odisha）首席部长帕奈克星期五晚上说...</text:p>
      <text:p text:style-name="P4">
Videos: []</text:p>
      <text:p text:style-name="P4">
Audios: []</text:p>
      <text:p text:style-name="P4">
Images: []</text:p>
      <text:p text:style-name="P4">
Type: NewsArticle</text:p>
      <text:p text:style-name="P4">
Breadcrumbs: ['即时', '国际']</text:p>
      <text:p text:style-name="P4">
Keywords: ['印度', '火车脱轨', '死亡']</text:p>
      <!--METADATA-->
      <text:p text:style-name="P4">
路透社报道，印度当局说，截至星期六（6月3日），东部奥迪沙邦星期五（2日）晚上的 <text:a xlink:type="simple" xlink:href="https://www.zaobao.com/realtime/world/story20230603-1400740" text:style-name="Internet_20_link" text:visited-style-name="Visited_20_Internet_20_Link">
 火车脱轨相撞事故</text:a>
的遇难者人数，已增至至少261人。</text:p>
      <text:p text:style-name="P4">
奥迪沙邦（Odisha）首席部长帕奈克星期五晚上说，这起意外还导致约900人受伤。</text:p>
      <text:p text:style-name="P4">
同日，停放在奥迪沙邦（Odisha）巴拉索尔区（Balasore）附近的一列货运火车也被一列火车撞上，造成650人受伤。</text:p>
      <text:p text:style-name="P4">
印度亚洲通讯社（ANI）引述多名消息人士称，印度总理莫迪正飞往火车事故地点。</text:p>
      <text:p text:style-name="P4">
铁道部长维什瑙宣布，遇难者家属将获得100万卢比（约1万6390新元）的抚恤金，重伤者将获得20万卢比，轻伤者将获得5万卢比；一些州政府也宣布发放抚恤金。</text:p>
      <text:p text:style-name="P4">
印度的火车事故相当频繁，自2011年至今就发生了四起重大火车事故，最近的一次是在 <text:a xlink:type="simple" xlink:href="https://www.zaobao.com/realtime/world/story20181010-897969" text:style-name="Internet_20_link" text:visited-style-name="Visited_20_Internet_20_Link">
 2018年</text:a>
 ，造成至少59人死亡57人受伤。</text:p>
      <text:p text:style-name="P4">
Source: <text:a xlink:type="simple" xlink:href="https://www.zaobao.com.sg/realtime/world/story20230603-1400916" text:style-name="Internet_20_link" text:visited-style-name="Visited_20_Internet_20_Link">
https://www.zaobao.com.sg/realtime/world/story20230603-1400916</text:a>
</text:p>
      <!--NEWS-->
      <text:h text:style-name="P10" text:outline-level="1">
<text:span text:style-name="T4">
六四34周年前夕 香港警方逮捕4人</text:span>
</text:h>
      <text:p text:style-name="P4">
Author: None</text:p>
      <text:p text:style-name="P4">
Publisher: Radio Free Asia (Organization)</text:p>
      <text:p text:style-name="P4">
Published Time: 2023-06-03T16:33:19-04:00</text:p>
      <text:p text:style-name="P4">
Modified Time: 2023-06-03T16:33: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4.623178in" draw:z-index="0">
<draw:image xlink:href="../Images/rfamandarin/2023-06-03T16-33-19-04-00/000000.png" xlink:type="simple" xlink:show="embed" xlink:actuate="onLoad" draw:mime-type="image/png"/>
</draw:frame>
在六四34周年前夕，警察在香港维多利亚公园附近的铜锣湾拦截并搜查了知名行为艺术家陈美彤 (中)，然后逮捕了她，拍摄于2023年6月3日。 <text:a xlink:type="simple" xlink:href="https://www.rfa.org/mandarin/Xinwen/10-06032023162418.html/@@images/image" text:style-name="Internet_20_link" text:visited-style-name="Visited_20_Internet_20_Link">
</text:a>
法新社图片</text:p>
      <text:p text:style-name="P4">
在六四34周年前夕，香港警方在街头逮捕了至少两名艺术家和另外两名人士。</text:p>
      <text:p text:style-name="P4">
据法新社目击，在繁华的香港铜锣湾区的一条街道上，香港艺术家三木（陈式森）在唱"不要忘记六四！不要忘记六四！香港人，不要怕他们"。一名警察对他喊道："不要说煽动性的话"。法新社记者观察到，这名男子随后被一辆警车带走。</text:p>
      <text:p text:style-name="P4">
另一位知名行为艺术家陈美彤也被带走。</text:p>
      <text:p text:style-name="P4">
警察还逮捕了一对年轻夫妇，他们手持象征哀悼的白菊花。</text:p>
      <text:p text:style-name="P4">
当法新社询问他们是否被逮捕时，男子回答说："我不知道"，然后他就被带走。</text:p>
      <text:p text:style-name="P4">
法新社的报道说，30多年来，香港每年都有数万人聚集在维多利亚公园举行烛光晚会，纪念1989年6月4日在北京天安门广场被枪杀的1000多名和平示威者。但自从北京在2020年对香港实施国家安全法以来，香港当局已经终止了这些集会，并推动参与这些纪念活动的艺术家在香港以外的地方进行纪念表演。</text:p>
      <text:p text:style-name="P4">
在今年的六四纪念日之前，香港当局一再拒绝确认公众纪念活动是否违法，只说 "每个人都应该依法行事"。</text:p>
      <text:p text:style-name="P4">
（责编：梒青）</text:p>
      <text:p text:style-name="P4">
Source: <text:a xlink:type="simple" xlink:href="https://www.rfa.org/mandarin/Xinwen/10-06032023162418.html" text:style-name="Internet_20_link" text:visited-style-name="Visited_20_Internet_20_Link">
https://www.rfa.org/mandarin/Xinwen/10-06032023162418.html</text:a>
</text:p>
      <!--NEWS-->
      <text:h text:style-name="P10" text:outline-level="1">
<text:span text:style-name="T4">
日本暴雨致一死二失踪 数千人疏散</text:span>
</text:h>
      <text:p text:style-name="P4">
Author: 联合早报 (Person)</text:p>
      <text:p text:style-name="P4">
Publisher: 联合早报 (Organization)</text:p>
      <text:p text:style-name="P4">
Published Time: 2023-06-03T16:45</text:p>
      <text:p text:style-name="P4">
Modified Time: 2023-06-03T18:02</text:p>
      <text:p text:style-name="P4">
Description: 降为热带风暴的台风“玛娃”（Mawar）在日本带来持续暴雨，导致至少一人丧命，两人下落不明，有30人受轻重伤，数千人接到疏散令。包括爱知县的丰桥市和东京附近越谷市等数个城市，记录了...</text:p>
      <text:p text:style-name="P4">
Videos: []</text:p>
      <text:p text:style-name="P4">
Audios: []</text:p>
      <text:p text:style-name="P4">
Images: []</text:p>
      <text:p text:style-name="P4">
Type: NewsArticle</text:p>
      <text:p text:style-name="P4">
Breadcrumbs: ['即时', '国际']</text:p>
      <text:p text:style-name="P4">
Keywords: ['日本', '台风', '热带风暴', '暴雨']</text:p>
      <!--METADATA-->
      <text:p text:style-name="P4">
降为热带风暴的 <text:a xlink:type="simple" xlink:href="https://www.zaobao.com.sg/news/world/story20230602-1400715" text:style-name="Internet_20_link" text:visited-style-name="Visited_20_Internet_20_Link">
 台风“玛娃” </text:a>
（Mawar）在日本带来持续暴雨，导致至少一人丧命，两人下落不明，有30人受轻重伤，数千人接到疏散令。</text:p>
      <text:p text:style-name="P4">
包括爱知县的丰桥市和东京附近越谷市等数个城市，记录了有史以来最高的24小时降雨量。日本气象厅促请民众对可能出现山体滑坡、河流决堤和低洼地区淹水等风险提高警惕。</text:p>
      <text:p text:style-name="P4">
爱知县星期六（6月3日）上午发现一名死在车里的60多岁的男子，车子当时停放在已被水淹没的田里。</text:p>
      <text:p text:style-name="P4">
西部的和歌山县则有至少两人下落不明。日本消防厅说，截至星期六上午，共有六人受重伤，24人受轻伤。</text:p>
      <text:p text:style-name="P4">
东京附近地区星期六上午有约4000户家庭停电，幸好在数小时后即恢复电力供应。</text:p>
      <text:p text:style-name="P4">
东京和名古屋之间的新干线列车也暂时停运，但日本铁路公司说，他们已在中午恢复服务。</text:p>
      <text:p text:style-name="P4">
Source: <text:a xlink:type="simple" xlink:href="https://www.zaobao.com.sg/realtime/world/story20230603-1400922" text:style-name="Internet_20_link" text:visited-style-name="Visited_20_Internet_20_Link">
https://www.zaobao.com.sg/realtime/world/story20230603-1400922</text:a>
</text:p>
      <!--NEWS-->
      <text:h text:style-name="P10" text:outline-level="1">
<text:span text:style-name="T4">
纪念六四34周年 美国务卿发布新闻稿</text:span>
</text:h>
      <text:p text:style-name="P4">
Author: None</text:p>
      <text:p text:style-name="P4">
Publisher: Radio Free Asia (Organization)</text:p>
      <text:p text:style-name="P4">
Published Time: 2023-06-03T17:27:00-04:00</text:p>
      <text:p text:style-name="P4">
Modified Time: 2023-06-03T17:56: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4.053656in" draw:z-index="0">
<draw:image xlink:href="../Images/rfamandarin/2023-06-03T17-27-00-04-00/000000.png" xlink:type="simple" xlink:show="embed" xlink:actuate="onLoad" draw:mime-type="image/png"/>
</draw:frame>
 <text:a xlink:type="simple" xlink:href="https://www.rfa.org/mandarin/Xinwen/11-06032023172354.html/@@images/image" text:style-name="Internet_20_link" text:visited-style-name="Visited_20_Internet_20_Link">
</text:a>
截图自美国国务院官网</text:p>
      <text:p text:style-name="P4">
六四34周年纪念日即将到来，6月3日，美国国务卿布林肯在国务院当天发布的新闻稿中说，“明天，我们将纪念天安门广场大屠杀34周年。 1989 年 6 月 4日，中华人民共和国 (PRC) 政府派出坦克进入天安门广场，残酷镇压和平的中国民主抗议者和旁观的人们。受难者的勇敢不会被遗忘，并将继续激励全世界倡导这些原则的人们。 美国将继续在中国和世界各地倡导人民的人权和基本自由。”</text:p>
      <text:p text:style-name="P4">
（责编：梒青）</text:p>
      <text:p text:style-name="P4">
Source: <text:a xlink:type="simple" xlink:href="https://www.rfa.org/mandarin/Xinwen/11-06032023172354.html" text:style-name="Internet_20_link" text:visited-style-name="Visited_20_Internet_20_Link">
https://www.rfa.org/mandarin/Xinwen/11-06032023172354.html</text:a>
</text:p>
      <!--NEWS-->
      <text:h text:style-name="P10" text:outline-level="1">
<text:span text:style-name="T4">
美加海军执行罕见联合任务 舰船双双通过台湾海峡</text:span>
</text:h>
      <text:p text:style-name="P4">
Author: chinese@voanews.com (美国之音)</text:p>
      <text:p text:style-name="P4">
Publisher: 美国之音中文网 (Type: NewsMediaOrganization)</text:p>
      <text:p text:style-name="P4">
Published Time: 2023-06-03T18:18:06+08:00</text:p>
      <text:p text:style-name="P4">
Modified Time: 2023-06-03 10:18:06Z</text:p>
      <text:p text:style-name="P4">
Description: 美国海军表示，周六，一艘美国和一艘加拿大军舰驶过台湾海峡，这是在北京和华盛顿因中国宣称拥有台湾主权而紧张局势加剧之际，在敏感水道执行罕见的联合任务。</text:p>
      <text:p text:style-name="P4">
Videos: []</text:p>
      <text:p text:style-name="P4">
Images: []</text:p>
      <text:p text:style-name="P4">
Categories: ['美国', '军事']</text:p>
      <text:p text:style-name="P4">
Type: None</text:p>
      <!--METADATA-->
      <text:p text:style-name="P4">
NoneNone</text:p>
      <text:p text:style-name="P4">
Source: <text:a xlink:type="simple" xlink:href="https://www.voachinese.com/a/us-canadian-navies-stage-rare-joint-mission-through-taiwan-strait-20230603/7121461.html" text:style-name="Internet_20_link" text:visited-style-name="Visited_20_Internet_20_Link">
https://www.voachinese.com/a/us-canadian-navies-stage-rare-joint-mission-through-taiwan-strait-20230603/7121461.html</text:a>
</text:p>
      <!--NEWS-->
      <text:h text:style-name="P10" text:outline-level="1">
<text:span text:style-name="T4">
原油供应过剩 油盟+考虑减产</text:span>
</text:h>
      <text:p text:style-name="P4">
Author: 联合早报 (Person)</text:p>
      <text:p text:style-name="P4">
Publisher: 联合早报 (Organization)</text:p>
      <text:p text:style-name="P4">
Published Time: 2023-06-03T19:13</text:p>
      <text:p text:style-name="P4">
Modified Time: 2023-06-03T19:13</text:p>
      <text:p text:style-name="P4">
Description: 随着油价跌至每桶70美元（约95新元），石油输出国组织及盟友组成的油盟+将讨论是否进一步减产。消息人士透露，油盟+可能考虑每日减产高达100万桶。油盟+（OPEC+）生产全球约40...</text:p>
      <text:p text:style-name="P4">
Videos: []</text:p>
      <text:p text:style-name="P4">
Audios: []</text:p>
      <text:p text:style-name="P4">
Images: []</text:p>
      <text:p text:style-name="P4">
Type: NewsArticle</text:p>
      <text:p text:style-name="P4">
Breadcrumbs: ['即时', '国际']</text:p>
      <text:p text:style-name="P4">
Keywords: ['油盟', '油价', 'OPEC+']</text:p>
      <!--METADATA-->
      <text:p text:style-name="P4">
随着油价跌至每桶70美元（约95新元），石油输出国组织及盟友组成的油盟+将讨论是否进一步减产。消息人士透露，油盟+可能考虑每日减产高达100万桶。</text:p>
      <text:p text:style-name="P4">
油盟+（OPEC+）生产全球约40%的原油，其政策决定因此可能对油价产生重大影响。</text:p>
      <text:p text:style-name="P4">
三名消息人士星期五（6月2日）告诉路透社，油盟部长将先于星期六（3日）开会，再于星期天（4日）与盟友讨论减产问题。</text:p>
      <text:p text:style-name="P4">
油盟+目前已每日减产200万桶，并于今年4月宣布自愿性额外减产160万桶。如果再减产100万桶的建议获通过，油盟+的减产总量将达每日约460万桶，占全球需求的4.5%。</text:p>
      <text:p text:style-name="P4">
油盟+今年4月意外宣布自愿性减产，曾推高油价至每桶87美元。但由于全球经济增长和需求疲软，油价涨势很快消退。</text:p>
      <text:p text:style-name="P4">
俄罗斯副总理诺瓦克日前接受媒体访问时指出，不认为油盟+星期天会再宣布减产。不过沙特阿拉伯能源部长萨勒曼上星期警告做空油价的投资人“要小心”，被认为是额外减产的预警。</text:p>
      <text:p text:style-name="P4">
市场分析师认为，原油供应如今过剩。华盛顿能源市场和政策咨询公司Rapidan能源集团预测，油盟+进一步减产的可能性为40%。他们说：“产油国部长们似乎下定决心不要重蹈覆辙。2008年时，因为全球经济和金融稳定瞬间崩塌，导致油价在六个月内从每桶140美元直线滑落到35美元。”</text:p>
      <text:p text:style-name="P4">
Source: <text:a xlink:type="simple" xlink:href="https://www.zaobao.com.sg/realtime/world/story20230603-1400943" text:style-name="Internet_20_link" text:visited-style-name="Visited_20_Internet_20_Link">
https://www.zaobao.com.sg/realtime/world/story20230603-1400943</text:a>
</text:p>
      <!--NEWS-->
      <text:h text:style-name="P10" text:outline-level="1">
<text:span text:style-name="T4">
泽连斯基：乌克兰已经准备好对俄军展开大反攻</text:span>
</text:h>
      <text:p text:style-name="P4">
Author: chinese@voanews.com (松仁)</text:p>
      <text:p text:style-name="P4">
Publisher: 美国之音中文网 (Type: NewsMediaOrganization)</text:p>
      <text:p text:style-name="P4">
Published Time: 2023-06-03T21:12:05+08:00</text:p>
      <text:p text:style-name="P4">
Modified Time: 2023-06-03 13:12:05Z</text:p>
      <text:p text:style-name="P4">
Description: 乌克兰总统泽连斯基（Volodymyr Zelenskyy）在星期六（6月3日）发表的一篇媒体访谈中表示，乌克兰已经为其期待已久的大反攻做好了准备，以从俄国侵略军手中夺回属于自己的领土。“我们坚信我们一定会成功，”泽连斯基在接受华尔街日报专访时指出。</text:p>
      <text:p text:style-name="P4">
Videos: []</text:p>
      <text:p text:style-name="P4">
Images: []</text:p>
      <text:p text:style-name="P4">
Categories: ['欧洲', '军事', '乌克兰局势']</text:p>
      <text:p text:style-name="P4">
Type: None</text:p>
      <!--METADATA-->
      <text:p text:style-name="P4">
NoneNone</text:p>
      <text:p text:style-name="P4">
Source: <text:a xlink:type="simple" xlink:href="https://www.voachinese.com/a/zelenskyy-says-ukraine-ready-to-launch-counteroffensive-060323/7121533.html" text:style-name="Internet_20_link" text:visited-style-name="Visited_20_Internet_20_Link">
https://www.voachinese.com/a/zelenskyy-says-ukraine-ready-to-launch-counteroffensive-060323/7121533.html</text:a>
</text:p>
      <!--NEWS-->
      <text:h text:style-name="P10" text:outline-level="1">
<text:span text:style-name="T4">
专家：禽流感病毒快速变异 哺乳动物病例大增</text:span>
</text:h>
      <text:p text:style-name="P4">
Author: 联合早报 (Person)</text:p>
      <text:p text:style-name="P4">
Publisher: 联合早报 (Organization)</text:p>
      <text:p text:style-name="P4">
Published Time: 2023-06-03T21:35</text:p>
      <text:p text:style-name="P4">
Modified Time: 2023-06-03T21:35</text:p>
      <text:p text:style-name="P4">
Description: 专家警告，造成世界各地鸟类禽流感病例数创新高的H5N1病毒正在迅速变异，呼吁各国加强为境内家禽接种疫苗。专家强调，尽管目前的情况对人类构成的风险仍低，但哺乳动物的禽流感病例正在显著...</text:p>
      <text:p text:style-name="P4">
Videos: []</text:p>
      <text:p text:style-name="P4">
Audios: []</text:p>
      <text:p text:style-name="P4">
Images: []</text:p>
      <text:p text:style-name="P4">
Type: NewsArticle</text:p>
      <text:p text:style-name="P4">
Breadcrumbs: ['即时', '国际']</text:p>
      <text:p text:style-name="P4">
Keywords: ['禽流感', '病毒']</text:p>
      <!--METADATA-->
      <text:p text:style-name="P4">
专家警告，造成世界各地鸟类禽流感病例数创新高的H5N1病毒正在迅速变异，呼吁各国加强为境内家禽接种疫苗。</text:p>
      <text:p text:style-name="P4">
专家强调，尽管目前的情况对人类构成的风险仍低，但哺乳动物的禽流感病例正在显著上升，令人担忧。</text:p>
      <text:p text:style-name="P4">
世界卫生组织的动物流感研究合作中心主任韦比说，H5N1病毒在1996年首次出现，原本大致只限季节性流行，但2021年中“出现某些变化”，导致禽流感病毒传染性大增。此后，禽流感疫情变成全年无歇，且扩散到新的地区，造成野鸟大量死亡、数千万只家禽被扑杀。</text:p>
      <text:p text:style-name="P4">
韦比领导的研究团队发现，H5N1病毒从欧洲传播至北美洲，过程中快速变异；病毒来到北美洲后毒性增强，意味着可能造成更危险的疾病。</text:p>
      <text:p text:style-name="P4">
韦比说，大多数的哺乳动物染上禽流感是因为吃了染疫的鸟类，但西班牙一座貂场和南美洲沿岸海狮群也出现疑似病例，意味着病毒可能正在哺乳动物之间传染。</text:p>
      <text:p text:style-name="P4">
他强调，若要让禽流感整体病例减少，进而降低人类感染风险，方法之一是各国对家禽施打疫苗。</text:p>
      <text:p text:style-name="P4">
Source: <text:a xlink:type="simple" xlink:href="https://www.zaobao.com.sg/realtime/world/story20230603-1400966" text:style-name="Internet_20_link" text:visited-style-name="Visited_20_Internet_20_Link">
https://www.zaobao.com.sg/realtime/world/story20230603-1400966</text:a>
</text:p>
      <!--NEWS-->
      <text:h text:style-name="P10" text:outline-level="1">
<text:span text:style-name="T4">
报告：中国海外人权运动者面对专门骚扰及攻击 虚假讯息打压越发严重</text:span>
</text:h>
      <text:p text:style-name="P4">
Author: chinese@voanews.com (郑乐捷)</text:p>
      <text:p text:style-name="P4">
Publisher: 美国之音中文网 (Type: NewsMediaOrganization)</text:p>
      <text:p text:style-name="P4">
Published Time: 2023-06-03T22:02:15+08:00</text:p>
      <text:p text:style-name="P4">
Modified Time: 2023-06-03 14:02:15Z</text:p>
      <text:p text:style-name="P4">
Description: 在海外从事与中国相关的人权运动，会面对不少困难。有研究机构建议，需要去教授海外人权运动者如何筹集资金、如何营运组织、增强抵制虚假讯息的能力、以及加强对他们的精神健康的支援。</text:p>
      <text:p text:style-name="P4">
Videos: []</text:p>
      <text:p text:style-name="P4">
Images: []</text:p>
      <text:p text:style-name="P4">
Categories: ['中国', '人权', '台湾', '新疆西藏问题']</text:p>
      <text:p text:style-name="P4">
Type: None</text:p>
      <!--METADATA-->
      <text:p text:style-name="P4">
NoneNone</text:p>
      <text:p text:style-name="P4">
Source: <text:a xlink:type="simple" xlink:href="https://www.voachinese.com/a/overseas-human-right-activists-on-china-face-transnational-repressions-060323/7121594.html" text:style-name="Internet_20_link" text:visited-style-name="Visited_20_Internet_20_Link">
https://www.voachinese.com/a/overseas-human-right-activists-on-china-face-transnational-repressions-060323/7121594.html</text:a>
</text:p>
      <!--NEWS-->
      <text:h text:style-name="P10" text:outline-level="1">
<text:span text:style-name="T4">
土耳其向科索沃派兵 协助稳定科索沃北部局势</text:span>
</text:h>
      <text:p text:style-name="P4">
Author: 联合早报 (Person)</text:p>
      <text:p text:style-name="P4">
Publisher: 联合早报 (Organization)</text:p>
      <text:p text:style-name="P4">
Published Time: 2023-06-03T22:06</text:p>
      <text:p text:style-name="P4">
Modified Time: 2023-06-03T23:52</text:p>
      <text:p text:style-name="P4">
Description: 土耳其国防部说，土耳其回应北约的请求，计划在星期天（6月4日）和下星期一（5日）派遣突击队前往科索沃，加入当地的北约维和部队协助稳定局势。它在星期六（3日）发表声明呼吁科索沃各方克...</text:p>
      <text:p text:style-name="P4">
Videos: []</text:p>
      <text:p text:style-name="P4">
Audios: []</text:p>
      <text:p text:style-name="P4">
Images: []</text:p>
      <text:p text:style-name="P4">
Type: NewsArticle</text:p>
      <text:p text:style-name="P4">
Breadcrumbs: ['即时', '国际']</text:p>
      <text:p text:style-name="P4">
Keywords: ['科索沃', '北约', '塞尔维亚', '阿尔巴尼亚', '冲突']</text:p>
      <!--METADATA-->
      <text:p text:style-name="P4">
土耳其国防部说，土耳其回应北约的请求，计划在星期天（6月4日）和下星期一（5日）派遣突击队前往科索沃，加入当地的北约维和部队协助稳定局势。</text:p>
      <text:p text:style-name="P4">
它在星期六（3日）发表声明呼吁科索沃各方克制和对话解决危机，以免局面失控进而可能损害区域安全与稳定。</text:p>
      <text:p text:style-name="P4">
科索沃北部以塞尔维亚族占多数，因为大多数塞族人抵制了4月的地方选举，使得阿尔巴尼亚族人当选市长，但这马上引发了一场政治危机，进而升级为暴力事件。</text:p>
      <text:p text:style-name="P4">
星期一（5月29日）在科索沃北部 <text:a xlink:type="simple" xlink:href="https://www.zaobao.com/realtime/world/story20230530-1399512" text:style-name="Internet_20_link" text:visited-style-name="Visited_20_Internet_20_Link">
 爆发了十年来最严重的冲突</text:a>
，大批塞族人抗议市长就职，示威者先是与警察发生冲突，后来又与北约维和人员发生冲突。结果造成52名塞族人以及30名维和部队成员受伤。</text:p>
      <text:p text:style-name="P4">
暴力事件发生后，北约宣布 <text:a xlink:type="simple" xlink:href="https://www.zaobao.com/news/world/story20230531-1400121" text:style-name="Internet_20_link" text:visited-style-name="Visited_20_Internet_20_Link">
 增派700人的部队</text:a>
，后来决定再加派人员。科索沃的北约部队有4000人。</text:p>
      <text:p text:style-name="P4">
科索沃是原南斯拉夫联盟共和国（南联盟）塞尔维亚共和国的自治省，阿尔巴尼亚裔人口占科索沃总人口的90％以上，他们在20多年前起义，对抗塞尔维亚的压迫统治，并在2008年宣布独立。</text:p>
      <text:p text:style-name="P4">
科索沃北部的塞族人从未承认独立宣言，并且仍视塞尔维亚的贝尔格莱德为他们的首都。</text:p>
      <text:p text:style-name="P4">
Source: <text:a xlink:type="simple" xlink:href="https://www.zaobao.com.sg/realtime/world/story20230603-1400971" text:style-name="Internet_20_link" text:visited-style-name="Visited_20_Internet_20_Link">
https://www.zaobao.com.sg/realtime/world/story20230603-1400971</text:a>
</text:p>
      <!--NEWS-->
      <text:h text:style-name="P10" text:outline-level="1">
<text:span text:style-name="T4">
埃尔多安宣誓就任土耳其总统</text:span>
</text:h>
      <text:p text:style-name="P4">
Author: 联合早报 (Person)</text:p>
      <text:p text:style-name="P4">
Publisher: 联合早报 (Organization)</text:p>
      <text:p text:style-name="P4">
Published Time: 2023-06-03T22:44</text:p>
      <text:p text:style-name="P4">
Modified Time: 2023-06-03T23:52</text:p>
      <text:p text:style-name="P4">
Description: 在上周末总统选举中成功连任的埃尔多安，星期六（6月3日）宣誓就职，开始新的总统任期，将他的执政延长到第三个十年。埃尔多安当天在安卡拉议会举行的现场直播就职仪式上说：“我身为总统，在...</text:p>
      <text:p text:style-name="P4">
Videos: []</text:p>
      <text:p text:style-name="P4">
Audios: []</text:p>
      <text:p text:style-name="P4">
Images: []</text:p>
      <text:p text:style-name="P4">
Type: NewsArticle</text:p>
      <text:p text:style-name="P4">
Breadcrumbs: ['即时', '国际']</text:p>
      <text:p text:style-name="P4">
Keywords: ['土耳其', '埃尔多安', '总统选举', '通货膨胀']</text:p>
      <!--METADATA-->
      <text:p text:style-name="P4">
在上周末总统选举中 <text:a xlink:type="simple" xlink:href="https://www.zaobao.com/realtime/world/story20230529-1399145" text:style-name="Internet_20_link" text:visited-style-name="Visited_20_Internet_20_Link">
 成功连任</text:a>
的埃尔多安，星期六（6月3日）宣誓就职，开始新的总统任期，将他的执政延长到第三个十年。</text:p>
      <text:p text:style-name="P4">
埃尔多安当天在安卡拉议会举行的现场直播就职仪式上说：“我身为总统，在伟大的土耳其民族和历史面前，以我的荣誉和诚信发誓，捍卫国家的存在和独立。”</text:p>
      <text:p text:style-name="P4">
埃尔多安（69岁）是土耳其任期最长的领导人，他在上星期天（5月28日）的选举中获得52.2％的得票率。尽管在选前，生活成本危机被认为降低了埃尔多安获胜的几率，但选举结果显示大多数民调都失准。</text:p>
      <text:p text:style-name="P4">
埃尔多安在 <text:a xlink:type="simple" xlink:href="https://www.zaobao.com/realtime/world/story20230529-1399156" text:style-name="Internet_20_link" text:visited-style-name="Visited_20_Internet_20_Link">
 胜利演说中誓言 </text:a>
，将放下所有争端、团结国家，并说最迫切的是解决通货膨胀问题，以及重建地震灾区。</text:p>
      <text:p text:style-name="P4">
土耳其去年通胀率达到85％的峰值，今年虽然下降但仍然很高，而且土耳其货币里拉大贬，人民生活日益艰难。</text:p>
      <text:p text:style-name="P4">
埃尔多安当年在土耳其遭遇1970年代以来最严重的一场经济危机时，于2002年底赢得选举，隔年成为总理。2014年，他成为土耳其首位民选总统，并在2018年再次当选。</text:p>
      <text:p text:style-name="P4">
Source: <text:a xlink:type="simple" xlink:href="https://www.zaobao.com.sg/realtime/world/story20230603-1400981" text:style-name="Internet_20_link" text:visited-style-name="Visited_20_Internet_20_Link">
https://www.zaobao.com.sg/realtime/world/story20230603-1400981</text:a>
</text:p>
      <!--NEWS-->
      <text:h text:style-name="P10" text:outline-level="1">
<text:span text:style-name="T4">
美日韩防长签署协议，年底前实现朝鲜导弹发射信息实时共享</text:span>
</text:h>
      <text:p text:style-name="P4">
Author: chinese@voanews.com (松仁)</text:p>
      <text:p text:style-name="P4">
Publisher: 美国之音中文网 (Type: NewsMediaOrganization)</text:p>
      <text:p text:style-name="P4">
Published Time: 2023-06-03T22:54:21+08:00</text:p>
      <text:p text:style-name="P4">
Modified Time: 2023-06-03 14:54:21Z</text:p>
      <text:p text:style-name="P4">
Description: 美国、日本和韩国国防部长星期六（6月3日）签署一项协议，承诺三国将在今年年底之前实现实时共享朝鲜导弹发射预警数据的目标。这将是这三个国家在应对平壤构成的安全威胁采取的一项重大措施。</text:p>
      <text:p text:style-name="P4">
Videos: []</text:p>
      <text:p text:style-name="P4">
Images: []</text:p>
      <text:p text:style-name="P4">
Categories: ['亚太', '美国', '军事', '朝鲜半岛局势']</text:p>
      <text:p text:style-name="P4">
Type: None</text:p>
      <!--METADATA-->
      <text:p text:style-name="P4">
NoneNone</text:p>
      <text:p text:style-name="P4">
Source: <text:a xlink:type="simple" xlink:href="https://www.voachinese.com/a/us-japan-s-korea-aim-to-share-n-korea-missile-warning-data-060323/7121625.html" text:style-name="Internet_20_link" text:visited-style-name="Visited_20_Internet_20_Link">
https://www.voachinese.com/a/us-japan-s-korea-aim-to-share-n-korea-missile-warning-data-060323/7121625.html</text:a>
</text:p>
      <!--NEWS-->
      <text:h text:style-name="P10" text:outline-level="1">
<text:span text:style-name="T4">
“保持历史记忆就是对极权的抵抗” 六四34周年纪念活动在纽约华盛顿展开</text:span>
</text:h>
      <text:p text:style-name="P4">
Author: chinese@voanews.com (美国之音)</text:p>
      <text:p text:style-name="P4">
Publisher: 美国之音中文网 (Type: NewsMediaOrganization)</text:p>
      <text:p text:style-name="P4">
Published Time: 2023-06-03T23:24:08+08:00</text:p>
      <text:p text:style-name="P4">
Modified Time: 2023-06-03 15:24:08Z</text:p>
      <text:p text:style-name="P4">
Description: 6月2日，六四天安门镇压事件34周年之际，筹备已久的六四纪念馆在纽约曼哈顿开幕。傍晚，抗议中共六四屠杀的示威者，游行前往中国驻纽约总领事馆。他们中不仅有当年被中共通缉的学生领袖，也有不少年龄与当年的学生领袖相仿、在中共严格舆论监控下成长起来的“90后”们。</text:p>
      <text:p text:style-name="P4">
Videos: []</text:p>
      <text:p text:style-name="P4">
Images: []</text:p>
      <text:p text:style-name="P4">
Categories: ['纪念六四', '美国', '人权', '编辑推荐']</text:p>
      <text:p text:style-name="P4">
Type: None</text:p>
      <!--METADATA-->
      <text:p text:style-name="P4">
NoneNone</text:p>
      <text:p text:style-name="P4">
Source: <text:a xlink:type="simple" xlink:href="https://www.voachinese.com/a/june4th-commemorative-events-in-ny-dc-20230603/7121614.html" text:style-name="Internet_20_link" text:visited-style-name="Visited_20_Internet_20_Link">
https://www.voachinese.com/a/june4th-commemorative-events-in-ny-dc-20230603/7121614.html</text:a>
</text:p>
      <!--NEWS-->
      <text:h text:style-name="P10" text:outline-level="1">
<text:span text:style-name="T4">
韩最大反对党集会 反对日本核污染水排海计划</text:span>
</text:h>
      <text:p text:style-name="P4">
Author: 联合早报 (Person)</text:p>
      <text:p text:style-name="P4">
Publisher: 联合早报 (Organization)</text:p>
      <text:p text:style-name="P4">
Published Time: 2023-06-03T23:27</text:p>
      <text:p text:style-name="P4">
Modified Time: 2023-06-03T23:32</text:p>
      <text:p text:style-name="P4">
Description: 韩国最大反对党共同民主党星期六（6月3日）在釜山举行集会，反对日本政府将福岛核污染水排入大海，同时批评韩国政府对日本核污染水排海计划放任不管。据韩联社报道，约5000人参加了星期六...</text:p>
      <text:p text:style-name="P4">
Videos: []</text:p>
      <text:p text:style-name="P4">
Audios: []</text:p>
      <text:p text:style-name="P4">
Images: []</text:p>
      <text:p text:style-name="P4">
Type: NewsArticle</text:p>
      <text:p text:style-name="P4">
Breadcrumbs: ['即时', '国际']</text:p>
      <text:p text:style-name="P4">
Keywords: ['福岛核电站', '污水', '韩国', '日本']</text:p>
      <!--METADATA-->
      <text:p text:style-name="P4">
韩国最大反对党共同民主党星期六（6月3日）在釜山举行集会，反对日本政府将福岛核污染水排入大海，同时批评韩国政府对日本核污染水排海计划放任不管。</text:p>
      <text:p text:style-name="P4">
据韩联社报道，约5000人参加了星期六在釜山举行的“反对福岛核污染水排海岭南圈谴责大会”。</text:p>
      <text:p text:style-name="P4">
共同民主党党魁李在明在集会上说，韩国总统尹锡悦应该清楚阐明决不允许日本将核污染水排海的立场，并向日本提出强烈抗议。</text:p>
      <text:p text:style-name="P4">
他敦促韩国政府应对日本核污染水排海计划进行彻底的安全性验证。</text:p>
      <text:p text:style-name="P4">
日本政府2021年4月13日正式决定，将福岛第一核电站上百万吨核污染水过滤并稀释后排入大海。今年1月，日本政府将福岛核污染水的排放时间 <text:a xlink:type="simple" xlink:href="https://www.zaobao.com/realtime/world/story20230127-1357127" text:style-name="Internet_20_link" text:visited-style-name="Visited_20_Internet_20_Link">
定为“今年春夏之际” </text:a>
，这不但引发了邻国和太平洋岛国的关注，也招致当地社区和渔民的批评。</text:p>
      <text:p text:style-name="P4">
Source: <text:a xlink:type="simple" xlink:href="https://www.zaobao.com.sg/realtime/world/story20230603-1400994" text:style-name="Internet_20_link" text:visited-style-name="Visited_20_Internet_20_Link">
https://www.zaobao.com.sg/realtime/world/story20230603-1400994</text:a>
</text:p>
      <!--NEWS-->
      <text:h text:style-name="P10" text:outline-level="1">
<text:span text:style-name="T4">
突尼斯总统计划向富人征税以解决财政问题</text:span>
</text:h>
      <text:p text:style-name="P4">
Author: 联合早报 (Person)</text:p>
      <text:p text:style-name="P4">
Publisher: 联合早报 (Organization)</text:p>
      <text:p text:style-name="P4">
Published Time: 2023-06-03T23:50</text:p>
      <text:p text:style-name="P4">
Modified Time: 2023-06-03T23:50</text:p>
      <text:p text:style-name="P4">
Description: 突尼斯总统赛义德星期六（6月3日）说，突尼斯面对财政困难，对富人增税可能是社会改革的替代方案，也有助于确保突尼斯获得国际金融救助。突尼斯总统办公室说，赛义德星期六与法国总统马克龙会...</text:p>
      <text:p text:style-name="P4">
Videos: []</text:p>
      <text:p text:style-name="P4">
Audios: []</text:p>
      <text:p text:style-name="P4">
Images: []</text:p>
      <text:p text:style-name="P4">
Type: NewsArticle</text:p>
      <text:p text:style-name="P4">
Breadcrumbs: ['即时', '国际']</text:p>
      <text:p text:style-name="P4">
Keywords: ['突尼斯', '贷款', '国际货币基金组织', '债务违约']</text:p>
      <!--METADATA-->
      <text:p text:style-name="P4">
突尼斯总统赛义德星期六（6月3日）说，突尼斯面对财政困难，对富人增税可能是社会改革的替代方案，也有助于确保突尼斯获得国际金融救助。</text:p>
      <text:p text:style-name="P4">
突尼斯总统办公室说，赛义德星期六与法国总统马克龙会面时，谈到突尼斯的财政问题，并说他认为向富裕者征收更多的税，也是在维护社会正义。</text:p>
      <text:p text:style-name="P4">
突尼斯政府去年10月与国际货币基金组织（IMF）达成初步协议，由IMF提供19亿美元（约25.6亿新元）贷款，换取突尼斯政府削减补贴和改革国有企业等。</text:p>
      <text:p text:style-name="P4">
信用评级机构警告说，如果没有这笔贷款，突尼斯可能面临主权债务违约。</text:p>
      <text:p text:style-name="P4">
IMF表示，突尼斯需要改变现有的一些做法，精简开支与增加收入，使国家财政走上更可持续的轨道。</text:p>
      <text:p text:style-name="P4">
Source: <text:a xlink:type="simple" xlink:href="https://www.zaobao.com.sg/realtime/world/story20230603-1400997" text:style-name="Internet_20_link" text:visited-style-name="Visited_20_Internet_20_Link">
https://www.zaobao.com.sg/realtime/world/story20230603-1400997</text:a>
</text:p>
      <!--NEWS-->
      <text:h text:style-name="P10" text:outline-level="1">
<text:span text:style-name="T4">
日本大雨酿灾 1死3失联35伤</text:span>
</text:h>
      <text:p text:style-name="P4">
Publisher: 法新社</text:p>
      <text:p text:style-name="P4">
Published Time: 2023-06-03T5:02:08+00:00</text:p>
      <text:p text:style-name="P4">
Modified Time: 2023-06-03T10:35:02+00:00</text:p>
      <text:p text:style-name="P4">
Description: （法新社东京3日电) 日本当局今天表示，部分地区受台风玛娃及梅雨锋面影响，引发激烈降雨，目前已知造成1死3失联35人轻重伤的灾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17581in" draw:z-index="0">
<draw:image xlink:href="../Images/rficn/2023-06-03T5-02-08-00-00/000000.png" xlink:type="simple" xlink:show="embed" xlink:actuate="onLoad" draw:mime-type="image/png"/>
</draw:frame>
</text:p>
      <text:p text:style-name="P4">
法新社报导，日本中部爱知县丰桥市是昨天疏散警报最高级别的地区，一名市政府官员表示，当地搜救团队「发现一名大约60岁的男子在淹没的汽车里，但后来确认他已经死亡」。</text:p>
      <text:p text:style-name="P4">
在日本和歌山县，在多条河流决堤，官员们告诉法新社，他们已重新开始搜寻在当地失踪的一男一女。</text:p>
      <text:p text:style-name="P4">
Source: <text:a xlink:type="simple" xlink:href="https://www.rfi.fr/cn/%E5%9B%BD%E9%99%85%E6%8A%A5%E9%81%93/20230603-%E6%97%A5%E6%9C%AC%E5%A4%A7%E9%9B%A8%E9%85%BF%E7%81%BE-1%E6%AD%BB3%E5%A4%B1%E8%81%9435%E4%BC%A4" text:style-name="Internet_20_link" text:visited-style-name="Visited_20_Internet_20_Link">
https://www.rfi.fr/cn/%E5%9B%BD%E9%99%85%E6%8A%A5%E9%81%93/20230603-%E6%97%A5%E6%9C%AC%E5%A4%A7%E9%9B%A8%E9%85%BF%E7%81%BE-1%E6%AD%BB3%E5%A4%B1%E8%81%9435%E4%BC%A4</text:a>
</text:p>
      <!--NEWS-->
      <text:h text:style-name="P10" text:outline-level="1">
<text:span text:style-name="T4">
泽连斯基：乌克兰已做好反攻准备</text:span>
</text:h>
      <text:p text:style-name="P4">
Author: None (Language: zh)</text:p>
      <text:p text:style-name="P4">
Publisher: None</text:p>
      <text:p text:style-name="P4">
Time: 2023-06-03T9:57:00Z</text:p>
      <text:p text:style-name="P4">
Description: 乌克兰总统泽连斯基表示，目前已经为反攻战做好了准备，他还提到乌克兰需要更多爱国者导弹以抵御俄军的空袭。与此同时，在俄罗斯境内近日也出现多起空袭事件，但乌克兰方面否认与之有关。</text:p>
      <text:p text:style-name="P4">
Videos: []</text:p>
      <text:p text:style-name="P4">
Images: []</text:p>
      <text:p text:style-name="P4">
Subject: 时政风云</text:p>
      <text:p text:style-name="P4">
Subjects: ['乌克兰', '俄罗斯入侵乌克兰']</text:p>
      <text:p text:style-name="P4">
Keywords: ['俄乌战争', '爱国者导弹', '反攻战', '泽连斯基', '无人机袭击', '自由俄罗斯', '俄罗斯志愿军团', '基辅']</text:p>
      <text:p text:style-name="P4">
ID: 65816464</text:p>
      <!--METADATA-->
      <text:p text:style-name="P4">
<text:a xlink:type="simple" xlink:href="https://www.dw.com/zh/overlay/image/article/65816464/63337893" text:style-name="Internet_20_link" text:visited-style-name="Visited_20_Internet_20_Link">
 </text:a>
</text:p>
      <text:p text:style-name="P4">
泽连斯基表示对反攻有信心</text:p>
      <text:p text:style-name="P4">
（德国之声中文网）经过了长达15个多月的交战，乌克兰总统泽连斯基在《华尔街日报》周六（6月3日）刊出的采访中表示：乌方现在已经准备好对俄军发动反攻。</text:p>
      <text:p text:style-name="P4">
泽连斯基在乌克兰港口城市奥德萨接受采访时说：「我们坚信我们会成功」。他补充道：「我不知道这将需要多长时间，说实话，它可以透过各种不同方式。但我们即将这么做，我们已经做好准备了。」</text:p>
      <text:h text:style-name="P12" text:outline-level="3">
<text:span text:style-name="T4">
需要更多爱国者导弹  系統</text:span>
</text:h>
      <text:p text:style-name="P4">
在采访中， <text:a xlink:type="simple" xlink:href="https://www.dw.com/zh/zh/德国已向乌克兰交付爱国者防空系统/a-65370516" text:style-name="Internet_20_link" text:visited-style-name="Visited_20_Internet_20_Link">
 泽连斯基提到了俄罗斯在前线的空中优势，并呼吁乌克兰迫切需要更多爱国者导弹系統，除了能让公民免受空中轰炸，也能保护前线作战部队</text:a>
。他指出，缺乏对俄罗斯空中力量的防范意味着「大量士兵将在反击战中死亡」。</text:p>
      <text:p text:style-name="P4">
泽连斯基也对《华尔街日报》记者表示，乌克兰本希望在反攻战役中能有更多西方提供的武器。尽管未能如愿，乌克兰还是准备好了行动，他说：「我们希望拥有某些东西，但我们不能等上几个月」。</text:p>
      <text:p text:style-name="P4">
</text:p>
      <text:p text:style-name="P4">
德国今年已向乌克兰交付了一套爱国者系统</text:p>
      <text:h text:style-name="P12" text:outline-level="3">
<text:span text:style-name="T4">
双方加强部署</text:span>
</text:h>
      <text:p text:style-name="P4">
今年以来随着乌克兰为反攻做出准备，莫斯科方面也加强了空袭部署。据基辅当局指出，乌克兰防御系统周五（6月2日）在基辅上空击落了多架俄罗斯无人机和导弹。乌克兰军方在一份声明中说：「根据初步信息，防空部队在基辅上空和周边空域发现并摧毁了30多个各类空中目标。」</text:p>
      <text:p text:style-name="P4">
乌克兰国防部副部长哈夫里洛夫（VolodymyrHavrylov）周六告诉路透社：「除了巡航导弹袭击之外，乌克兰在5月份还面临着弹道导弹的反复袭击，特别是在包括首都基辅在内的城市中心。」他补充：「他们（俄罗斯）的主要目标是阻止我们的反攻，并将目标瞄准了决策核心机构。」</text:p>
      <text:p text:style-name="P4">
他也强调，西方合作伙伴提供的现代防空系统对袭击的「有效率超过90%」，并且提到「没有什么能阻止我们的努力、我们的愿望和我们对赢得这场战争的信心」。哈夫里洛夫本周前往新加坡参加了香格里拉对话会（IISSShangri-La Dialogue）。</text:p>
      <text:p text:style-name="P4">
另一方面，乌克兰在过去几周也增加了对俄罗斯火药库和后勤路线的打击，据乌通社周四报导，塔夫里亚区（Tavria）的军队摧毁了敌人的4个弹药库。</text:p>
      <text:p text:style-name="P4">
</text:p>
      <text:p text:style-name="P4">
5月30日遭到无人机袭的莫斯科建筑物</text:p>
      <text:h text:style-name="P12" text:outline-level="3">
<text:span text:style-name="T4">
俄袭击事件频传</text:span>
</text:h>
      <text:p text:style-name="P4">
此外，近日在俄罗斯也有越来越多的无人机袭击事件，如在邻近乌克兰的边境城市舍别基诺（Shebekino）本周就传出遭遇了前所未有的强烈炮击，当地居民不得不撤离家园。来自俄罗斯亲乌克兰武装分子「自由俄罗斯」和「俄罗斯志愿军团」随后于周四声称已进入舍别基诺，并且表示「将解放整个俄罗斯」。</text:p>
      <text:p text:style-name="P4">
<text:a xlink:type="simple" xlink:href="https://www.dw.com/zh/zh/无人机袭击莫斯科-俄方指乌克兰发动恐袭/a-65769486" text:style-name="Internet_20_link" text:visited-style-name="Visited_20_Internet_20_Link">
 而俄罗斯首都莫斯科也在本周稍早多次遭遇无人机袭击，俄总统普京指责「恐怖主义活动的明确迹象」。</text:a>
不过，乌克兰当局则否认与这些俄罗斯境内的攻击事件有关，仅表示「很高兴看到并预测袭击次数会继续增加」。</text:p>
      <text:h text:style-name="P12" text:outline-level="3">
<text:span text:style-name="T4">
泽连斯基：乌克兰已经准备好加入北约</text:span>
</text:h>
      <text:p text:style-name="P4">
（综合报导）</text:p>
      <text:p text:style-name="P4">
Source: <text:a xlink:type="simple" xlink:href="https://www.dw.com/zh/泽连斯基：乌克兰已做好反攻准备/a-65816464" text:style-name="Internet_20_link" text:visited-style-name="Visited_20_Internet_20_Link">
https://www.dw.com/zh/泽连斯基：乌克兰已做好反攻准备/a-65816464?maca=chi-rss-chi-all-1127-rdf</text:a>
</text:p>
      <!--NEWS-->
      <text:h text:style-name="P10" text:outline-level="1">
<text:span text:style-name="T4">
美中沟通渠道并未堵死：美助理国务卿和白宫国安会高官联袂访华</text:span>
</text:h>
      <text:p text:style-name="P4">
Author: chinese@voanews.com (松仁)</text:p>
      <text:p text:style-name="P4">
Publisher: 美国之音中文网 (Type: NewsMediaOrganization)</text:p>
      <text:p text:style-name="P4">
Published Time: 2023-06-04T00:17:03+08:00</text:p>
      <text:p text:style-name="P4">
Modified Time: 2023-06-03 16:17:03Z</text:p>
      <text:p text:style-name="P4">
Description: 美国国务院星期六（6月3日）宣布，主管东亚和太平洋事务发助理国务卿康达（Daniel Kritenbrink）将于6月4日至10日前往中国和新西兰访问。这是继美国中央情报局局长威廉·伯恩斯（William Burns）上个月秘密访问北京之后，又一位主管中国事务的高层官员访华。</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senior-us-official-to-travel-to-china-for-rare-visit---government-060323/7121681.html" text:style-name="Internet_20_link" text:visited-style-name="Visited_20_Internet_20_Link">
https://www.voachinese.com/a/senior-us-official-to-travel-to-china-for-rare-visit---government-060323/7121681.html</text:a>
</text:p>
      <!--NEWS-->
      <text:h text:style-name="P10" text:outline-level="1">
<text:span text:style-name="T4">
美国在印太安全布局获得重大进展，专家：区域军力平衡可能向美国及盟友倾斜</text:span>
</text:h>
      <text:p text:style-name="P4">
Author: chinese@voanews.com (斯洋)</text:p>
      <text:p text:style-name="P4">
Publisher: 美国之音中文网 (Type: NewsMediaOrganization)</text:p>
      <text:p text:style-name="P4">
Published Time: 2023-06-04T01:49:14+08:00</text:p>
      <text:p text:style-name="P4">
Modified Time: 2023-06-03 19:01:18Z</text:p>
      <text:p text:style-name="P4">
Description: 美国国防部长劳埃德·奥斯汀（Lloyd Austin）星期六（6月3日）在新加坡“香格里拉安全对话”上说，过去一年，美国和印太地区的盟友和伙伴在实现“自由、开放和安全的”印太地区愿景方面取得“历史性进展”，“现在威慑力强大”。主办“香格里拉对话”的英国智库国际战略研究所（IISS）此前一天公布新报告说，虽然中国的军力还在发展，但美国及其地区盟友在安全方面的努力正在改变印太地区的军力平衡，使其重新向美国和盟友倾斜。</text:p>
      <text:p text:style-name="P4">
Videos: []</text:p>
      <text:p text:style-name="P4">
Images: []</text:p>
      <text:p text:style-name="P4">
Categories: ['亚太', '军事']</text:p>
      <text:p text:style-name="P4">
Type: None</text:p>
      <!--METADATA-->
      <text:p text:style-name="P4">
NoneNone</text:p>
      <text:p text:style-name="P4">
Source: <text:a xlink:type="simple" xlink:href="https://www.voachinese.com/a/us-china-naval-power-balance-20230603/7121653.html" text:style-name="Internet_20_link" text:visited-style-name="Visited_20_Internet_20_Link">
https://www.voachinese.com/a/us-china-naval-power-balance-20230603/7121653.html</text:a>
</text:p>
      <!--NEWS-->
      <text:h text:style-name="P10" text:outline-level="1">
<text:span text:style-name="T4">
以色列同埃及爆发边境冲突，造成4名军人死亡</text:span>
</text:h>
      <text:p text:style-name="P4">
Author: chinese@voanews.com (美国之音)</text:p>
      <text:p text:style-name="P4">
Publisher: 美国之音中文网 (Type: NewsMediaOrganization)</text:p>
      <text:p text:style-name="P4">
Published Time: 2023-06-04T03:10:42+08:00</text:p>
      <text:p text:style-name="P4">
Modified Time: 2023-06-03 19:10:42Z</text:p>
      <text:p text:style-name="P4">
Description: 官员们说，以色列军人星期六在南部与埃及的边境同一名埃及边防警卫发生枪战，导致三名以色列军人和这名埃及边防警卫死亡。</text:p>
      <text:p text:style-name="P4">
Videos: []</text:p>
      <text:p text:style-name="P4">
Images: []</text:p>
      <text:p text:style-name="P4">
Categories: ['中东', '军事']</text:p>
      <text:p text:style-name="P4">
Type: None</text:p>
      <!--METADATA-->
      <text:p text:style-name="P4">
NoneNone</text:p>
      <text:p text:style-name="P4">
Source: <text:a xlink:type="simple" xlink:href="https://www.voachinese.com/a/israel-egypt-border-clash-20230603/7121803.html" text:style-name="Internet_20_link" text:visited-style-name="Visited_20_Internet_20_Link">
https://www.voachinese.com/a/israel-egypt-border-clash-20230603/7121803.html</text:a>
</text:p>
      <!--NEWS-->
      <text:h text:style-name="P10" text:outline-level="1">
<text:span text:style-name="T4">
美国制裁后，苏丹战斗恶化</text:span>
</text:h>
      <text:p text:style-name="P4">
Author: chinese@voanews.com (美国之音)</text:p>
      <text:p text:style-name="P4">
Publisher: 美国之音中文网 (Type: NewsMediaOrganization)</text:p>
      <text:p text:style-name="P4">
Published Time: 2023-06-04T04:38:58+08:00</text:p>
      <text:p text:style-name="P4">
Modified Time: 2023-06-03 20:38:58Z</text:p>
      <text:p text:style-name="P4">
Description: 苏丹首都喀土穆地区星期五遭受炮击，交战双方的战斗加剧，美国之前在美国与沙特阿拉伯协调的停火瓦解后实施了制裁。</text:p>
      <text:p text:style-name="P4">
Videos: []</text:p>
      <text:p text:style-name="P4">
Images: []</text:p>
      <text:p text:style-name="P4">
Categories: ['非洲', '美国', '军事']</text:p>
      <text:p text:style-name="P4">
Type: None</text:p>
      <!--METADATA-->
      <text:p text:style-name="P4">
NoneNone</text:p>
      <text:p text:style-name="P4">
Source: <text:a xlink:type="simple" xlink:href="https://www.voachinese.com/a/fighting-worsens-in-sudan-20230603/7121827.html" text:style-name="Internet_20_link" text:visited-style-name="Visited_20_Internet_20_Link">
https://www.voachinese.com/a/fighting-worsens-in-sudan-20230603/7121827.html</text:a>
</text:p>
      <!--NEWS-->
      <text:h text:style-name="P10" text:outline-level="1">
<text:span text:style-name="T4">
美国国务院在天安门事件34周年发表声明</text:span>
</text:h>
      <text:p text:style-name="P4">
Author: chinese@voanews.com (美国之音)</text:p>
      <text:p text:style-name="P4">
Publisher: 美国之音中文网 (Type: NewsMediaOrganization)</text:p>
      <text:p text:style-name="P4">
Published Time: 2023-06-04T05:20:01+08:00</text:p>
      <text:p text:style-name="P4">
Modified Time: 2023-06-03 21:34:14Z</text:p>
      <text:p text:style-name="P4">
Description: 美国国务院在天安门事件34周年来临之际发表声明，强调不会忘记事件罹难者的英勇，将继续推动中国以及世界各地的人权与自由。</text:p>
      <text:p text:style-name="P4">
Videos: []</text:p>
      <text:p text:style-name="P4">
Images: []</text:p>
      <text:p text:style-name="P4">
Categories: ['美国', '人权', '中国', '重要讲话与声明', '纪念六四']</text:p>
      <text:p text:style-name="P4">
Type: None</text:p>
      <!--METADATA-->
      <text:p text:style-name="P4">
NoneNone</text:p>
      <text:p text:style-name="P4">
Source: <text:a xlink:type="simple" xlink:href="https://www.voachinese.com/a/us-statement-on-tiananmen-square-massacre-20230603/7121838.html" text:style-name="Internet_20_link" text:visited-style-name="Visited_20_Internet_20_Link">
https://www.voachinese.com/a/us-statement-on-tiananmen-square-massacre-20230603/712183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